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3.78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776cm"/>
    </style:style>
    <style:style style:name="co12" style:family="table-column">
      <style:table-column-properties fo:break-before="auto" style:column-width="2.651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2.542cm"/>
    </style:style>
    <style:style style:name="co15" style:family="table-column">
      <style:table-column-properties fo:break-before="auto" style:column-width="2.877cm"/>
    </style:style>
    <style:style style:name="co16" style:family="table-column">
      <style:table-column-properties fo:break-before="auto" style:column-width="5.666cm"/>
    </style:style>
    <style:style style:name="co17" style:family="table-column">
      <style:table-column-properties fo:break-before="auto" style:column-width="6.184cm"/>
    </style:style>
    <style:style style:name="co18" style:family="table-column">
      <style:table-column-properties fo:break-before="auto" style:column-width="5.064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365cm"/>
    </style:style>
    <style:style style:name="co21" style:family="table-column">
      <style:table-column-properties fo:break-before="auto" style:column-width="1.311cm"/>
    </style:style>
    <style:style style:name="co22" style:family="table-column">
      <style:table-column-properties fo:break-before="auto" style:column-width="1.127cm"/>
    </style:style>
    <style:style style:name="co23" style:family="table-column">
      <style:table-column-properties fo:break-before="auto" style:column-width="1.1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DejaVu Sans" style:font-weight-asian="bold" style:font-name-complex="Tahoma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Arial" style:font-name-asian="DejaVu Sans" style:font-name-complex="Tahoma"/>
    </style:style>
    <style:style style:name="ce6" style:family="table-cell" style:parent-style-name="Default">
      <style:text-properties style:font-name="Arial" fo:font-weight="bold" style:font-name-asian="DejaVu Sans" style:font-weight-asian="bold" style:font-name-complex="Tahoma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Tahoma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Arial" fo:font-size="12pt" fo:font-weight="bold" style:font-name-asian="DejaVu Sans" style:font-size-asian="12pt" style:font-weight-asian="bold" style:font-name-complex="Tahoma" style:font-size-complex="12pt" style:font-weight-complex="bold"/>
    </style:style>
  </office:automatic-styles>
  <office:body>
    <office:spreadsheet>
      <table:table table:name="HBB_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ONTEO CONTINUO</text:p>
          </table:table-cell>
          <table:table-cell table:style-name="ce1" office:value-type="string">
            <text:p>CONTEO DISCRETO</text:p>
          </table:table-cell>
          <table:table-cell table:style-name="ce1" office:value-type="string">
            <text:p>RADI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28">
            <text:p>2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8">
            <text:p>288</text:p>
          </table:table-cell>
          <table:table-cell office:value-type="float" office:value="311">
            <text:p>31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ENTROS</text:p>
          </table:table-cell>
          <table:table-cell table:style-name="ce1" office:value-type="string">
            <text:p>PROMEDIO CONTINUO</text:p>
          </table:table-cell>
          <table:table-cell table:style-name="ce1" office:value-type="string">
            <text:p>PROMEDIO DISCRETO</text:p>
          </table:table-cell>
          <table:table-cell table:style-name="ce1" office:value-type="string">
            <text:p>RADI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63.74</text:p>
          </table:table-cell>
          <table:table-cell office:value-type="string">
            <text:p>73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66.59</text:p>
          </table:table-cell>
          <table:table-cell office:value-type="string">
            <text:p>77.15</text:p>
          </table:table-cell>
          <table:table-cell office:value-type="float" office:value="6">
            <text:p>6</text:p>
          </table:table-cell>
        </table:table-row>
        <table:table-row table:style-name="ro1" table:number-rows-repeated="654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BB_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ONTEO CONTINUO</text:p>
          </table:table-cell>
          <table:table-cell table:style-name="ce1" office:value-type="string">
            <text:p>CONTEO DISCRETO</text:p>
          </table:table-cell>
          <table:table-cell table:style-name="ce1" office:value-type="string">
            <text:p>RADI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4">
            <text:p>184</text:p>
          </table:table-cell>
          <table:table-cell office:value-type="float" office:value="213">
            <text:p>2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9">
            <text:p>179</text:p>
          </table:table-cell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ENTROS</text:p>
          </table:table-cell>
          <table:table-cell table:style-name="ce1" office:value-type="string">
            <text:p>PROMEDIO CONTINUO</text:p>
          </table:table-cell>
          <table:table-cell table:style-name="ce1" office:value-type="string">
            <text:p>PROMEDIO DISCRETO</text:p>
          </table:table-cell>
          <table:table-cell table:style-name="ce1" office:value-type="string">
            <text:p>RADI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4.92">
            <text:p>64,92</text:p>
          </table:table-cell>
          <table:table-cell office:value-type="float" office:value="75.12">
            <text:p>75,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6.11">
            <text:p>66,11</text:p>
          </table:table-cell>
          <table:table-cell office:value-type="float" office:value="76.6">
            <text:p>76,6</text:p>
          </table:table-cell>
          <table:table-cell office:value-type="float" office:value="6">
            <text:p>6</text:p>
          </table:table-cell>
        </table:table-row>
        <table:table-row table:style-name="ro1" table:number-rows-repeated="654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PIL_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ONTEO CONTINUO</text:p>
          </table:table-cell>
          <table:table-cell table:style-name="ce1" office:value-type="string">
            <text:p>CONTEO DISCRETO</text:p>
          </table:table-cell>
          <table:table-cell table:style-name="ce1" office:value-type="string">
            <text:p>RADIO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62">
            <text:p>106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5">
            <text:p>1905</text:p>
          </table:table-cell>
          <table:table-cell office:value-type="float" office:value="2098">
            <text:p>209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72">
            <text:p>672</text:p>
          </table:table-cell>
          <table:table-cell office:value-type="float" office:value="801">
            <text:p>80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80">
            <text:p>680</text:p>
          </table:table-cell>
          <table:table-cell office:value-type="float" office:value="974">
            <text:p>97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28">
            <text:p>1428</text:p>
          </table:table-cell>
          <table:table-cell office:value-type="float" office:value="1654">
            <text:p>165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54">
            <text:p>1654</text:p>
          </table:table-cell>
          <table:table-cell office:value-type="float" office:value="1810">
            <text:p>18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32">
            <text:p>3632</text:p>
          </table:table-cell>
          <table:table-cell office:value-type="float" office:value="4738">
            <text:p>473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60">
            <text:p>2060</text:p>
          </table:table-cell>
          <table:table-cell office:value-type="float" office:value="2305">
            <text:p>230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5">
            <text:p>1215</text:p>
          </table:table-cell>
          <table:table-cell office:value-type="float" office:value="1311">
            <text:p>131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74">
            <text:p>1274</text:p>
          </table:table-cell>
          <table:table-cell office:value-type="float" office:value="1558">
            <text:p>155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65">
            <text:p>1165</text:p>
          </table:table-cell>
          <table:table-cell office:value-type="float" office:value="1437">
            <text:p>14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247">
            <text:p>2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38">
            <text:p>7238</text:p>
          </table:table-cell>
          <table:table-cell office:value-type="float" office:value="7813">
            <text:p>78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67">
            <text:p>2567</text:p>
          </table:table-cell>
          <table:table-cell office:value-type="float" office:value="2700">
            <text:p>27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2">
            <text:p>1152</text:p>
          </table:table-cell>
          <table:table-cell office:value-type="float" office:value="1518">
            <text:p>151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36">
            <text:p>1036</text:p>
          </table:table-cell>
          <table:table-cell office:value-type="float" office:value="1174">
            <text:p>117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42">
            <text:p>1242</text:p>
          </table:table-cell>
          <table:table-cell office:value-type="float" office:value="1348">
            <text:p>134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74">
            <text:p>2274</text:p>
          </table:table-cell>
          <table:table-cell office:value-type="float" office:value="2654">
            <text:p>265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27">
            <text:p>1427</text:p>
          </table:table-cell>
          <table:table-cell office:value-type="float" office:value="1646">
            <text:p>164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8">
            <text:p>778</text:p>
          </table:table-cell>
          <table:table-cell office:value-type="float" office:value="915">
            <text:p>91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05">
            <text:p>905</text:p>
          </table:table-cell>
          <table:table-cell office:value-type="float" office:value="1170">
            <text:p>117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08">
            <text:p>708</text:p>
          </table:table-cell>
          <table:table-cell office:value-type="float" office:value="794">
            <text:p>79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79">
            <text:p>879</text:p>
          </table:table-cell>
          <table:table-cell office:value-type="float" office:value="1043">
            <text:p>104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59">
            <text:p>1859</text:p>
          </table:table-cell>
          <table:table-cell office:value-type="float" office:value="2263">
            <text:p>226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67">
            <text:p>967</text:p>
          </table:table-cell>
          <table:table-cell office:value-type="float" office:value="1122">
            <text:p>112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03">
            <text:p>1503</text:p>
          </table:table-cell>
          <table:table-cell office:value-type="float" office:value="1879">
            <text:p>187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39">
            <text:p>1439</text:p>
          </table:table-cell>
          <table:table-cell office:value-type="float" office:value="1664">
            <text:p>16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41">
            <text:p>2141</text:p>
          </table:table-cell>
          <table:table-cell office:value-type="float" office:value="2612">
            <text:p>26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69">
            <text:p>469</text:p>
          </table:table-cell>
          <table:table-cell office:value-type="float" office:value="574">
            <text:p>57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42">
            <text:p>3342</text:p>
          </table:table-cell>
          <table:table-cell office:value-type="float" office:value="3779">
            <text:p>377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9">
            <text:p>309</text:p>
          </table:table-cell>
          <table:table-cell office:value-type="float" office:value="357">
            <text:p>35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70">
            <text:p>770</text:p>
          </table:table-cell>
          <table:table-cell office:value-type="float" office:value="982">
            <text:p>98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99">
            <text:p>599</text:p>
          </table:table-cell>
          <table:table-cell office:value-type="float" office:value="667">
            <text:p>66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30">
            <text:p>1630</text:p>
          </table:table-cell>
          <table:table-cell office:value-type="float" office:value="1820">
            <text:p>18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70">
            <text:p>670</text:p>
          </table:table-cell>
          <table:table-cell office:value-type="float" office:value="773">
            <text:p>7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3">
            <text:p>373</text:p>
          </table:table-cell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32">
            <text:p>1432</text:p>
          </table:table-cell>
          <table:table-cell office:value-type="float" office:value="1607">
            <text:p>160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33">
            <text:p>1633</text:p>
          </table:table-cell>
          <table:table-cell office:value-type="float" office:value="2118">
            <text:p>211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03">
            <text:p>1303</text:p>
          </table:table-cell>
          <table:table-cell office:value-type="float" office:value="1542">
            <text:p>154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26">
            <text:p>1826</text:p>
          </table:table-cell>
          <table:table-cell office:value-type="float" office:value="2097">
            <text:p>209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18">
            <text:p>4818</text:p>
          </table:table-cell>
          <table:table-cell office:value-type="float" office:value="5324">
            <text:p>532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42">
            <text:p>842</text:p>
          </table:table-cell>
          <table:table-cell office:value-type="float" office:value="945">
            <text:p>94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6">
            <text:p>876</text:p>
          </table:table-cell>
          <table:table-cell office:value-type="float" office:value="996">
            <text:p>99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23">
            <text:p>2823</text:p>
          </table:table-cell>
          <table:table-cell office:value-type="float" office:value="3343">
            <text:p>334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59">
            <text:p>3959</text:p>
          </table:table-cell>
          <table:table-cell office:value-type="float" office:value="4303">
            <text:p>430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3">
            <text:p>943</text:p>
          </table:table-cell>
          <table:table-cell office:value-type="float" office:value="1271">
            <text:p>127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09">
            <text:p>1209</text:p>
          </table:table-cell>
          <table:table-cell office:value-type="float" office:value="1478">
            <text:p>147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67">
            <text:p>2067</text:p>
          </table:table-cell>
          <table:table-cell office:value-type="float" office:value="2338">
            <text:p>233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5">
            <text:p>405</text:p>
          </table:table-cell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25">
            <text:p>925</text:p>
          </table:table-cell>
          <table:table-cell office:value-type="float" office:value="1010">
            <text:p>10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38">
            <text:p>1138</text:p>
          </table:table-cell>
          <table:table-cell office:value-type="float" office:value="1297">
            <text:p>129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31">
            <text:p>531</text:p>
          </table:table-cell>
          <table:table-cell office:value-type="float" office:value="636">
            <text:p>63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58">
            <text:p>1458</text:p>
          </table:table-cell>
          <table:table-cell office:value-type="float" office:value="1616">
            <text:p>161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26">
            <text:p>5126</text:p>
          </table:table-cell>
          <table:table-cell office:value-type="float" office:value="5521">
            <text:p>552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328">
            <text:p>4328</text:p>
          </table:table-cell>
          <table:table-cell office:value-type="float" office:value="4775">
            <text:p>477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98">
            <text:p>698</text:p>
          </table:table-cell>
          <table:table-cell office:value-type="float" office:value="972">
            <text:p>97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71">
            <text:p>1171</text:p>
          </table:table-cell>
          <table:table-cell office:value-type="float" office:value="1391">
            <text:p>139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750">
            <text:p>2750</text:p>
          </table:table-cell>
          <table:table-cell office:value-type="float" office:value="3210">
            <text:p>32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657">
            <text:p>3657</text:p>
          </table:table-cell>
          <table:table-cell office:value-type="float" office:value="4248">
            <text:p>424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10">
            <text:p>1510</text:p>
          </table:table-cell>
          <table:table-cell office:value-type="float" office:value="1647">
            <text:p>16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34">
            <text:p>434</text:p>
          </table:table-cell>
          <table:table-cell office:value-type="float" office:value="504">
            <text:p>50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94">
            <text:p>694</text:p>
          </table:table-cell>
          <table:table-cell office:value-type="float" office:value="813">
            <text:p>8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77">
            <text:p>1877</text:p>
          </table:table-cell>
          <table:table-cell office:value-type="float" office:value="2261">
            <text:p>226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800">
            <text:p>3800</text:p>
          </table:table-cell>
          <table:table-cell office:value-type="float" office:value="4312">
            <text:p>43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36">
            <text:p>3036</text:p>
          </table:table-cell>
          <table:table-cell office:value-type="float" office:value="3424">
            <text:p>342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45">
            <text:p>1945</text:p>
          </table:table-cell>
          <table:table-cell office:value-type="float" office:value="2473">
            <text:p>24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23">
            <text:p>923</text:p>
          </table:table-cell>
          <table:table-cell office:value-type="float" office:value="1021">
            <text:p>102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83">
            <text:p>783</text:p>
          </table:table-cell>
          <table:table-cell office:value-type="float" office:value="905">
            <text:p>90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28">
            <text:p>1328</text:p>
          </table:table-cell>
          <table:table-cell office:value-type="float" office:value="1601">
            <text:p>160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576">
            <text:p>3576</text:p>
          </table:table-cell>
          <table:table-cell office:value-type="float" office:value="4220">
            <text:p>42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40">
            <text:p>1840</text:p>
          </table:table-cell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63">
            <text:p>2963</text:p>
          </table:table-cell>
          <table:table-cell office:value-type="float" office:value="3606">
            <text:p>360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72">
            <text:p>1072</text:p>
          </table:table-cell>
          <table:table-cell office:value-type="float" office:value="1159">
            <text:p>115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352">
            <text:p>1352</text:p>
          </table:table-cell>
          <table:table-cell office:value-type="float" office:value="1907">
            <text:p>190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83">
            <text:p>1083</text:p>
          </table:table-cell>
          <table:table-cell office:value-type="float" office:value="1230">
            <text:p>123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87">
            <text:p>987</text:p>
          </table:table-cell>
          <table:table-cell office:value-type="float" office:value="1140">
            <text:p>114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11">
            <text:p>811</text:p>
          </table:table-cell>
          <table:table-cell office:value-type="float" office:value="935">
            <text:p>93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46">
            <text:p>946</text:p>
          </table:table-cell>
          <table:table-cell office:value-type="float" office:value="1143">
            <text:p>114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378">
            <text:p>3378</text:p>
          </table:table-cell>
          <table:table-cell office:value-type="float" office:value="3839">
            <text:p>383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90">
            <text:p>890</text:p>
          </table:table-cell>
          <table:table-cell office:value-type="float" office:value="1079">
            <text:p>107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52">
            <text:p>1152</text:p>
          </table:table-cell>
          <table:table-cell office:value-type="float" office:value="1402">
            <text:p>140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9">
            <text:p>679</text:p>
          </table:table-cell>
          <table:table-cell office:value-type="float" office:value="784">
            <text:p>78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554">
            <text:p>4554</text:p>
          </table:table-cell>
          <table:table-cell office:value-type="float" office:value="5110">
            <text:p>51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64">
            <text:p>764</text:p>
          </table:table-cell>
          <table:table-cell office:value-type="float" office:value="906">
            <text:p>90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506">
            <text:p>1506</text:p>
          </table:table-cell>
          <table:table-cell office:value-type="float" office:value="1803">
            <text:p>180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471">
            <text:p>2471</text:p>
          </table:table-cell>
          <table:table-cell office:value-type="float" office:value="2734">
            <text:p>27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78">
            <text:p>1178</text:p>
          </table:table-cell>
          <table:table-cell office:value-type="float" office:value="1317">
            <text:p>131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83">
            <text:p>1983</text:p>
          </table:table-cell>
          <table:table-cell office:value-type="float" office:value="2311">
            <text:p>231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4">
            <text:p>434</text:p>
          </table:table-cell>
          <table:table-cell office:value-type="float" office:value="545">
            <text:p>54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33">
            <text:p>1733</text:p>
          </table:table-cell>
          <table:table-cell office:value-type="float" office:value="2094">
            <text:p>209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141">
            <text:p>2141</text:p>
          </table:table-cell>
          <table:table-cell office:value-type="float" office:value="2348">
            <text:p>234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30">
            <text:p>1730</text:p>
          </table:table-cell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10">
            <text:p>6210</text:p>
          </table:table-cell>
          <table:table-cell office:value-type="float" office:value="7382">
            <text:p>738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175">
            <text:p>2175</text:p>
          </table:table-cell>
          <table:table-cell office:value-type="float" office:value="2472">
            <text:p>247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71">
            <text:p>471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504">
            <text:p>1504</text:p>
          </table:table-cell>
          <table:table-cell office:value-type="float" office:value="1674">
            <text:p>167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24">
            <text:p>324</text:p>
          </table:table-cell>
          <table:table-cell office:value-type="float" office:value="432">
            <text:p>43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0">
            <text:p>630</text:p>
          </table:table-cell>
          <table:table-cell office:value-type="float" office:value="731">
            <text:p>73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13">
            <text:p>5713</text:p>
          </table:table-cell>
          <table:table-cell office:value-type="float" office:value="7013">
            <text:p>70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ENTROS</text:p>
          </table:table-cell>
          <table:table-cell table:style-name="ce1" office:value-type="string">
            <text:p>PROMEDIO CONTINUO</text:p>
          </table:table-cell>
          <table:table-cell table:style-name="ce1" office:value-type="string">
            <text:p>PROMEDIO DISCRETO</text:p>
          </table:table-cell>
          <table:table-cell table:style-name="ce1" office:value-type="string">
            <text:p>RADI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63.62">
            <text:p>1563,62</text:p>
          </table:table-cell>
          <table:table-cell office:value-type="float" office:value="1810.68">
            <text:p>1810,6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18.5">
            <text:p>1718,5</text:p>
          </table:table-cell>
          <table:table-cell office:value-type="float" office:value="1992.23">
            <text:p>1992,23</text:p>
          </table:table-cell>
          <table:table-cell office:value-type="float" office:value="6">
            <text:p>6</text:p>
          </table:table-cell>
        </table:table-row>
        <table:table-row table:style-name="ro1" table:number-rows-repeated="654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PIL_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ONTEO CONTINUO</text:p>
          </table:table-cell>
          <table:table-cell table:style-name="ce1" office:value-type="string">
            <text:p>CONTEO DISCRETO</text:p>
          </table:table-cell>
          <table:table-cell table:style-name="ce1" office:value-type="string">
            <text:p>RADIO</text:p>
          </table:table-cell>
          <table:table-cell table:style-name="ce1" office:value-type="string">
            <text:p>Diferencia</text:p>
          </table:table-cell>
          <table:table-cell table:style-name="ce1" office:value-type="string">
            <text:p>CONTEO CONTINUO</text:p>
          </table:table-cell>
          <table:table-cell table:style-name="ce1" office:value-type="string">
            <text:p>CONTEO DISCRETO</text:p>
          </table:table-cell>
          <table:table-cell table:style-name="ce1" office:value-type="string">
            <text:p>Diferenc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718">
            <text:p>1718</text:p>
          </table:table-cell>
          <table:table-cell office:value-type="float" office:value="6">
            <text:p>6</text:p>
          </table:table-cell>
          <table:table-cell table:formula="oooc:=[.C2]-[.B2]" office:value-type="float" office:value="174">
            <text:p>174</text:p>
          </table:table-cell>
          <table:table-cell office:value-type="float" office:value="808">
            <text:p>808</text:p>
          </table:table-cell>
          <table:table-cell office:value-type="float" office:value="884">
            <text:p>884</text:p>
          </table:table-cell>
          <table:table-cell table:formula="oooc:=[.G2]-[.F2]" office:value-type="float" office:value="76">
            <text:p>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9">
            <text:p>1369</text:p>
          </table:table-cell>
          <table:table-cell office:value-type="float" office:value="1630">
            <text:p>1630</text:p>
          </table:table-cell>
          <table:table-cell office:value-type="float" office:value="6">
            <text:p>6</text:p>
          </table:table-cell>
          <table:table-cell table:formula="oooc:=[.C3]-[.B3]" office:value-type="float" office:value="261">
            <text:p>261</text:p>
          </table:table-cell>
          <table:table-cell office:value-type="float" office:value="2015">
            <text:p>2015</text:p>
          </table:table-cell>
          <table:table-cell office:value-type="float" office:value="2143">
            <text:p>2143</text:p>
          </table:table-cell>
          <table:table-cell table:formula="oooc:=[.G3]-[.F3]" office:value-type="float" office:value="128">
            <text:p>1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3">
            <text:p>853</text:p>
          </table:table-cell>
          <table:table-cell office:value-type="float" office:value="954">
            <text:p>954</text:p>
          </table:table-cell>
          <table:table-cell office:value-type="float" office:value="6">
            <text:p>6</text:p>
          </table:table-cell>
          <table:table-cell table:formula="oooc:=[.C4]-[.B4]"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63">
            <text:p>163</text:p>
          </table:table-cell>
          <table:table-cell table:formula="oooc:=[.G4]-[.F4]"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25">
            <text:p>1325</text:p>
          </table:table-cell>
          <table:table-cell office:value-type="float" office:value="1586">
            <text:p>1586</text:p>
          </table:table-cell>
          <table:table-cell office:value-type="float" office:value="6">
            <text:p>6</text:p>
          </table:table-cell>
          <table:table-cell table:formula="oooc:=[.C5]-[.B5]" office:value-type="float" office:value="261">
            <text:p>261</text:p>
          </table:table-cell>
          <table:table-cell office:value-type="float" office:value="784">
            <text:p>784</text:p>
          </table:table-cell>
          <table:table-cell office:value-type="float" office:value="840">
            <text:p>840</text:p>
          </table:table-cell>
          <table:table-cell table:formula="oooc:=[.G5]-[.F5]"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90">
            <text:p>1390</text:p>
          </table:table-cell>
          <table:table-cell office:value-type="float" office:value="1806">
            <text:p>1806</text:p>
          </table:table-cell>
          <table:table-cell office:value-type="float" office:value="6">
            <text:p>6</text:p>
          </table:table-cell>
          <table:table-cell table:formula="oooc:=[.C6]-[.B6]" office:value-type="float" office:value="416">
            <text:p>416</text:p>
          </table:table-cell>
          <table:table-cell office:value-type="float" office:value="4898">
            <text:p>4898</text:p>
          </table:table-cell>
          <table:table-cell office:value-type="float" office:value="5478">
            <text:p>5478</text:p>
          </table:table-cell>
          <table:table-cell table:formula="oooc:=[.G6]-[.F6]" office:value-type="float" office:value="580">
            <text:p>5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9">
            <text:p>589</text:p>
          </table:table-cell>
          <table:table-cell office:value-type="float" office:value="676">
            <text:p>676</text:p>
          </table:table-cell>
          <table:table-cell office:value-type="float" office:value="6">
            <text:p>6</text:p>
          </table:table-cell>
          <table:table-cell table:formula="oooc:=[.C7]-[.B7]" office:value-type="float" office:value="87">
            <text:p>87</text:p>
          </table:table-cell>
          <table:table-cell office:value-type="float" office:value="1273">
            <text:p>1273</text:p>
          </table:table-cell>
          <table:table-cell office:value-type="float" office:value="1538">
            <text:p>1538</text:p>
          </table:table-cell>
          <table:table-cell table:formula="oooc:=[.G7]-[.F7]" office:value-type="float" office:value="265">
            <text:p>2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9">
            <text:p>799</text:p>
          </table:table-cell>
          <table:table-cell office:value-type="float" office:value="1124">
            <text:p>1124</text:p>
          </table:table-cell>
          <table:table-cell office:value-type="float" office:value="6">
            <text:p>6</text:p>
          </table:table-cell>
          <table:table-cell table:formula="oooc:=[.C8]-[.B8]" office:value-type="float" office:value="325">
            <text:p>325</text:p>
          </table:table-cell>
          <table:table-cell office:value-type="float" office:value="777">
            <text:p>777</text:p>
          </table:table-cell>
          <table:table-cell office:value-type="float" office:value="938">
            <text:p>938</text:p>
          </table:table-cell>
          <table:table-cell table:formula="oooc:=[.G8]-[.F8]" office:value-type="float" office:value="161">
            <text:p>1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0">
            <text:p>2380</text:p>
          </table:table-cell>
          <table:table-cell office:value-type="float" office:value="2652">
            <text:p>2652</text:p>
          </table:table-cell>
          <table:table-cell office:value-type="float" office:value="6">
            <text:p>6</text:p>
          </table:table-cell>
          <table:table-cell table:formula="oooc:=[.C9]-[.B9]" office:value-type="float" office:value="272">
            <text:p>272</text:p>
          </table:table-cell>
          <table:table-cell office:value-type="float" office:value="567">
            <text:p>567</text:p>
          </table:table-cell>
          <table:table-cell office:value-type="float" office:value="689">
            <text:p>689</text:p>
          </table:table-cell>
          <table:table-cell table:formula="oooc:=[.G9]-[.F9]" office:value-type="float" office:value="122">
            <text:p>1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office:value-type="float" office:value="958">
            <text:p>958</text:p>
          </table:table-cell>
          <table:table-cell office:value-type="float" office:value="6">
            <text:p>6</text:p>
          </table:table-cell>
          <table:table-cell table:formula="oooc:=[.C10]-[.B10]" office:value-type="float" office:value="74">
            <text:p>74</text:p>
          </table:table-cell>
          <table:table-cell office:value-type="float" office:value="459">
            <text:p>459</text:p>
          </table:table-cell>
          <table:table-cell office:value-type="float" office:value="540">
            <text:p>540</text:p>
          </table:table-cell>
          <table:table-cell table:formula="oooc:=[.G10]-[.F10]" office:value-type="float" office:value="81">
            <text:p>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42">
            <text:p>3442</text:p>
          </table:table-cell>
          <table:table-cell office:value-type="float" office:value="3809">
            <text:p>3809</text:p>
          </table:table-cell>
          <table:table-cell office:value-type="float" office:value="6">
            <text:p>6</text:p>
          </table:table-cell>
          <table:table-cell table:formula="oooc:=[.C11]-[.B11]" office:value-type="float" office:value="367">
            <text:p>367</text:p>
          </table:table-cell>
          <table:table-cell office:value-type="float" office:value="4212">
            <text:p>4212</text:p>
          </table:table-cell>
          <table:table-cell office:value-type="float" office:value="4512">
            <text:p>4512</text:p>
          </table:table-cell>
          <table:table-cell table:formula="oooc:=[.G11]-[.F11]" office:value-type="float" office:value="300">
            <text:p>3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9">
            <text:p>849</text:p>
          </table:table-cell>
          <table:table-cell office:value-type="float" office:value="916">
            <text:p>916</text:p>
          </table:table-cell>
          <table:table-cell office:value-type="float" office:value="6">
            <text:p>6</text:p>
          </table:table-cell>
          <table:table-cell table:formula="oooc:=[.C12]-[.B12]" office:value-type="float" office:value="67">
            <text:p>67</text:p>
          </table:table-cell>
          <table:table-cell office:value-type="float" office:value="1877">
            <text:p>1877</text:p>
          </table:table-cell>
          <table:table-cell office:value-type="float" office:value="2032">
            <text:p>2032</text:p>
          </table:table-cell>
          <table:table-cell table:formula="oooc:=[.G12]-[.F12]" office:value-type="float" office:value="155">
            <text:p>1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4">
            <text:p>1334</text:p>
          </table:table-cell>
          <table:table-cell office:value-type="float" office:value="1585">
            <text:p>1585</text:p>
          </table:table-cell>
          <table:table-cell office:value-type="float" office:value="6">
            <text:p>6</text:p>
          </table:table-cell>
          <table:table-cell table:formula="oooc:=[.C13]-[.B13]" office:value-type="float" office:value="251">
            <text:p>251</text:p>
          </table:table-cell>
          <table:table-cell office:value-type="float" office:value="1980">
            <text:p>1980</text:p>
          </table:table-cell>
          <table:table-cell office:value-type="float" office:value="2660">
            <text:p>2660</text:p>
          </table:table-cell>
          <table:table-cell table:formula="oooc:=[.G13]-[.F13]" office:value-type="float" office:value="680">
            <text:p>6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90">
            <text:p>1190</text:p>
          </table:table-cell>
          <table:table-cell office:value-type="float" office:value="1328">
            <text:p>1328</text:p>
          </table:table-cell>
          <table:table-cell office:value-type="float" office:value="6">
            <text:p>6</text:p>
          </table:table-cell>
          <table:table-cell table:formula="oooc:=[.C14]-[.B14]" office:value-type="float" office:value="138">
            <text:p>138</text:p>
          </table:table-cell>
          <table:table-cell office:value-type="float" office:value="787">
            <text:p>787</text:p>
          </table:table-cell>
          <table:table-cell office:value-type="float" office:value="911">
            <text:p>911</text:p>
          </table:table-cell>
          <table:table-cell table:formula="oooc:=[.G14]-[.F14]" office:value-type="float" office:value="124">
            <text:p>1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78">
            <text:p>778</text:p>
          </table:table-cell>
          <table:table-cell office:value-type="float" office:value="881">
            <text:p>881</text:p>
          </table:table-cell>
          <table:table-cell office:value-type="float" office:value="6">
            <text:p>6</text:p>
          </table:table-cell>
          <table:table-cell table:formula="oooc:=[.C15]-[.B15]" office:value-type="float" office:value="103">
            <text:p>103</text:p>
          </table:table-cell>
          <table:table-cell office:value-type="float" office:value="3438">
            <text:p>3438</text:p>
          </table:table-cell>
          <table:table-cell office:value-type="float" office:value="3932">
            <text:p>3932</text:p>
          </table:table-cell>
          <table:table-cell table:formula="oooc:=[.G15]-[.F15]" office:value-type="float" office:value="494">
            <text:p>4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90">
            <text:p>2590</text:p>
          </table:table-cell>
          <table:table-cell office:value-type="float" office:value="2985">
            <text:p>2985</text:p>
          </table:table-cell>
          <table:table-cell office:value-type="float" office:value="6">
            <text:p>6</text:p>
          </table:table-cell>
          <table:table-cell table:formula="oooc:=[.C16]-[.B16]" office:value-type="float" office:value="395">
            <text:p>395</text:p>
          </table:table-cell>
          <table:table-cell office:value-type="float" office:value="2339">
            <text:p>2339</text:p>
          </table:table-cell>
          <table:table-cell office:value-type="float" office:value="2602">
            <text:p>2602</text:p>
          </table:table-cell>
          <table:table-cell table:formula="oooc:=[.G16]-[.F16]" office:value-type="float" office:value="263">
            <text:p>2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 office:value-type="float" office:value="642">
            <text:p>642</text:p>
          </table:table-cell>
          <table:table-cell office:value-type="float" office:value="6">
            <text:p>6</text:p>
          </table:table-cell>
          <table:table-cell table:formula="oooc:=[.C17]-[.B17]" office:value-type="float" office:value="110">
            <text:p>110</text:p>
          </table:table-cell>
          <table:table-cell office:value-type="float" office:value="1079">
            <text:p>1079</text:p>
          </table:table-cell>
          <table:table-cell office:value-type="float" office:value="1269">
            <text:p>1269</text:p>
          </table:table-cell>
          <table:table-cell table:formula="oooc:=[.G17]-[.F17]" office:value-type="float" office:value="190">
            <text:p>19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9">
            <text:p>1179</text:p>
          </table:table-cell>
          <table:table-cell office:value-type="float" office:value="1301">
            <text:p>1301</text:p>
          </table:table-cell>
          <table:table-cell office:value-type="float" office:value="6">
            <text:p>6</text:p>
          </table:table-cell>
          <table:table-cell table:formula="oooc:=[.C18]-[.B18]" office:value-type="float" office:value="122">
            <text:p>122</text:p>
          </table:table-cell>
          <table:table-cell office:value-type="float" office:value="5590">
            <text:p>5590</text:p>
          </table:table-cell>
          <table:table-cell office:value-type="float" office:value="6632">
            <text:p>6632</text:p>
          </table:table-cell>
          <table:table-cell table:formula="oooc:=[.G18]-[.F18]" office:value-type="float" office:value="1042">
            <text:p>10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0">
            <text:p>610</text:p>
          </table:table-cell>
          <table:table-cell office:value-type="float" office:value="704">
            <text:p>704</text:p>
          </table:table-cell>
          <table:table-cell office:value-type="float" office:value="6">
            <text:p>6</text:p>
          </table:table-cell>
          <table:table-cell table:formula="oooc:=[.C19]-[.B19]" office:value-type="float" office:value="94">
            <text:p>94</text:p>
          </table:table-cell>
          <table:table-cell office:value-type="float" office:value="1154">
            <text:p>1154</text:p>
          </table:table-cell>
          <table:table-cell office:value-type="float" office:value="1278">
            <text:p>1278</text:p>
          </table:table-cell>
          <table:table-cell table:formula="oooc:=[.G19]-[.F19]" office:value-type="float" office:value="124">
            <text:p>1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76">
            <text:p>776</text:p>
          </table:table-cell>
          <table:table-cell office:value-type="float" office:value="976">
            <text:p>976</text:p>
          </table:table-cell>
          <table:table-cell office:value-type="float" office:value="6">
            <text:p>6</text:p>
          </table:table-cell>
          <table:table-cell table:formula="oooc:=[.C20]-[.B20]" office:value-type="float" office:value="200">
            <text:p>200</text:p>
          </table:table-cell>
          <table:table-cell office:value-type="float" office:value="1430">
            <text:p>1430</text:p>
          </table:table-cell>
          <table:table-cell office:value-type="float" office:value="1590">
            <text:p>1590</text:p>
          </table:table-cell>
          <table:table-cell table:formula="oooc:=[.G20]-[.F20]" office:value-type="float" office:value="160">
            <text:p>1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  <table:table-cell office:value-type="float" office:value="1033">
            <text:p>1033</text:p>
          </table:table-cell>
          <table:table-cell office:value-type="float" office:value="6">
            <text:p>6</text:p>
          </table:table-cell>
          <table:table-cell table:formula="oooc:=[.C21]-[.B21]" office:value-type="float" office:value="78">
            <text:p>78</text:p>
          </table:table-cell>
          <table:table-cell office:value-type="float" office:value="654">
            <text:p>654</text:p>
          </table:table-cell>
          <table:table-cell office:value-type="float" office:value="873">
            <text:p>873</text:p>
          </table:table-cell>
          <table:table-cell table:formula="oooc:=[.G21]-[.F21]" office:value-type="float" office:value="219">
            <text:p>2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8">
            <text:p>688</text:p>
          </table:table-cell>
          <table:table-cell office:value-type="float" office:value="818">
            <text:p>818</text:p>
          </table:table-cell>
          <table:table-cell office:value-type="float" office:value="6">
            <text:p>6</text:p>
          </table:table-cell>
          <table:table-cell table:formula="oooc:=[.C22]-[.B22]" office:value-type="float" office:value="130">
            <text:p>130</text:p>
          </table:table-cell>
          <table:table-cell office:value-type="float" office:value="1777">
            <text:p>1777</text:p>
          </table:table-cell>
          <table:table-cell office:value-type="float" office:value="1976">
            <text:p>1976</text:p>
          </table:table-cell>
          <table:table-cell table:formula="oooc:=[.G22]-[.F22]" office:value-type="float" office:value="199">
            <text:p>1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77">
            <text:p>1177</text:p>
          </table:table-cell>
          <table:table-cell office:value-type="float" office:value="1432">
            <text:p>1432</text:p>
          </table:table-cell>
          <table:table-cell office:value-type="float" office:value="6">
            <text:p>6</text:p>
          </table:table-cell>
          <table:table-cell table:formula="oooc:=[.C23]-[.B23]" office:value-type="float" office:value="255">
            <text:p>255</text:p>
          </table:table-cell>
          <table:table-cell office:value-type="float" office:value="1123">
            <text:p>1123</text:p>
          </table:table-cell>
          <table:table-cell office:value-type="float" office:value="1296">
            <text:p>1296</text:p>
          </table:table-cell>
          <table:table-cell table:formula="oooc:=[.G23]-[.F23]" office:value-type="float" office:value="173">
            <text:p>17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2">
            <text:p>722</text:p>
          </table:table-cell>
          <table:table-cell office:value-type="float" office:value="911">
            <text:p>911</text:p>
          </table:table-cell>
          <table:table-cell office:value-type="float" office:value="6">
            <text:p>6</text:p>
          </table:table-cell>
          <table:table-cell table:formula="oooc:=[.C24]-[.B24]" office:value-type="float" office:value="189">
            <text:p>189</text:p>
          </table:table-cell>
          <table:table-cell office:value-type="float" office:value="906">
            <text:p>906</text:p>
          </table:table-cell>
          <table:table-cell office:value-type="float" office:value="1013">
            <text:p>1013</text:p>
          </table:table-cell>
          <table:table-cell table:formula="oooc:=[.G24]-[.F24]" office:value-type="float" office:value="107">
            <text:p>10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87">
            <text:p>887</text:p>
          </table:table-cell>
          <table:table-cell office:value-type="float" office:value="1101">
            <text:p>1101</text:p>
          </table:table-cell>
          <table:table-cell office:value-type="float" office:value="6">
            <text:p>6</text:p>
          </table:table-cell>
          <table:table-cell table:formula="oooc:=[.C25]-[.B25]" office:value-type="float" office:value="214">
            <text:p>214</text:p>
          </table:table-cell>
          <table:table-cell office:value-type="float" office:value="1696">
            <text:p>1696</text:p>
          </table:table-cell>
          <table:table-cell office:value-type="float" office:value="1872">
            <text:p>1872</text:p>
          </table:table-cell>
          <table:table-cell table:formula="oooc:=[.G25]-[.F25]" office:value-type="float" office:value="176">
            <text:p>17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671">
            <text:p>3671</text:p>
          </table:table-cell>
          <table:table-cell office:value-type="float" office:value="4091">
            <text:p>4091</text:p>
          </table:table-cell>
          <table:table-cell office:value-type="float" office:value="6">
            <text:p>6</text:p>
          </table:table-cell>
          <table:table-cell table:formula="oooc:=[.C26]-[.B26]" office:value-type="float" office:value="420">
            <text:p>420</text:p>
          </table:table-cell>
          <table:table-cell office:value-type="float" office:value="3325">
            <text:p>3325</text:p>
          </table:table-cell>
          <table:table-cell office:value-type="float" office:value="3654">
            <text:p>3654</text:p>
          </table:table-cell>
          <table:table-cell table:formula="oooc:=[.G26]-[.F26]" office:value-type="float" office:value="329">
            <text:p>3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354">
            <text:p>3354</text:p>
          </table:table-cell>
          <table:table-cell office:value-type="float" office:value="3685">
            <text:p>3685</text:p>
          </table:table-cell>
          <table:table-cell office:value-type="float" office:value="6">
            <text:p>6</text:p>
          </table:table-cell>
          <table:table-cell table:formula="oooc:=[.C27]-[.B27]" office:value-type="float" office:value="331">
            <text:p>331</text:p>
          </table:table-cell>
          <table:table-cell office:value-type="float" office:value="1515">
            <text:p>1515</text:p>
          </table:table-cell>
          <table:table-cell office:value-type="float" office:value="1651">
            <text:p>1651</text:p>
          </table:table-cell>
          <table:table-cell table:formula="oooc:=[.G27]-[.F27]" office:value-type="float" office:value="136">
            <text:p>13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61">
            <text:p>861</text:p>
          </table:table-cell>
          <table:table-cell office:value-type="float" office:value="987">
            <text:p>987</text:p>
          </table:table-cell>
          <table:table-cell office:value-type="float" office:value="6">
            <text:p>6</text:p>
          </table:table-cell>
          <table:table-cell table:formula="oooc:=[.C28]-[.B28]" office:value-type="float" office:value="126">
            <text:p>126</text:p>
          </table:table-cell>
          <table:table-cell office:value-type="float" office:value="5688">
            <text:p>5688</text:p>
          </table:table-cell>
          <table:table-cell office:value-type="float" office:value="6387">
            <text:p>6387</text:p>
          </table:table-cell>
          <table:table-cell table:formula="oooc:=[.G28]-[.F28]" office:value-type="float" office:value="699">
            <text:p>6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70">
            <text:p>2070</text:p>
          </table:table-cell>
          <table:table-cell office:value-type="float" office:value="2289">
            <text:p>2289</text:p>
          </table:table-cell>
          <table:table-cell office:value-type="float" office:value="6">
            <text:p>6</text:p>
          </table:table-cell>
          <table:table-cell table:formula="oooc:=[.C29]-[.B29]" office:value-type="float" office:value="219">
            <text:p>219</text:p>
          </table:table-cell>
          <table:table-cell office:value-type="float" office:value="1501">
            <text:p>1501</text:p>
          </table:table-cell>
          <table:table-cell office:value-type="float" office:value="1586">
            <text:p>1586</text:p>
          </table:table-cell>
          <table:table-cell table:formula="oooc:=[.G29]-[.F29]" office:value-type="float" office:value="85">
            <text:p>8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22">
            <text:p>1922</text:p>
          </table:table-cell>
          <table:table-cell office:value-type="float" office:value="2331">
            <text:p>2331</text:p>
          </table:table-cell>
          <table:table-cell office:value-type="float" office:value="6">
            <text:p>6</text:p>
          </table:table-cell>
          <table:table-cell table:formula="oooc:=[.C30]-[.B30]" office:value-type="float" office:value="409">
            <text:p>409</text:p>
          </table:table-cell>
          <table:table-cell office:value-type="float" office:value="3714">
            <text:p>3714</text:p>
          </table:table-cell>
          <table:table-cell office:value-type="float" office:value="4516">
            <text:p>4516</text:p>
          </table:table-cell>
          <table:table-cell table:formula="oooc:=[.G30]-[.F30]" office:value-type="float" office:value="802">
            <text:p>8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57">
            <text:p>1357</text:p>
          </table:table-cell>
          <table:table-cell office:value-type="float" office:value="1622">
            <text:p>1622</text:p>
          </table:table-cell>
          <table:table-cell office:value-type="float" office:value="6">
            <text:p>6</text:p>
          </table:table-cell>
          <table:table-cell table:formula="oooc:=[.C31]-[.B31]" office:value-type="float" office:value="265">
            <text:p>265</text:p>
          </table:table-cell>
          <table:table-cell office:value-type="float" office:value="700">
            <text:p>700</text:p>
          </table:table-cell>
          <table:table-cell office:value-type="float" office:value="871">
            <text:p>871</text:p>
          </table:table-cell>
          <table:table-cell table:formula="oooc:=[.G31]-[.F31]" office:value-type="float" office:value="171">
            <text:p>17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42">
            <text:p>2742</text:p>
          </table:table-cell>
          <table:table-cell office:value-type="float" office:value="3347">
            <text:p>3347</text:p>
          </table:table-cell>
          <table:table-cell office:value-type="float" office:value="6">
            <text:p>6</text:p>
          </table:table-cell>
          <table:table-cell table:formula="oooc:=[.C32]-[.B32]" office:value-type="float" office:value="605">
            <text:p>605</text:p>
          </table:table-cell>
          <table:table-cell office:value-type="float" office:value="1271">
            <text:p>1271</text:p>
          </table:table-cell>
          <table:table-cell office:value-type="float" office:value="1464">
            <text:p>1464</text:p>
          </table:table-cell>
          <table:table-cell table:formula="oooc:=[.G32]-[.F32]" office:value-type="float" office:value="193">
            <text:p>19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66">
            <text:p>866</text:p>
          </table:table-cell>
          <table:table-cell office:value-type="float" office:value="1020">
            <text:p>1020</text:p>
          </table:table-cell>
          <table:table-cell office:value-type="float" office:value="6">
            <text:p>6</text:p>
          </table:table-cell>
          <table:table-cell table:formula="oooc:=[.C33]-[.B33]" office:value-type="float" office:value="154">
            <text:p>154</text:p>
          </table:table-cell>
          <table:table-cell office:value-type="float" office:value="492">
            <text:p>492</text:p>
          </table:table-cell>
          <table:table-cell office:value-type="float" office:value="591">
            <text:p>591</text:p>
          </table:table-cell>
          <table:table-cell table:formula="oooc:=[.G33]-[.F33]" office:value-type="float" office:value="99">
            <text:p>9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35">
            <text:p>1735</text:p>
          </table:table-cell>
          <table:table-cell office:value-type="float" office:value="2104">
            <text:p>2104</text:p>
          </table:table-cell>
          <table:table-cell office:value-type="float" office:value="6">
            <text:p>6</text:p>
          </table:table-cell>
          <table:table-cell table:formula="oooc:=[.C34]-[.B34]" office:value-type="float" office:value="369">
            <text:p>369</text:p>
          </table:table-cell>
          <table:table-cell office:value-type="float" office:value="1074">
            <text:p>1074</text:p>
          </table:table-cell>
          <table:table-cell office:value-type="float" office:value="1293">
            <text:p>1293</text:p>
          </table:table-cell>
          <table:table-cell table:formula="oooc:=[.G34]-[.F34]" office:value-type="float" office:value="219">
            <text:p>21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89">
            <text:p>889</text:p>
          </table:table-cell>
          <table:table-cell office:value-type="float" office:value="1023">
            <text:p>1023</text:p>
          </table:table-cell>
          <table:table-cell office:value-type="float" office:value="6">
            <text:p>6</text:p>
          </table:table-cell>
          <table:table-cell table:formula="oooc:=[.C35]-[.B35]" office:value-type="float" office:value="134">
            <text:p>134</text:p>
          </table:table-cell>
          <table:table-cell office:value-type="float" office:value="942">
            <text:p>942</text:p>
          </table:table-cell>
          <table:table-cell office:value-type="float" office:value="1114">
            <text:p>1114</text:p>
          </table:table-cell>
          <table:table-cell table:formula="oooc:=[.G35]-[.F35]" office:value-type="float" office:value="172">
            <text:p>1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46">
            <text:p>1446</text:p>
          </table:table-cell>
          <table:table-cell office:value-type="float" office:value="1655">
            <text:p>1655</text:p>
          </table:table-cell>
          <table:table-cell office:value-type="float" office:value="6">
            <text:p>6</text:p>
          </table:table-cell>
          <table:table-cell table:formula="oooc:=[.C36]-[.B36]" office:value-type="float" office:value="209">
            <text:p>209</text:p>
          </table:table-cell>
          <table:table-cell office:value-type="float" office:value="738">
            <text:p>738</text:p>
          </table:table-cell>
          <table:table-cell office:value-type="float" office:value="904">
            <text:p>904</text:p>
          </table:table-cell>
          <table:table-cell table:formula="oooc:=[.G36]-[.F36]" office:value-type="float" office:value="166">
            <text:p>16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31">
            <text:p>831</text:p>
          </table:table-cell>
          <table:table-cell office:value-type="float" office:value="906">
            <text:p>906</text:p>
          </table:table-cell>
          <table:table-cell office:value-type="float" office:value="6">
            <text:p>6</text:p>
          </table:table-cell>
          <table:table-cell table:formula="oooc:=[.C37]-[.B37]" office:value-type="float" office:value="75">
            <text:p>75</text:p>
          </table:table-cell>
          <table:table-cell office:value-type="float" office:value="1391">
            <text:p>1391</text:p>
          </table:table-cell>
          <table:table-cell office:value-type="float" office:value="1496">
            <text:p>1496</text:p>
          </table:table-cell>
          <table:table-cell table:formula="oooc:=[.G37]-[.F37]" office:value-type="float" office:value="105">
            <text:p>1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60">
            <text:p>660</text:p>
          </table:table-cell>
          <table:table-cell office:value-type="float" office:value="794">
            <text:p>794</text:p>
          </table:table-cell>
          <table:table-cell office:value-type="float" office:value="6">
            <text:p>6</text:p>
          </table:table-cell>
          <table:table-cell table:formula="oooc:=[.C38]-[.B38]" office:value-type="float" office:value="134">
            <text:p>134</text:p>
          </table:table-cell>
          <table:table-cell office:value-type="float" office:value="1034">
            <text:p>1034</text:p>
          </table:table-cell>
          <table:table-cell office:value-type="float" office:value="1216">
            <text:p>1216</text:p>
          </table:table-cell>
          <table:table-cell table:formula="oooc:=[.G38]-[.F38]" office:value-type="float" office:value="182">
            <text:p>18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01">
            <text:p>901</text:p>
          </table:table-cell>
          <table:table-cell office:value-type="float" office:value="1025">
            <text:p>1025</text:p>
          </table:table-cell>
          <table:table-cell office:value-type="float" office:value="6">
            <text:p>6</text:p>
          </table:table-cell>
          <table:table-cell table:formula="oooc:=[.C39]-[.B39]" office:value-type="float" office:value="124">
            <text:p>124</text:p>
          </table:table-cell>
          <table:table-cell office:value-type="float" office:value="2920">
            <text:p>2920</text:p>
          </table:table-cell>
          <table:table-cell office:value-type="float" office:value="3209">
            <text:p>3209</text:p>
          </table:table-cell>
          <table:table-cell table:formula="oooc:=[.G39]-[.F39]" office:value-type="float" office:value="289">
            <text:p>28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982">
            <text:p>2982</text:p>
          </table:table-cell>
          <table:table-cell office:value-type="float" office:value="3411">
            <text:p>3411</text:p>
          </table:table-cell>
          <table:table-cell office:value-type="float" office:value="6">
            <text:p>6</text:p>
          </table:table-cell>
          <table:table-cell table:formula="oooc:=[.C40]-[.B40]" office:value-type="float" office:value="429">
            <text:p>429</text:p>
          </table:table-cell>
          <table:table-cell office:value-type="float" office:value="1392">
            <text:p>1392</text:p>
          </table:table-cell>
          <table:table-cell office:value-type="float" office:value="1568">
            <text:p>1568</text:p>
          </table:table-cell>
          <table:table-cell table:formula="oooc:=[.G40]-[.F40]" office:value-type="float" office:value="176">
            <text:p>17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41">
            <text:p>841</text:p>
          </table:table-cell>
          <table:table-cell office:value-type="float" office:value="922">
            <text:p>922</text:p>
          </table:table-cell>
          <table:table-cell office:value-type="float" office:value="6">
            <text:p>6</text:p>
          </table:table-cell>
          <table:table-cell table:formula="oooc:=[.C41]-[.B41]" office:value-type="float" office:value="81">
            <text:p>81</text:p>
          </table:table-cell>
          <table:table-cell office:value-type="float" office:value="1112">
            <text:p>1112</text:p>
          </table:table-cell>
          <table:table-cell office:value-type="float" office:value="1284">
            <text:p>1284</text:p>
          </table:table-cell>
          <table:table-cell table:formula="oooc:=[.G41]-[.F41]" office:value-type="float" office:value="172">
            <text:p>17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24">
            <text:p>2224</text:p>
          </table:table-cell>
          <table:table-cell office:value-type="float" office:value="2369">
            <text:p>2369</text:p>
          </table:table-cell>
          <table:table-cell office:value-type="float" office:value="6">
            <text:p>6</text:p>
          </table:table-cell>
          <table:table-cell table:formula="oooc:=[.C42]-[.B42]" office:value-type="float" office:value="145">
            <text:p>145</text:p>
          </table:table-cell>
          <table:table-cell office:value-type="float" office:value="1422">
            <text:p>1422</text:p>
          </table:table-cell>
          <table:table-cell office:value-type="float" office:value="1707">
            <text:p>1707</text:p>
          </table:table-cell>
          <table:table-cell table:formula="oooc:=[.G42]-[.F42]" office:value-type="float" office:value="285">
            <text:p>28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106">
            <text:p>5106</text:p>
          </table:table-cell>
          <table:table-cell office:value-type="float" office:value="5658">
            <text:p>5658</text:p>
          </table:table-cell>
          <table:table-cell office:value-type="float" office:value="6">
            <text:p>6</text:p>
          </table:table-cell>
          <table:table-cell table:formula="oooc:=[.C43]-[.B43]" office:value-type="float" office:value="552">
            <text:p>552</text:p>
          </table:table-cell>
          <table:table-cell office:value-type="float" office:value="1039">
            <text:p>1039</text:p>
          </table:table-cell>
          <table:table-cell office:value-type="float" office:value="1090">
            <text:p>1090</text:p>
          </table:table-cell>
          <table:table-cell table:formula="oooc:=[.G43]-[.F43]" office:value-type="float" office:value="51">
            <text:p>5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08">
            <text:p>3308</text:p>
          </table:table-cell>
          <table:table-cell office:value-type="float" office:value="4028">
            <text:p>4028</text:p>
          </table:table-cell>
          <table:table-cell office:value-type="float" office:value="6">
            <text:p>6</text:p>
          </table:table-cell>
          <table:table-cell table:formula="oooc:=[.C44]-[.B44]" office:value-type="float" office:value="720">
            <text:p>720</text:p>
          </table:table-cell>
          <table:table-cell office:value-type="float" office:value="758">
            <text:p>758</text:p>
          </table:table-cell>
          <table:table-cell office:value-type="float" office:value="859">
            <text:p>859</text:p>
          </table:table-cell>
          <table:table-cell table:formula="oooc:=[.G44]-[.F44]" office:value-type="float" office:value="101">
            <text:p>1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1">
            <text:p>601</text:p>
          </table:table-cell>
          <table:table-cell office:value-type="float" office:value="729">
            <text:p>729</text:p>
          </table:table-cell>
          <table:table-cell office:value-type="float" office:value="6">
            <text:p>6</text:p>
          </table:table-cell>
          <table:table-cell table:formula="oooc:=[.C45]-[.B45]" office:value-type="float" office:value="128">
            <text:p>128</text:p>
          </table:table-cell>
          <table:table-cell office:value-type="float" office:value="3019">
            <text:p>3019</text:p>
          </table:table-cell>
          <table:table-cell office:value-type="float" office:value="3471">
            <text:p>3471</text:p>
          </table:table-cell>
          <table:table-cell table:formula="oooc:=[.G45]-[.F45]" office:value-type="float" office:value="452">
            <text:p>45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5">
            <text:p>1815</text:p>
          </table:table-cell>
          <table:table-cell office:value-type="float" office:value="2015">
            <text:p>2015</text:p>
          </table:table-cell>
          <table:table-cell office:value-type="float" office:value="6">
            <text:p>6</text:p>
          </table:table-cell>
          <table:table-cell table:formula="oooc:=[.C46]-[.B46]" office:value-type="float" office:value="200">
            <text:p>200</text:p>
          </table:table-cell>
          <table:table-cell office:value-type="float" office:value="867">
            <text:p>867</text:p>
          </table:table-cell>
          <table:table-cell office:value-type="float" office:value="962">
            <text:p>962</text:p>
          </table:table-cell>
          <table:table-cell table:formula="oooc:=[.G46]-[.F46]" office:value-type="float" office:value="95">
            <text:p>9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64">
            <text:p>1864</text:p>
          </table:table-cell>
          <table:table-cell office:value-type="float" office:value="2026">
            <text:p>2026</text:p>
          </table:table-cell>
          <table:table-cell office:value-type="float" office:value="6">
            <text:p>6</text:p>
          </table:table-cell>
          <table:table-cell table:formula="oooc:=[.C47]-[.B47]" office:value-type="float" office:value="162">
            <text:p>162</text:p>
          </table:table-cell>
          <table:table-cell office:value-type="float" office:value="1119">
            <text:p>1119</text:p>
          </table:table-cell>
          <table:table-cell office:value-type="float" office:value="1290">
            <text:p>1290</text:p>
          </table:table-cell>
          <table:table-cell table:formula="oooc:=[.G47]-[.F47]" office:value-type="float" office:value="171">
            <text:p>17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52">
            <text:p>1052</text:p>
          </table:table-cell>
          <table:table-cell office:value-type="float" office:value="1351">
            <text:p>1351</text:p>
          </table:table-cell>
          <table:table-cell office:value-type="float" office:value="6">
            <text:p>6</text:p>
          </table:table-cell>
          <table:table-cell table:formula="oooc:=[.C48]-[.B48]" office:value-type="float" office:value="299">
            <text:p>299</text:p>
          </table:table-cell>
          <table:table-cell office:value-type="float" office:value="1401">
            <text:p>1401</text:p>
          </table:table-cell>
          <table:table-cell office:value-type="float" office:value="1633">
            <text:p>1633</text:p>
          </table:table-cell>
          <table:table-cell table:formula="oooc:=[.G48]-[.F48]" office:value-type="float" office:value="232">
            <text:p>23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66">
            <text:p>866</text:p>
          </table:table-cell>
          <table:table-cell office:value-type="float" office:value="1005">
            <text:p>1005</text:p>
          </table:table-cell>
          <table:table-cell office:value-type="float" office:value="6">
            <text:p>6</text:p>
          </table:table-cell>
          <table:table-cell table:formula="oooc:=[.C49]-[.B49]" office:value-type="float" office:value="139">
            <text:p>139</text:p>
          </table:table-cell>
          <table:table-cell office:value-type="float" office:value="2709">
            <text:p>2709</text:p>
          </table:table-cell>
          <table:table-cell office:value-type="float" office:value="3014">
            <text:p>3014</text:p>
          </table:table-cell>
          <table:table-cell table:formula="oooc:=[.G49]-[.F49]" office:value-type="float" office:value="305">
            <text:p>3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73">
            <text:p>673</text:p>
          </table:table-cell>
          <table:table-cell office:value-type="float" office:value="773">
            <text:p>773</text:p>
          </table:table-cell>
          <table:table-cell office:value-type="float" office:value="6">
            <text:p>6</text:p>
          </table:table-cell>
          <table:table-cell table:formula="oooc:=[.C50]-[.B50]" office:value-type="float" office:value="100">
            <text:p>100</text:p>
          </table:table-cell>
          <table:table-cell office:value-type="float" office:value="1167">
            <text:p>1167</text:p>
          </table:table-cell>
          <table:table-cell office:value-type="float" office:value="1337">
            <text:p>1337</text:p>
          </table:table-cell>
          <table:table-cell table:formula="oooc:=[.G50]-[.F50]" office:value-type="float" office:value="170">
            <text:p>17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7">
            <text:p>1497</text:p>
          </table:table-cell>
          <table:table-cell office:value-type="float" office:value="1751">
            <text:p>1751</text:p>
          </table:table-cell>
          <table:table-cell office:value-type="float" office:value="6">
            <text:p>6</text:p>
          </table:table-cell>
          <table:table-cell table:formula="oooc:=[.C51]-[.B51]" office:value-type="float" office:value="254">
            <text:p>254</text:p>
          </table:table-cell>
          <table:table-cell office:value-type="float" office:value="302">
            <text:p>302</text:p>
          </table:table-cell>
          <table:table-cell office:value-type="float" office:value="412">
            <text:p>412</text:p>
          </table:table-cell>
          <table:table-cell table:formula="oooc:=[.G51]-[.F51]" office:value-type="float" office:value="110">
            <text:p>11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71">
            <text:p>571</text:p>
          </table:table-cell>
          <table:table-cell office:value-type="float" office:value="646">
            <text:p>646</text:p>
          </table:table-cell>
          <table:table-cell office:value-type="float" office:value="6">
            <text:p>6</text:p>
          </table:table-cell>
          <table:table-cell table:formula="oooc:=[.C52]-[.B52]" office:value-type="float" office:value="75">
            <text:p>75</text:p>
          </table:table-cell>
          <table:table-cell office:value-type="float" office:value="1235">
            <text:p>1235</text:p>
          </table:table-cell>
          <table:table-cell office:value-type="float" office:value="1437">
            <text:p>1437</text:p>
          </table:table-cell>
          <table:table-cell table:formula="oooc:=[.G52]-[.F52]" office:value-type="float" office:value="202">
            <text:p>20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064">
            <text:p>3064</text:p>
          </table:table-cell>
          <table:table-cell office:value-type="float" office:value="3491">
            <text:p>3491</text:p>
          </table:table-cell>
          <table:table-cell office:value-type="float" office:value="6">
            <text:p>6</text:p>
          </table:table-cell>
          <table:table-cell table:formula="oooc:=[.C53]-[.B53]" office:value-type="float" office:value="427">
            <text:p>427</text:p>
          </table:table-cell>
          <table:table-cell office:value-type="float" office:value="1652">
            <text:p>1652</text:p>
          </table:table-cell>
          <table:table-cell office:value-type="float" office:value="1999">
            <text:p>1999</text:p>
          </table:table-cell>
          <table:table-cell table:formula="oooc:=[.G53]-[.F53]" office:value-type="float" office:value="347">
            <text:p>34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19">
            <text:p>719</text:p>
          </table:table-cell>
          <table:table-cell office:value-type="float" office:value="792">
            <text:p>792</text:p>
          </table:table-cell>
          <table:table-cell office:value-type="float" office:value="6">
            <text:p>6</text:p>
          </table:table-cell>
          <table:table-cell table:formula="oooc:=[.C54]-[.B54]" office:value-type="float" office:value="73">
            <text:p>73</text:p>
          </table:table-cell>
          <table:table-cell office:value-type="float" office:value="2065">
            <text:p>2065</text:p>
          </table:table-cell>
          <table:table-cell office:value-type="float" office:value="2572">
            <text:p>2572</text:p>
          </table:table-cell>
          <table:table-cell table:formula="oooc:=[.G54]-[.F54]" office:value-type="float" office:value="507">
            <text:p>50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98">
            <text:p>1998</text:p>
          </table:table-cell>
          <table:table-cell office:value-type="float" office:value="2608">
            <text:p>2608</text:p>
          </table:table-cell>
          <table:table-cell office:value-type="float" office:value="6">
            <text:p>6</text:p>
          </table:table-cell>
          <table:table-cell table:formula="oooc:=[.C55]-[.B55]" office:value-type="float" office:value="610">
            <text:p>610</text:p>
          </table:table-cell>
          <table:table-cell office:value-type="float" office:value="1699">
            <text:p>1699</text:p>
          </table:table-cell>
          <table:table-cell office:value-type="float" office:value="1920">
            <text:p>1920</text:p>
          </table:table-cell>
          <table:table-cell table:formula="oooc:=[.G55]-[.F55]" office:value-type="float" office:value="221">
            <text:p>22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9">
            <text:p>189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table:formula="oooc:=[.C56]-[.B56]" office:value-type="float" office:value="26">
            <text:p>26</text:p>
          </table:table-cell>
          <table:table-cell office:value-type="float" office:value="758">
            <text:p>758</text:p>
          </table:table-cell>
          <table:table-cell office:value-type="float" office:value="883">
            <text:p>883</text:p>
          </table:table-cell>
          <table:table-cell table:formula="oooc:=[.G56]-[.F56]" office:value-type="float" office:value="125">
            <text:p>12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06">
            <text:p>1206</text:p>
          </table:table-cell>
          <table:table-cell office:value-type="float" office:value="1337">
            <text:p>1337</text:p>
          </table:table-cell>
          <table:table-cell office:value-type="float" office:value="6">
            <text:p>6</text:p>
          </table:table-cell>
          <table:table-cell table:formula="oooc:=[.C57]-[.B57]" office:value-type="float" office:value="131">
            <text:p>131</text:p>
          </table:table-cell>
          <table:table-cell office:value-type="float" office:value="6192">
            <text:p>6192</text:p>
          </table:table-cell>
          <table:table-cell office:value-type="float" office:value="6508">
            <text:p>6508</text:p>
          </table:table-cell>
          <table:table-cell table:formula="oooc:=[.G57]-[.F57]" office:value-type="float" office:value="316">
            <text:p>3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95">
            <text:p>795</text:p>
          </table:table-cell>
          <table:table-cell office:value-type="float" office:value="1028">
            <text:p>1028</text:p>
          </table:table-cell>
          <table:table-cell office:value-type="float" office:value="6">
            <text:p>6</text:p>
          </table:table-cell>
          <table:table-cell table:formula="oooc:=[.C58]-[.B58]" office:value-type="float" office:value="233">
            <text:p>233</text:p>
          </table:table-cell>
          <table:table-cell office:value-type="float" office:value="3537">
            <text:p>3537</text:p>
          </table:table-cell>
          <table:table-cell office:value-type="float" office:value="4266">
            <text:p>4266</text:p>
          </table:table-cell>
          <table:table-cell table:formula="oooc:=[.G58]-[.F58]" office:value-type="float" office:value="729">
            <text:p>7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08">
            <text:p>1408</text:p>
          </table:table-cell>
          <table:table-cell office:value-type="float" office:value="1566">
            <text:p>1566</text:p>
          </table:table-cell>
          <table:table-cell office:value-type="float" office:value="6">
            <text:p>6</text:p>
          </table:table-cell>
          <table:table-cell table:formula="oooc:=[.C59]-[.B59]" office:value-type="float" office:value="158">
            <text:p>158</text:p>
          </table:table-cell>
          <table:table-cell office:value-type="float" office:value="422">
            <text:p>422</text:p>
          </table:table-cell>
          <table:table-cell office:value-type="float" office:value="507">
            <text:p>507</text:p>
          </table:table-cell>
          <table:table-cell table:formula="oooc:=[.G59]-[.F59]" office:value-type="float" office:value="85">
            <text:p>8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28">
            <text:p>1728</text:p>
          </table:table-cell>
          <table:table-cell office:value-type="float" office:value="2141">
            <text:p>2141</text:p>
          </table:table-cell>
          <table:table-cell office:value-type="float" office:value="6">
            <text:p>6</text:p>
          </table:table-cell>
          <table:table-cell table:formula="oooc:=[.C60]-[.B60]" office:value-type="float" office:value="413">
            <text:p>413</text:p>
          </table:table-cell>
          <table:table-cell office:value-type="float" office:value="677">
            <text:p>677</text:p>
          </table:table-cell>
          <table:table-cell office:value-type="float" office:value="735">
            <text:p>735</text:p>
          </table:table-cell>
          <table:table-cell table:formula="oooc:=[.G60]-[.F60]" office:value-type="float" office:value="58">
            <text:p>5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15">
            <text:p>2315</text:p>
          </table:table-cell>
          <table:table-cell office:value-type="float" office:value="2518">
            <text:p>2518</text:p>
          </table:table-cell>
          <table:table-cell office:value-type="float" office:value="6">
            <text:p>6</text:p>
          </table:table-cell>
          <table:table-cell table:formula="oooc:=[.C61]-[.B61]" office:value-type="float" office:value="203">
            <text:p>203</text:p>
          </table:table-cell>
          <table:table-cell office:value-type="float" office:value="1861">
            <text:p>1861</text:p>
          </table:table-cell>
          <table:table-cell office:value-type="float" office:value="2039">
            <text:p>2039</text:p>
          </table:table-cell>
          <table:table-cell table:formula="oooc:=[.G61]-[.F61]" office:value-type="float" office:value="178">
            <text:p>17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531">
            <text:p>3531</text:p>
          </table:table-cell>
          <table:table-cell office:value-type="float" office:value="3936">
            <text:p>3936</text:p>
          </table:table-cell>
          <table:table-cell office:value-type="float" office:value="6">
            <text:p>6</text:p>
          </table:table-cell>
          <table:table-cell table:formula="oooc:=[.C62]-[.B62]" office:value-type="float" office:value="405">
            <text:p>405</text:p>
          </table:table-cell>
          <table:table-cell office:value-type="float" office:value="3354">
            <text:p>3354</text:p>
          </table:table-cell>
          <table:table-cell office:value-type="float" office:value="3617">
            <text:p>3617</text:p>
          </table:table-cell>
          <table:table-cell table:formula="oooc:=[.G62]-[.F62]" office:value-type="float" office:value="263">
            <text:p>26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373">
            <text:p>8373</text:p>
          </table:table-cell>
          <table:table-cell office:value-type="float" office:value="9874">
            <text:p>9874</text:p>
          </table:table-cell>
          <table:table-cell office:value-type="float" office:value="6">
            <text:p>6</text:p>
          </table:table-cell>
          <table:table-cell table:formula="oooc:=[.C63]-[.B63]" office:value-type="float" office:value="1501">
            <text:p>1501</text:p>
          </table:table-cell>
          <table:table-cell office:value-type="float" office:value="1692">
            <text:p>1692</text:p>
          </table:table-cell>
          <table:table-cell office:value-type="float" office:value="1824">
            <text:p>1824</text:p>
          </table:table-cell>
          <table:table-cell table:formula="oooc:=[.G63]-[.F63]" office:value-type="float" office:value="132">
            <text:p>13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35">
            <text:p>1035</text:p>
          </table:table-cell>
          <table:table-cell office:value-type="float" office:value="1215">
            <text:p>1215</text:p>
          </table:table-cell>
          <table:table-cell office:value-type="float" office:value="6">
            <text:p>6</text:p>
          </table:table-cell>
          <table:table-cell table:formula="oooc:=[.C64]-[.B64]" office:value-type="float" office:value="180">
            <text:p>180</text:p>
          </table:table-cell>
          <table:table-cell office:value-type="float" office:value="621">
            <text:p>621</text:p>
          </table:table-cell>
          <table:table-cell office:value-type="float" office:value="925">
            <text:p>925</text:p>
          </table:table-cell>
          <table:table-cell table:formula="oooc:=[.G64]-[.F64]" office:value-type="float" office:value="304">
            <text:p>30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35">
            <text:p>335</text:p>
          </table:table-cell>
          <table:table-cell office:value-type="float" office:value="391">
            <text:p>391</text:p>
          </table:table-cell>
          <table:table-cell office:value-type="float" office:value="6">
            <text:p>6</text:p>
          </table:table-cell>
          <table:table-cell table:formula="oooc:=[.C65]-[.B65]" office:value-type="float" office:value="56">
            <text:p>56</text:p>
          </table:table-cell>
          <table:table-cell office:value-type="float" office:value="383">
            <text:p>383</text:p>
          </table:table-cell>
          <table:table-cell office:value-type="float" office:value="453">
            <text:p>453</text:p>
          </table:table-cell>
          <table:table-cell table:formula="oooc:=[.G65]-[.F65]" office:value-type="float" office:value="70">
            <text:p>7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018">
            <text:p>7018</text:p>
          </table:table-cell>
          <table:table-cell office:value-type="float" office:value="7352">
            <text:p>7352</text:p>
          </table:table-cell>
          <table:table-cell office:value-type="float" office:value="6">
            <text:p>6</text:p>
          </table:table-cell>
          <table:table-cell table:formula="oooc:=[.C66]-[.B66]" office:value-type="float" office:value="334">
            <text:p>334</text:p>
          </table:table-cell>
          <table:table-cell office:value-type="float" office:value="1632">
            <text:p>1632</text:p>
          </table:table-cell>
          <table:table-cell office:value-type="float" office:value="1986">
            <text:p>1986</text:p>
          </table:table-cell>
          <table:table-cell table:formula="oooc:=[.G66]-[.F66]" office:value-type="float" office:value="354">
            <text:p>35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599">
            <text:p>5599</text:p>
          </table:table-cell>
          <table:table-cell office:value-type="float" office:value="6650">
            <text:p>6650</text:p>
          </table:table-cell>
          <table:table-cell office:value-type="float" office:value="6">
            <text:p>6</text:p>
          </table:table-cell>
          <table:table-cell table:formula="oooc:=[.C67]-[.B67]" office:value-type="float" office:value="1051">
            <text:p>1051</text:p>
          </table:table-cell>
          <table:table-cell office:value-type="float" office:value="699">
            <text:p>699</text:p>
          </table:table-cell>
          <table:table-cell office:value-type="float" office:value="1045">
            <text:p>1045</text:p>
          </table:table-cell>
          <table:table-cell table:formula="oooc:=[.G67]-[.F67]" office:value-type="float" office:value="346">
            <text:p>34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table:formula="oooc:=[.C68]-[.B68]" office:value-type="float" office:value="23">
            <text:p>23</text:p>
          </table:table-cell>
          <table:table-cell office:value-type="float" office:value="5574">
            <text:p>5574</text:p>
          </table:table-cell>
          <table:table-cell office:value-type="float" office:value="6911">
            <text:p>6911</text:p>
          </table:table-cell>
          <table:table-cell table:formula="oooc:=[.G68]-[.F68]" office:value-type="float" office:value="1337">
            <text:p>13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91">
            <text:p>891</text:p>
          </table:table-cell>
          <table:table-cell office:value-type="float" office:value="1067">
            <text:p>1067</text:p>
          </table:table-cell>
          <table:table-cell office:value-type="float" office:value="6">
            <text:p>6</text:p>
          </table:table-cell>
          <table:table-cell table:formula="oooc:=[.C69]-[.B69]" office:value-type="float" office:value="176">
            <text:p>176</text:p>
          </table:table-cell>
          <table:table-cell office:value-type="float" office:value="1406">
            <text:p>1406</text:p>
          </table:table-cell>
          <table:table-cell office:value-type="float" office:value="1714">
            <text:p>1714</text:p>
          </table:table-cell>
          <table:table-cell table:formula="oooc:=[.G69]-[.F69]" office:value-type="float" office:value="308">
            <text:p>30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46">
            <text:p>1546</text:p>
          </table:table-cell>
          <table:table-cell office:value-type="float" office:value="1659">
            <text:p>1659</text:p>
          </table:table-cell>
          <table:table-cell office:value-type="float" office:value="6">
            <text:p>6</text:p>
          </table:table-cell>
          <table:table-cell table:formula="oooc:=[.C70]-[.B70]" office:value-type="float" office:value="113">
            <text:p>113</text:p>
          </table:table-cell>
          <table:table-cell office:value-type="float" office:value="989">
            <text:p>989</text:p>
          </table:table-cell>
          <table:table-cell office:value-type="float" office:value="1287">
            <text:p>1287</text:p>
          </table:table-cell>
          <table:table-cell table:formula="oooc:=[.G70]-[.F70]" office:value-type="float" office:value="298">
            <text:p>29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24">
            <text:p>424</text:p>
          </table:table-cell>
          <table:table-cell office:value-type="float" office:value="491">
            <text:p>491</text:p>
          </table:table-cell>
          <table:table-cell office:value-type="float" office:value="6">
            <text:p>6</text:p>
          </table:table-cell>
          <table:table-cell table:formula="oooc:=[.C71]-[.B71]" office:value-type="float" office:value="67">
            <text:p>67</text:p>
          </table:table-cell>
          <table:table-cell office:value-type="float" office:value="2016">
            <text:p>2016</text:p>
          </table:table-cell>
          <table:table-cell office:value-type="float" office:value="2279">
            <text:p>2279</text:p>
          </table:table-cell>
          <table:table-cell table:formula="oooc:=[.G71]-[.F71]" office:value-type="float" office:value="263">
            <text:p>26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45">
            <text:p>1245</text:p>
          </table:table-cell>
          <table:table-cell office:value-type="float" office:value="1457">
            <text:p>1457</text:p>
          </table:table-cell>
          <table:table-cell office:value-type="float" office:value="6">
            <text:p>6</text:p>
          </table:table-cell>
          <table:table-cell table:formula="oooc:=[.C72]-[.B72]" office:value-type="float" office:value="212">
            <text:p>212</text:p>
          </table:table-cell>
          <table:table-cell office:value-type="float" office:value="429">
            <text:p>429</text:p>
          </table:table-cell>
          <table:table-cell office:value-type="float" office:value="481">
            <text:p>481</text:p>
          </table:table-cell>
          <table:table-cell table:formula="oooc:=[.G72]-[.F72]" office:value-type="float" office:value="52">
            <text:p>5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4">
            <text:p>744</text:p>
          </table:table-cell>
          <table:table-cell office:value-type="float" office:value="822">
            <text:p>822</text:p>
          </table:table-cell>
          <table:table-cell office:value-type="float" office:value="6">
            <text:p>6</text:p>
          </table:table-cell>
          <table:table-cell table:formula="oooc:=[.C73]-[.B73]" office:value-type="float" office:value="78">
            <text:p>78</text:p>
          </table:table-cell>
          <table:table-cell office:value-type="float" office:value="2537">
            <text:p>2537</text:p>
          </table:table-cell>
          <table:table-cell office:value-type="float" office:value="2932">
            <text:p>2932</text:p>
          </table:table-cell>
          <table:table-cell table:formula="oooc:=[.G73]-[.F73]" office:value-type="float" office:value="395">
            <text:p>39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86">
            <text:p>1686</text:p>
          </table:table-cell>
          <table:table-cell office:value-type="float" office:value="1885">
            <text:p>1885</text:p>
          </table:table-cell>
          <table:table-cell office:value-type="float" office:value="6">
            <text:p>6</text:p>
          </table:table-cell>
          <table:table-cell table:formula="oooc:=[.C74]-[.B74]" office:value-type="float" office:value="199">
            <text:p>199</text:p>
          </table:table-cell>
          <table:table-cell office:value-type="float" office:value="1430">
            <text:p>1430</text:p>
          </table:table-cell>
          <table:table-cell office:value-type="float" office:value="1538">
            <text:p>1538</text:p>
          </table:table-cell>
          <table:table-cell table:formula="oooc:=[.G74]-[.F74]" office:value-type="float" office:value="108">
            <text:p>10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93">
            <text:p>1493</text:p>
          </table:table-cell>
          <table:table-cell office:value-type="float" office:value="1904">
            <text:p>1904</text:p>
          </table:table-cell>
          <table:table-cell office:value-type="float" office:value="6">
            <text:p>6</text:p>
          </table:table-cell>
          <table:table-cell table:formula="oooc:=[.C75]-[.B75]" office:value-type="float" office:value="411">
            <text:p>411</text:p>
          </table:table-cell>
          <table:table-cell office:value-type="float" office:value="1447">
            <text:p>1447</text:p>
          </table:table-cell>
          <table:table-cell office:value-type="float" office:value="1633">
            <text:p>1633</text:p>
          </table:table-cell>
          <table:table-cell table:formula="oooc:=[.G75]-[.F75]" office:value-type="float" office:value="186">
            <text:p>18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618">
            <text:p>3618</text:p>
          </table:table-cell>
          <table:table-cell office:value-type="float" office:value="3916">
            <text:p>3916</text:p>
          </table:table-cell>
          <table:table-cell office:value-type="float" office:value="6">
            <text:p>6</text:p>
          </table:table-cell>
          <table:table-cell table:formula="oooc:=[.C76]-[.B76]" office:value-type="float" office:value="298">
            <text:p>298</text:p>
          </table:table-cell>
          <table:table-cell office:value-type="float" office:value="1542">
            <text:p>1542</text:p>
          </table:table-cell>
          <table:table-cell office:value-type="float" office:value="1586">
            <text:p>1586</text:p>
          </table:table-cell>
          <table:table-cell table:formula="oooc:=[.G76]-[.F76]" office:value-type="float" office:value="44">
            <text:p>4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21">
            <text:p>1421</text:p>
          </table:table-cell>
          <table:table-cell office:value-type="float" office:value="1776">
            <text:p>1776</text:p>
          </table:table-cell>
          <table:table-cell office:value-type="float" office:value="6">
            <text:p>6</text:p>
          </table:table-cell>
          <table:table-cell table:formula="oooc:=[.C77]-[.B77]" office:value-type="float" office:value="355">
            <text:p>355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table:formula="oooc:=[.G77]-[.F77]" office:value-type="float" office:value="-11">
            <text:p>-1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9">
            <text:p>739</text:p>
          </table:table-cell>
          <table:table-cell office:value-type="float" office:value="828">
            <text:p>828</text:p>
          </table:table-cell>
          <table:table-cell office:value-type="float" office:value="6">
            <text:p>6</text:p>
          </table:table-cell>
          <table:table-cell table:formula="oooc:=[.C78]-[.B78]" office:value-type="float" office:value="89">
            <text:p>89</text:p>
          </table:table-cell>
          <table:table-cell office:value-type="float" office:value="806">
            <text:p>806</text:p>
          </table:table-cell>
          <table:table-cell office:value-type="float" office:value="888">
            <text:p>888</text:p>
          </table:table-cell>
          <table:table-cell table:formula="oooc:=[.G78]-[.F78]" office:value-type="float" office:value="82">
            <text:p>8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69">
            <text:p>4869</text:p>
          </table:table-cell>
          <table:table-cell office:value-type="float" office:value="5351">
            <text:p>5351</text:p>
          </table:table-cell>
          <table:table-cell office:value-type="float" office:value="6">
            <text:p>6</text:p>
          </table:table-cell>
          <table:table-cell table:formula="oooc:=[.C79]-[.B79]" office:value-type="float" office:value="482">
            <text:p>482</text:p>
          </table:table-cell>
          <table:table-cell office:value-type="float" office:value="760">
            <text:p>760</text:p>
          </table:table-cell>
          <table:table-cell office:value-type="float" office:value="833">
            <text:p>833</text:p>
          </table:table-cell>
          <table:table-cell table:formula="oooc:=[.G79]-[.F79]" office:value-type="float" office:value="73">
            <text:p>7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48">
            <text:p>1248</text:p>
          </table:table-cell>
          <table:table-cell office:value-type="float" office:value="1458">
            <text:p>1458</text:p>
          </table:table-cell>
          <table:table-cell office:value-type="float" office:value="6">
            <text:p>6</text:p>
          </table:table-cell>
          <table:table-cell table:formula="oooc:=[.C80]-[.B80]" office:value-type="float" office:value="210">
            <text:p>210</text:p>
          </table:table-cell>
          <table:table-cell office:value-type="float" office:value="2725">
            <text:p>2725</text:p>
          </table:table-cell>
          <table:table-cell office:value-type="float" office:value="3276">
            <text:p>3276</text:p>
          </table:table-cell>
          <table:table-cell table:formula="oooc:=[.G80]-[.F80]" office:value-type="float" office:value="551">
            <text:p>55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40">
            <text:p>840</text:p>
          </table:table-cell>
          <table:table-cell office:value-type="float" office:value="975">
            <text:p>975</text:p>
          </table:table-cell>
          <table:table-cell office:value-type="float" office:value="6">
            <text:p>6</text:p>
          </table:table-cell>
          <table:table-cell table:formula="oooc:=[.C81]-[.B81]" office:value-type="float" office:value="135">
            <text:p>135</text:p>
          </table:table-cell>
          <table:table-cell office:value-type="float" office:value="1053">
            <text:p>1053</text:p>
          </table:table-cell>
          <table:table-cell office:value-type="float" office:value="1301">
            <text:p>1301</text:p>
          </table:table-cell>
          <table:table-cell table:formula="oooc:=[.G81]-[.F81]" office:value-type="float" office:value="248">
            <text:p>24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52">
            <text:p>352</text:p>
          </table:table-cell>
          <table:table-cell office:value-type="float" office:value="412">
            <text:p>412</text:p>
          </table:table-cell>
          <table:table-cell office:value-type="float" office:value="6">
            <text:p>6</text:p>
          </table:table-cell>
          <table:table-cell table:formula="oooc:=[.C82]-[.B82]" office:value-type="float" office:value="60">
            <text:p>60</text:p>
          </table:table-cell>
          <table:table-cell office:value-type="float" office:value="1546">
            <text:p>1546</text:p>
          </table:table-cell>
          <table:table-cell office:value-type="float" office:value="1833">
            <text:p>1833</text:p>
          </table:table-cell>
          <table:table-cell table:formula="oooc:=[.G82]-[.F82]" office:value-type="float" office:value="287">
            <text:p>28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08">
            <text:p>708</text:p>
          </table:table-cell>
          <table:table-cell office:value-type="float" office:value="835">
            <text:p>835</text:p>
          </table:table-cell>
          <table:table-cell office:value-type="float" office:value="6">
            <text:p>6</text:p>
          </table:table-cell>
          <table:table-cell table:formula="oooc:=[.C83]-[.B83]" office:value-type="float" office:value="127">
            <text:p>127</text:p>
          </table:table-cell>
          <table:table-cell office:value-type="float" office:value="1455">
            <text:p>1455</text:p>
          </table:table-cell>
          <table:table-cell office:value-type="float" office:value="1658">
            <text:p>1658</text:p>
          </table:table-cell>
          <table:table-cell table:formula="oooc:=[.G83]-[.F83]" office:value-type="float" office:value="203">
            <text:p>20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62">
            <text:p>1762</text:p>
          </table:table-cell>
          <table:table-cell office:value-type="float" office:value="2038">
            <text:p>2038</text:p>
          </table:table-cell>
          <table:table-cell office:value-type="float" office:value="6">
            <text:p>6</text:p>
          </table:table-cell>
          <table:table-cell table:formula="oooc:=[.C84]-[.B84]" office:value-type="float" office:value="276">
            <text:p>276</text:p>
          </table:table-cell>
          <table:table-cell office:value-type="float" office:value="159">
            <text:p>159</text:p>
          </table:table-cell>
          <table:table-cell office:value-type="float" office:value="186">
            <text:p>186</text:p>
          </table:table-cell>
          <table:table-cell table:formula="oooc:=[.G84]-[.F84]" office:value-type="float" office:value="27">
            <text:p>2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6">
            <text:p>686</text:p>
          </table:table-cell>
          <table:table-cell office:value-type="float" office:value="850">
            <text:p>850</text:p>
          </table:table-cell>
          <table:table-cell office:value-type="float" office:value="6">
            <text:p>6</text:p>
          </table:table-cell>
          <table:table-cell table:formula="oooc:=[.C85]-[.B85]" office:value-type="float" office:value="164">
            <text:p>164</text:p>
          </table:table-cell>
          <table:table-cell office:value-type="float" office:value="774">
            <text:p>774</text:p>
          </table:table-cell>
          <table:table-cell office:value-type="float" office:value="896">
            <text:p>896</text:p>
          </table:table-cell>
          <table:table-cell table:formula="oooc:=[.G85]-[.F85]" office:value-type="float" office:value="122">
            <text:p>12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77">
            <text:p>5677</text:p>
          </table:table-cell>
          <table:table-cell office:value-type="float" office:value="6250">
            <text:p>6250</text:p>
          </table:table-cell>
          <table:table-cell office:value-type="float" office:value="6">
            <text:p>6</text:p>
          </table:table-cell>
          <table:table-cell table:formula="oooc:=[.C86]-[.B86]" office:value-type="float" office:value="573">
            <text:p>573</text:p>
          </table:table-cell>
          <table:table-cell office:value-type="float" office:value="726">
            <text:p>726</text:p>
          </table:table-cell>
          <table:table-cell office:value-type="float" office:value="876">
            <text:p>876</text:p>
          </table:table-cell>
          <table:table-cell table:formula="oooc:=[.G86]-[.F86]" office:value-type="float" office:value="150">
            <text:p>15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07">
            <text:p>1007</text:p>
          </table:table-cell>
          <table:table-cell office:value-type="float" office:value="1165">
            <text:p>1165</text:p>
          </table:table-cell>
          <table:table-cell office:value-type="float" office:value="6">
            <text:p>6</text:p>
          </table:table-cell>
          <table:table-cell table:formula="oooc:=[.C87]-[.B87]" office:value-type="float" office:value="158">
            <text:p>158</text:p>
          </table:table-cell>
          <table:table-cell office:value-type="float" office:value="1575">
            <text:p>1575</text:p>
          </table:table-cell>
          <table:table-cell office:value-type="float" office:value="1725">
            <text:p>1725</text:p>
          </table:table-cell>
          <table:table-cell table:formula="oooc:=[.G87]-[.F87]" office:value-type="float" office:value="150">
            <text:p>1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903">
            <text:p>4903</text:p>
          </table:table-cell>
          <table:table-cell office:value-type="float" office:value="5848">
            <text:p>5848</text:p>
          </table:table-cell>
          <table:table-cell office:value-type="float" office:value="6">
            <text:p>6</text:p>
          </table:table-cell>
          <table:table-cell table:formula="oooc:=[.C88]-[.B88]" office:value-type="float" office:value="945">
            <text:p>945</text:p>
          </table:table-cell>
          <table:table-cell office:value-type="float" office:value="546">
            <text:p>546</text:p>
          </table:table-cell>
          <table:table-cell office:value-type="float" office:value="679">
            <text:p>679</text:p>
          </table:table-cell>
          <table:table-cell table:formula="oooc:=[.G88]-[.F88]" office:value-type="float" office:value="133">
            <text:p>13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99">
            <text:p>499</text:p>
          </table:table-cell>
          <table:table-cell office:value-type="float" office:value="594">
            <text:p>594</text:p>
          </table:table-cell>
          <table:table-cell office:value-type="float" office:value="6">
            <text:p>6</text:p>
          </table:table-cell>
          <table:table-cell table:formula="oooc:=[.C89]-[.B89]" office:value-type="float" office:value="95">
            <text:p>95</text:p>
          </table:table-cell>
          <table:table-cell office:value-type="float" office:value="1146">
            <text:p>1146</text:p>
          </table:table-cell>
          <table:table-cell office:value-type="float" office:value="1315">
            <text:p>1315</text:p>
          </table:table-cell>
          <table:table-cell table:formula="oooc:=[.G89]-[.F89]" office:value-type="float" office:value="169">
            <text:p>16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31">
            <text:p>431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table:formula="oooc:=[.C90]-[.B90]" office:value-type="float" office:value="48">
            <text:p>48</text:p>
          </table:table-cell>
          <table:table-cell office:value-type="float" office:value="4891">
            <text:p>4891</text:p>
          </table:table-cell>
          <table:table-cell office:value-type="float" office:value="5557">
            <text:p>5557</text:p>
          </table:table-cell>
          <table:table-cell table:formula="oooc:=[.G90]-[.F90]" office:value-type="float" office:value="666">
            <text:p>6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923">
            <text:p>2923</text:p>
          </table:table-cell>
          <table:table-cell office:value-type="float" office:value="3186">
            <text:p>3186</text:p>
          </table:table-cell>
          <table:table-cell office:value-type="float" office:value="6">
            <text:p>6</text:p>
          </table:table-cell>
          <table:table-cell table:formula="oooc:=[.C91]-[.B91]" office:value-type="float" office:value="263">
            <text:p>263</text:p>
          </table:table-cell>
          <table:table-cell office:value-type="float" office:value="707">
            <text:p>707</text:p>
          </table:table-cell>
          <table:table-cell office:value-type="float" office:value="787">
            <text:p>787</text:p>
          </table:table-cell>
          <table:table-cell table:formula="oooc:=[.G91]-[.F91]" office:value-type="float" office:value="80">
            <text:p>8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61">
            <text:p>861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table:formula="oooc:=[.C92]-[.B92]" office:value-type="float" office:value="103">
            <text:p>103</text:p>
          </table:table-cell>
          <table:table-cell office:value-type="float" office:value="994">
            <text:p>994</text:p>
          </table:table-cell>
          <table:table-cell office:value-type="float" office:value="1098">
            <text:p>1098</text:p>
          </table:table-cell>
          <table:table-cell table:formula="oooc:=[.G92]-[.F92]" office:value-type="float" office:value="104">
            <text:p>10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64">
            <text:p>1364</text:p>
          </table:table-cell>
          <table:table-cell office:value-type="float" office:value="1511">
            <text:p>1511</text:p>
          </table:table-cell>
          <table:table-cell office:value-type="float" office:value="6">
            <text:p>6</text:p>
          </table:table-cell>
          <table:table-cell table:formula="oooc:=[.C93]-[.B93]" office:value-type="float" office:value="147">
            <text:p>147</text:p>
          </table:table-cell>
          <table:table-cell office:value-type="float" office:value="1006">
            <text:p>1006</text:p>
          </table:table-cell>
          <table:table-cell office:value-type="float" office:value="1197">
            <text:p>1197</text:p>
          </table:table-cell>
          <table:table-cell table:formula="oooc:=[.G93]-[.F93]" office:value-type="float" office:value="191">
            <text:p>19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9">
            <text:p>629</text:p>
          </table:table-cell>
          <table:table-cell office:value-type="float" office:value="735">
            <text:p>735</text:p>
          </table:table-cell>
          <table:table-cell office:value-type="float" office:value="6">
            <text:p>6</text:p>
          </table:table-cell>
          <table:table-cell table:formula="oooc:=[.C94]-[.B94]" office:value-type="float" office:value="106">
            <text:p>106</text:p>
          </table:table-cell>
          <table:table-cell office:value-type="float" office:value="732">
            <text:p>732</text:p>
          </table:table-cell>
          <table:table-cell office:value-type="float" office:value="769">
            <text:p>769</text:p>
          </table:table-cell>
          <table:table-cell table:formula="oooc:=[.G94]-[.F94]" office:value-type="float" office:value="37">
            <text:p>3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7">
            <text:p>617</text:p>
          </table:table-cell>
          <table:table-cell office:value-type="float" office:value="730">
            <text:p>730</text:p>
          </table:table-cell>
          <table:table-cell office:value-type="float" office:value="6">
            <text:p>6</text:p>
          </table:table-cell>
          <table:table-cell table:formula="oooc:=[.C95]-[.B95]" office:value-type="float" office:value="113">
            <text:p>113</text:p>
          </table:table-cell>
          <table:table-cell office:value-type="float" office:value="1488">
            <text:p>1488</text:p>
          </table:table-cell>
          <table:table-cell office:value-type="float" office:value="1610">
            <text:p>1610</text:p>
          </table:table-cell>
          <table:table-cell table:formula="oooc:=[.G95]-[.F95]" office:value-type="float" office:value="122">
            <text:p>1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4">
            <text:p>454</text:p>
          </table:table-cell>
          <table:table-cell office:value-type="float" office:value="551">
            <text:p>551</text:p>
          </table:table-cell>
          <table:table-cell office:value-type="float" office:value="6">
            <text:p>6</text:p>
          </table:table-cell>
          <table:table-cell table:formula="oooc:=[.C96]-[.B96]" office:value-type="float" office:value="97">
            <text:p>97</text:p>
          </table:table-cell>
          <table:table-cell office:value-type="float" office:value="413">
            <text:p>413</text:p>
          </table:table-cell>
          <table:table-cell office:value-type="float" office:value="513">
            <text:p>513</text:p>
          </table:table-cell>
          <table:table-cell table:formula="oooc:=[.G96]-[.F96]" office:value-type="float" office:value="100">
            <text:p>1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58">
            <text:p>6058</text:p>
          </table:table-cell>
          <table:table-cell office:value-type="float" office:value="6866">
            <text:p>6866</text:p>
          </table:table-cell>
          <table:table-cell office:value-type="float" office:value="6">
            <text:p>6</text:p>
          </table:table-cell>
          <table:table-cell table:formula="oooc:=[.C97]-[.B97]" office:value-type="float" office:value="808">
            <text:p>808</text:p>
          </table:table-cell>
          <table:table-cell office:value-type="float" office:value="1546">
            <text:p>1546</text:p>
          </table:table-cell>
          <table:table-cell office:value-type="float" office:value="1761">
            <text:p>1761</text:p>
          </table:table-cell>
          <table:table-cell table:formula="oooc:=[.G97]-[.F97]" office:value-type="float" office:value="215">
            <text:p>21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00">
            <text:p>2800</text:p>
          </table:table-cell>
          <table:table-cell office:value-type="float" office:value="3236">
            <text:p>3236</text:p>
          </table:table-cell>
          <table:table-cell office:value-type="float" office:value="6">
            <text:p>6</text:p>
          </table:table-cell>
          <table:table-cell table:formula="oooc:=[.C98]-[.B98]" office:value-type="float" office:value="436">
            <text:p>436</text:p>
          </table:table-cell>
          <table:table-cell office:value-type="float" office:value="764">
            <text:p>764</text:p>
          </table:table-cell>
          <table:table-cell office:value-type="float" office:value="893">
            <text:p>893</text:p>
          </table:table-cell>
          <table:table-cell table:formula="oooc:=[.G98]-[.F98]" office:value-type="float" office:value="129">
            <text:p>12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973">
            <text:p>2973</text:p>
          </table:table-cell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table:formula="oooc:=[.C99]-[.B99]" office:value-type="float" office:value="418">
            <text:p>418</text:p>
          </table:table-cell>
          <table:table-cell office:value-type="float" office:value="1089">
            <text:p>1089</text:p>
          </table:table-cell>
          <table:table-cell office:value-type="float" office:value="1347">
            <text:p>1347</text:p>
          </table:table-cell>
          <table:table-cell table:formula="oooc:=[.G99]-[.F99]" office:value-type="float" office:value="258">
            <text:p>2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99">
            <text:p>1099</text:p>
          </table:table-cell>
          <table:table-cell office:value-type="float" office:value="1226">
            <text:p>1226</text:p>
          </table:table-cell>
          <table:table-cell office:value-type="float" office:value="6">
            <text:p>6</text:p>
          </table:table-cell>
          <table:table-cell table:formula="oooc:=[.C100]-[.B100]" office:value-type="float" office:value="127">
            <text:p>127</text:p>
          </table:table-cell>
          <table:table-cell office:value-type="float" office:value="1305">
            <text:p>1305</text:p>
          </table:table-cell>
          <table:table-cell office:value-type="float" office:value="1441">
            <text:p>1441</text:p>
          </table:table-cell>
          <table:table-cell table:formula="oooc:=[.G100]-[.F100]" office:value-type="float" office:value="136">
            <text:p>13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15">
            <text:p>2715</text:p>
          </table:table-cell>
          <table:table-cell office:value-type="float" office:value="3372">
            <text:p>3372</text:p>
          </table:table-cell>
          <table:table-cell office:value-type="float" office:value="6">
            <text:p>6</text:p>
          </table:table-cell>
          <table:table-cell table:formula="oooc:=[.C101]-[.B101]" office:value-type="float" office:value="657">
            <text:p>657</text:p>
          </table:table-cell>
          <table:table-cell office:value-type="float" office:value="2092">
            <text:p>2092</text:p>
          </table:table-cell>
          <table:table-cell office:value-type="float" office:value="2382">
            <text:p>2382</text:p>
          </table:table-cell>
          <table:table-cell table:formula="oooc:=[.G101]-[.F101]" office:value-type="float" office:value="290">
            <text:p>290</text:p>
          </table:table-cell>
        </table:table-row>
        <table:table-row table:style-name="ro1">
          <table:table-cell table:number-columns-repeated="4"/>
          <table:table-cell table:style-name="ce1" table:formula="oooc:=AVERAGE([.E2:.E101])" office:value-type="float" office:value="259.12">
            <text:p>259,12</text:p>
          </table:table-cell>
          <table:table-cell table:number-columns-repeated="2"/>
          <table:table-cell table:style-name="ce3" table:formula="oooc:=AVERAGE([.H2:.H101])" office:value-type="float" office:value="235.94">
            <text:p>235,94</text:p>
          </table:table-cell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ENTROS</text:p>
          </table:table-cell>
          <table:table-cell table:style-name="ce1" office:value-type="string">
            <text:p>PROMEDIO CONTINUO</text:p>
          </table:table-cell>
          <table:table-cell table:style-name="ce1" office:value-type="string">
            <text:p>PROMEDIO DISCRETO</text:p>
          </table:table-cell>
          <table:table-cell table:style-name="ce1" office:value-type="string">
            <text:p>RADIO</text:p>
          </table:table-cell>
          <table:table-cell office:value-type="string">
            <text:p>CENTROS</text:p>
          </table:table-cell>
          <table:table-cell office:value-type="string">
            <text:p>PROMEDIO CONTINUO</text:p>
          </table:table-cell>
          <table:table-cell office:value-type="string">
            <text:p>RADI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99.52">
            <text:p>1499,52</text:p>
          </table:table-cell>
          <table:table-cell office:value-type="float" office:value="1728.86">
            <text:p>1728,8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687.72">
            <text:p>1687,7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43.68">
            <text:p>1743,68</text:p>
          </table:table-cell>
          <table:table-cell office:value-type="float" office:value="2002.8">
            <text:p>2002,8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611.96">
            <text:p>1611,96</text:p>
          </table:table-cell>
          <table:table-cell office:value-type="float" office:value="6">
            <text:p>6</text:p>
          </table:table-cell>
        </table:table-row>
        <table:table-row table:style-name="ro1" table:number-rows-repeated="654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5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ce5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0.898">
            <text:p>450,9</text:p>
          </table:table-cell>
          <table:table-cell office:value-type="float" office:value="388.004">
            <text:p>388</text:p>
          </table:table-cell>
          <table:table-cell table:formula="oooc:=ROUNDDOWN([.B2]+0.5) -0.5" office:value-type="float" office:value="450.5">
            <text:p>450,5</text:p>
          </table:table-cell>
          <table:table-cell table:formula="oooc:=ROUNDDOWN([.C2]+0.5) -0.5" office:value-type="float" office:value="387.5">
            <text:p>387,5</text:p>
          </table:table-cell>
          <table:table-cell office:value-type="float" office:value="1.1">
            <text:p>1,1</text:p>
          </table:table-cell>
          <table:table-cell table:formula="oooc:=ROUNDDOWN([.F2]+1) - 0.5" office:value-type="float" office:value="1.5">
            <text:p>1,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.348">
            <text:p>405,35</text:p>
          </table:table-cell>
          <table:table-cell office:value-type="float" office:value="44.1036">
            <text:p>44,1</text:p>
          </table:table-cell>
          <table:table-cell table:formula="oooc:=ROUNDDOWN([.B3]+0.5) -0.5" office:value-type="float" office:value="404.5">
            <text:p>404,5</text:p>
          </table:table-cell>
          <table:table-cell table:formula="oooc:=ROUNDDOWN([.C3]+0.5) -0.5" office:value-type="float" office:value="43.5">
            <text:p>43,5</text:p>
          </table:table-cell>
          <table:table-cell office:value-type="float" office:value="1.11">
            <text:p>1,11</text:p>
          </table:table-cell>
          <table:table-cell table:formula="oooc:=ROUNDDOWN([.F3]+1) - 0.5" office:value-type="float" office:value="1.5">
            <text:p>1,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.9081">
            <text:p>23,91</text:p>
          </table:table-cell>
          <table:table-cell office:value-type="float" office:value="502.788">
            <text:p>502,79</text:p>
          </table:table-cell>
          <table:table-cell table:formula="oooc:=ROUNDDOWN([.B4]+0.5) -0.5" office:value-type="float" office:value="23.5">
            <text:p>23,5</text:p>
          </table:table-cell>
          <table:table-cell table:formula="oooc:=ROUNDDOWN([.C4]+0.5) -0.5" office:value-type="float" office:value="502.5">
            <text:p>502,5</text:p>
          </table:table-cell>
          <table:table-cell office:value-type="float" office:value="1.12">
            <text:p>1,12</text:p>
          </table:table-cell>
          <table:table-cell table:formula="oooc:=ROUNDDOWN([.F4]+1) - 0.5" office:value-type="float" office:value="1.5">
            <text:p>1,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7969">
            <text:p>75,8</text:p>
          </table:table-cell>
          <table:table-cell office:value-type="float" office:value="84.3405">
            <text:p>84,34</text:p>
          </table:table-cell>
          <table:table-cell table:formula="oooc:=ROUNDDOWN([.B5]+0.5) -0.5" office:value-type="float" office:value="75.5">
            <text:p>75,5</text:p>
          </table:table-cell>
          <table:table-cell table:formula="oooc:=ROUNDDOWN([.C5]+0.5) -0.5" office:value-type="float" office:value="83.5">
            <text:p>83,5</text:p>
          </table:table-cell>
          <table:table-cell office:value-type="float" office:value="1.13">
            <text:p>1,13</text:p>
          </table:table-cell>
          <table:table-cell table:formula="oooc:=ROUNDDOWN([.F5]+1) - 0.5" office:value-type="float" office:value="1.5">
            <text:p>1,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.066">
            <text:p>239,07</text:p>
          </table:table-cell>
          <table:table-cell office:value-type="float" office:value="256.048">
            <text:p>256,05</text:p>
          </table:table-cell>
          <table:table-cell table:formula="oooc:=ROUNDDOWN([.B6]+0.5) -0.5" office:value-type="float" office:value="238.5">
            <text:p>238,5</text:p>
          </table:table-cell>
          <table:table-cell table:formula="oooc:=ROUNDDOWN([.C6]+0.5) -0.5" office:value-type="float" office:value="255.5">
            <text:p>255,5</text:p>
          </table:table-cell>
          <table:table-cell office:value-type="float" office:value="1.14">
            <text:p>1,14</text:p>
          </table:table-cell>
          <table:table-cell table:formula="oooc:=ROUNDDOWN([.F6]+1) - 0.5" office:value-type="float" office:value="1.5">
            <text:p>1,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5.311">
            <text:p>485,31</text:p>
          </table:table-cell>
          <table:table-cell office:value-type="float" office:value="362.653">
            <text:p>362,65</text:p>
          </table:table-cell>
          <table:table-cell table:formula="oooc:=ROUNDDOWN([.B7]+0.5) -0.5" office:value-type="float" office:value="484.5">
            <text:p>484,5</text:p>
          </table:table-cell>
          <table:table-cell table:formula="oooc:=ROUNDDOWN([.C7]+0.5) -0.5" office:value-type="float" office:value="362.5">
            <text:p>362,5</text:p>
          </table:table-cell>
          <table:table-cell office:value-type="float" office:value="1.15">
            <text:p>1,15</text:p>
          </table:table-cell>
          <table:table-cell table:formula="oooc:=ROUNDDOWN([.F7]+1) - 0.5" office:value-type="float" office:value="1.5">
            <text:p>1,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6.029">
            <text:p>386,03</text:p>
          </table:table-cell>
          <table:table-cell office:value-type="float" office:value="324.119">
            <text:p>324,12</text:p>
          </table:table-cell>
          <table:table-cell table:formula="oooc:=ROUNDDOWN([.B8]+0.5) -0.5" office:value-type="float" office:value="385.5">
            <text:p>385,5</text:p>
          </table:table-cell>
          <table:table-cell table:formula="oooc:=ROUNDDOWN([.C8]+0.5) -0.5" office:value-type="float" office:value="323.5">
            <text:p>323,5</text:p>
          </table:table-cell>
          <table:table-cell office:value-type="float" office:value="1.16">
            <text:p>1,16</text:p>
          </table:table-cell>
          <table:table-cell table:formula="oooc:=ROUNDDOWN([.F8]+1) - 0.5" office:value-type="float" office:value="1.5">
            <text:p>1,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96019">
            <text:p>5,96</text:p>
          </table:table-cell>
          <table:table-cell office:value-type="float" office:value="427.75">
            <text:p>427,75</text:p>
          </table:table-cell>
          <table:table-cell table:formula="oooc:=ROUNDDOWN([.B9]+0.5) -0.5" office:value-type="float" office:value="5.5">
            <text:p>5,5</text:p>
          </table:table-cell>
          <table:table-cell table:formula="oooc:=ROUNDDOWN([.C9]+0.5) -0.5" office:value-type="float" office:value="427.5">
            <text:p>427,5</text:p>
          </table:table-cell>
          <table:table-cell office:value-type="float" office:value="1.17">
            <text:p>1,17</text:p>
          </table:table-cell>
          <table:table-cell table:formula="oooc:=ROUNDDOWN([.F9]+1) - 0.5" office:value-type="float" office:value="1.5">
            <text:p>1,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4.723">
            <text:p>504,72</text:p>
          </table:table-cell>
          <table:table-cell office:value-type="float" office:value="53.2006">
            <text:p>53,2</text:p>
          </table:table-cell>
          <table:table-cell table:formula="oooc:=ROUNDDOWN([.B10]+0.5) -0.5" office:value-type="float" office:value="504.5">
            <text:p>504,5</text:p>
          </table:table-cell>
          <table:table-cell table:formula="oooc:=ROUNDDOWN([.C10]+0.5) -0.5" office:value-type="float" office:value="52.5">
            <text:p>52,5</text:p>
          </table:table-cell>
          <table:table-cell office:value-type="float" office:value="1.18">
            <text:p>1,18</text:p>
          </table:table-cell>
          <table:table-cell table:formula="oooc:=ROUNDDOWN([.F10]+1) - 0.5" office:value-type="float" office:value="1.5">
            <text:p>1,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3.039">
            <text:p>133,04</text:p>
          </table:table-cell>
          <table:table-cell office:value-type="float" office:value="121.332">
            <text:p>121,33</text:p>
          </table:table-cell>
          <table:table-cell table:formula="oooc:=ROUNDDOWN([.B11]+0.5) -0.5" office:value-type="float" office:value="132.5">
            <text:p>132,5</text:p>
          </table:table-cell>
          <table:table-cell table:formula="oooc:=ROUNDDOWN([.C11]+0.5) -0.5" office:value-type="float" office:value="120.5">
            <text:p>120,5</text:p>
          </table:table-cell>
          <table:table-cell office:value-type="float" office:value="1.19">
            <text:p>1,19</text:p>
          </table:table-cell>
          <table:table-cell table:formula="oooc:=ROUNDDOWN([.F11]+1) - 0.5" office:value-type="float" office:value="1.5">
            <text:p>1,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.7548">
            <text:p>27,75</text:p>
          </table:table-cell>
          <table:table-cell office:value-type="float" office:value="148.809">
            <text:p>148,81</text:p>
          </table:table-cell>
          <table:table-cell table:formula="oooc:=ROUNDDOWN([.B12]+0.5) -0.5" office:value-type="float" office:value="27.5">
            <text:p>27,5</text:p>
          </table:table-cell>
          <table:table-cell table:formula="oooc:=ROUNDDOWN([.C12]+0.5) -0.5" office:value-type="float" office:value="148.5">
            <text:p>148,5</text:p>
          </table:table-cell>
          <table:table-cell office:value-type="float" office:value="1.2">
            <text:p>1,2</text:p>
          </table:table-cell>
          <table:table-cell table:formula="oooc:=ROUNDDOWN([.F12]+1) - 0.5" office:value-type="float" office:value="1.5">
            <text:p>1,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2.944">
            <text:p>362,94</text:p>
          </table:table-cell>
          <table:table-cell office:value-type="float" office:value="360.572">
            <text:p>360,57</text:p>
          </table:table-cell>
          <table:table-cell table:formula="oooc:=ROUNDDOWN([.B13]+0.5) -0.5" office:value-type="float" office:value="362.5">
            <text:p>362,5</text:p>
          </table:table-cell>
          <table:table-cell table:formula="oooc:=ROUNDDOWN([.C13]+0.5) -0.5" office:value-type="float" office:value="360.5">
            <text:p>360,5</text:p>
          </table:table-cell>
          <table:table-cell office:value-type="float" office:value="1.21">
            <text:p>1,21</text:p>
          </table:table-cell>
          <table:table-cell table:formula="oooc:=ROUNDDOWN([.F13]+1) - 0.5" office:value-type="float" office:value="1.5">
            <text:p>1,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6.729">
            <text:p>166,73</text:p>
          </table:table-cell>
          <table:table-cell office:value-type="float" office:value="425.645">
            <text:p>425,65</text:p>
          </table:table-cell>
          <table:table-cell table:formula="oooc:=ROUNDDOWN([.B14]+0.5) -0.5" office:value-type="float" office:value="166.5">
            <text:p>166,5</text:p>
          </table:table-cell>
          <table:table-cell table:formula="oooc:=ROUNDDOWN([.C14]+0.5) -0.5" office:value-type="float" office:value="425.5">
            <text:p>425,5</text:p>
          </table:table-cell>
          <table:table-cell office:value-type="float" office:value="1.22">
            <text:p>1,22</text:p>
          </table:table-cell>
          <table:table-cell table:formula="oooc:=ROUNDDOWN([.F14]+1) - 0.5" office:value-type="float" office:value="1.5">
            <text:p>1,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.0764">
            <text:p>66,08</text:p>
          </table:table-cell>
          <table:table-cell office:value-type="float" office:value="384">
            <text:p>384</text:p>
          </table:table-cell>
          <table:table-cell table:formula="oooc:=ROUNDDOWN([.B15]+0.5) -0.5" office:value-type="float" office:value="65.5">
            <text:p>65,5</text:p>
          </table:table-cell>
          <table:table-cell table:formula="oooc:=ROUNDDOWN([.C15]+0.5) -0.5" office:value-type="float" office:value="383.5">
            <text:p>383,5</text:p>
          </table:table-cell>
          <table:table-cell office:value-type="float" office:value="1.23">
            <text:p>1,23</text:p>
          </table:table-cell>
          <table:table-cell table:formula="oooc:=ROUNDDOWN([.F15]+1) - 0.5" office:value-type="float" office:value="1.5">
            <text:p>1,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7.367">
            <text:p>387,37</text:p>
          </table:table-cell>
          <table:table-cell office:value-type="float" office:value="277.064">
            <text:p>277,06</text:p>
          </table:table-cell>
          <table:table-cell table:formula="oooc:=ROUNDDOWN([.B16]+0.5) -0.5" office:value-type="float" office:value="386.5">
            <text:p>386,5</text:p>
          </table:table-cell>
          <table:table-cell table:formula="oooc:=ROUNDDOWN([.C16]+0.5) -0.5" office:value-type="float" office:value="276.5">
            <text:p>276,5</text:p>
          </table:table-cell>
          <table:table-cell office:value-type="float" office:value="1.24">
            <text:p>1,24</text:p>
          </table:table-cell>
          <table:table-cell table:formula="oooc:=ROUNDDOWN([.F16]+1) - 0.5" office:value-type="float" office:value="1.5">
            <text:p>1,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0.966">
            <text:p>480,97</text:p>
          </table:table-cell>
          <table:table-cell office:value-type="float" office:value="232.653">
            <text:p>232,65</text:p>
          </table:table-cell>
          <table:table-cell table:formula="oooc:=ROUNDDOWN([.B17]+0.5) -0.5" office:value-type="float" office:value="480.5">
            <text:p>480,5</text:p>
          </table:table-cell>
          <table:table-cell table:formula="oooc:=ROUNDDOWN([.C17]+0.5) -0.5" office:value-type="float" office:value="232.5">
            <text:p>232,5</text:p>
          </table:table-cell>
          <table:table-cell office:value-type="float" office:value="1.25">
            <text:p>1,25</text:p>
          </table:table-cell>
          <table:table-cell table:formula="oooc:=ROUNDDOWN([.F17]+1) - 0.5" office:value-type="float" office:value="1.5">
            <text:p>1,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8.752">
            <text:p>438,75</text:p>
          </table:table-cell>
          <table:table-cell office:value-type="float" office:value="366.232">
            <text:p>366,23</text:p>
          </table:table-cell>
          <table:table-cell table:formula="oooc:=ROUNDDOWN([.B18]+0.5) -0.5" office:value-type="float" office:value="438.5">
            <text:p>438,5</text:p>
          </table:table-cell>
          <table:table-cell table:formula="oooc:=ROUNDDOWN([.C18]+0.5) -0.5" office:value-type="float" office:value="365.5">
            <text:p>365,5</text:p>
          </table:table-cell>
          <table:table-cell office:value-type="float" office:value="1.26">
            <text:p>1,26</text:p>
          </table:table-cell>
          <table:table-cell table:formula="oooc:=ROUNDDOWN([.F18]+1) - 0.5" office:value-type="float" office:value="1.5">
            <text:p>1,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2.6">
            <text:p>262,6</text:p>
          </table:table-cell>
          <table:table-cell office:value-type="float" office:value="295.082">
            <text:p>295,08</text:p>
          </table:table-cell>
          <table:table-cell table:formula="oooc:=ROUNDDOWN([.B19]+0.5) -0.5" office:value-type="float" office:value="262.5">
            <text:p>262,5</text:p>
          </table:table-cell>
          <table:table-cell table:formula="oooc:=ROUNDDOWN([.C19]+0.5) -0.5" office:value-type="float" office:value="294.5">
            <text:p>294,5</text:p>
          </table:table-cell>
          <table:table-cell office:value-type="float" office:value="1.27">
            <text:p>1,27</text:p>
          </table:table-cell>
          <table:table-cell table:formula="oooc:=ROUNDDOWN([.F19]+1) - 0.5" office:value-type="float" office:value="1.5">
            <text:p>1,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8.898">
            <text:p>478,9</text:p>
          </table:table-cell>
          <table:table-cell office:value-type="float" office:value="329.157">
            <text:p>329,16</text:p>
          </table:table-cell>
          <table:table-cell table:formula="oooc:=ROUNDDOWN([.B20]+0.5) -0.5" office:value-type="float" office:value="478.5">
            <text:p>478,5</text:p>
          </table:table-cell>
          <table:table-cell table:formula="oooc:=ROUNDDOWN([.C20]+0.5) -0.5" office:value-type="float" office:value="328.5">
            <text:p>328,5</text:p>
          </table:table-cell>
          <table:table-cell office:value-type="float" office:value="1.28">
            <text:p>1,28</text:p>
          </table:table-cell>
          <table:table-cell table:formula="oooc:=ROUNDDOWN([.F20]+1) - 0.5" office:value-type="float" office:value="1.5">
            <text:p>1,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32">
            <text:p>22,32</text:p>
          </table:table-cell>
          <table:table-cell office:value-type="float" office:value="200.816">
            <text:p>200,82</text:p>
          </table:table-cell>
          <table:table-cell table:formula="oooc:=ROUNDDOWN([.B21]+0.5) -0.5" office:value-type="float" office:value="21.5">
            <text:p>21,5</text:p>
          </table:table-cell>
          <table:table-cell table:formula="oooc:=ROUNDDOWN([.C21]+0.5) -0.5" office:value-type="float" office:value="200.5">
            <text:p>200,5</text:p>
          </table:table-cell>
          <table:table-cell office:value-type="float" office:value="1.29">
            <text:p>1,29</text:p>
          </table:table-cell>
          <table:table-cell table:formula="oooc:=ROUNDDOWN([.F21]+1) - 0.5" office:value-type="float" office:value="1.5">
            <text:p>1,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1.723">
            <text:p>101,72</text:p>
          </table:table-cell>
          <table:table-cell office:value-type="float" office:value="204.001">
            <text:p>204</text:p>
          </table:table-cell>
          <table:table-cell table:formula="oooc:=ROUNDDOWN([.B22]+0.5) -0.5" office:value-type="float" office:value="101.5">
            <text:p>101,5</text:p>
          </table:table-cell>
          <table:table-cell table:formula="oooc:=ROUNDDOWN([.C22]+0.5) -0.5" office:value-type="float" office:value="203.5">
            <text:p>203,5</text:p>
          </table:table-cell>
          <table:table-cell office:value-type="float" office:value="1.3">
            <text:p>1,3</text:p>
          </table:table-cell>
          <table:table-cell table:formula="oooc:=ROUNDDOWN([.F22]+1) - 0.5" office:value-type="float" office:value="1.5">
            <text:p>1,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.0562">
            <text:p>35,06</text:p>
          </table:table-cell>
          <table:table-cell office:value-type="float" office:value="33.026">
            <text:p>33,03</text:p>
          </table:table-cell>
          <table:table-cell table:formula="oooc:=ROUNDDOWN([.B23]+0.5) -0.5" office:value-type="float" office:value="34.5">
            <text:p>34,5</text:p>
          </table:table-cell>
          <table:table-cell table:formula="oooc:=ROUNDDOWN([.C23]+0.5) -0.5" office:value-type="float" office:value="32.5">
            <text:p>32,5</text:p>
          </table:table-cell>
          <table:table-cell office:value-type="float" office:value="1.31">
            <text:p>1,31</text:p>
          </table:table-cell>
          <table:table-cell table:formula="oooc:=ROUNDDOWN([.F23]+1) - 0.5" office:value-type="float" office:value="1.5">
            <text:p>1,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7.87">
            <text:p>157,87</text:p>
          </table:table-cell>
          <table:table-cell office:value-type="float" office:value="362.629">
            <text:p>362,63</text:p>
          </table:table-cell>
          <table:table-cell table:formula="oooc:=ROUNDDOWN([.B24]+0.5) -0.5" office:value-type="float" office:value="157.5">
            <text:p>157,5</text:p>
          </table:table-cell>
          <table:table-cell table:formula="oooc:=ROUNDDOWN([.C24]+0.5) -0.5" office:value-type="float" office:value="362.5">
            <text:p>362,5</text:p>
          </table:table-cell>
          <table:table-cell office:value-type="float" office:value="1.32">
            <text:p>1,32</text:p>
          </table:table-cell>
          <table:table-cell table:formula="oooc:=ROUNDDOWN([.F24]+1) - 0.5" office:value-type="float" office:value="1.5">
            <text:p>1,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.2692">
            <text:p>96,27</text:p>
          </table:table-cell>
          <table:table-cell office:value-type="float" office:value="323.742">
            <text:p>323,74</text:p>
          </table:table-cell>
          <table:table-cell table:formula="oooc:=ROUNDDOWN([.B25]+0.5) -0.5" office:value-type="float" office:value="95.5">
            <text:p>95,5</text:p>
          </table:table-cell>
          <table:table-cell table:formula="oooc:=ROUNDDOWN([.C25]+0.5) -0.5" office:value-type="float" office:value="323.5">
            <text:p>323,5</text:p>
          </table:table-cell>
          <table:table-cell office:value-type="float" office:value="1.33">
            <text:p>1,33</text:p>
          </table:table-cell>
          <table:table-cell table:formula="oooc:=ROUNDDOWN([.F25]+1) - 0.5" office:value-type="float" office:value="1.5">
            <text:p>1,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4.0331">
            <text:p>64,03</text:p>
          </table:table-cell>
          <table:table-cell office:value-type="float" office:value="72.7284">
            <text:p>72,73</text:p>
          </table:table-cell>
          <table:table-cell table:formula="oooc:=ROUNDDOWN([.B26]+0.5) -0.5" office:value-type="float" office:value="63.5">
            <text:p>63,5</text:p>
          </table:table-cell>
          <table:table-cell table:formula="oooc:=ROUNDDOWN([.C26]+0.5) -0.5" office:value-type="float" office:value="72.5">
            <text:p>72,5</text:p>
          </table:table-cell>
          <table:table-cell office:value-type="float" office:value="1.34">
            <text:p>1,34</text:p>
          </table:table-cell>
          <table:table-cell table:formula="oooc:=ROUNDDOWN([.F26]+1) - 0.5" office:value-type="float" office:value="1.5">
            <text:p>1,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6.182">
            <text:p>296,18</text:p>
          </table:table-cell>
          <table:table-cell office:value-type="float" office:value="8.53627">
            <text:p>8,54</text:p>
          </table:table-cell>
          <table:table-cell table:formula="oooc:=ROUNDDOWN([.B27]+0.5) -0.5" office:value-type="float" office:value="295.5">
            <text:p>295,5</text:p>
          </table:table-cell>
          <table:table-cell table:formula="oooc:=ROUNDDOWN([.C27]+0.5) -0.5" office:value-type="float" office:value="8.5">
            <text:p>8,5</text:p>
          </table:table-cell>
          <table:table-cell office:value-type="float" office:value="1.35">
            <text:p>1,35</text:p>
          </table:table-cell>
          <table:table-cell table:formula="oooc:=ROUNDDOWN([.F27]+1) - 0.5" office:value-type="float" office:value="1.5">
            <text:p>1,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3.283">
            <text:p>223,28</text:p>
          </table:table-cell>
          <table:table-cell office:value-type="float" office:value="82.1311">
            <text:p>82,13</text:p>
          </table:table-cell>
          <table:table-cell table:formula="oooc:=ROUNDDOWN([.B28]+0.5) -0.5" office:value-type="float" office:value="222.5">
            <text:p>222,5</text:p>
          </table:table-cell>
          <table:table-cell table:formula="oooc:=ROUNDDOWN([.C28]+0.5) -0.5" office:value-type="float" office:value="81.5">
            <text:p>81,5</text:p>
          </table:table-cell>
          <table:table-cell office:value-type="float" office:value="1.36">
            <text:p>1,36</text:p>
          </table:table-cell>
          <table:table-cell table:formula="oooc:=ROUNDDOWN([.F28]+1) - 0.5" office:value-type="float" office:value="1.5">
            <text:p>1,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44.807">
            <text:p>444,81</text:p>
          </table:table-cell>
          <table:table-cell office:value-type="float" office:value="24.7049">
            <text:p>24,7</text:p>
          </table:table-cell>
          <table:table-cell table:formula="oooc:=ROUNDDOWN([.B29]+0.5) -0.5" office:value-type="float" office:value="444.5">
            <text:p>444,5</text:p>
          </table:table-cell>
          <table:table-cell table:formula="oooc:=ROUNDDOWN([.C29]+0.5) -0.5" office:value-type="float" office:value="24.5">
            <text:p>24,5</text:p>
          </table:table-cell>
          <table:table-cell office:value-type="float" office:value="1.37">
            <text:p>1,37</text:p>
          </table:table-cell>
          <table:table-cell table:formula="oooc:=ROUNDDOWN([.F29]+1) - 0.5" office:value-type="float" office:value="1.5">
            <text:p>1,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0.865">
            <text:p>310,87</text:p>
          </table:table-cell>
          <table:table-cell office:value-type="float" office:value="373.871">
            <text:p>373,87</text:p>
          </table:table-cell>
          <table:table-cell table:formula="oooc:=ROUNDDOWN([.B30]+0.5) -0.5" office:value-type="float" office:value="310.5">
            <text:p>310,5</text:p>
          </table:table-cell>
          <table:table-cell table:formula="oooc:=ROUNDDOWN([.C30]+0.5) -0.5" office:value-type="float" office:value="373.5">
            <text:p>373,5</text:p>
          </table:table-cell>
          <table:table-cell office:value-type="float" office:value="1.38">
            <text:p>1,38</text:p>
          </table:table-cell>
          <table:table-cell table:formula="oooc:=ROUNDDOWN([.F30]+1) - 0.5" office:value-type="float" office:value="1.5">
            <text:p>1,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4.243">
            <text:p>354,24</text:p>
          </table:table-cell>
          <table:table-cell office:value-type="float" office:value="402.994">
            <text:p>402,99</text:p>
          </table:table-cell>
          <table:table-cell table:formula="oooc:=ROUNDDOWN([.B31]+0.5) -0.5" office:value-type="float" office:value="353.5">
            <text:p>353,5</text:p>
          </table:table-cell>
          <table:table-cell table:formula="oooc:=ROUNDDOWN([.C31]+0.5) -0.5" office:value-type="float" office:value="402.5">
            <text:p>402,5</text:p>
          </table:table-cell>
          <table:table-cell office:value-type="float" office:value="1.39">
            <text:p>1,39</text:p>
          </table:table-cell>
          <table:table-cell table:formula="oooc:=ROUNDDOWN([.F31]+1) - 0.5" office:value-type="float" office:value="1.5">
            <text:p>1,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69.953">
            <text:p>469,95</text:p>
          </table:table-cell>
          <table:table-cell office:value-type="float" office:value="32.5217">
            <text:p>32,52</text:p>
          </table:table-cell>
          <table:table-cell table:formula="oooc:=ROUNDDOWN([.B32]+0.5) -0.5" office:value-type="float" office:value="469.5">
            <text:p>469,5</text:p>
          </table:table-cell>
          <table:table-cell table:formula="oooc:=ROUNDDOWN([.C32]+0.5) -0.5" office:value-type="float" office:value="32.5">
            <text:p>32,5</text:p>
          </table:table-cell>
          <table:table-cell office:value-type="float" office:value="1.4">
            <text:p>1,4</text:p>
          </table:table-cell>
          <table:table-cell table:formula="oooc:=ROUNDDOWN([.F32]+1) - 0.5" office:value-type="float" office:value="1.5">
            <text:p>1,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39.106">
            <text:p>439,11</text:p>
          </table:table-cell>
          <table:table-cell office:value-type="float" office:value="296.065">
            <text:p>296,07</text:p>
          </table:table-cell>
          <table:table-cell table:formula="oooc:=ROUNDDOWN([.B33]+0.5) -0.5" office:value-type="float" office:value="438.5">
            <text:p>438,5</text:p>
          </table:table-cell>
          <table:table-cell table:formula="oooc:=ROUNDDOWN([.C33]+0.5) -0.5" office:value-type="float" office:value="295.5">
            <text:p>295,5</text:p>
          </table:table-cell>
          <table:table-cell office:value-type="float" office:value="1.41">
            <text:p>1,41</text:p>
          </table:table-cell>
          <table:table-cell table:formula="oooc:=ROUNDDOWN([.F33]+1) - 0.5" office:value-type="float" office:value="1.5">
            <text:p>1,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5.484">
            <text:p>245,48</text:p>
          </table:table-cell>
          <table:table-cell office:value-type="float" office:value="480.895">
            <text:p>480,9</text:p>
          </table:table-cell>
          <table:table-cell table:formula="oooc:=ROUNDDOWN([.B34]+0.5) -0.5" office:value-type="float" office:value="244.5">
            <text:p>244,5</text:p>
          </table:table-cell>
          <table:table-cell table:formula="oooc:=ROUNDDOWN([.C34]+0.5) -0.5" office:value-type="float" office:value="480.5">
            <text:p>480,5</text:p>
          </table:table-cell>
          <table:table-cell office:value-type="float" office:value="1.42">
            <text:p>1,42</text:p>
          </table:table-cell>
          <table:table-cell table:formula="oooc:=ROUNDDOWN([.F34]+1) - 0.5" office:value-type="float" office:value="1.5">
            <text:p>1,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93.276">
            <text:p>293,28</text:p>
          </table:table-cell>
          <table:table-cell office:value-type="float" office:value="64.6931">
            <text:p>64,69</text:p>
          </table:table-cell>
          <table:table-cell table:formula="oooc:=ROUNDDOWN([.B35]+0.5) -0.5" office:value-type="float" office:value="292.5">
            <text:p>292,5</text:p>
          </table:table-cell>
          <table:table-cell table:formula="oooc:=ROUNDDOWN([.C35]+0.5) -0.5" office:value-type="float" office:value="64.5">
            <text:p>64,5</text:p>
          </table:table-cell>
          <table:table-cell office:value-type="float" office:value="1.43">
            <text:p>1,43</text:p>
          </table:table-cell>
          <table:table-cell table:formula="oooc:=ROUNDDOWN([.F35]+1) - 0.5" office:value-type="float" office:value="1.5">
            <text:p>1,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64139">
            <text:p>0,26</text:p>
          </table:table-cell>
          <table:table-cell office:value-type="float" office:value="17.3427">
            <text:p>17,34</text:p>
          </table:table-cell>
          <table:table-cell table:formula="oooc:=ROUNDDOWN([.B36]+0.5) -0.5" office:value-type="float" office:value="-0.5">
            <text:p>-0,5</text:p>
          </table:table-cell>
          <table:table-cell table:formula="oooc:=ROUNDDOWN([.C36]+0.5) -0.5" office:value-type="float" office:value="16.5">
            <text:p>16,5</text:p>
          </table:table-cell>
          <table:table-cell office:value-type="float" office:value="1.44">
            <text:p>1,44</text:p>
          </table:table-cell>
          <table:table-cell table:formula="oooc:=ROUNDDOWN([.F36]+1) - 0.5" office:value-type="float" office:value="1.5">
            <text:p>1,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90.322">
            <text:p>290,32</text:p>
          </table:table-cell>
          <table:table-cell office:value-type="float" office:value="46.1164">
            <text:p>46,12</text:p>
          </table:table-cell>
          <table:table-cell table:formula="oooc:=ROUNDDOWN([.B37]+0.5) -0.5" office:value-type="float" office:value="289.5">
            <text:p>289,5</text:p>
          </table:table-cell>
          <table:table-cell table:formula="oooc:=ROUNDDOWN([.C37]+0.5) -0.5" office:value-type="float" office:value="45.5">
            <text:p>45,5</text:p>
          </table:table-cell>
          <table:table-cell office:value-type="float" office:value="1.45">
            <text:p>1,45</text:p>
          </table:table-cell>
          <table:table-cell table:formula="oooc:=ROUNDDOWN([.F37]+1) - 0.5" office:value-type="float" office:value="1.5">
            <text:p>1,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5.197">
            <text:p>245,2</text:p>
          </table:table-cell>
          <table:table-cell office:value-type="float" office:value="448.449">
            <text:p>448,45</text:p>
          </table:table-cell>
          <table:table-cell table:formula="oooc:=ROUNDDOWN([.B38]+0.5) -0.5" office:value-type="float" office:value="244.5">
            <text:p>244,5</text:p>
          </table:table-cell>
          <table:table-cell table:formula="oooc:=ROUNDDOWN([.C38]+0.5) -0.5" office:value-type="float" office:value="447.5">
            <text:p>447,5</text:p>
          </table:table-cell>
          <table:table-cell office:value-type="float" office:value="1.46">
            <text:p>1,46</text:p>
          </table:table-cell>
          <table:table-cell table:formula="oooc:=ROUNDDOWN([.F38]+1) - 0.5" office:value-type="float" office:value="1.5">
            <text:p>1,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11.545">
            <text:p>511,55</text:p>
          </table:table-cell>
          <table:table-cell office:value-type="float" office:value="3.32503">
            <text:p>3,33</text:p>
          </table:table-cell>
          <table:table-cell table:formula="oooc:=ROUNDDOWN([.B39]+0.5) -0.5" office:value-type="float" office:value="511.5">
            <text:p>511,5</text:p>
          </table:table-cell>
          <table:table-cell table:formula="oooc:=ROUNDDOWN([.C39]+0.5) -0.5" office:value-type="float" office:value="2.5">
            <text:p>2,5</text:p>
          </table:table-cell>
          <table:table-cell office:value-type="float" office:value="1.47">
            <text:p>1,47</text:p>
          </table:table-cell>
          <table:table-cell table:formula="oooc:=ROUNDDOWN([.F39]+1) - 0.5" office:value-type="float" office:value="1.5">
            <text:p>1,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5.439">
            <text:p>475,44</text:p>
          </table:table-cell>
          <table:table-cell office:value-type="float" office:value="223.493">
            <text:p>223,49</text:p>
          </table:table-cell>
          <table:table-cell table:formula="oooc:=ROUNDDOWN([.B40]+0.5) -0.5" office:value-type="float" office:value="474.5">
            <text:p>474,5</text:p>
          </table:table-cell>
          <table:table-cell table:formula="oooc:=ROUNDDOWN([.C40]+0.5) -0.5" office:value-type="float" office:value="222.5">
            <text:p>222,5</text:p>
          </table:table-cell>
          <table:table-cell office:value-type="float" office:value="1.48">
            <text:p>1,48</text:p>
          </table:table-cell>
          <table:table-cell table:formula="oooc:=ROUNDDOWN([.F40]+1) - 0.5" office:value-type="float" office:value="1.5">
            <text:p>1,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6.167">
            <text:p>426,17</text:p>
          </table:table-cell>
          <table:table-cell office:value-type="float" office:value="290.633">
            <text:p>290,63</text:p>
          </table:table-cell>
          <table:table-cell table:formula="oooc:=ROUNDDOWN([.B41]+0.5) -0.5" office:value-type="float" office:value="425.5">
            <text:p>425,5</text:p>
          </table:table-cell>
          <table:table-cell table:formula="oooc:=ROUNDDOWN([.C41]+0.5) -0.5" office:value-type="float" office:value="290.5">
            <text:p>290,5</text:p>
          </table:table-cell>
          <table:table-cell office:value-type="float" office:value="1.49">
            <text:p>1,49</text:p>
          </table:table-cell>
          <table:table-cell table:formula="oooc:=ROUNDDOWN([.F41]+1) - 0.5" office:value-type="float" office:value="1.5">
            <text:p>1,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.134">
            <text:p>100,13</text:p>
          </table:table-cell>
          <table:table-cell office:value-type="float" office:value="326.008">
            <text:p>326,01</text:p>
          </table:table-cell>
          <table:table-cell table:formula="oooc:=ROUNDDOWN([.B42]+0.5) -0.5" office:value-type="float" office:value="99.5">
            <text:p>99,5</text:p>
          </table:table-cell>
          <table:table-cell table:formula="oooc:=ROUNDDOWN([.C42]+0.5) -0.5" office:value-type="float" office:value="325.5">
            <text:p>325,5</text:p>
          </table:table-cell>
          <table:table-cell office:value-type="float" office:value="1.5">
            <text:p>1,5</text:p>
          </table:table-cell>
          <table:table-cell table:formula="oooc:=ROUNDDOWN([.F42]+1) - 0.5" office:value-type="float" office:value="1.5">
            <text:p>1,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.5963">
            <text:p>24,6</text:p>
          </table:table-cell>
          <table:table-cell office:value-type="float" office:value="64.5178">
            <text:p>64,52</text:p>
          </table:table-cell>
          <table:table-cell table:formula="oooc:=ROUNDDOWN([.B43]+0.5) -0.5" office:value-type="float" office:value="24.5">
            <text:p>24,5</text:p>
          </table:table-cell>
          <table:table-cell table:formula="oooc:=ROUNDDOWN([.C43]+0.5) -0.5" office:value-type="float" office:value="64.5">
            <text:p>64,5</text:p>
          </table:table-cell>
          <table:table-cell office:value-type="float" office:value="1.51">
            <text:p>1,51</text:p>
          </table:table-cell>
          <table:table-cell table:formula="oooc:=ROUNDDOWN([.F43]+1) - 0.5" office:value-type="float" office:value="1.5">
            <text:p>1,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80.627">
            <text:p>380,63</text:p>
          </table:table-cell>
          <table:table-cell office:value-type="float" office:value="416.364">
            <text:p>416,36</text:p>
          </table:table-cell>
          <table:table-cell table:formula="oooc:=ROUNDDOWN([.B44]+0.5) -0.5" office:value-type="float" office:value="380.5">
            <text:p>380,5</text:p>
          </table:table-cell>
          <table:table-cell table:formula="oooc:=ROUNDDOWN([.C44]+0.5) -0.5" office:value-type="float" office:value="415.5">
            <text:p>415,5</text:p>
          </table:table-cell>
          <table:table-cell office:value-type="float" office:value="1.52">
            <text:p>1,52</text:p>
          </table:table-cell>
          <table:table-cell table:formula="oooc:=ROUNDDOWN([.F44]+1) - 0.5" office:value-type="float" office:value="1.5">
            <text:p>1,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1.467">
            <text:p>111,47</text:p>
          </table:table-cell>
          <table:table-cell office:value-type="float" office:value="330.133">
            <text:p>330,13</text:p>
          </table:table-cell>
          <table:table-cell table:formula="oooc:=ROUNDDOWN([.B45]+0.5) -0.5" office:value-type="float" office:value="110.5">
            <text:p>110,5</text:p>
          </table:table-cell>
          <table:table-cell table:formula="oooc:=ROUNDDOWN([.C45]+0.5) -0.5" office:value-type="float" office:value="329.5">
            <text:p>329,5</text:p>
          </table:table-cell>
          <table:table-cell office:value-type="float" office:value="1.53">
            <text:p>1,53</text:p>
          </table:table-cell>
          <table:table-cell table:formula="oooc:=ROUNDDOWN([.F45]+1) - 0.5" office:value-type="float" office:value="1.5">
            <text:p>1,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1.462">
            <text:p>291,46</text:p>
          </table:table-cell>
          <table:table-cell office:value-type="float" office:value="2.33315">
            <text:p>2,33</text:p>
          </table:table-cell>
          <table:table-cell table:formula="oooc:=ROUNDDOWN([.B46]+0.5) -0.5" office:value-type="float" office:value="290.5">
            <text:p>290,5</text:p>
          </table:table-cell>
          <table:table-cell table:formula="oooc:=ROUNDDOWN([.C46]+0.5) -0.5" office:value-type="float" office:value="1.5">
            <text:p>1,5</text:p>
          </table:table-cell>
          <table:table-cell office:value-type="float" office:value="1.54">
            <text:p>1,54</text:p>
          </table:table-cell>
          <table:table-cell table:formula="oooc:=ROUNDDOWN([.F46]+1) - 0.5" office:value-type="float" office:value="1.5">
            <text:p>1,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6.4369">
            <text:p>86,44</text:p>
          </table:table-cell>
          <table:table-cell office:value-type="float" office:value="469.623">
            <text:p>469,62</text:p>
          </table:table-cell>
          <table:table-cell table:formula="oooc:=ROUNDDOWN([.B47]+0.5) -0.5" office:value-type="float" office:value="85.5">
            <text:p>85,5</text:p>
          </table:table-cell>
          <table:table-cell table:formula="oooc:=ROUNDDOWN([.C47]+0.5) -0.5" office:value-type="float" office:value="469.5">
            <text:p>469,5</text:p>
          </table:table-cell>
          <table:table-cell office:value-type="float" office:value="1.55">
            <text:p>1,55</text:p>
          </table:table-cell>
          <table:table-cell table:formula="oooc:=ROUNDDOWN([.F47]+1) - 0.5" office:value-type="float" office:value="1.5">
            <text:p>1,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7.547">
            <text:p>287,55</text:p>
          </table:table-cell>
          <table:table-cell office:value-type="float" office:value="377.236">
            <text:p>377,24</text:p>
          </table:table-cell>
          <table:table-cell table:formula="oooc:=ROUNDDOWN([.B48]+0.5) -0.5" office:value-type="float" office:value="287.5">
            <text:p>287,5</text:p>
          </table:table-cell>
          <table:table-cell table:formula="oooc:=ROUNDDOWN([.C48]+0.5) -0.5" office:value-type="float" office:value="376.5">
            <text:p>376,5</text:p>
          </table:table-cell>
          <table:table-cell office:value-type="float" office:value="1.56">
            <text:p>1,56</text:p>
          </table:table-cell>
          <table:table-cell table:formula="oooc:=ROUNDDOWN([.F48]+1) - 0.5" office:value-type="float" office:value="1.5">
            <text:p>1,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9.125">
            <text:p>139,13</text:p>
          </table:table-cell>
          <table:table-cell office:value-type="float" office:value="68.0823">
            <text:p>68,08</text:p>
          </table:table-cell>
          <table:table-cell table:formula="oooc:=ROUNDDOWN([.B49]+0.5) -0.5" office:value-type="float" office:value="138.5">
            <text:p>138,5</text:p>
          </table:table-cell>
          <table:table-cell table:formula="oooc:=ROUNDDOWN([.C49]+0.5) -0.5" office:value-type="float" office:value="67.5">
            <text:p>67,5</text:p>
          </table:table-cell>
          <table:table-cell office:value-type="float" office:value="1.57">
            <text:p>1,57</text:p>
          </table:table-cell>
          <table:table-cell table:formula="oooc:=ROUNDDOWN([.F49]+1) - 0.5" office:value-type="float" office:value="1.5">
            <text:p>1,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1.4228">
            <text:p>41,42</text:p>
          </table:table-cell>
          <table:table-cell office:value-type="float" office:value="32.3314">
            <text:p>32,33</text:p>
          </table:table-cell>
          <table:table-cell table:formula="oooc:=ROUNDDOWN([.B50]+0.5) -0.5" office:value-type="float" office:value="40.5">
            <text:p>40,5</text:p>
          </table:table-cell>
          <table:table-cell table:formula="oooc:=ROUNDDOWN([.C50]+0.5) -0.5" office:value-type="float" office:value="31.5">
            <text:p>31,5</text:p>
          </table:table-cell>
          <table:table-cell office:value-type="float" office:value="1.58">
            <text:p>1,58</text:p>
          </table:table-cell>
          <table:table-cell table:formula="oooc:=ROUNDDOWN([.F50]+1) - 0.5" office:value-type="float" office:value="1.5">
            <text:p>1,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4.666">
            <text:p>184,67</text:p>
          </table:table-cell>
          <table:table-cell office:value-type="float" office:value="279.649">
            <text:p>279,65</text:p>
          </table:table-cell>
          <table:table-cell table:formula="oooc:=ROUNDDOWN([.B51]+0.5) -0.5" office:value-type="float" office:value="184.5">
            <text:p>184,5</text:p>
          </table:table-cell>
          <table:table-cell table:formula="oooc:=ROUNDDOWN([.C51]+0.5) -0.5" office:value-type="float" office:value="279.5">
            <text:p>279,5</text:p>
          </table:table-cell>
          <table:table-cell office:value-type="float" office:value="1.59">
            <text:p>1,59</text:p>
          </table:table-cell>
          <table:table-cell table:formula="oooc:=ROUNDDOWN([.F51]+1) - 0.5" office:value-type="float" office:value="1.5">
            <text:p>1,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26.598">
            <text:p>326,6</text:p>
          </table:table-cell>
          <table:table-cell office:value-type="float" office:value="21.2736">
            <text:p>21,27</text:p>
          </table:table-cell>
          <table:table-cell table:formula="oooc:=ROUNDDOWN([.B52]+0.5) -0.5" office:value-type="float" office:value="326.5">
            <text:p>326,5</text:p>
          </table:table-cell>
          <table:table-cell table:formula="oooc:=ROUNDDOWN([.C52]+0.5) -0.5" office:value-type="float" office:value="20.5">
            <text:p>20,5</text:p>
          </table:table-cell>
          <table:table-cell office:value-type="float" office:value="1.6">
            <text:p>1,6</text:p>
          </table:table-cell>
          <table:table-cell table:formula="oooc:=ROUNDDOWN([.F52]+1) - 0.5" office:value-type="float" office:value="1.5">
            <text:p>1,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8.742">
            <text:p>498,74</text:p>
          </table:table-cell>
          <table:table-cell office:value-type="float" office:value="66.2512">
            <text:p>66,25</text:p>
          </table:table-cell>
          <table:table-cell table:formula="oooc:=ROUNDDOWN([.B53]+0.5) -0.5" office:value-type="float" office:value="498.5">
            <text:p>498,5</text:p>
          </table:table-cell>
          <table:table-cell table:formula="oooc:=ROUNDDOWN([.C53]+0.5) -0.5" office:value-type="float" office:value="65.5">
            <text:p>65,5</text:p>
          </table:table-cell>
          <table:table-cell office:value-type="float" office:value="1.61">
            <text:p>1,61</text:p>
          </table:table-cell>
          <table:table-cell table:formula="oooc:=ROUNDDOWN([.F53]+1) - 0.5" office:value-type="float" office:value="1.5">
            <text:p>1,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5.1682">
            <text:p>65,17</text:p>
          </table:table-cell>
          <table:table-cell office:value-type="float" office:value="0.58547">
            <text:p>0,59</text:p>
          </table:table-cell>
          <table:table-cell table:formula="oooc:=ROUNDDOWN([.B54]+0.5) -0.5" office:value-type="float" office:value="64.5">
            <text:p>64,5</text:p>
          </table:table-cell>
          <table:table-cell table:formula="oooc:=ROUNDDOWN([.C54]+0.5) -0.5" office:value-type="float" office:value="0.5">
            <text:p>0,5</text:p>
          </table:table-cell>
          <table:table-cell office:value-type="float" office:value="1.62">
            <text:p>1,62</text:p>
          </table:table-cell>
          <table:table-cell table:formula="oooc:=ROUNDDOWN([.F54]+1) - 0.5" office:value-type="float" office:value="1.5">
            <text:p>1,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4.8742">
            <text:p>84,87</text:p>
          </table:table-cell>
          <table:table-cell office:value-type="float" office:value="32.6352">
            <text:p>32,64</text:p>
          </table:table-cell>
          <table:table-cell table:formula="oooc:=ROUNDDOWN([.B55]+0.5) -0.5" office:value-type="float" office:value="84.5">
            <text:p>84,5</text:p>
          </table:table-cell>
          <table:table-cell table:formula="oooc:=ROUNDDOWN([.C55]+0.5) -0.5" office:value-type="float" office:value="32.5">
            <text:p>32,5</text:p>
          </table:table-cell>
          <table:table-cell office:value-type="float" office:value="1.63">
            <text:p>1,63</text:p>
          </table:table-cell>
          <table:table-cell table:formula="oooc:=ROUNDDOWN([.F55]+1) - 0.5" office:value-type="float" office:value="1.5">
            <text:p>1,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1.201">
            <text:p>301,2</text:p>
          </table:table-cell>
          <table:table-cell office:value-type="float" office:value="90.0353">
            <text:p>90,04</text:p>
          </table:table-cell>
          <table:table-cell table:formula="oooc:=ROUNDDOWN([.B56]+0.5) -0.5" office:value-type="float" office:value="300.5">
            <text:p>300,5</text:p>
          </table:table-cell>
          <table:table-cell table:formula="oooc:=ROUNDDOWN([.C56]+0.5) -0.5" office:value-type="float" office:value="89.5">
            <text:p>89,5</text:p>
          </table:table-cell>
          <table:table-cell office:value-type="float" office:value="1.64">
            <text:p>1,64</text:p>
          </table:table-cell>
          <table:table-cell table:formula="oooc:=ROUNDDOWN([.F56]+1) - 0.5" office:value-type="float" office:value="1.5">
            <text:p>1,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9.601">
            <text:p>139,6</text:p>
          </table:table-cell>
          <table:table-cell office:value-type="float" office:value="306.407">
            <text:p>306,41</text:p>
          </table:table-cell>
          <table:table-cell table:formula="oooc:=ROUNDDOWN([.B57]+0.5) -0.5" office:value-type="float" office:value="139.5">
            <text:p>139,5</text:p>
          </table:table-cell>
          <table:table-cell table:formula="oooc:=ROUNDDOWN([.C57]+0.5) -0.5" office:value-type="float" office:value="305.5">
            <text:p>305,5</text:p>
          </table:table-cell>
          <table:table-cell office:value-type="float" office:value="1.65">
            <text:p>1,65</text:p>
          </table:table-cell>
          <table:table-cell table:formula="oooc:=ROUNDDOWN([.F57]+1) - 0.5" office:value-type="float" office:value="1.5">
            <text:p>1,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24.219">
            <text:p>424,22</text:p>
          </table:table-cell>
          <table:table-cell office:value-type="float" office:value="276.532">
            <text:p>276,53</text:p>
          </table:table-cell>
          <table:table-cell table:formula="oooc:=ROUNDDOWN([.B58]+0.5) -0.5" office:value-type="float" office:value="423.5">
            <text:p>423,5</text:p>
          </table:table-cell>
          <table:table-cell table:formula="oooc:=ROUNDDOWN([.C58]+0.5) -0.5" office:value-type="float" office:value="276.5">
            <text:p>276,5</text:p>
          </table:table-cell>
          <table:table-cell office:value-type="float" office:value="1.66">
            <text:p>1,66</text:p>
          </table:table-cell>
          <table:table-cell table:formula="oooc:=ROUNDDOWN([.F58]+1) - 0.5" office:value-type="float" office:value="1.5">
            <text:p>1,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8.782">
            <text:p>188,78</text:p>
          </table:table-cell>
          <table:table-cell office:value-type="float" office:value="283.283">
            <text:p>283,28</text:p>
          </table:table-cell>
          <table:table-cell table:formula="oooc:=ROUNDDOWN([.B59]+0.5) -0.5" office:value-type="float" office:value="188.5">
            <text:p>188,5</text:p>
          </table:table-cell>
          <table:table-cell table:formula="oooc:=ROUNDDOWN([.C59]+0.5) -0.5" office:value-type="float" office:value="282.5">
            <text:p>282,5</text:p>
          </table:table-cell>
          <table:table-cell office:value-type="float" office:value="1.67">
            <text:p>1,67</text:p>
          </table:table-cell>
          <table:table-cell table:formula="oooc:=ROUNDDOWN([.F59]+1) - 0.5" office:value-type="float" office:value="1.5">
            <text:p>1,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56.84">
            <text:p>356,84</text:p>
          </table:table-cell>
          <table:table-cell office:value-type="float" office:value="332.305">
            <text:p>332,31</text:p>
          </table:table-cell>
          <table:table-cell table:formula="oooc:=ROUNDDOWN([.B60]+0.5) -0.5" office:value-type="float" office:value="356.5">
            <text:p>356,5</text:p>
          </table:table-cell>
          <table:table-cell table:formula="oooc:=ROUNDDOWN([.C60]+0.5) -0.5" office:value-type="float" office:value="331.5">
            <text:p>331,5</text:p>
          </table:table-cell>
          <table:table-cell office:value-type="float" office:value="1.68">
            <text:p>1,68</text:p>
          </table:table-cell>
          <table:table-cell table:formula="oooc:=ROUNDDOWN([.F60]+1) - 0.5" office:value-type="float" office:value="1.5">
            <text:p>1,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.5819">
            <text:p>63,58</text:p>
          </table:table-cell>
          <table:table-cell office:value-type="float" office:value="134.637">
            <text:p>134,64</text:p>
          </table:table-cell>
          <table:table-cell table:formula="oooc:=ROUNDDOWN([.B61]+0.5) -0.5" office:value-type="float" office:value="63.5">
            <text:p>63,5</text:p>
          </table:table-cell>
          <table:table-cell table:formula="oooc:=ROUNDDOWN([.C61]+0.5) -0.5" office:value-type="float" office:value="134.5">
            <text:p>134,5</text:p>
          </table:table-cell>
          <table:table-cell office:value-type="float" office:value="1.69">
            <text:p>1,69</text:p>
          </table:table-cell>
          <table:table-cell table:formula="oooc:=ROUNDDOWN([.F61]+1) - 0.5" office:value-type="float" office:value="1.5">
            <text:p>1,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91.87">
            <text:p>391,87</text:p>
          </table:table-cell>
          <table:table-cell office:value-type="float" office:value="257.348">
            <text:p>257,35</text:p>
          </table:table-cell>
          <table:table-cell table:formula="oooc:=ROUNDDOWN([.B62]+0.5) -0.5" office:value-type="float" office:value="391.5">
            <text:p>391,5</text:p>
          </table:table-cell>
          <table:table-cell table:formula="oooc:=ROUNDDOWN([.C62]+0.5) -0.5" office:value-type="float" office:value="256.5">
            <text:p>256,5</text:p>
          </table:table-cell>
          <table:table-cell office:value-type="float" office:value="1.7">
            <text:p>1,7</text:p>
          </table:table-cell>
          <table:table-cell table:formula="oooc:=ROUNDDOWN([.F62]+1) - 0.5" office:value-type="float" office:value="1.5">
            <text:p>1,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4.0454">
            <text:p>74,05</text:p>
          </table:table-cell>
          <table:table-cell office:value-type="float" office:value="258.134">
            <text:p>258,13</text:p>
          </table:table-cell>
          <table:table-cell table:formula="oooc:=ROUNDDOWN([.B63]+0.5) -0.5" office:value-type="float" office:value="73.5">
            <text:p>73,5</text:p>
          </table:table-cell>
          <table:table-cell table:formula="oooc:=ROUNDDOWN([.C63]+0.5) -0.5" office:value-type="float" office:value="257.5">
            <text:p>257,5</text:p>
          </table:table-cell>
          <table:table-cell office:value-type="float" office:value="1.71">
            <text:p>1,71</text:p>
          </table:table-cell>
          <table:table-cell table:formula="oooc:=ROUNDDOWN([.F63]+1) - 0.5" office:value-type="float" office:value="1.5">
            <text:p>1,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26.467">
            <text:p>426,47</text:p>
          </table:table-cell>
          <table:table-cell office:value-type="float" office:value="405.666">
            <text:p>405,67</text:p>
          </table:table-cell>
          <table:table-cell table:formula="oooc:=ROUNDDOWN([.B64]+0.5) -0.5" office:value-type="float" office:value="425.5">
            <text:p>425,5</text:p>
          </table:table-cell>
          <table:table-cell table:formula="oooc:=ROUNDDOWN([.C64]+0.5) -0.5" office:value-type="float" office:value="405.5">
            <text:p>405,5</text:p>
          </table:table-cell>
          <table:table-cell office:value-type="float" office:value="1.72">
            <text:p>1,72</text:p>
          </table:table-cell>
          <table:table-cell table:formula="oooc:=ROUNDDOWN([.F64]+1) - 0.5" office:value-type="float" office:value="1.5">
            <text:p>1,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6.1">
            <text:p>256,1</text:p>
          </table:table-cell>
          <table:table-cell office:value-type="float" office:value="23.6313">
            <text:p>23,63</text:p>
          </table:table-cell>
          <table:table-cell table:formula="oooc:=ROUNDDOWN([.B65]+0.5) -0.5" office:value-type="float" office:value="255.5">
            <text:p>255,5</text:p>
          </table:table-cell>
          <table:table-cell table:formula="oooc:=ROUNDDOWN([.C65]+0.5) -0.5" office:value-type="float" office:value="23.5">
            <text:p>23,5</text:p>
          </table:table-cell>
          <table:table-cell office:value-type="float" office:value="1.73">
            <text:p>1,73</text:p>
          </table:table-cell>
          <table:table-cell table:formula="oooc:=ROUNDDOWN([.F65]+1) - 0.5" office:value-type="float" office:value="1.5">
            <text:p>1,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3.135">
            <text:p>143,14</text:p>
          </table:table-cell>
          <table:table-cell office:value-type="float" office:value="186.893">
            <text:p>186,89</text:p>
          </table:table-cell>
          <table:table-cell table:formula="oooc:=ROUNDDOWN([.B66]+0.5) -0.5" office:value-type="float" office:value="142.5">
            <text:p>142,5</text:p>
          </table:table-cell>
          <table:table-cell table:formula="oooc:=ROUNDDOWN([.C66]+0.5) -0.5" office:value-type="float" office:value="186.5">
            <text:p>186,5</text:p>
          </table:table-cell>
          <table:table-cell office:value-type="float" office:value="1.74">
            <text:p>1,74</text:p>
          </table:table-cell>
          <table:table-cell table:formula="oooc:=ROUNDDOWN([.F66]+1) - 0.5" office:value-type="float" office:value="1.5">
            <text:p>1,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8.205">
            <text:p>488,21</text:p>
          </table:table-cell>
          <table:table-cell office:value-type="float" office:value="162.263">
            <text:p>162,26</text:p>
          </table:table-cell>
          <table:table-cell table:formula="oooc:=ROUNDDOWN([.B67]+0.5) -0.5" office:value-type="float" office:value="487.5">
            <text:p>487,5</text:p>
          </table:table-cell>
          <table:table-cell table:formula="oooc:=ROUNDDOWN([.C67]+0.5) -0.5" office:value-type="float" office:value="161.5">
            <text:p>161,5</text:p>
          </table:table-cell>
          <table:table-cell office:value-type="float" office:value="1.75">
            <text:p>1,75</text:p>
          </table:table-cell>
          <table:table-cell table:formula="oooc:=ROUNDDOWN([.F67]+1) - 0.5" office:value-type="float" office:value="1.5">
            <text:p>1,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62.375">
            <text:p>462,38</text:p>
          </table:table-cell>
          <table:table-cell office:value-type="float" office:value="180.306">
            <text:p>180,31</text:p>
          </table:table-cell>
          <table:table-cell table:formula="oooc:=ROUNDDOWN([.B68]+0.5) -0.5" office:value-type="float" office:value="461.5">
            <text:p>461,5</text:p>
          </table:table-cell>
          <table:table-cell table:formula="oooc:=ROUNDDOWN([.C68]+0.5) -0.5" office:value-type="float" office:value="179.5">
            <text:p>179,5</text:p>
          </table:table-cell>
          <table:table-cell office:value-type="float" office:value="1.76">
            <text:p>1,76</text:p>
          </table:table-cell>
          <table:table-cell table:formula="oooc:=ROUNDDOWN([.F68]+1) - 0.5" office:value-type="float" office:value="1.5">
            <text:p>1,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2.1323">
            <text:p>62,13</text:p>
          </table:table-cell>
          <table:table-cell office:value-type="float" office:value="113.311">
            <text:p>113,31</text:p>
          </table:table-cell>
          <table:table-cell table:formula="oooc:=ROUNDDOWN([.B69]+0.5) -0.5" office:value-type="float" office:value="61.5">
            <text:p>61,5</text:p>
          </table:table-cell>
          <table:table-cell table:formula="oooc:=ROUNDDOWN([.C69]+0.5) -0.5" office:value-type="float" office:value="112.5">
            <text:p>112,5</text:p>
          </table:table-cell>
          <table:table-cell office:value-type="float" office:value="1.77">
            <text:p>1,77</text:p>
          </table:table-cell>
          <table:table-cell table:formula="oooc:=ROUNDDOWN([.F69]+1) - 0.5" office:value-type="float" office:value="1.5">
            <text:p>1,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47.498">
            <text:p>447,5</text:p>
          </table:table-cell>
          <table:table-cell office:value-type="float" office:value="80.0838">
            <text:p>80,08</text:p>
          </table:table-cell>
          <table:table-cell table:formula="oooc:=ROUNDDOWN([.B70]+0.5) -0.5" office:value-type="float" office:value="446.5">
            <text:p>446,5</text:p>
          </table:table-cell>
          <table:table-cell table:formula="oooc:=ROUNDDOWN([.C70]+0.5) -0.5" office:value-type="float" office:value="79.5">
            <text:p>79,5</text:p>
          </table:table-cell>
          <table:table-cell office:value-type="float" office:value="1.78">
            <text:p>1,78</text:p>
          </table:table-cell>
          <table:table-cell table:formula="oooc:=ROUNDDOWN([.F70]+1) - 0.5" office:value-type="float" office:value="1.5">
            <text:p>1,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8.482">
            <text:p>78,48</text:p>
          </table:table-cell>
          <table:table-cell office:value-type="float" office:value="170.074">
            <text:p>170,07</text:p>
          </table:table-cell>
          <table:table-cell table:formula="oooc:=ROUNDDOWN([.B71]+0.5) -0.5" office:value-type="float" office:value="77.5">
            <text:p>77,5</text:p>
          </table:table-cell>
          <table:table-cell table:formula="oooc:=ROUNDDOWN([.C71]+0.5) -0.5" office:value-type="float" office:value="169.5">
            <text:p>169,5</text:p>
          </table:table-cell>
          <table:table-cell office:value-type="float" office:value="1.79">
            <text:p>1,79</text:p>
          </table:table-cell>
          <table:table-cell table:formula="oooc:=ROUNDDOWN([.F71]+1) - 0.5" office:value-type="float" office:value="1.5">
            <text:p>1,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66.726">
            <text:p>466,73</text:p>
          </table:table-cell>
          <table:table-cell office:value-type="float" office:value="273.669">
            <text:p>273,67</text:p>
          </table:table-cell>
          <table:table-cell table:formula="oooc:=ROUNDDOWN([.B72]+0.5) -0.5" office:value-type="float" office:value="466.5">
            <text:p>466,5</text:p>
          </table:table-cell>
          <table:table-cell table:formula="oooc:=ROUNDDOWN([.C72]+0.5) -0.5" office:value-type="float" office:value="273.5">
            <text:p>273,5</text:p>
          </table:table-cell>
          <table:table-cell office:value-type="float" office:value="1.8">
            <text:p>1,8</text:p>
          </table:table-cell>
          <table:table-cell table:formula="oooc:=ROUNDDOWN([.F72]+1) - 0.5" office:value-type="float" office:value="1.5">
            <text:p>1,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96.208">
            <text:p>196,21</text:p>
          </table:table-cell>
          <table:table-cell office:value-type="float" office:value="154.032">
            <text:p>154,03</text:p>
          </table:table-cell>
          <table:table-cell table:formula="oooc:=ROUNDDOWN([.B73]+0.5) -0.5" office:value-type="float" office:value="195.5">
            <text:p>195,5</text:p>
          </table:table-cell>
          <table:table-cell table:formula="oooc:=ROUNDDOWN([.C73]+0.5) -0.5" office:value-type="float" office:value="153.5">
            <text:p>153,5</text:p>
          </table:table-cell>
          <table:table-cell office:value-type="float" office:value="1.81">
            <text:p>1,81</text:p>
          </table:table-cell>
          <table:table-cell table:formula="oooc:=ROUNDDOWN([.F73]+1) - 0.5" office:value-type="float" office:value="1.5">
            <text:p>1,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4.857">
            <text:p>284,86</text:p>
          </table:table-cell>
          <table:table-cell office:value-type="float" office:value="185.014">
            <text:p>185,01</text:p>
          </table:table-cell>
          <table:table-cell table:formula="oooc:=ROUNDDOWN([.B74]+0.5) -0.5" office:value-type="float" office:value="284.5">
            <text:p>284,5</text:p>
          </table:table-cell>
          <table:table-cell table:formula="oooc:=ROUNDDOWN([.C74]+0.5) -0.5" office:value-type="float" office:value="184.5">
            <text:p>184,5</text:p>
          </table:table-cell>
          <table:table-cell office:value-type="float" office:value="1.82">
            <text:p>1,82</text:p>
          </table:table-cell>
          <table:table-cell table:formula="oooc:=ROUNDDOWN([.F74]+1) - 0.5" office:value-type="float" office:value="1.5">
            <text:p>1,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24.219">
            <text:p>424,22</text:p>
          </table:table-cell>
          <table:table-cell office:value-type="float" office:value="276.532">
            <text:p>276,53</text:p>
          </table:table-cell>
          <table:table-cell table:formula="oooc:=ROUNDDOWN([.B75]+0.5) -0.5" office:value-type="float" office:value="423.5">
            <text:p>423,5</text:p>
          </table:table-cell>
          <table:table-cell table:formula="oooc:=ROUNDDOWN([.C75]+0.5) -0.5" office:value-type="float" office:value="276.5">
            <text:p>276,5</text:p>
          </table:table-cell>
          <table:table-cell office:value-type="float" office:value="1.83">
            <text:p>1,83</text:p>
          </table:table-cell>
          <table:table-cell table:formula="oooc:=ROUNDDOWN([.F75]+1) - 0.5" office:value-type="float" office:value="1.5">
            <text:p>1,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.3536">
            <text:p>78,35</text:p>
          </table:table-cell>
          <table:table-cell office:value-type="float" office:value="16.0015">
            <text:p>16</text:p>
          </table:table-cell>
          <table:table-cell table:formula="oooc:=ROUNDDOWN([.B76]+0.5) -0.5" office:value-type="float" office:value="77.5">
            <text:p>77,5</text:p>
          </table:table-cell>
          <table:table-cell table:formula="oooc:=ROUNDDOWN([.C76]+0.5) -0.5" office:value-type="float" office:value="15.5">
            <text:p>15,5</text:p>
          </table:table-cell>
          <table:table-cell office:value-type="float" office:value="1.84">
            <text:p>1,84</text:p>
          </table:table-cell>
          <table:table-cell table:formula="oooc:=ROUNDDOWN([.F76]+1) - 0.5" office:value-type="float" office:value="1.5">
            <text:p>1,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1.506">
            <text:p>181,51</text:p>
          </table:table-cell>
          <table:table-cell office:value-type="float" office:value="98.7288">
            <text:p>98,73</text:p>
          </table:table-cell>
          <table:table-cell table:formula="oooc:=ROUNDDOWN([.B77]+0.5) -0.5" office:value-type="float" office:value="181.5">
            <text:p>181,5</text:p>
          </table:table-cell>
          <table:table-cell table:formula="oooc:=ROUNDDOWN([.C77]+0.5) -0.5" office:value-type="float" office:value="98.5">
            <text:p>98,5</text:p>
          </table:table-cell>
          <table:table-cell office:value-type="float" office:value="1.85">
            <text:p>1,85</text:p>
          </table:table-cell>
          <table:table-cell table:formula="oooc:=ROUNDDOWN([.F77]+1) - 0.5" office:value-type="float" office:value="1.5">
            <text:p>1,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1.5163">
            <text:p>41,52</text:p>
          </table:table-cell>
          <table:table-cell office:value-type="float" office:value="214.156">
            <text:p>214,16</text:p>
          </table:table-cell>
          <table:table-cell table:formula="oooc:=ROUNDDOWN([.B78]+0.5) -0.5" office:value-type="float" office:value="41.5">
            <text:p>41,5</text:p>
          </table:table-cell>
          <table:table-cell table:formula="oooc:=ROUNDDOWN([.C78]+0.5) -0.5" office:value-type="float" office:value="213.5">
            <text:p>213,5</text:p>
          </table:table-cell>
          <table:table-cell office:value-type="float" office:value="1.86">
            <text:p>1,86</text:p>
          </table:table-cell>
          <table:table-cell table:formula="oooc:=ROUNDDOWN([.F78]+1) - 0.5" office:value-type="float" office:value="1.5">
            <text:p>1,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7.175">
            <text:p>117,18</text:p>
          </table:table-cell>
          <table:table-cell office:value-type="float" office:value="78.1791">
            <text:p>78,18</text:p>
          </table:table-cell>
          <table:table-cell table:formula="oooc:=ROUNDDOWN([.B79]+0.5) -0.5" office:value-type="float" office:value="116.5">
            <text:p>116,5</text:p>
          </table:table-cell>
          <table:table-cell table:formula="oooc:=ROUNDDOWN([.C79]+0.5) -0.5" office:value-type="float" office:value="77.5">
            <text:p>77,5</text:p>
          </table:table-cell>
          <table:table-cell office:value-type="float" office:value="1.87">
            <text:p>1,87</text:p>
          </table:table-cell>
          <table:table-cell table:formula="oooc:=ROUNDDOWN([.F79]+1) - 0.5" office:value-type="float" office:value="1.5">
            <text:p>1,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4.6228">
            <text:p>34,62</text:p>
          </table:table-cell>
          <table:table-cell office:value-type="float" office:value="34.0548">
            <text:p>34,05</text:p>
          </table:table-cell>
          <table:table-cell table:formula="oooc:=ROUNDDOWN([.B80]+0.5) -0.5" office:value-type="float" office:value="34.5">
            <text:p>34,5</text:p>
          </table:table-cell>
          <table:table-cell table:formula="oooc:=ROUNDDOWN([.C80]+0.5) -0.5" office:value-type="float" office:value="33.5">
            <text:p>33,5</text:p>
          </table:table-cell>
          <table:table-cell office:value-type="float" office:value="1.88">
            <text:p>1,88</text:p>
          </table:table-cell>
          <table:table-cell table:formula="oooc:=ROUNDDOWN([.F80]+1) - 0.5" office:value-type="float" office:value="1.5">
            <text:p>1,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97.464">
            <text:p>497,46</text:p>
          </table:table-cell>
          <table:table-cell office:value-type="float" office:value="345.329">
            <text:p>345,33</text:p>
          </table:table-cell>
          <table:table-cell table:formula="oooc:=ROUNDDOWN([.B81]+0.5) -0.5" office:value-type="float" office:value="496.5">
            <text:p>496,5</text:p>
          </table:table-cell>
          <table:table-cell table:formula="oooc:=ROUNDDOWN([.C81]+0.5) -0.5" office:value-type="float" office:value="344.5">
            <text:p>344,5</text:p>
          </table:table-cell>
          <table:table-cell office:value-type="float" office:value="1.89">
            <text:p>1,89</text:p>
          </table:table-cell>
          <table:table-cell table:formula="oooc:=ROUNDDOWN([.F81]+1) - 0.5" office:value-type="float" office:value="1.5">
            <text:p>1,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13.878">
            <text:p>413,88</text:p>
          </table:table-cell>
          <table:table-cell office:value-type="float" office:value="0.328743">
            <text:p>0,33</text:p>
          </table:table-cell>
          <table:table-cell table:formula="oooc:=ROUNDDOWN([.B82]+0.5) -0.5" office:value-type="float" office:value="413.5">
            <text:p>413,5</text:p>
          </table:table-cell>
          <table:table-cell table:formula="oooc:=ROUNDDOWN([.C82]+0.5) -0.5" office:value-type="float" office:value="-0.5">
            <text:p>-0,5</text:p>
          </table:table-cell>
          <table:table-cell office:value-type="float" office:value="1.9">
            <text:p>1,9</text:p>
          </table:table-cell>
          <table:table-cell table:formula="oooc:=ROUNDDOWN([.F82]+1) - 0.5" office:value-type="float" office:value="1.5">
            <text:p>1,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6.6671">
            <text:p>96,67</text:p>
          </table:table-cell>
          <table:table-cell office:value-type="float" office:value="192.525">
            <text:p>192,53</text:p>
          </table:table-cell>
          <table:table-cell table:formula="oooc:=ROUNDDOWN([.B83]+0.5) -0.5" office:value-type="float" office:value="96.5">
            <text:p>96,5</text:p>
          </table:table-cell>
          <table:table-cell table:formula="oooc:=ROUNDDOWN([.C83]+0.5) -0.5" office:value-type="float" office:value="192.5">
            <text:p>192,5</text:p>
          </table:table-cell>
          <table:table-cell office:value-type="float" office:value="1.91">
            <text:p>1,91</text:p>
          </table:table-cell>
          <table:table-cell table:formula="oooc:=ROUNDDOWN([.F83]+1) - 0.5" office:value-type="float" office:value="1.5">
            <text:p>1,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1.864">
            <text:p>51,86</text:p>
          </table:table-cell>
          <table:table-cell office:value-type="float" office:value="12.0322">
            <text:p>12,03</text:p>
          </table:table-cell>
          <table:table-cell table:formula="oooc:=ROUNDDOWN([.B84]+0.5) -0.5" office:value-type="float" office:value="51.5">
            <text:p>51,5</text:p>
          </table:table-cell>
          <table:table-cell table:formula="oooc:=ROUNDDOWN([.C84]+0.5) -0.5" office:value-type="float" office:value="11.5">
            <text:p>11,5</text:p>
          </table:table-cell>
          <table:table-cell office:value-type="float" office:value="1.92">
            <text:p>1,92</text:p>
          </table:table-cell>
          <table:table-cell table:formula="oooc:=ROUNDDOWN([.F84]+1) - 0.5" office:value-type="float" office:value="1.5">
            <text:p>1,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2.076">
            <text:p>282,08</text:p>
          </table:table-cell>
          <table:table-cell office:value-type="float" office:value="116.933">
            <text:p>116,93</text:p>
          </table:table-cell>
          <table:table-cell table:formula="oooc:=ROUNDDOWN([.B85]+0.5) -0.5" office:value-type="float" office:value="281.5">
            <text:p>281,5</text:p>
          </table:table-cell>
          <table:table-cell table:formula="oooc:=ROUNDDOWN([.C85]+0.5) -0.5" office:value-type="float" office:value="116.5">
            <text:p>116,5</text:p>
          </table:table-cell>
          <table:table-cell office:value-type="float" office:value="1.93">
            <text:p>1,93</text:p>
          </table:table-cell>
          <table:table-cell table:formula="oooc:=ROUNDDOWN([.F85]+1) - 0.5" office:value-type="float" office:value="1.5">
            <text:p>1,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2.532">
            <text:p>262,53</text:p>
          </table:table-cell>
          <table:table-cell office:value-type="float" office:value="136.158">
            <text:p>136,16</text:p>
          </table:table-cell>
          <table:table-cell table:formula="oooc:=ROUNDDOWN([.B86]+0.5) -0.5" office:value-type="float" office:value="262.5">
            <text:p>262,5</text:p>
          </table:table-cell>
          <table:table-cell table:formula="oooc:=ROUNDDOWN([.C86]+0.5) -0.5" office:value-type="float" office:value="135.5">
            <text:p>135,5</text:p>
          </table:table-cell>
          <table:table-cell office:value-type="float" office:value="1.94">
            <text:p>1,94</text:p>
          </table:table-cell>
          <table:table-cell table:formula="oooc:=ROUNDDOWN([.F86]+1) - 0.5" office:value-type="float" office:value="1.5">
            <text:p>1,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64.526">
            <text:p>364,53</text:p>
          </table:table-cell>
          <table:table-cell office:value-type="float" office:value="220.585">
            <text:p>220,59</text:p>
          </table:table-cell>
          <table:table-cell table:formula="oooc:=ROUNDDOWN([.B87]+0.5) -0.5" office:value-type="float" office:value="364.5">
            <text:p>364,5</text:p>
          </table:table-cell>
          <table:table-cell table:formula="oooc:=ROUNDDOWN([.C87]+0.5) -0.5" office:value-type="float" office:value="220.5">
            <text:p>220,5</text:p>
          </table:table-cell>
          <table:table-cell office:value-type="float" office:value="1.95">
            <text:p>1,95</text:p>
          </table:table-cell>
          <table:table-cell table:formula="oooc:=ROUNDDOWN([.F87]+1) - 0.5" office:value-type="float" office:value="1.5">
            <text:p>1,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9.5">
            <text:p>239,5</text:p>
          </table:table-cell>
          <table:table-cell office:value-type="float" office:value="274.094">
            <text:p>274,09</text:p>
          </table:table-cell>
          <table:table-cell table:formula="oooc:=ROUNDDOWN([.B88]+0.5) -0.5" office:value-type="float" office:value="239.5">
            <text:p>239,5</text:p>
          </table:table-cell>
          <table:table-cell table:formula="oooc:=ROUNDDOWN([.C88]+0.5) -0.5" office:value-type="float" office:value="273.5">
            <text:p>273,5</text:p>
          </table:table-cell>
          <table:table-cell office:value-type="float" office:value="1.96">
            <text:p>1,96</text:p>
          </table:table-cell>
          <table:table-cell table:formula="oooc:=ROUNDDOWN([.F88]+1) - 0.5" office:value-type="float" office:value="1.5">
            <text:p>1,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8.971">
            <text:p>168,97</text:p>
          </table:table-cell>
          <table:table-cell office:value-type="float" office:value="0.513927">
            <text:p>0,51</text:p>
          </table:table-cell>
          <table:table-cell table:formula="oooc:=ROUNDDOWN([.B89]+0.5) -0.5" office:value-type="float" office:value="168.5">
            <text:p>168,5</text:p>
          </table:table-cell>
          <table:table-cell table:formula="oooc:=ROUNDDOWN([.C89]+0.5) -0.5" office:value-type="float" office:value="0.5">
            <text:p>0,5</text:p>
          </table:table-cell>
          <table:table-cell office:value-type="float" office:value="1.97">
            <text:p>1,97</text:p>
          </table:table-cell>
          <table:table-cell table:formula="oooc:=ROUNDDOWN([.F89]+1) - 0.5" office:value-type="float" office:value="1.5">
            <text:p>1,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19.304">
            <text:p>419,3</text:p>
          </table:table-cell>
          <table:table-cell office:value-type="float" office:value="84.8547">
            <text:p>84,85</text:p>
          </table:table-cell>
          <table:table-cell table:formula="oooc:=ROUNDDOWN([.B90]+0.5) -0.5" office:value-type="float" office:value="418.5">
            <text:p>418,5</text:p>
          </table:table-cell>
          <table:table-cell table:formula="oooc:=ROUNDDOWN([.C90]+0.5) -0.5" office:value-type="float" office:value="84.5">
            <text:p>84,5</text:p>
          </table:table-cell>
          <table:table-cell office:value-type="float" office:value="1.98">
            <text:p>1,98</text:p>
          </table:table-cell>
          <table:table-cell table:formula="oooc:=ROUNDDOWN([.F90]+1) - 0.5" office:value-type="float" office:value="1.5">
            <text:p>1,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54.61">
            <text:p>354,61</text:p>
          </table:table-cell>
          <table:table-cell office:value-type="float" office:value="265.169">
            <text:p>265,17</text:p>
          </table:table-cell>
          <table:table-cell table:formula="oooc:=ROUNDDOWN([.B91]+0.5) -0.5" office:value-type="float" office:value="354.5">
            <text:p>354,5</text:p>
          </table:table-cell>
          <table:table-cell table:formula="oooc:=ROUNDDOWN([.C91]+0.5) -0.5" office:value-type="float" office:value="264.5">
            <text:p>264,5</text:p>
          </table:table-cell>
          <table:table-cell office:value-type="float" office:value="1.99">
            <text:p>1,99</text:p>
          </table:table-cell>
          <table:table-cell table:formula="oooc:=ROUNDDOWN([.F91]+1) - 0.5" office:value-type="float" office:value="1.5">
            <text:p>1,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98.497">
            <text:p>298,5</text:p>
          </table:table-cell>
          <table:table-cell office:value-type="float" office:value="20.7511">
            <text:p>20,75</text:p>
          </table:table-cell>
          <table:table-cell table:formula="oooc:=ROUNDDOWN([.B92]+0.5) -0.5" office:value-type="float" office:value="297.5">
            <text:p>297,5</text:p>
          </table:table-cell>
          <table:table-cell table:formula="oooc:=ROUNDDOWN([.C92]+0.5) -0.5" office:value-type="float" office:value="20.5">
            <text:p>20,5</text:p>
          </table:table-cell>
          <table:table-cell table:style-name="ce4" office:value-type="float" office:value="2">
            <text:p>2</text:p>
          </table:table-cell>
          <table:table-cell table:style-name="ce6" table:formula="oooc:=ROUNDDOWN([.F92]+1) - 0.5" office:value-type="float" office:value="2.5">
            <text:p>2,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2.064">
            <text:p>132,06</text:p>
          </table:table-cell>
          <table:table-cell office:value-type="float" office:value="176.376">
            <text:p>176,38</text:p>
          </table:table-cell>
          <table:table-cell table:formula="oooc:=ROUNDDOWN([.B93]+0.5) -0.5" office:value-type="float" office:value="131.5">
            <text:p>131,5</text:p>
          </table:table-cell>
          <table:table-cell table:formula="oooc:=ROUNDDOWN([.C93]+0.5) -0.5" office:value-type="float" office:value="175.5">
            <text:p>175,5</text:p>
          </table:table-cell>
          <table:table-cell office:value-type="float" office:value="2.01">
            <text:p>2,01</text:p>
          </table:table-cell>
          <table:table-cell table:formula="oooc:=ROUNDDOWN([.F93]+1) - 0.5" office:value-type="float" office:value="2.5">
            <text:p>2,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6.8643">
            <text:p>76,86</text:p>
          </table:table-cell>
          <table:table-cell office:value-type="float" office:value="274.159">
            <text:p>274,16</text:p>
          </table:table-cell>
          <table:table-cell table:formula="oooc:=ROUNDDOWN([.B94]+0.5) -0.5" office:value-type="float" office:value="76.5">
            <text:p>76,5</text:p>
          </table:table-cell>
          <table:table-cell table:formula="oooc:=ROUNDDOWN([.C94]+0.5) -0.5" office:value-type="float" office:value="273.5">
            <text:p>273,5</text:p>
          </table:table-cell>
          <table:table-cell office:value-type="float" office:value="2.02">
            <text:p>2,02</text:p>
          </table:table-cell>
          <table:table-cell table:formula="oooc:=ROUNDDOWN([.F94]+1) - 0.5" office:value-type="float" office:value="2.5">
            <text:p>2,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4.71">
            <text:p>474,71</text:p>
          </table:table-cell>
          <table:table-cell office:value-type="float" office:value="9.51262">
            <text:p>9,51</text:p>
          </table:table-cell>
          <table:table-cell table:formula="oooc:=ROUNDDOWN([.B95]+0.5) -0.5" office:value-type="float" office:value="474.5">
            <text:p>474,5</text:p>
          </table:table-cell>
          <table:table-cell table:formula="oooc:=ROUNDDOWN([.C95]+0.5) -0.5" office:value-type="float" office:value="9.5">
            <text:p>9,5</text:p>
          </table:table-cell>
          <table:table-cell office:value-type="float" office:value="2.03">
            <text:p>2,03</text:p>
          </table:table-cell>
          <table:table-cell table:formula="oooc:=ROUNDDOWN([.F95]+1) - 0.5" office:value-type="float" office:value="2.5">
            <text:p>2,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65.546">
            <text:p>365,55</text:p>
          </table:table-cell>
          <table:table-cell office:value-type="float" office:value="40.1413">
            <text:p>40,14</text:p>
          </table:table-cell>
          <table:table-cell table:formula="oooc:=ROUNDDOWN([.B96]+0.5) -0.5" office:value-type="float" office:value="365.5">
            <text:p>365,5</text:p>
          </table:table-cell>
          <table:table-cell table:formula="oooc:=ROUNDDOWN([.C96]+0.5) -0.5" office:value-type="float" office:value="39.5">
            <text:p>39,5</text:p>
          </table:table-cell>
          <table:table-cell office:value-type="float" office:value="2.04">
            <text:p>2,04</text:p>
          </table:table-cell>
          <table:table-cell table:formula="oooc:=ROUNDDOWN([.F96]+1) - 0.5" office:value-type="float" office:value="2.5">
            <text:p>2,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34.125">
            <text:p>34,13</text:p>
          </table:table-cell>
          <table:table-cell table:formula="oooc:=ROUNDDOWN([.B97]+0.5) -0.5" office:value-type="float" office:value="33.5">
            <text:p>33,5</text:p>
          </table:table-cell>
          <table:table-cell table:formula="oooc:=ROUNDDOWN([.C97]+0.5) -0.5" office:value-type="float" office:value="33.5">
            <text:p>33,5</text:p>
          </table:table-cell>
          <table:table-cell office:value-type="float" office:value="2.05">
            <text:p>2,05</text:p>
          </table:table-cell>
          <table:table-cell table:formula="oooc:=ROUNDDOWN([.F97]+1) - 0.5" office:value-type="float" office:value="2.5">
            <text:p>2,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58.855">
            <text:p>458,86</text:p>
          </table:table-cell>
          <table:table-cell office:value-type="float" office:value="136.641">
            <text:p>136,64</text:p>
          </table:table-cell>
          <table:table-cell table:formula="oooc:=ROUNDDOWN([.B98]+0.5) -0.5" office:value-type="float" office:value="458.5">
            <text:p>458,5</text:p>
          </table:table-cell>
          <table:table-cell table:formula="oooc:=ROUNDDOWN([.C98]+0.5) -0.5" office:value-type="float" office:value="136.5">
            <text:p>136,5</text:p>
          </table:table-cell>
          <table:table-cell office:value-type="float" office:value="2.06">
            <text:p>2,06</text:p>
          </table:table-cell>
          <table:table-cell table:formula="oooc:=ROUNDDOWN([.F98]+1) - 0.5" office:value-type="float" office:value="2.5">
            <text:p>2,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3.3116">
            <text:p>73,31</text:p>
          </table:table-cell>
          <table:table-cell office:value-type="float" office:value="40.7475">
            <text:p>40,75</text:p>
          </table:table-cell>
          <table:table-cell table:formula="oooc:=ROUNDDOWN([.B99]+0.5) -0.5" office:value-type="float" office:value="72.5">
            <text:p>72,5</text:p>
          </table:table-cell>
          <table:table-cell table:formula="oooc:=ROUNDDOWN([.C99]+0.5) -0.5" office:value-type="float" office:value="40.5">
            <text:p>40,5</text:p>
          </table:table-cell>
          <table:table-cell office:value-type="float" office:value="2.07">
            <text:p>2,07</text:p>
          </table:table-cell>
          <table:table-cell table:formula="oooc:=ROUNDDOWN([.F99]+1) - 0.5" office:value-type="float" office:value="2.5">
            <text:p>2,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77.145">
            <text:p>477,15</text:p>
          </table:table-cell>
          <table:table-cell office:value-type="float" office:value="2.51759">
            <text:p>2,52</text:p>
          </table:table-cell>
          <table:table-cell table:formula="oooc:=ROUNDDOWN([.B100]+0.5) -0.5" office:value-type="float" office:value="476.5">
            <text:p>476,5</text:p>
          </table:table-cell>
          <table:table-cell table:formula="oooc:=ROUNDDOWN([.C100]+0.5) -0.5" office:value-type="float" office:value="2.5">
            <text:p>2,5</text:p>
          </table:table-cell>
          <table:table-cell office:value-type="float" office:value="2.08">
            <text:p>2,08</text:p>
          </table:table-cell>
          <table:table-cell table:formula="oooc:=ROUNDDOWN([.F100]+1) - 0.5" office:value-type="float" office:value="2.5">
            <text:p>2,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6.702">
            <text:p>136,7</text:p>
          </table:table-cell>
          <table:table-cell office:value-type="float" office:value="129.604">
            <text:p>129,6</text:p>
          </table:table-cell>
          <table:table-cell table:formula="oooc:=ROUNDDOWN([.B101]+0.5) -0.5" office:value-type="float" office:value="136.5">
            <text:p>136,5</text:p>
          </table:table-cell>
          <table:table-cell table:formula="oooc:=ROUNDDOWN([.C101]+0.5) -0.5" office:value-type="float" office:value="129.5">
            <text:p>129,5</text:p>
          </table:table-cell>
          <table:table-cell office:value-type="float" office:value="2.09">
            <text:p>2,09</text:p>
          </table:table-cell>
          <table:table-cell table:formula="oooc:=ROUNDDOWN([.F101]+1) - 0.5" office:value-type="float" office:value="2.5">
            <text:p>2,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09.296">
            <text:p>509,3</text:p>
          </table:table-cell>
          <table:table-cell office:value-type="float" office:value="160.509">
            <text:p>160,51</text:p>
          </table:table-cell>
          <table:table-cell table:formula="oooc:=ROUNDDOWN([.B102]+0.5) -0.5" office:value-type="float" office:value="508.5">
            <text:p>508,5</text:p>
          </table:table-cell>
          <table:table-cell table:formula="oooc:=ROUNDDOWN([.C102]+0.5) -0.5" office:value-type="float" office:value="160.5">
            <text:p>160,5</text:p>
          </table:table-cell>
          <table:table-cell office:value-type="float" office:value="2.1">
            <text:p>2,1</text:p>
          </table:table-cell>
          <table:table-cell table:formula="oooc:=ROUNDDOWN([.F102]+1) - 0.5" office:value-type="float" office:value="2.5">
            <text:p>2,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6.376">
            <text:p>166,38</text:p>
          </table:table-cell>
          <table:table-cell office:value-type="float" office:value="5.07874">
            <text:p>5,08</text:p>
          </table:table-cell>
          <table:table-cell table:formula="oooc:=ROUNDDOWN([.B103]+0.5) -0.5" office:value-type="float" office:value="165.5">
            <text:p>165,5</text:p>
          </table:table-cell>
          <table:table-cell table:formula="oooc:=ROUNDDOWN([.C103]+0.5) -0.5" office:value-type="float" office:value="4.5">
            <text:p>4,5</text:p>
          </table:table-cell>
          <table:table-cell office:value-type="float" office:value="2.11">
            <text:p>2,11</text:p>
          </table:table-cell>
          <table:table-cell table:formula="oooc:=ROUNDDOWN([.F103]+1) - 0.5" office:value-type="float" office:value="2.5">
            <text:p>2,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9.848">
            <text:p>39,85</text:p>
          </table:table-cell>
          <table:table-cell office:value-type="float" office:value="0.652668">
            <text:p>0,65</text:p>
          </table:table-cell>
          <table:table-cell table:formula="oooc:=ROUNDDOWN([.B104]+0.5) -0.5" office:value-type="float" office:value="39.5">
            <text:p>39,5</text:p>
          </table:table-cell>
          <table:table-cell table:formula="oooc:=ROUNDDOWN([.C104]+0.5) -0.5" office:value-type="float" office:value="0.5">
            <text:p>0,5</text:p>
          </table:table-cell>
          <table:table-cell office:value-type="float" office:value="2.12">
            <text:p>2,12</text:p>
          </table:table-cell>
          <table:table-cell table:formula="oooc:=ROUNDDOWN([.F104]+1) - 0.5" office:value-type="float" office:value="2.5">
            <text:p>2,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37.823">
            <text:p>237,82</text:p>
          </table:table-cell>
          <table:table-cell office:value-type="float" office:value="474.831">
            <text:p>474,83</text:p>
          </table:table-cell>
          <table:table-cell table:formula="oooc:=ROUNDDOWN([.B105]+0.5) -0.5" office:value-type="float" office:value="237.5">
            <text:p>237,5</text:p>
          </table:table-cell>
          <table:table-cell table:formula="oooc:=ROUNDDOWN([.C105]+0.5) -0.5" office:value-type="float" office:value="474.5">
            <text:p>474,5</text:p>
          </table:table-cell>
          <table:table-cell office:value-type="float" office:value="2.13">
            <text:p>2,13</text:p>
          </table:table-cell>
          <table:table-cell table:formula="oooc:=ROUNDDOWN([.F105]+1) - 0.5" office:value-type="float" office:value="2.5">
            <text:p>2,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2.974">
            <text:p>232,97</text:p>
          </table:table-cell>
          <table:table-cell office:value-type="float" office:value="295.328">
            <text:p>295,33</text:p>
          </table:table-cell>
          <table:table-cell table:formula="oooc:=ROUNDDOWN([.B106]+0.5) -0.5" office:value-type="float" office:value="232.5">
            <text:p>232,5</text:p>
          </table:table-cell>
          <table:table-cell table:formula="oooc:=ROUNDDOWN([.C106]+0.5) -0.5" office:value-type="float" office:value="294.5">
            <text:p>294,5</text:p>
          </table:table-cell>
          <table:table-cell office:value-type="float" office:value="2.14">
            <text:p>2,14</text:p>
          </table:table-cell>
          <table:table-cell table:formula="oooc:=ROUNDDOWN([.F106]+1) - 0.5" office:value-type="float" office:value="2.5">
            <text:p>2,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79.274">
            <text:p>279,27</text:p>
          </table:table-cell>
          <table:table-cell office:value-type="float" office:value="20.1768">
            <text:p>20,18</text:p>
          </table:table-cell>
          <table:table-cell table:formula="oooc:=ROUNDDOWN([.B107]+0.5) -0.5" office:value-type="float" office:value="278.5">
            <text:p>278,5</text:p>
          </table:table-cell>
          <table:table-cell table:formula="oooc:=ROUNDDOWN([.C107]+0.5) -0.5" office:value-type="float" office:value="19.5">
            <text:p>19,5</text:p>
          </table:table-cell>
          <table:table-cell office:value-type="float" office:value="2.15">
            <text:p>2,15</text:p>
          </table:table-cell>
          <table:table-cell table:formula="oooc:=ROUNDDOWN([.F107]+1) - 0.5" office:value-type="float" office:value="2.5">
            <text:p>2,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4.058">
            <text:p>204,06</text:p>
          </table:table-cell>
          <table:table-cell office:value-type="float" office:value="152.25">
            <text:p>152,25</text:p>
          </table:table-cell>
          <table:table-cell table:formula="oooc:=ROUNDDOWN([.B108]+0.5) -0.5" office:value-type="float" office:value="203.5">
            <text:p>203,5</text:p>
          </table:table-cell>
          <table:table-cell table:formula="oooc:=ROUNDDOWN([.C108]+0.5) -0.5" office:value-type="float" office:value="151.5">
            <text:p>151,5</text:p>
          </table:table-cell>
          <table:table-cell office:value-type="float" office:value="2.16">
            <text:p>2,16</text:p>
          </table:table-cell>
          <table:table-cell table:formula="oooc:=ROUNDDOWN([.F108]+1) - 0.5" office:value-type="float" office:value="2.5">
            <text:p>2,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96.094">
            <text:p>496,09</text:p>
          </table:table-cell>
          <table:table-cell office:value-type="float" office:value="260.641">
            <text:p>260,64</text:p>
          </table:table-cell>
          <table:table-cell table:formula="oooc:=ROUNDDOWN([.B109]+0.5) -0.5" office:value-type="float" office:value="495.5">
            <text:p>495,5</text:p>
          </table:table-cell>
          <table:table-cell table:formula="oooc:=ROUNDDOWN([.C109]+0.5) -0.5" office:value-type="float" office:value="260.5">
            <text:p>260,5</text:p>
          </table:table-cell>
          <table:table-cell office:value-type="float" office:value="2.17">
            <text:p>2,17</text:p>
          </table:table-cell>
          <table:table-cell table:formula="oooc:=ROUNDDOWN([.F109]+1) - 0.5" office:value-type="float" office:value="2.5">
            <text:p>2,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.5856">
            <text:p>22,59</text:p>
          </table:table-cell>
          <table:table-cell office:value-type="float" office:value="260.159">
            <text:p>260,16</text:p>
          </table:table-cell>
          <table:table-cell table:formula="oooc:=ROUNDDOWN([.B110]+0.5) -0.5" office:value-type="float" office:value="22.5">
            <text:p>22,5</text:p>
          </table:table-cell>
          <table:table-cell table:formula="oooc:=ROUNDDOWN([.C110]+0.5) -0.5" office:value-type="float" office:value="259.5">
            <text:p>259,5</text:p>
          </table:table-cell>
          <table:table-cell office:value-type="float" office:value="2.18">
            <text:p>2,18</text:p>
          </table:table-cell>
          <table:table-cell table:formula="oooc:=ROUNDDOWN([.F110]+1) - 0.5" office:value-type="float" office:value="2.5">
            <text:p>2,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9.25">
            <text:p>259,25</text:p>
          </table:table-cell>
          <table:table-cell office:value-type="float" office:value="54.1598">
            <text:p>54,16</text:p>
          </table:table-cell>
          <table:table-cell table:formula="oooc:=ROUNDDOWN([.B111]+0.5) -0.5" office:value-type="float" office:value="258.5">
            <text:p>258,5</text:p>
          </table:table-cell>
          <table:table-cell table:formula="oooc:=ROUNDDOWN([.C111]+0.5) -0.5" office:value-type="float" office:value="53.5">
            <text:p>53,5</text:p>
          </table:table-cell>
          <table:table-cell office:value-type="float" office:value="2.19">
            <text:p>2,19</text:p>
          </table:table-cell>
          <table:table-cell table:formula="oooc:=ROUNDDOWN([.F111]+1) - 0.5" office:value-type="float" office:value="2.5">
            <text:p>2,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52.915">
            <text:p>352,92</text:p>
          </table:table-cell>
          <table:table-cell office:value-type="float" office:value="152.313">
            <text:p>152,31</text:p>
          </table:table-cell>
          <table:table-cell table:formula="oooc:=ROUNDDOWN([.B112]+0.5) -0.5" office:value-type="float" office:value="352.5">
            <text:p>352,5</text:p>
          </table:table-cell>
          <table:table-cell table:formula="oooc:=ROUNDDOWN([.C112]+0.5) -0.5" office:value-type="float" office:value="151.5">
            <text:p>151,5</text:p>
          </table:table-cell>
          <table:table-cell office:value-type="float" office:value="2.2">
            <text:p>2,2</text:p>
          </table:table-cell>
          <table:table-cell table:formula="oooc:=ROUNDDOWN([.F112]+1) - 0.5" office:value-type="float" office:value="2.5">
            <text:p>2,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07.009">
            <text:p>507,01</text:p>
          </table:table-cell>
          <table:table-cell office:value-type="float" office:value="214.067">
            <text:p>214,07</text:p>
          </table:table-cell>
          <table:table-cell table:formula="oooc:=ROUNDDOWN([.B113]+0.5) -0.5" office:value-type="float" office:value="506.5">
            <text:p>506,5</text:p>
          </table:table-cell>
          <table:table-cell table:formula="oooc:=ROUNDDOWN([.C113]+0.5) -0.5" office:value-type="float" office:value="213.5">
            <text:p>213,5</text:p>
          </table:table-cell>
          <table:table-cell office:value-type="float" office:value="2.21">
            <text:p>2,21</text:p>
          </table:table-cell>
          <table:table-cell table:formula="oooc:=ROUNDDOWN([.F113]+1) - 0.5" office:value-type="float" office:value="2.5">
            <text:p>2,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42.884">
            <text:p>442,88</text:p>
          </table:table-cell>
          <table:table-cell office:value-type="float" office:value="160.071">
            <text:p>160,07</text:p>
          </table:table-cell>
          <table:table-cell table:formula="oooc:=ROUNDDOWN([.B114]+0.5) -0.5" office:value-type="float" office:value="442.5">
            <text:p>442,5</text:p>
          </table:table-cell>
          <table:table-cell table:formula="oooc:=ROUNDDOWN([.C114]+0.5) -0.5" office:value-type="float" office:value="159.5">
            <text:p>159,5</text:p>
          </table:table-cell>
          <table:table-cell office:value-type="float" office:value="2.22">
            <text:p>2,22</text:p>
          </table:table-cell>
          <table:table-cell table:formula="oooc:=ROUNDDOWN([.F114]+1) - 0.5" office:value-type="float" office:value="2.5">
            <text:p>2,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1.249">
            <text:p>231,25</text:p>
          </table:table-cell>
          <table:table-cell office:value-type="float" office:value="8.00916">
            <text:p>8,01</text:p>
          </table:table-cell>
          <table:table-cell table:formula="oooc:=ROUNDDOWN([.B115]+0.5) -0.5" office:value-type="float" office:value="230.5">
            <text:p>230,5</text:p>
          </table:table-cell>
          <table:table-cell table:formula="oooc:=ROUNDDOWN([.C115]+0.5) -0.5" office:value-type="float" office:value="7.5">
            <text:p>7,5</text:p>
          </table:table-cell>
          <table:table-cell office:value-type="float" office:value="2.23">
            <text:p>2,23</text:p>
          </table:table-cell>
          <table:table-cell table:formula="oooc:=ROUNDDOWN([.F115]+1) - 0.5" office:value-type="float" office:value="2.5">
            <text:p>2,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11.202">
            <text:p>211,2</text:p>
          </table:table-cell>
          <table:table-cell office:value-type="float" office:value="226.637">
            <text:p>226,64</text:p>
          </table:table-cell>
          <table:table-cell table:formula="oooc:=ROUNDDOWN([.B116]+0.5) -0.5" office:value-type="float" office:value="210.5">
            <text:p>210,5</text:p>
          </table:table-cell>
          <table:table-cell table:formula="oooc:=ROUNDDOWN([.C116]+0.5) -0.5" office:value-type="float" office:value="226.5">
            <text:p>226,5</text:p>
          </table:table-cell>
          <table:table-cell office:value-type="float" office:value="2.24">
            <text:p>2,24</text:p>
          </table:table-cell>
          <table:table-cell table:formula="oooc:=ROUNDDOWN([.F116]+1) - 0.5" office:value-type="float" office:value="2.5">
            <text:p>2,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04.358">
            <text:p>404,36</text:p>
          </table:table-cell>
          <table:table-cell office:value-type="float" office:value="20.6604">
            <text:p>20,66</text:p>
          </table:table-cell>
          <table:table-cell table:formula="oooc:=ROUNDDOWN([.B117]+0.5) -0.5" office:value-type="float" office:value="403.5">
            <text:p>403,5</text:p>
          </table:table-cell>
          <table:table-cell table:formula="oooc:=ROUNDDOWN([.C117]+0.5) -0.5" office:value-type="float" office:value="20.5">
            <text:p>20,5</text:p>
          </table:table-cell>
          <table:table-cell office:value-type="float" office:value="2.25">
            <text:p>2,25</text:p>
          </table:table-cell>
          <table:table-cell table:formula="oooc:=ROUNDDOWN([.F117]+1) - 0.5" office:value-type="float" office:value="2.5">
            <text:p>2,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69.557">
            <text:p>269,56</text:p>
          </table:table-cell>
          <table:table-cell office:value-type="float" office:value="299.316">
            <text:p>299,32</text:p>
          </table:table-cell>
          <table:table-cell table:formula="oooc:=ROUNDDOWN([.B118]+0.5) -0.5" office:value-type="float" office:value="269.5">
            <text:p>269,5</text:p>
          </table:table-cell>
          <table:table-cell table:formula="oooc:=ROUNDDOWN([.C118]+0.5) -0.5" office:value-type="float" office:value="298.5">
            <text:p>298,5</text:p>
          </table:table-cell>
          <table:table-cell office:value-type="float" office:value="2.26">
            <text:p>2,26</text:p>
          </table:table-cell>
          <table:table-cell table:formula="oooc:=ROUNDDOWN([.F118]+1) - 0.5" office:value-type="float" office:value="2.5">
            <text:p>2,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1.333">
            <text:p>341,33</text:p>
          </table:table-cell>
          <table:table-cell office:value-type="float" office:value="0.0000460744">
            <text:p>0</text:p>
          </table:table-cell>
          <table:table-cell table:formula="oooc:=ROUNDDOWN([.B119]+0.5) -0.5" office:value-type="float" office:value="340.5">
            <text:p>340,5</text:p>
          </table:table-cell>
          <table:table-cell table:formula="oooc:=ROUNDDOWN([.C119]+0.5) -0.5" office:value-type="float" office:value="-0.5">
            <text:p>-0,5</text:p>
          </table:table-cell>
          <table:table-cell office:value-type="float" office:value="2.27">
            <text:p>2,27</text:p>
          </table:table-cell>
          <table:table-cell table:formula="oooc:=ROUNDDOWN([.F119]+1) - 0.5" office:value-type="float" office:value="2.5">
            <text:p>2,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43.733">
            <text:p>443,73</text:p>
          </table:table-cell>
          <table:table-cell office:value-type="float" office:value="273.067">
            <text:p>273,07</text:p>
          </table:table-cell>
          <table:table-cell table:formula="oooc:=ROUNDDOWN([.B120]+0.5) -0.5" office:value-type="float" office:value="443.5">
            <text:p>443,5</text:p>
          </table:table-cell>
          <table:table-cell table:formula="oooc:=ROUNDDOWN([.C120]+0.5) -0.5" office:value-type="float" office:value="272.5">
            <text:p>272,5</text:p>
          </table:table-cell>
          <table:table-cell office:value-type="float" office:value="2.28">
            <text:p>2,28</text:p>
          </table:table-cell>
          <table:table-cell table:formula="oooc:=ROUNDDOWN([.F120]+1) - 0.5" office:value-type="float" office:value="2.5">
            <text:p>2,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59.349">
            <text:p>259,35</text:p>
          </table:table-cell>
          <table:table-cell office:value-type="float" office:value="43.0987">
            <text:p>43,1</text:p>
          </table:table-cell>
          <table:table-cell table:formula="oooc:=ROUNDDOWN([.B121]+0.5) -0.5" office:value-type="float" office:value="258.5">
            <text:p>258,5</text:p>
          </table:table-cell>
          <table:table-cell table:formula="oooc:=ROUNDDOWN([.C121]+0.5) -0.5" office:value-type="float" office:value="42.5">
            <text:p>42,5</text:p>
          </table:table-cell>
          <table:table-cell office:value-type="float" office:value="2.29">
            <text:p>2,29</text:p>
          </table:table-cell>
          <table:table-cell table:formula="oooc:=ROUNDDOWN([.F121]+1) - 0.5" office:value-type="float" office:value="2.5">
            <text:p>2,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88.531">
            <text:p>388,53</text:p>
          </table:table-cell>
          <table:table-cell office:value-type="float" office:value="352.669">
            <text:p>352,67</text:p>
          </table:table-cell>
          <table:table-cell table:formula="oooc:=ROUNDDOWN([.B122]+0.5) -0.5" office:value-type="float" office:value="388.5">
            <text:p>388,5</text:p>
          </table:table-cell>
          <table:table-cell table:formula="oooc:=ROUNDDOWN([.C122]+0.5) -0.5" office:value-type="float" office:value="352.5">
            <text:p>352,5</text:p>
          </table:table-cell>
          <table:table-cell office:value-type="float" office:value="2.3">
            <text:p>2,3</text:p>
          </table:table-cell>
          <table:table-cell table:formula="oooc:=ROUNDDOWN([.F122]+1) - 0.5" office:value-type="float" office:value="2.5">
            <text:p>2,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70.615">
            <text:p>370,62</text:p>
          </table:table-cell>
          <table:table-cell office:value-type="float" office:value="172">
            <text:p>172</text:p>
          </table:table-cell>
          <table:table-cell table:formula="oooc:=ROUNDDOWN([.B123]+0.5) -0.5" office:value-type="float" office:value="370.5">
            <text:p>370,5</text:p>
          </table:table-cell>
          <table:table-cell table:formula="oooc:=ROUNDDOWN([.C123]+0.5) -0.5" office:value-type="float" office:value="171.5">
            <text:p>171,5</text:p>
          </table:table-cell>
          <table:table-cell office:value-type="float" office:value="2.31">
            <text:p>2,31</text:p>
          </table:table-cell>
          <table:table-cell table:formula="oooc:=ROUNDDOWN([.F123]+1) - 0.5" office:value-type="float" office:value="2.5">
            <text:p>2,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1.2605">
            <text:p>61,26</text:p>
          </table:table-cell>
          <table:table-cell office:value-type="float" office:value="0.250061">
            <text:p>0,25</text:p>
          </table:table-cell>
          <table:table-cell table:formula="oooc:=ROUNDDOWN([.B124]+0.5) -0.5" office:value-type="float" office:value="60.5">
            <text:p>60,5</text:p>
          </table:table-cell>
          <table:table-cell table:formula="oooc:=ROUNDDOWN([.C124]+0.5) -0.5" office:value-type="float" office:value="-0.5">
            <text:p>-0,5</text:p>
          </table:table-cell>
          <table:table-cell office:value-type="float" office:value="2.32">
            <text:p>2,32</text:p>
          </table:table-cell>
          <table:table-cell table:formula="oooc:=ROUNDDOWN([.F124]+1) - 0.5" office:value-type="float" office:value="2.5">
            <text:p>2,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9.568">
            <text:p>159,57</text:p>
          </table:table-cell>
          <table:table-cell office:value-type="float" office:value="157.88">
            <text:p>157,88</text:p>
          </table:table-cell>
          <table:table-cell table:formula="oooc:=ROUNDDOWN([.B125]+0.5) -0.5" office:value-type="float" office:value="159.5">
            <text:p>159,5</text:p>
          </table:table-cell>
          <table:table-cell table:formula="oooc:=ROUNDDOWN([.C125]+0.5) -0.5" office:value-type="float" office:value="157.5">
            <text:p>157,5</text:p>
          </table:table-cell>
          <table:table-cell office:value-type="float" office:value="2.33">
            <text:p>2,33</text:p>
          </table:table-cell>
          <table:table-cell table:formula="oooc:=ROUNDDOWN([.F125]+1) - 0.5" office:value-type="float" office:value="2.5">
            <text:p>2,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86.596">
            <text:p>386,6</text:p>
          </table:table-cell>
          <table:table-cell office:value-type="float" office:value="370.606">
            <text:p>370,61</text:p>
          </table:table-cell>
          <table:table-cell table:formula="oooc:=ROUNDDOWN([.B126]+0.5) -0.5" office:value-type="float" office:value="386.5">
            <text:p>386,5</text:p>
          </table:table-cell>
          <table:table-cell table:formula="oooc:=ROUNDDOWN([.C126]+0.5) -0.5" office:value-type="float" office:value="370.5">
            <text:p>370,5</text:p>
          </table:table-cell>
          <table:table-cell office:value-type="float" office:value="2.34">
            <text:p>2,34</text:p>
          </table:table-cell>
          <table:table-cell table:formula="oooc:=ROUNDDOWN([.F126]+1) - 0.5" office:value-type="float" office:value="2.5">
            <text:p>2,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21.105">
            <text:p>421,11</text:p>
          </table:table-cell>
          <table:table-cell office:value-type="float" office:value="65.0221">
            <text:p>65,02</text:p>
          </table:table-cell>
          <table:table-cell table:formula="oooc:=ROUNDDOWN([.B127]+0.5) -0.5" office:value-type="float" office:value="420.5">
            <text:p>420,5</text:p>
          </table:table-cell>
          <table:table-cell table:formula="oooc:=ROUNDDOWN([.C127]+0.5) -0.5" office:value-type="float" office:value="64.5">
            <text:p>64,5</text:p>
          </table:table-cell>
          <table:table-cell office:value-type="float" office:value="2.35">
            <text:p>2,35</text:p>
          </table:table-cell>
          <table:table-cell table:formula="oooc:=ROUNDDOWN([.F127]+1) - 0.5" office:value-type="float" office:value="2.5">
            <text:p>2,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72.889">
            <text:p>372,89</text:p>
          </table:table-cell>
          <table:table-cell office:value-type="float" office:value="210.684">
            <text:p>210,68</text:p>
          </table:table-cell>
          <table:table-cell table:formula="oooc:=ROUNDDOWN([.B128]+0.5) -0.5" office:value-type="float" office:value="372.5">
            <text:p>372,5</text:p>
          </table:table-cell>
          <table:table-cell table:formula="oooc:=ROUNDDOWN([.C128]+0.5) -0.5" office:value-type="float" office:value="210.5">
            <text:p>210,5</text:p>
          </table:table-cell>
          <table:table-cell office:value-type="float" office:value="2.36">
            <text:p>2,36</text:p>
          </table:table-cell>
          <table:table-cell table:formula="oooc:=ROUNDDOWN([.F128]+1) - 0.5" office:value-type="float" office:value="2.5">
            <text:p>2,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9.263">
            <text:p>159,26</text:p>
          </table:table-cell>
          <table:table-cell office:value-type="float" office:value="0.29067">
            <text:p>0,29</text:p>
          </table:table-cell>
          <table:table-cell table:formula="oooc:=ROUNDDOWN([.B129]+0.5) -0.5" office:value-type="float" office:value="158.5">
            <text:p>158,5</text:p>
          </table:table-cell>
          <table:table-cell table:formula="oooc:=ROUNDDOWN([.C129]+0.5) -0.5" office:value-type="float" office:value="-0.5">
            <text:p>-0,5</text:p>
          </table:table-cell>
          <table:table-cell office:value-type="float" office:value="2.37">
            <text:p>2,37</text:p>
          </table:table-cell>
          <table:table-cell table:formula="oooc:=ROUNDDOWN([.F129]+1) - 0.5" office:value-type="float" office:value="2.5">
            <text:p>2,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3.775">
            <text:p>183,78</text:p>
          </table:table-cell>
          <table:table-cell office:value-type="float" office:value="140.821">
            <text:p>140,82</text:p>
          </table:table-cell>
          <table:table-cell table:formula="oooc:=ROUNDDOWN([.B130]+0.5) -0.5" office:value-type="float" office:value="183.5">
            <text:p>183,5</text:p>
          </table:table-cell>
          <table:table-cell table:formula="oooc:=ROUNDDOWN([.C130]+0.5) -0.5" office:value-type="float" office:value="140.5">
            <text:p>140,5</text:p>
          </table:table-cell>
          <table:table-cell office:value-type="float" office:value="2.38">
            <text:p>2,38</text:p>
          </table:table-cell>
          <table:table-cell table:formula="oooc:=ROUNDDOWN([.F130]+1) - 0.5" office:value-type="float" office:value="2.5">
            <text:p>2,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89.672">
            <text:p>389,67</text:p>
          </table:table-cell>
          <table:table-cell office:value-type="float" office:value="266.634">
            <text:p>266,63</text:p>
          </table:table-cell>
          <table:table-cell table:formula="oooc:=ROUNDDOWN([.B131]+0.5) -0.5" office:value-type="float" office:value="389.5">
            <text:p>389,5</text:p>
          </table:table-cell>
          <table:table-cell table:formula="oooc:=ROUNDDOWN([.C131]+0.5) -0.5" office:value-type="float" office:value="266.5">
            <text:p>266,5</text:p>
          </table:table-cell>
          <table:table-cell office:value-type="float" office:value="2.39">
            <text:p>2,39</text:p>
          </table:table-cell>
          <table:table-cell table:formula="oooc:=ROUNDDOWN([.F131]+1) - 0.5" office:value-type="float" office:value="2.5">
            <text:p>2,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85.371">
            <text:p>485,37</text:p>
          </table:table-cell>
          <table:table-cell office:value-type="float" office:value="235.168">
            <text:p>235,17</text:p>
          </table:table-cell>
          <table:table-cell table:formula="oooc:=ROUNDDOWN([.B132]+0.5) -0.5" office:value-type="float" office:value="484.5">
            <text:p>484,5</text:p>
          </table:table-cell>
          <table:table-cell table:formula="oooc:=ROUNDDOWN([.C132]+0.5) -0.5" office:value-type="float" office:value="234.5">
            <text:p>234,5</text:p>
          </table:table-cell>
          <table:table-cell office:value-type="float" office:value="2.4">
            <text:p>2,4</text:p>
          </table:table-cell>
          <table:table-cell table:formula="oooc:=ROUNDDOWN([.F132]+1) - 0.5" office:value-type="float" office:value="2.5">
            <text:p>2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66.709">
            <text:p>466,71</text:p>
          </table:table-cell>
          <table:table-cell office:value-type="float" office:value="37.1342">
            <text:p>37,13</text:p>
          </table:table-cell>
          <table:table-cell table:formula="oooc:=ROUNDDOWN([.B133]+0.5) -0.5" office:value-type="float" office:value="466.5">
            <text:p>466,5</text:p>
          </table:table-cell>
          <table:table-cell table:formula="oooc:=ROUNDDOWN([.C133]+0.5) -0.5" office:value-type="float" office:value="36.5">
            <text:p>36,5</text:p>
          </table:table-cell>
          <table:table-cell office:value-type="float" office:value="2.41">
            <text:p>2,41</text:p>
          </table:table-cell>
          <table:table-cell table:formula="oooc:=ROUNDDOWN([.F133]+1) - 0.5" office:value-type="float" office:value="2.5">
            <text:p>2,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7.3408">
            <text:p>37,34</text:p>
          </table:table-cell>
          <table:table-cell office:value-type="float" office:value="218.825">
            <text:p>218,83</text:p>
          </table:table-cell>
          <table:table-cell table:formula="oooc:=ROUNDDOWN([.B134]+0.5) -0.5" office:value-type="float" office:value="36.5">
            <text:p>36,5</text:p>
          </table:table-cell>
          <table:table-cell table:formula="oooc:=ROUNDDOWN([.C134]+0.5) -0.5" office:value-type="float" office:value="218.5">
            <text:p>218,5</text:p>
          </table:table-cell>
          <table:table-cell office:value-type="float" office:value="2.42">
            <text:p>2,42</text:p>
          </table:table-cell>
          <table:table-cell table:formula="oooc:=ROUNDDOWN([.F134]+1) - 0.5" office:value-type="float" office:value="2.5">
            <text:p>2,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.9787">
            <text:p>1,98</text:p>
          </table:table-cell>
          <table:table-cell office:value-type="float" office:value="3.00989">
            <text:p>3,01</text:p>
          </table:table-cell>
          <table:table-cell table:formula="oooc:=ROUNDDOWN([.B135]+0.5) -0.5" office:value-type="float" office:value="1.5">
            <text:p>1,5</text:p>
          </table:table-cell>
          <table:table-cell table:formula="oooc:=ROUNDDOWN([.C135]+0.5) -0.5" office:value-type="float" office:value="2.5">
            <text:p>2,5</text:p>
          </table:table-cell>
          <table:table-cell office:value-type="float" office:value="2.43">
            <text:p>2,43</text:p>
          </table:table-cell>
          <table:table-cell table:formula="oooc:=ROUNDDOWN([.F135]+1) - 0.5" office:value-type="float" office:value="2.5">
            <text:p>2,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7.108">
            <text:p>257,11</text:p>
          </table:table-cell>
          <table:table-cell office:value-type="float" office:value="321.024">
            <text:p>321,02</text:p>
          </table:table-cell>
          <table:table-cell table:formula="oooc:=ROUNDDOWN([.B136]+0.5) -0.5" office:value-type="float" office:value="256.5">
            <text:p>256,5</text:p>
          </table:table-cell>
          <table:table-cell table:formula="oooc:=ROUNDDOWN([.C136]+0.5) -0.5" office:value-type="float" office:value="320.5">
            <text:p>320,5</text:p>
          </table:table-cell>
          <table:table-cell office:value-type="float" office:value="2.44">
            <text:p>2,44</text:p>
          </table:table-cell>
          <table:table-cell table:formula="oooc:=ROUNDDOWN([.F136]+1) - 0.5" office:value-type="float" office:value="2.5">
            <text:p>2,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49.045">
            <text:p>349,05</text:p>
          </table:table-cell>
          <table:table-cell office:value-type="float" office:value="333.784">
            <text:p>333,78</text:p>
          </table:table-cell>
          <table:table-cell table:formula="oooc:=ROUNDDOWN([.B137]+0.5) -0.5" office:value-type="float" office:value="348.5">
            <text:p>348,5</text:p>
          </table:table-cell>
          <table:table-cell table:formula="oooc:=ROUNDDOWN([.C137]+0.5) -0.5" office:value-type="float" office:value="333.5">
            <text:p>333,5</text:p>
          </table:table-cell>
          <table:table-cell office:value-type="float" office:value="2.45">
            <text:p>2,45</text:p>
          </table:table-cell>
          <table:table-cell table:formula="oooc:=ROUNDDOWN([.F137]+1) - 0.5" office:value-type="float" office:value="2.5">
            <text:p>2,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2.189">
            <text:p>172,19</text:p>
          </table:table-cell>
          <table:table-cell office:value-type="float" office:value="28.447">
            <text:p>28,45</text:p>
          </table:table-cell>
          <table:table-cell table:formula="oooc:=ROUNDDOWN([.B138]+0.5) -0.5" office:value-type="float" office:value="171.5">
            <text:p>171,5</text:p>
          </table:table-cell>
          <table:table-cell table:formula="oooc:=ROUNDDOWN([.C138]+0.5) -0.5" office:value-type="float" office:value="27.5">
            <text:p>27,5</text:p>
          </table:table-cell>
          <table:table-cell office:value-type="float" office:value="2.46">
            <text:p>2,46</text:p>
          </table:table-cell>
          <table:table-cell table:formula="oooc:=ROUNDDOWN([.F138]+1) - 0.5" office:value-type="float" office:value="2.5">
            <text:p>2,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3.744">
            <text:p>133,74</text:p>
          </table:table-cell>
          <table:table-cell office:value-type="float" office:value="42.0685">
            <text:p>42,07</text:p>
          </table:table-cell>
          <table:table-cell table:formula="oooc:=ROUNDDOWN([.B139]+0.5) -0.5" office:value-type="float" office:value="133.5">
            <text:p>133,5</text:p>
          </table:table-cell>
          <table:table-cell table:formula="oooc:=ROUNDDOWN([.C139]+0.5) -0.5" office:value-type="float" office:value="41.5">
            <text:p>41,5</text:p>
          </table:table-cell>
          <table:table-cell office:value-type="float" office:value="2.47">
            <text:p>2,47</text:p>
          </table:table-cell>
          <table:table-cell table:formula="oooc:=ROUNDDOWN([.F139]+1) - 0.5" office:value-type="float" office:value="2.5">
            <text:p>2,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9.906">
            <text:p>209,91</text:p>
          </table:table-cell>
          <table:table-cell office:value-type="float" office:value="170.362">
            <text:p>170,36</text:p>
          </table:table-cell>
          <table:table-cell table:formula="oooc:=ROUNDDOWN([.B140]+0.5) -0.5" office:value-type="float" office:value="209.5">
            <text:p>209,5</text:p>
          </table:table-cell>
          <table:table-cell table:formula="oooc:=ROUNDDOWN([.C140]+0.5) -0.5" office:value-type="float" office:value="169.5">
            <text:p>169,5</text:p>
          </table:table-cell>
          <table:table-cell office:value-type="float" office:value="2.48">
            <text:p>2,48</text:p>
          </table:table-cell>
          <table:table-cell table:formula="oooc:=ROUNDDOWN([.F140]+1) - 0.5" office:value-type="float" office:value="2.5">
            <text:p>2,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2.577">
            <text:p>282,58</text:p>
          </table:table-cell>
          <table:table-cell office:value-type="float" office:value="20.0021">
            <text:p>20</text:p>
          </table:table-cell>
          <table:table-cell table:formula="oooc:=ROUNDDOWN([.B141]+0.5) -0.5" office:value-type="float" office:value="282.5">
            <text:p>282,5</text:p>
          </table:table-cell>
          <table:table-cell table:formula="oooc:=ROUNDDOWN([.C141]+0.5) -0.5" office:value-type="float" office:value="19.5">
            <text:p>19,5</text:p>
          </table:table-cell>
          <table:table-cell office:value-type="float" office:value="2.49">
            <text:p>2,49</text:p>
          </table:table-cell>
          <table:table-cell table:formula="oooc:=ROUNDDOWN([.F141]+1) - 0.5" office:value-type="float" office:value="2.5">
            <text:p>2,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31.928">
            <text:p>431,93</text:p>
          </table:table-cell>
          <table:table-cell office:value-type="float" office:value="100.123">
            <text:p>100,12</text:p>
          </table:table-cell>
          <table:table-cell table:formula="oooc:=ROUNDDOWN([.B142]+0.5) -0.5" office:value-type="float" office:value="431.5">
            <text:p>431,5</text:p>
          </table:table-cell>
          <table:table-cell table:formula="oooc:=ROUNDDOWN([.C142]+0.5) -0.5" office:value-type="float" office:value="99.5">
            <text:p>99,5</text:p>
          </table:table-cell>
          <table:table-cell office:value-type="float" office:value="2.5">
            <text:p>2,5</text:p>
          </table:table-cell>
          <table:table-cell table:formula="oooc:=ROUNDDOWN([.F142]+1) - 0.5" office:value-type="float" office:value="2.5">
            <text:p>2,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0.966">
            <text:p>100,97</text:p>
          </table:table-cell>
          <table:table-cell office:value-type="float" office:value="1.55082">
            <text:p>1,55</text:p>
          </table:table-cell>
          <table:table-cell table:formula="oooc:=ROUNDDOWN([.B143]+0.5) -0.5" office:value-type="float" office:value="100.5">
            <text:p>100,5</text:p>
          </table:table-cell>
          <table:table-cell table:formula="oooc:=ROUNDDOWN([.C143]+0.5) -0.5" office:value-type="float" office:value="1.5">
            <text:p>1,5</text:p>
          </table:table-cell>
          <table:table-cell office:value-type="float" office:value="2.51">
            <text:p>2,51</text:p>
          </table:table-cell>
          <table:table-cell table:formula="oooc:=ROUNDDOWN([.F143]+1) - 0.5" office:value-type="float" office:value="2.5">
            <text:p>2,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37.333">
            <text:p>337,33</text:p>
          </table:table-cell>
          <table:table-cell office:value-type="float" office:value="277.067">
            <text:p>277,07</text:p>
          </table:table-cell>
          <table:table-cell table:formula="oooc:=ROUNDDOWN([.B144]+0.5) -0.5" office:value-type="float" office:value="336.5">
            <text:p>336,5</text:p>
          </table:table-cell>
          <table:table-cell table:formula="oooc:=ROUNDDOWN([.C144]+0.5) -0.5" office:value-type="float" office:value="276.5">
            <text:p>276,5</text:p>
          </table:table-cell>
          <table:table-cell office:value-type="float" office:value="2.52">
            <text:p>2,52</text:p>
          </table:table-cell>
          <table:table-cell table:formula="oooc:=ROUNDDOWN([.F144]+1) - 0.5" office:value-type="float" office:value="2.5">
            <text:p>2,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.2835">
            <text:p>14,28</text:p>
          </table:table-cell>
          <table:table-cell office:value-type="float" office:value="268.506">
            <text:p>268,51</text:p>
          </table:table-cell>
          <table:table-cell table:formula="oooc:=ROUNDDOWN([.B145]+0.5) -0.5" office:value-type="float" office:value="13.5">
            <text:p>13,5</text:p>
          </table:table-cell>
          <table:table-cell table:formula="oooc:=ROUNDDOWN([.C145]+0.5) -0.5" office:value-type="float" office:value="268.5">
            <text:p>268,5</text:p>
          </table:table-cell>
          <table:table-cell office:value-type="float" office:value="2.53">
            <text:p>2,53</text:p>
          </table:table-cell>
          <table:table-cell table:formula="oooc:=ROUNDDOWN([.F145]+1) - 0.5" office:value-type="float" office:value="2.5">
            <text:p>2,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06.183">
            <text:p>406,18</text:p>
          </table:table-cell>
          <table:table-cell office:value-type="float" office:value="289.866">
            <text:p>289,87</text:p>
          </table:table-cell>
          <table:table-cell table:formula="oooc:=ROUNDDOWN([.B146]+0.5) -0.5" office:value-type="float" office:value="405.5">
            <text:p>405,5</text:p>
          </table:table-cell>
          <table:table-cell table:formula="oooc:=ROUNDDOWN([.C146]+0.5) -0.5" office:value-type="float" office:value="289.5">
            <text:p>289,5</text:p>
          </table:table-cell>
          <table:table-cell office:value-type="float" office:value="2.54">
            <text:p>2,54</text:p>
          </table:table-cell>
          <table:table-cell table:formula="oooc:=ROUNDDOWN([.F146]+1) - 0.5" office:value-type="float" office:value="2.5">
            <text:p>2,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39.462">
            <text:p>439,46</text:p>
          </table:table-cell>
          <table:table-cell office:value-type="float" office:value="55.0167">
            <text:p>55,02</text:p>
          </table:table-cell>
          <table:table-cell table:formula="oooc:=ROUNDDOWN([.B147]+0.5) -0.5" office:value-type="float" office:value="438.5">
            <text:p>438,5</text:p>
          </table:table-cell>
          <table:table-cell table:formula="oooc:=ROUNDDOWN([.C147]+0.5) -0.5" office:value-type="float" office:value="54.5">
            <text:p>54,5</text:p>
          </table:table-cell>
          <table:table-cell office:value-type="float" office:value="2.55">
            <text:p>2,55</text:p>
          </table:table-cell>
          <table:table-cell table:formula="oooc:=ROUNDDOWN([.F147]+1) - 0.5" office:value-type="float" office:value="2.5">
            <text:p>2,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55.82">
            <text:p>255,82</text:p>
          </table:table-cell>
          <table:table-cell office:value-type="float" office:value="135.188">
            <text:p>135,19</text:p>
          </table:table-cell>
          <table:table-cell table:formula="oooc:=ROUNDDOWN([.B148]+0.5) -0.5" office:value-type="float" office:value="255.5">
            <text:p>255,5</text:p>
          </table:table-cell>
          <table:table-cell table:formula="oooc:=ROUNDDOWN([.C148]+0.5) -0.5" office:value-type="float" office:value="134.5">
            <text:p>134,5</text:p>
          </table:table-cell>
          <table:table-cell office:value-type="float" office:value="2.56">
            <text:p>2,56</text:p>
          </table:table-cell>
          <table:table-cell table:formula="oooc:=ROUNDDOWN([.F148]+1) - 0.5" office:value-type="float" office:value="2.5">
            <text:p>2,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3.295">
            <text:p>183,3</text:p>
          </table:table-cell>
          <table:table-cell office:value-type="float" office:value="296.521">
            <text:p>296,52</text:p>
          </table:table-cell>
          <table:table-cell table:formula="oooc:=ROUNDDOWN([.B149]+0.5) -0.5" office:value-type="float" office:value="182.5">
            <text:p>182,5</text:p>
          </table:table-cell>
          <table:table-cell table:formula="oooc:=ROUNDDOWN([.C149]+0.5) -0.5" office:value-type="float" office:value="296.5">
            <text:p>296,5</text:p>
          </table:table-cell>
          <table:table-cell office:value-type="float" office:value="2.57">
            <text:p>2,57</text:p>
          </table:table-cell>
          <table:table-cell table:formula="oooc:=ROUNDDOWN([.F149]+1) - 0.5" office:value-type="float" office:value="2.5">
            <text:p>2,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93.909">
            <text:p>393,91</text:p>
          </table:table-cell>
          <table:table-cell office:value-type="float" office:value="151.329">
            <text:p>151,33</text:p>
          </table:table-cell>
          <table:table-cell table:formula="oooc:=ROUNDDOWN([.B150]+0.5) -0.5" office:value-type="float" office:value="393.5">
            <text:p>393,5</text:p>
          </table:table-cell>
          <table:table-cell table:formula="oooc:=ROUNDDOWN([.C150]+0.5) -0.5" office:value-type="float" office:value="150.5">
            <text:p>150,5</text:p>
          </table:table-cell>
          <table:table-cell office:value-type="float" office:value="2.58">
            <text:p>2,58</text:p>
          </table:table-cell>
          <table:table-cell table:formula="oooc:=ROUNDDOWN([.F150]+1) - 0.5" office:value-type="float" office:value="2.5">
            <text:p>2,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7.7303">
            <text:p>67,73</text:p>
          </table:table-cell>
          <table:table-cell office:value-type="float" office:value="436.321">
            <text:p>436,32</text:p>
          </table:table-cell>
          <table:table-cell table:formula="oooc:=ROUNDDOWN([.B151]+0.5) -0.5" office:value-type="float" office:value="67.5">
            <text:p>67,5</text:p>
          </table:table-cell>
          <table:table-cell table:formula="oooc:=ROUNDDOWN([.C151]+0.5) -0.5" office:value-type="float" office:value="435.5">
            <text:p>435,5</text:p>
          </table:table-cell>
          <table:table-cell office:value-type="float" office:value="2.59">
            <text:p>2,59</text:p>
          </table:table-cell>
          <table:table-cell table:formula="oooc:=ROUNDDOWN([.F151]+1) - 0.5" office:value-type="float" office:value="2.5">
            <text:p>2,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9.999">
            <text:p>220</text:p>
          </table:table-cell>
          <table:table-cell office:value-type="float" office:value="347.061">
            <text:p>347,06</text:p>
          </table:table-cell>
          <table:table-cell table:formula="oooc:=ROUNDDOWN([.B152]+0.5) -0.5" office:value-type="float" office:value="219.5">
            <text:p>219,5</text:p>
          </table:table-cell>
          <table:table-cell table:formula="oooc:=ROUNDDOWN([.C152]+0.5) -0.5" office:value-type="float" office:value="346.5">
            <text:p>346,5</text:p>
          </table:table-cell>
          <table:table-cell office:value-type="float" office:value="2.6">
            <text:p>2,6</text:p>
          </table:table-cell>
          <table:table-cell table:formula="oooc:=ROUNDDOWN([.F152]+1) - 0.5" office:value-type="float" office:value="2.5">
            <text:p>2,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55.261">
            <text:p>455,26</text:p>
          </table:table-cell>
          <table:table-cell office:value-type="float" office:value="10.1113">
            <text:p>10,11</text:p>
          </table:table-cell>
          <table:table-cell table:formula="oooc:=ROUNDDOWN([.B153]+0.5) -0.5" office:value-type="float" office:value="454.5">
            <text:p>454,5</text:p>
          </table:table-cell>
          <table:table-cell table:formula="oooc:=ROUNDDOWN([.C153]+0.5) -0.5" office:value-type="float" office:value="9.5">
            <text:p>9,5</text:p>
          </table:table-cell>
          <table:table-cell office:value-type="float" office:value="2.61">
            <text:p>2,61</text:p>
          </table:table-cell>
          <table:table-cell table:formula="oooc:=ROUNDDOWN([.F153]+1) - 0.5" office:value-type="float" office:value="2.5">
            <text:p>2,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75.718">
            <text:p>275,72</text:p>
          </table:table-cell>
          <table:table-cell office:value-type="float" office:value="4.5354">
            <text:p>4,54</text:p>
          </table:table-cell>
          <table:table-cell table:formula="oooc:=ROUNDDOWN([.B154]+0.5) -0.5" office:value-type="float" office:value="275.5">
            <text:p>275,5</text:p>
          </table:table-cell>
          <table:table-cell table:formula="oooc:=ROUNDDOWN([.C154]+0.5) -0.5" office:value-type="float" office:value="4.5">
            <text:p>4,5</text:p>
          </table:table-cell>
          <table:table-cell office:value-type="float" office:value="2.62">
            <text:p>2,62</text:p>
          </table:table-cell>
          <table:table-cell table:formula="oooc:=ROUNDDOWN([.F154]+1) - 0.5" office:value-type="float" office:value="2.5">
            <text:p>2,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10.504">
            <text:p>110,5</text:p>
          </table:table-cell>
          <table:table-cell office:value-type="float" office:value="237.535">
            <text:p>237,54</text:p>
          </table:table-cell>
          <table:table-cell table:formula="oooc:=ROUNDDOWN([.B155]+0.5) -0.5" office:value-type="float" office:value="110.5">
            <text:p>110,5</text:p>
          </table:table-cell>
          <table:table-cell table:formula="oooc:=ROUNDDOWN([.C155]+0.5) -0.5" office:value-type="float" office:value="237.5">
            <text:p>237,5</text:p>
          </table:table-cell>
          <table:table-cell office:value-type="float" office:value="2.63">
            <text:p>2,63</text:p>
          </table:table-cell>
          <table:table-cell table:formula="oooc:=ROUNDDOWN([.F155]+1) - 0.5" office:value-type="float" office:value="2.5">
            <text:p>2,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.3125">
            <text:p>13,31</text:p>
          </table:table-cell>
          <table:table-cell office:value-type="float" office:value="17.3125">
            <text:p>17,31</text:p>
          </table:table-cell>
          <table:table-cell table:formula="oooc:=ROUNDDOWN([.B156]+0.5) -0.5" office:value-type="float" office:value="12.5">
            <text:p>12,5</text:p>
          </table:table-cell>
          <table:table-cell table:formula="oooc:=ROUNDDOWN([.C156]+0.5) -0.5" office:value-type="float" office:value="16.5">
            <text:p>16,5</text:p>
          </table:table-cell>
          <table:table-cell office:value-type="float" office:value="2.64">
            <text:p>2,64</text:p>
          </table:table-cell>
          <table:table-cell table:formula="oooc:=ROUNDDOWN([.F156]+1) - 0.5" office:value-type="float" office:value="2.5">
            <text:p>2,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92.95">
            <text:p>392,95</text:p>
          </table:table-cell>
          <table:table-cell office:value-type="float" office:value="83.54">
            <text:p>83,54</text:p>
          </table:table-cell>
          <table:table-cell table:formula="oooc:=ROUNDDOWN([.B157]+0.5) -0.5" office:value-type="float" office:value="392.5">
            <text:p>392,5</text:p>
          </table:table-cell>
          <table:table-cell table:formula="oooc:=ROUNDDOWN([.C157]+0.5) -0.5" office:value-type="float" office:value="83.5">
            <text:p>83,5</text:p>
          </table:table-cell>
          <table:table-cell office:value-type="float" office:value="2.65">
            <text:p>2,65</text:p>
          </table:table-cell>
          <table:table-cell table:formula="oooc:=ROUNDDOWN([.F157]+1) - 0.5" office:value-type="float" office:value="2.5">
            <text:p>2,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44.472">
            <text:p>244,47</text:p>
          </table:table-cell>
          <table:table-cell office:value-type="float" office:value="290.01">
            <text:p>290,01</text:p>
          </table:table-cell>
          <table:table-cell table:formula="oooc:=ROUNDDOWN([.B158]+0.5) -0.5" office:value-type="float" office:value="243.5">
            <text:p>243,5</text:p>
          </table:table-cell>
          <table:table-cell table:formula="oooc:=ROUNDDOWN([.C158]+0.5) -0.5" office:value-type="float" office:value="289.5">
            <text:p>289,5</text:p>
          </table:table-cell>
          <table:table-cell office:value-type="float" office:value="2.66">
            <text:p>2,66</text:p>
          </table:table-cell>
          <table:table-cell table:formula="oooc:=ROUNDDOWN([.F158]+1) - 0.5" office:value-type="float" office:value="2.5">
            <text:p>2,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15.868">
            <text:p>315,87</text:p>
          </table:table-cell>
          <table:table-cell office:value-type="float" office:value="180.004">
            <text:p>180</text:p>
          </table:table-cell>
          <table:table-cell table:formula="oooc:=ROUNDDOWN([.B159]+0.5) -0.5" office:value-type="float" office:value="315.5">
            <text:p>315,5</text:p>
          </table:table-cell>
          <table:table-cell table:formula="oooc:=ROUNDDOWN([.C159]+0.5) -0.5" office:value-type="float" office:value="179.5">
            <text:p>179,5</text:p>
          </table:table-cell>
          <table:table-cell office:value-type="float" office:value="2.67">
            <text:p>2,67</text:p>
          </table:table-cell>
          <table:table-cell table:formula="oooc:=ROUNDDOWN([.F159]+1) - 0.5" office:value-type="float" office:value="2.5">
            <text:p>2,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55.578">
            <text:p>455,58</text:p>
          </table:table-cell>
          <table:table-cell office:value-type="float" office:value="135.426">
            <text:p>135,43</text:p>
          </table:table-cell>
          <table:table-cell table:formula="oooc:=ROUNDDOWN([.B160]+0.5) -0.5" office:value-type="float" office:value="455.5">
            <text:p>455,5</text:p>
          </table:table-cell>
          <table:table-cell table:formula="oooc:=ROUNDDOWN([.C160]+0.5) -0.5" office:value-type="float" office:value="134.5">
            <text:p>134,5</text:p>
          </table:table-cell>
          <table:table-cell office:value-type="float" office:value="2.68">
            <text:p>2,68</text:p>
          </table:table-cell>
          <table:table-cell table:formula="oooc:=ROUNDDOWN([.F160]+1) - 0.5" office:value-type="float" office:value="2.5">
            <text:p>2,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77.914">
            <text:p>477,91</text:p>
          </table:table-cell>
          <table:table-cell office:value-type="float" office:value="170.065">
            <text:p>170,07</text:p>
          </table:table-cell>
          <table:table-cell table:formula="oooc:=ROUNDDOWN([.B161]+0.5) -0.5" office:value-type="float" office:value="477.5">
            <text:p>477,5</text:p>
          </table:table-cell>
          <table:table-cell table:formula="oooc:=ROUNDDOWN([.C161]+0.5) -0.5" office:value-type="float" office:value="169.5">
            <text:p>169,5</text:p>
          </table:table-cell>
          <table:table-cell office:value-type="float" office:value="2.69">
            <text:p>2,69</text:p>
          </table:table-cell>
          <table:table-cell table:formula="oooc:=ROUNDDOWN([.F161]+1) - 0.5" office:value-type="float" office:value="2.5">
            <text:p>2,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4.1525">
            <text:p>94,15</text:p>
          </table:table-cell>
          <table:table-cell office:value-type="float" office:value="142.151">
            <text:p>142,15</text:p>
          </table:table-cell>
          <table:table-cell table:formula="oooc:=ROUNDDOWN([.B162]+0.5) -0.5" office:value-type="float" office:value="93.5">
            <text:p>93,5</text:p>
          </table:table-cell>
          <table:table-cell table:formula="oooc:=ROUNDDOWN([.C162]+0.5) -0.5" office:value-type="float" office:value="141.5">
            <text:p>141,5</text:p>
          </table:table-cell>
          <table:table-cell office:value-type="float" office:value="2.7">
            <text:p>2,7</text:p>
          </table:table-cell>
          <table:table-cell table:formula="oooc:=ROUNDDOWN([.F162]+1) - 0.5" office:value-type="float" office:value="2.5">
            <text:p>2,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74.518">
            <text:p>274,52</text:p>
          </table:table-cell>
          <table:table-cell office:value-type="float" office:value="0.0161514">
            <text:p>0,02</text:p>
          </table:table-cell>
          <table:table-cell table:formula="oooc:=ROUNDDOWN([.B163]+0.5) -0.5" office:value-type="float" office:value="274.5">
            <text:p>274,5</text:p>
          </table:table-cell>
          <table:table-cell table:formula="oooc:=ROUNDDOWN([.C163]+0.5) -0.5" office:value-type="float" office:value="-0.5">
            <text:p>-0,5</text:p>
          </table:table-cell>
          <table:table-cell office:value-type="float" office:value="2.71">
            <text:p>2,71</text:p>
          </table:table-cell>
          <table:table-cell table:formula="oooc:=ROUNDDOWN([.F163]+1) - 0.5" office:value-type="float" office:value="2.5">
            <text:p>2,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88.967">
            <text:p>488,97</text:p>
          </table:table-cell>
          <table:table-cell office:value-type="float" office:value="282.538">
            <text:p>282,54</text:p>
          </table:table-cell>
          <table:table-cell table:formula="oooc:=ROUNDDOWN([.B164]+0.5) -0.5" office:value-type="float" office:value="488.5">
            <text:p>488,5</text:p>
          </table:table-cell>
          <table:table-cell table:formula="oooc:=ROUNDDOWN([.C164]+0.5) -0.5" office:value-type="float" office:value="282.5">
            <text:p>282,5</text:p>
          </table:table-cell>
          <table:table-cell office:value-type="float" office:value="2.72">
            <text:p>2,72</text:p>
          </table:table-cell>
          <table:table-cell table:formula="oooc:=ROUNDDOWN([.F164]+1) - 0.5" office:value-type="float" office:value="2.5">
            <text:p>2,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0.2676">
            <text:p>10,27</text:p>
          </table:table-cell>
          <table:table-cell office:value-type="float" office:value="128.844">
            <text:p>128,84</text:p>
          </table:table-cell>
          <table:table-cell table:formula="oooc:=ROUNDDOWN([.B165]+0.5) -0.5" office:value-type="float" office:value="9.5">
            <text:p>9,5</text:p>
          </table:table-cell>
          <table:table-cell table:formula="oooc:=ROUNDDOWN([.C165]+0.5) -0.5" office:value-type="float" office:value="128.5">
            <text:p>128,5</text:p>
          </table:table-cell>
          <table:table-cell office:value-type="float" office:value="2.73">
            <text:p>2,73</text:p>
          </table:table-cell>
          <table:table-cell table:formula="oooc:=ROUNDDOWN([.F165]+1) - 0.5" office:value-type="float" office:value="2.5">
            <text:p>2,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60.632">
            <text:p>260,63</text:p>
          </table:table-cell>
          <table:table-cell office:value-type="float" office:value="173.661">
            <text:p>173,66</text:p>
          </table:table-cell>
          <table:table-cell table:formula="oooc:=ROUNDDOWN([.B166]+0.5) -0.5" office:value-type="float" office:value="260.5">
            <text:p>260,5</text:p>
          </table:table-cell>
          <table:table-cell table:formula="oooc:=ROUNDDOWN([.C166]+0.5) -0.5" office:value-type="float" office:value="173.5">
            <text:p>173,5</text:p>
          </table:table-cell>
          <table:table-cell office:value-type="float" office:value="2.74">
            <text:p>2,74</text:p>
          </table:table-cell>
          <table:table-cell table:formula="oooc:=ROUNDDOWN([.F166]+1) - 0.5" office:value-type="float" office:value="2.5">
            <text:p>2,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39.673">
            <text:p>439,67</text:p>
          </table:table-cell>
          <table:table-cell office:value-type="float" office:value="261.357">
            <text:p>261,36</text:p>
          </table:table-cell>
          <table:table-cell table:formula="oooc:=ROUNDDOWN([.B167]+0.5) -0.5" office:value-type="float" office:value="439.5">
            <text:p>439,5</text:p>
          </table:table-cell>
          <table:table-cell table:formula="oooc:=ROUNDDOWN([.C167]+0.5) -0.5" office:value-type="float" office:value="260.5">
            <text:p>260,5</text:p>
          </table:table-cell>
          <table:table-cell office:value-type="float" office:value="2.75">
            <text:p>2,75</text:p>
          </table:table-cell>
          <table:table-cell table:formula="oooc:=ROUNDDOWN([.F167]+1) - 0.5" office:value-type="float" office:value="2.5">
            <text:p>2,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60.219">
            <text:p>360,22</text:p>
          </table:table-cell>
          <table:table-cell office:value-type="float" office:value="161.642">
            <text:p>161,64</text:p>
          </table:table-cell>
          <table:table-cell table:formula="oooc:=ROUNDDOWN([.B168]+0.5) -0.5" office:value-type="float" office:value="359.5">
            <text:p>359,5</text:p>
          </table:table-cell>
          <table:table-cell table:formula="oooc:=ROUNDDOWN([.C168]+0.5) -0.5" office:value-type="float" office:value="161.5">
            <text:p>161,5</text:p>
          </table:table-cell>
          <table:table-cell office:value-type="float" office:value="2.76">
            <text:p>2,76</text:p>
          </table:table-cell>
          <table:table-cell table:formula="oooc:=ROUNDDOWN([.F168]+1) - 0.5" office:value-type="float" office:value="2.5">
            <text:p>2,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58.899">
            <text:p>258,9</text:p>
          </table:table-cell>
          <table:table-cell office:value-type="float" office:value="269.096">
            <text:p>269,1</text:p>
          </table:table-cell>
          <table:table-cell table:formula="oooc:=ROUNDDOWN([.B169]+0.5) -0.5" office:value-type="float" office:value="258.5">
            <text:p>258,5</text:p>
          </table:table-cell>
          <table:table-cell table:formula="oooc:=ROUNDDOWN([.C169]+0.5) -0.5" office:value-type="float" office:value="268.5">
            <text:p>268,5</text:p>
          </table:table-cell>
          <table:table-cell office:value-type="float" office:value="2.77">
            <text:p>2,77</text:p>
          </table:table-cell>
          <table:table-cell table:formula="oooc:=ROUNDDOWN([.F169]+1) - 0.5" office:value-type="float" office:value="2.5">
            <text:p>2,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41.785">
            <text:p>441,79</text:p>
          </table:table-cell>
          <table:table-cell office:value-type="float" office:value="64.0041">
            <text:p>64</text:p>
          </table:table-cell>
          <table:table-cell table:formula="oooc:=ROUNDDOWN([.B170]+0.5) -0.5" office:value-type="float" office:value="441.5">
            <text:p>441,5</text:p>
          </table:table-cell>
          <table:table-cell table:formula="oooc:=ROUNDDOWN([.C170]+0.5) -0.5" office:value-type="float" office:value="63.5">
            <text:p>63,5</text:p>
          </table:table-cell>
          <table:table-cell office:value-type="float" office:value="2.78">
            <text:p>2,78</text:p>
          </table:table-cell>
          <table:table-cell table:formula="oooc:=ROUNDDOWN([.F170]+1) - 0.5" office:value-type="float" office:value="2.5">
            <text:p>2,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11.979">
            <text:p>511,98</text:p>
          </table:table-cell>
          <table:table-cell office:value-type="float" office:value="170.687">
            <text:p>170,69</text:p>
          </table:table-cell>
          <table:table-cell table:formula="oooc:=ROUNDDOWN([.B171]+0.5) -0.5" office:value-type="float" office:value="511.5">
            <text:p>511,5</text:p>
          </table:table-cell>
          <table:table-cell table:formula="oooc:=ROUNDDOWN([.C171]+0.5) -0.5" office:value-type="float" office:value="170.5">
            <text:p>170,5</text:p>
          </table:table-cell>
          <table:table-cell office:value-type="float" office:value="2.79">
            <text:p>2,79</text:p>
          </table:table-cell>
          <table:table-cell table:formula="oooc:=ROUNDDOWN([.F171]+1) - 0.5" office:value-type="float" office:value="2.5">
            <text:p>2,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11.685">
            <text:p>411,69</text:p>
          </table:table-cell>
          <table:table-cell office:value-type="float" office:value="49.0079">
            <text:p>49,01</text:p>
          </table:table-cell>
          <table:table-cell table:formula="oooc:=ROUNDDOWN([.B172]+0.5) -0.5" office:value-type="float" office:value="411.5">
            <text:p>411,5</text:p>
          </table:table-cell>
          <table:table-cell table:formula="oooc:=ROUNDDOWN([.C172]+0.5) -0.5" office:value-type="float" office:value="48.5">
            <text:p>48,5</text:p>
          </table:table-cell>
          <table:table-cell office:value-type="float" office:value="2.8">
            <text:p>2,8</text:p>
          </table:table-cell>
          <table:table-cell table:formula="oooc:=ROUNDDOWN([.F172]+1) - 0.5" office:value-type="float" office:value="2.5">
            <text:p>2,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2.865">
            <text:p>142,87</text:p>
          </table:table-cell>
          <table:table-cell office:value-type="float" office:value="13.6348">
            <text:p>13,63</text:p>
          </table:table-cell>
          <table:table-cell table:formula="oooc:=ROUNDDOWN([.B173]+0.5) -0.5" office:value-type="float" office:value="142.5">
            <text:p>142,5</text:p>
          </table:table-cell>
          <table:table-cell table:formula="oooc:=ROUNDDOWN([.C173]+0.5) -0.5" office:value-type="float" office:value="13.5">
            <text:p>13,5</text:p>
          </table:table-cell>
          <table:table-cell office:value-type="float" office:value="2.81">
            <text:p>2,81</text:p>
          </table:table-cell>
          <table:table-cell table:formula="oooc:=ROUNDDOWN([.F173]+1) - 0.5" office:value-type="float" office:value="2.5">
            <text:p>2,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88.593">
            <text:p>288,59</text:p>
          </table:table-cell>
          <table:table-cell office:value-type="float" office:value="205.139">
            <text:p>205,14</text:p>
          </table:table-cell>
          <table:table-cell table:formula="oooc:=ROUNDDOWN([.B174]+0.5) -0.5" office:value-type="float" office:value="288.5">
            <text:p>288,5</text:p>
          </table:table-cell>
          <table:table-cell table:formula="oooc:=ROUNDDOWN([.C174]+0.5) -0.5" office:value-type="float" office:value="204.5">
            <text:p>204,5</text:p>
          </table:table-cell>
          <table:table-cell office:value-type="float" office:value="2.82">
            <text:p>2,82</text:p>
          </table:table-cell>
          <table:table-cell table:formula="oooc:=ROUNDDOWN([.F174]+1) - 0.5" office:value-type="float" office:value="2.5">
            <text:p>2,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24.928">
            <text:p>424,93</text:p>
          </table:table-cell>
          <table:table-cell office:value-type="float" office:value="297.426">
            <text:p>297,43</text:p>
          </table:table-cell>
          <table:table-cell table:formula="oooc:=ROUNDDOWN([.B175]+0.5) -0.5" office:value-type="float" office:value="424.5">
            <text:p>424,5</text:p>
          </table:table-cell>
          <table:table-cell table:formula="oooc:=ROUNDDOWN([.C175]+0.5) -0.5" office:value-type="float" office:value="296.5">
            <text:p>296,5</text:p>
          </table:table-cell>
          <table:table-cell office:value-type="float" office:value="2.83">
            <text:p>2,83</text:p>
          </table:table-cell>
          <table:table-cell table:formula="oooc:=ROUNDDOWN([.F175]+1) - 0.5" office:value-type="float" office:value="2.5">
            <text:p>2,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6.123">
            <text:p>276,12</text:p>
          </table:table-cell>
          <table:table-cell office:value-type="float" office:value="147.746">
            <text:p>147,75</text:p>
          </table:table-cell>
          <table:table-cell table:formula="oooc:=ROUNDDOWN([.B176]+0.5) -0.5" office:value-type="float" office:value="275.5">
            <text:p>275,5</text:p>
          </table:table-cell>
          <table:table-cell table:formula="oooc:=ROUNDDOWN([.C176]+0.5) -0.5" office:value-type="float" office:value="147.5">
            <text:p>147,5</text:p>
          </table:table-cell>
          <table:table-cell office:value-type="float" office:value="2.84">
            <text:p>2,84</text:p>
          </table:table-cell>
          <table:table-cell table:formula="oooc:=ROUNDDOWN([.F176]+1) - 0.5" office:value-type="float" office:value="2.5">
            <text:p>2,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.2428">
            <text:p>11,24</text:p>
          </table:table-cell>
          <table:table-cell office:value-type="float" office:value="392.755">
            <text:p>392,76</text:p>
          </table:table-cell>
          <table:table-cell table:formula="oooc:=ROUNDDOWN([.B177]+0.5) -0.5" office:value-type="float" office:value="10.5">
            <text:p>10,5</text:p>
          </table:table-cell>
          <table:table-cell table:formula="oooc:=ROUNDDOWN([.C177]+0.5) -0.5" office:value-type="float" office:value="392.5">
            <text:p>392,5</text:p>
          </table:table-cell>
          <table:table-cell office:value-type="float" office:value="2.85">
            <text:p>2,85</text:p>
          </table:table-cell>
          <table:table-cell table:formula="oooc:=ROUNDDOWN([.F177]+1) - 0.5" office:value-type="float" office:value="2.5">
            <text:p>2,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9.3792">
            <text:p>59,38</text:p>
          </table:table-cell>
          <table:table-cell office:value-type="float" office:value="142.629">
            <text:p>142,63</text:p>
          </table:table-cell>
          <table:table-cell table:formula="oooc:=ROUNDDOWN([.B178]+0.5) -0.5" office:value-type="float" office:value="58.5">
            <text:p>58,5</text:p>
          </table:table-cell>
          <table:table-cell table:formula="oooc:=ROUNDDOWN([.C178]+0.5) -0.5" office:value-type="float" office:value="142.5">
            <text:p>142,5</text:p>
          </table:table-cell>
          <table:table-cell office:value-type="float" office:value="2.86">
            <text:p>2,86</text:p>
          </table:table-cell>
          <table:table-cell table:formula="oooc:=ROUNDDOWN([.F178]+1) - 0.5" office:value-type="float" office:value="2.5">
            <text:p>2,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4.551">
            <text:p>184,55</text:p>
          </table:table-cell>
          <table:table-cell office:value-type="float" office:value="165.689">
            <text:p>165,69</text:p>
          </table:table-cell>
          <table:table-cell table:formula="oooc:=ROUNDDOWN([.B179]+0.5) -0.5" office:value-type="float" office:value="184.5">
            <text:p>184,5</text:p>
          </table:table-cell>
          <table:table-cell table:formula="oooc:=ROUNDDOWN([.C179]+0.5) -0.5" office:value-type="float" office:value="165.5">
            <text:p>165,5</text:p>
          </table:table-cell>
          <table:table-cell office:value-type="float" office:value="2.87">
            <text:p>2,87</text:p>
          </table:table-cell>
          <table:table-cell table:formula="oooc:=ROUNDDOWN([.F179]+1) - 0.5" office:value-type="float" office:value="2.5">
            <text:p>2,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.0475">
            <text:p>12,05</text:p>
          </table:table-cell>
          <table:table-cell office:value-type="float" office:value="381.825">
            <text:p>381,83</text:p>
          </table:table-cell>
          <table:table-cell table:formula="oooc:=ROUNDDOWN([.B180]+0.5) -0.5" office:value-type="float" office:value="11.5">
            <text:p>11,5</text:p>
          </table:table-cell>
          <table:table-cell table:formula="oooc:=ROUNDDOWN([.C180]+0.5) -0.5" office:value-type="float" office:value="381.5">
            <text:p>381,5</text:p>
          </table:table-cell>
          <table:table-cell office:value-type="float" office:value="2.88">
            <text:p>2,88</text:p>
          </table:table-cell>
          <table:table-cell table:formula="oooc:=ROUNDDOWN([.F180]+1) - 0.5" office:value-type="float" office:value="2.5">
            <text:p>2,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56239">
            <text:p>3,56</text:p>
          </table:table-cell>
          <table:table-cell office:value-type="float" office:value="437.328">
            <text:p>437,33</text:p>
          </table:table-cell>
          <table:table-cell table:formula="oooc:=ROUNDDOWN([.B181]+0.5) -0.5" office:value-type="float" office:value="3.5">
            <text:p>3,5</text:p>
          </table:table-cell>
          <table:table-cell table:formula="oooc:=ROUNDDOWN([.C181]+0.5) -0.5" office:value-type="float" office:value="436.5">
            <text:p>436,5</text:p>
          </table:table-cell>
          <table:table-cell office:value-type="float" office:value="2.89">
            <text:p>2,89</text:p>
          </table:table-cell>
          <table:table-cell table:formula="oooc:=ROUNDDOWN([.F181]+1) - 0.5" office:value-type="float" office:value="2.5">
            <text:p>2,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9.966">
            <text:p>179,97</text:p>
          </table:table-cell>
          <table:table-cell office:value-type="float" office:value="422.45">
            <text:p>422,45</text:p>
          </table:table-cell>
          <table:table-cell table:formula="oooc:=ROUNDDOWN([.B182]+0.5) -0.5" office:value-type="float" office:value="179.5">
            <text:p>179,5</text:p>
          </table:table-cell>
          <table:table-cell table:formula="oooc:=ROUNDDOWN([.C182]+0.5) -0.5" office:value-type="float" office:value="421.5">
            <text:p>421,5</text:p>
          </table:table-cell>
          <table:table-cell office:value-type="float" office:value="2.9">
            <text:p>2,9</text:p>
          </table:table-cell>
          <table:table-cell table:formula="oooc:=ROUNDDOWN([.F182]+1) - 0.5" office:value-type="float" office:value="2.5">
            <text:p>2,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80.665">
            <text:p>380,67</text:p>
          </table:table-cell>
          <table:table-cell office:value-type="float" office:value="96.642">
            <text:p>96,64</text:p>
          </table:table-cell>
          <table:table-cell table:formula="oooc:=ROUNDDOWN([.B183]+0.5) -0.5" office:value-type="float" office:value="380.5">
            <text:p>380,5</text:p>
          </table:table-cell>
          <table:table-cell table:formula="oooc:=ROUNDDOWN([.C183]+0.5) -0.5" office:value-type="float" office:value="96.5">
            <text:p>96,5</text:p>
          </table:table-cell>
          <table:table-cell office:value-type="float" office:value="2.91">
            <text:p>2,91</text:p>
          </table:table-cell>
          <table:table-cell table:formula="oooc:=ROUNDDOWN([.F183]+1) - 0.5" office:value-type="float" office:value="2.5">
            <text:p>2,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80.688">
            <text:p>280,69</text:p>
          </table:table-cell>
          <table:table-cell office:value-type="float" office:value="17.4182">
            <text:p>17,42</text:p>
          </table:table-cell>
          <table:table-cell table:formula="oooc:=ROUNDDOWN([.B184]+0.5) -0.5" office:value-type="float" office:value="280.5">
            <text:p>280,5</text:p>
          </table:table-cell>
          <table:table-cell table:formula="oooc:=ROUNDDOWN([.C184]+0.5) -0.5" office:value-type="float" office:value="16.5">
            <text:p>16,5</text:p>
          </table:table-cell>
          <table:table-cell office:value-type="float" office:value="2.92">
            <text:p>2,92</text:p>
          </table:table-cell>
          <table:table-cell table:formula="oooc:=ROUNDDOWN([.F184]+1) - 0.5" office:value-type="float" office:value="2.5">
            <text:p>2,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3.3643">
            <text:p>83,36</text:p>
          </table:table-cell>
          <table:table-cell office:value-type="float" office:value="212.823">
            <text:p>212,82</text:p>
          </table:table-cell>
          <table:table-cell table:formula="oooc:=ROUNDDOWN([.B185]+0.5) -0.5" office:value-type="float" office:value="82.5">
            <text:p>82,5</text:p>
          </table:table-cell>
          <table:table-cell table:formula="oooc:=ROUNDDOWN([.C185]+0.5) -0.5" office:value-type="float" office:value="212.5">
            <text:p>212,5</text:p>
          </table:table-cell>
          <table:table-cell office:value-type="float" office:value="2.93">
            <text:p>2,93</text:p>
          </table:table-cell>
          <table:table-cell table:formula="oooc:=ROUNDDOWN([.F185]+1) - 0.5" office:value-type="float" office:value="2.5">
            <text:p>2,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53.965">
            <text:p>253,97</text:p>
          </table:table-cell>
          <table:table-cell office:value-type="float" office:value="45.216">
            <text:p>45,22</text:p>
          </table:table-cell>
          <table:table-cell table:formula="oooc:=ROUNDDOWN([.B186]+0.5) -0.5" office:value-type="float" office:value="253.5">
            <text:p>253,5</text:p>
          </table:table-cell>
          <table:table-cell table:formula="oooc:=ROUNDDOWN([.C186]+0.5) -0.5" office:value-type="float" office:value="44.5">
            <text:p>44,5</text:p>
          </table:table-cell>
          <table:table-cell office:value-type="float" office:value="2.94">
            <text:p>2,94</text:p>
          </table:table-cell>
          <table:table-cell table:formula="oooc:=ROUNDDOWN([.F186]+1) - 0.5" office:value-type="float" office:value="2.5">
            <text:p>2,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8">
            <text:p>48</text:p>
          </table:table-cell>
          <table:table-cell office:value-type="float" office:value="195.333">
            <text:p>195,33</text:p>
          </table:table-cell>
          <table:table-cell table:formula="oooc:=ROUNDDOWN([.B187]+0.5) -0.5" office:value-type="float" office:value="47.5">
            <text:p>47,5</text:p>
          </table:table-cell>
          <table:table-cell table:formula="oooc:=ROUNDDOWN([.C187]+0.5) -0.5" office:value-type="float" office:value="194.5">
            <text:p>194,5</text:p>
          </table:table-cell>
          <table:table-cell office:value-type="float" office:value="2.95">
            <text:p>2,95</text:p>
          </table:table-cell>
          <table:table-cell table:formula="oooc:=ROUNDDOWN([.F187]+1) - 0.5" office:value-type="float" office:value="2.5">
            <text:p>2,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51.386">
            <text:p>451,39</text:p>
          </table:table-cell>
          <table:table-cell office:value-type="float" office:value="391.398">
            <text:p>391,4</text:p>
          </table:table-cell>
          <table:table-cell table:formula="oooc:=ROUNDDOWN([.B188]+0.5) -0.5" office:value-type="float" office:value="450.5">
            <text:p>450,5</text:p>
          </table:table-cell>
          <table:table-cell table:formula="oooc:=ROUNDDOWN([.C188]+0.5) -0.5" office:value-type="float" office:value="390.5">
            <text:p>390,5</text:p>
          </table:table-cell>
          <table:table-cell office:value-type="float" office:value="2.96">
            <text:p>2,96</text:p>
          </table:table-cell>
          <table:table-cell table:formula="oooc:=ROUNDDOWN([.F188]+1) - 0.5" office:value-type="float" office:value="2.5">
            <text:p>2,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4.255">
            <text:p>194,26</text:p>
          </table:table-cell>
          <table:table-cell office:value-type="float" office:value="0.618562">
            <text:p>0,62</text:p>
          </table:table-cell>
          <table:table-cell table:formula="oooc:=ROUNDDOWN([.B189]+0.5) -0.5" office:value-type="float" office:value="193.5">
            <text:p>193,5</text:p>
          </table:table-cell>
          <table:table-cell table:formula="oooc:=ROUNDDOWN([.C189]+0.5) -0.5" office:value-type="float" office:value="0.5">
            <text:p>0,5</text:p>
          </table:table-cell>
          <table:table-cell office:value-type="float" office:value="2.97">
            <text:p>2,97</text:p>
          </table:table-cell>
          <table:table-cell table:formula="oooc:=ROUNDDOWN([.F189]+1) - 0.5" office:value-type="float" office:value="2.5">
            <text:p>2,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10.242">
            <text:p>310,24</text:p>
          </table:table-cell>
          <table:table-cell office:value-type="float" office:value="331.008">
            <text:p>331,01</text:p>
          </table:table-cell>
          <table:table-cell table:formula="oooc:=ROUNDDOWN([.B190]+0.5) -0.5" office:value-type="float" office:value="309.5">
            <text:p>309,5</text:p>
          </table:table-cell>
          <table:table-cell table:formula="oooc:=ROUNDDOWN([.C190]+0.5) -0.5" office:value-type="float" office:value="330.5">
            <text:p>330,5</text:p>
          </table:table-cell>
          <table:table-cell office:value-type="float" office:value="2.98">
            <text:p>2,98</text:p>
          </table:table-cell>
          <table:table-cell table:formula="oooc:=ROUNDDOWN([.F190]+1) - 0.5" office:value-type="float" office:value="2.5">
            <text:p>2,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.554">
            <text:p>189,55</text:p>
          </table:table-cell>
          <table:table-cell office:value-type="float" office:value="329.227">
            <text:p>329,23</text:p>
          </table:table-cell>
          <table:table-cell table:formula="oooc:=ROUNDDOWN([.B191]+0.5) -0.5" office:value-type="float" office:value="189.5">
            <text:p>189,5</text:p>
          </table:table-cell>
          <table:table-cell table:formula="oooc:=ROUNDDOWN([.C191]+0.5) -0.5" office:value-type="float" office:value="328.5">
            <text:p>328,5</text:p>
          </table:table-cell>
          <table:table-cell office:value-type="float" office:value="2.99">
            <text:p>2,99</text:p>
          </table:table-cell>
          <table:table-cell table:formula="oooc:=ROUNDDOWN([.F191]+1) - 0.5" office:value-type="float" office:value="2.5">
            <text:p>2,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21.807">
            <text:p>121,81</text:p>
          </table:table-cell>
          <table:table-cell office:value-type="float" office:value="276">
            <text:p>276</text:p>
          </table:table-cell>
          <table:table-cell table:formula="oooc:=ROUNDDOWN([.B192]+0.5) -0.5" office:value-type="float" office:value="121.5">
            <text:p>121,5</text:p>
          </table:table-cell>
          <table:table-cell table:formula="oooc:=ROUNDDOWN([.C192]+0.5) -0.5" office:value-type="float" office:value="275.5">
            <text:p>275,5</text:p>
          </table:table-cell>
          <table:table-cell table:style-name="ce4" office:value-type="float" office:value="3">
            <text:p>3</text:p>
          </table:table-cell>
          <table:table-cell table:style-name="ce6" table:formula="oooc:=ROUNDDOWN([.F192]+1) - 0.5" office:value-type="float" office:value="3.5">
            <text:p>3,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51.569">
            <text:p>451,57</text:p>
          </table:table-cell>
          <table:table-cell office:value-type="float" office:value="455.017">
            <text:p>455,02</text:p>
          </table:table-cell>
          <table:table-cell table:formula="oooc:=ROUNDDOWN([.B193]+0.5) -0.5" office:value-type="float" office:value="451.5">
            <text:p>451,5</text:p>
          </table:table-cell>
          <table:table-cell table:formula="oooc:=ROUNDDOWN([.C193]+0.5) -0.5" office:value-type="float" office:value="454.5">
            <text:p>454,5</text:p>
          </table:table-cell>
          <table:table-cell office:value-type="float" office:value="3.01">
            <text:p>3,01</text:p>
          </table:table-cell>
          <table:table-cell table:formula="oooc:=ROUNDDOWN([.F193]+1) - 0.5" office:value-type="float" office:value="3.5">
            <text:p>3,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25.319">
            <text:p>125,32</text:p>
          </table:table-cell>
          <table:table-cell office:value-type="float" office:value="243.168">
            <text:p>243,17</text:p>
          </table:table-cell>
          <table:table-cell table:formula="oooc:=ROUNDDOWN([.B194]+0.5) -0.5" office:value-type="float" office:value="124.5">
            <text:p>124,5</text:p>
          </table:table-cell>
          <table:table-cell table:formula="oooc:=ROUNDDOWN([.C194]+0.5) -0.5" office:value-type="float" office:value="242.5">
            <text:p>242,5</text:p>
          </table:table-cell>
          <table:table-cell office:value-type="float" office:value="3.02">
            <text:p>3,02</text:p>
          </table:table-cell>
          <table:table-cell table:formula="oooc:=ROUNDDOWN([.F194]+1) - 0.5" office:value-type="float" office:value="3.5">
            <text:p>3,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73.259">
            <text:p>273,26</text:p>
          </table:table-cell>
          <table:table-cell office:value-type="float" office:value="64.3126">
            <text:p>64,31</text:p>
          </table:table-cell>
          <table:table-cell table:formula="oooc:=ROUNDDOWN([.B195]+0.5) -0.5" office:value-type="float" office:value="272.5">
            <text:p>272,5</text:p>
          </table:table-cell>
          <table:table-cell table:formula="oooc:=ROUNDDOWN([.C195]+0.5) -0.5" office:value-type="float" office:value="63.5">
            <text:p>63,5</text:p>
          </table:table-cell>
          <table:table-cell office:value-type="float" office:value="3.03">
            <text:p>3,03</text:p>
          </table:table-cell>
          <table:table-cell table:formula="oooc:=ROUNDDOWN([.F195]+1) - 0.5" office:value-type="float" office:value="3.5">
            <text:p>3,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51.855">
            <text:p>251,86</text:p>
          </table:table-cell>
          <table:table-cell office:value-type="float" office:value="193.15">
            <text:p>193,15</text:p>
          </table:table-cell>
          <table:table-cell table:formula="oooc:=ROUNDDOWN([.B196]+0.5) -0.5" office:value-type="float" office:value="251.5">
            <text:p>251,5</text:p>
          </table:table-cell>
          <table:table-cell table:formula="oooc:=ROUNDDOWN([.C196]+0.5) -0.5" office:value-type="float" office:value="192.5">
            <text:p>192,5</text:p>
          </table:table-cell>
          <table:table-cell office:value-type="float" office:value="3.04">
            <text:p>3,04</text:p>
          </table:table-cell>
          <table:table-cell table:formula="oooc:=ROUNDDOWN([.F196]+1) - 0.5" office:value-type="float" office:value="3.5">
            <text:p>3,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66.718">
            <text:p>366,72</text:p>
          </table:table-cell>
          <table:table-cell office:value-type="float" office:value="344.275">
            <text:p>344,28</text:p>
          </table:table-cell>
          <table:table-cell table:formula="oooc:=ROUNDDOWN([.B197]+0.5) -0.5" office:value-type="float" office:value="366.5">
            <text:p>366,5</text:p>
          </table:table-cell>
          <table:table-cell table:formula="oooc:=ROUNDDOWN([.C197]+0.5) -0.5" office:value-type="float" office:value="343.5">
            <text:p>343,5</text:p>
          </table:table-cell>
          <table:table-cell office:value-type="float" office:value="3.05">
            <text:p>3,05</text:p>
          </table:table-cell>
          <table:table-cell table:formula="oooc:=ROUNDDOWN([.F197]+1) - 0.5" office:value-type="float" office:value="3.5">
            <text:p>3,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21.059">
            <text:p>321,06</text:p>
          </table:table-cell>
          <table:table-cell office:value-type="float" office:value="34.5275">
            <text:p>34,53</text:p>
          </table:table-cell>
          <table:table-cell table:formula="oooc:=ROUNDDOWN([.B198]+0.5) -0.5" office:value-type="float" office:value="320.5">
            <text:p>320,5</text:p>
          </table:table-cell>
          <table:table-cell table:formula="oooc:=ROUNDDOWN([.C198]+0.5) -0.5" office:value-type="float" office:value="34.5">
            <text:p>34,5</text:p>
          </table:table-cell>
          <table:table-cell office:value-type="float" office:value="3.06">
            <text:p>3,06</text:p>
          </table:table-cell>
          <table:table-cell table:formula="oooc:=ROUNDDOWN([.F198]+1) - 0.5" office:value-type="float" office:value="3.5">
            <text:p>3,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2.1278">
            <text:p>12,13</text:p>
          </table:table-cell>
          <table:table-cell office:value-type="float" office:value="283.318">
            <text:p>283,32</text:p>
          </table:table-cell>
          <table:table-cell table:formula="oooc:=ROUNDDOWN([.B199]+0.5) -0.5" office:value-type="float" office:value="11.5">
            <text:p>11,5</text:p>
          </table:table-cell>
          <table:table-cell table:formula="oooc:=ROUNDDOWN([.C199]+0.5) -0.5" office:value-type="float" office:value="282.5">
            <text:p>282,5</text:p>
          </table:table-cell>
          <table:table-cell office:value-type="float" office:value="3.07">
            <text:p>3,07</text:p>
          </table:table-cell>
          <table:table-cell table:formula="oooc:=ROUNDDOWN([.F199]+1) - 0.5" office:value-type="float" office:value="3.5">
            <text:p>3,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41.576">
            <text:p>241,58</text:p>
          </table:table-cell>
          <table:table-cell office:value-type="float" office:value="142.2">
            <text:p>142,2</text:p>
          </table:table-cell>
          <table:table-cell table:formula="oooc:=ROUNDDOWN([.B200]+0.5) -0.5" office:value-type="float" office:value="241.5">
            <text:p>241,5</text:p>
          </table:table-cell>
          <table:table-cell table:formula="oooc:=ROUNDDOWN([.C200]+0.5) -0.5" office:value-type="float" office:value="141.5">
            <text:p>141,5</text:p>
          </table:table-cell>
          <table:table-cell office:value-type="float" office:value="3.08">
            <text:p>3,08</text:p>
          </table:table-cell>
          <table:table-cell table:formula="oooc:=ROUNDDOWN([.F200]+1) - 0.5" office:value-type="float" office:value="3.5">
            <text:p>3,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.1077">
            <text:p>25,11</text:p>
          </table:table-cell>
          <table:table-cell office:value-type="float" office:value="308.892">
            <text:p>308,89</text:p>
          </table:table-cell>
          <table:table-cell table:formula="oooc:=ROUNDDOWN([.B201]+0.5) -0.5" office:value-type="float" office:value="24.5">
            <text:p>24,5</text:p>
          </table:table-cell>
          <table:table-cell table:formula="oooc:=ROUNDDOWN([.C201]+0.5) -0.5" office:value-type="float" office:value="308.5">
            <text:p>308,5</text:p>
          </table:table-cell>
          <table:table-cell office:value-type="float" office:value="3.09">
            <text:p>3,09</text:p>
          </table:table-cell>
          <table:table-cell table:formula="oooc:=ROUNDDOWN([.F201]+1) - 0.5" office:value-type="float" office:value="3.5">
            <text:p>3,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7.1588">
            <text:p>77,16</text:p>
          </table:table-cell>
          <table:table-cell office:value-type="float" office:value="95.1488">
            <text:p>95,15</text:p>
          </table:table-cell>
          <table:table-cell table:formula="oooc:=ROUNDDOWN([.B202]+0.5) -0.5" office:value-type="float" office:value="76.5">
            <text:p>76,5</text:p>
          </table:table-cell>
          <table:table-cell table:formula="oooc:=ROUNDDOWN([.C202]+0.5) -0.5" office:value-type="float" office:value="94.5">
            <text:p>94,5</text:p>
          </table:table-cell>
          <table:table-cell office:value-type="float" office:value="3.1">
            <text:p>3,1</text:p>
          </table:table-cell>
          <table:table-cell table:formula="oooc:=ROUNDDOWN([.F202]+1) - 0.5" office:value-type="float" office:value="3.5">
            <text:p>3,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39.368">
            <text:p>139,37</text:p>
          </table:table-cell>
          <table:table-cell office:value-type="float" office:value="308.501">
            <text:p>308,5</text:p>
          </table:table-cell>
          <table:table-cell table:formula="oooc:=ROUNDDOWN([.B203]+0.5) -0.5" office:value-type="float" office:value="138.5">
            <text:p>138,5</text:p>
          </table:table-cell>
          <table:table-cell table:formula="oooc:=ROUNDDOWN([.C203]+0.5) -0.5" office:value-type="float" office:value="308.5">
            <text:p>308,5</text:p>
          </table:table-cell>
          <table:table-cell office:value-type="float" office:value="3.11">
            <text:p>3,11</text:p>
          </table:table-cell>
          <table:table-cell table:formula="oooc:=ROUNDDOWN([.F203]+1) - 0.5" office:value-type="float" office:value="3.5">
            <text:p>3,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8.844">
            <text:p>488,84</text:p>
          </table:table-cell>
          <table:table-cell office:value-type="float" office:value="156.761">
            <text:p>156,76</text:p>
          </table:table-cell>
          <table:table-cell table:formula="oooc:=ROUNDDOWN([.B204]+0.5) -0.5" office:value-type="float" office:value="488.5">
            <text:p>488,5</text:p>
          </table:table-cell>
          <table:table-cell table:formula="oooc:=ROUNDDOWN([.C204]+0.5) -0.5" office:value-type="float" office:value="156.5">
            <text:p>156,5</text:p>
          </table:table-cell>
          <table:table-cell office:value-type="float" office:value="3.12">
            <text:p>3,12</text:p>
          </table:table-cell>
          <table:table-cell table:formula="oooc:=ROUNDDOWN([.F204]+1) - 0.5" office:value-type="float" office:value="3.5">
            <text:p>3,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30.421">
            <text:p>430,42</text:p>
          </table:table-cell>
          <table:table-cell office:value-type="float" office:value="358.075">
            <text:p>358,08</text:p>
          </table:table-cell>
          <table:table-cell table:formula="oooc:=ROUNDDOWN([.B205]+0.5) -0.5" office:value-type="float" office:value="429.5">
            <text:p>429,5</text:p>
          </table:table-cell>
          <table:table-cell table:formula="oooc:=ROUNDDOWN([.C205]+0.5) -0.5" office:value-type="float" office:value="357.5">
            <text:p>357,5</text:p>
          </table:table-cell>
          <table:table-cell office:value-type="float" office:value="3.13">
            <text:p>3,13</text:p>
          </table:table-cell>
          <table:table-cell table:formula="oooc:=ROUNDDOWN([.F205]+1) - 0.5" office:value-type="float" office:value="3.5">
            <text:p>3,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44.584">
            <text:p>344,58</text:p>
          </table:table-cell>
          <table:table-cell office:value-type="float" office:value="182.408">
            <text:p>182,41</text:p>
          </table:table-cell>
          <table:table-cell table:formula="oooc:=ROUNDDOWN([.B206]+0.5) -0.5" office:value-type="float" office:value="344.5">
            <text:p>344,5</text:p>
          </table:table-cell>
          <table:table-cell table:formula="oooc:=ROUNDDOWN([.C206]+0.5) -0.5" office:value-type="float" office:value="181.5">
            <text:p>181,5</text:p>
          </table:table-cell>
          <table:table-cell office:value-type="float" office:value="3.14">
            <text:p>3,14</text:p>
          </table:table-cell>
          <table:table-cell table:formula="oooc:=ROUNDDOWN([.F206]+1) - 0.5" office:value-type="float" office:value="3.5">
            <text:p>3,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1.3706">
            <text:p>51,37</text:p>
          </table:table-cell>
          <table:table-cell office:value-type="float" office:value="430.579">
            <text:p>430,58</text:p>
          </table:table-cell>
          <table:table-cell table:formula="oooc:=ROUNDDOWN([.B207]+0.5) -0.5" office:value-type="float" office:value="50.5">
            <text:p>50,5</text:p>
          </table:table-cell>
          <table:table-cell table:formula="oooc:=ROUNDDOWN([.C207]+0.5) -0.5" office:value-type="float" office:value="430.5">
            <text:p>430,5</text:p>
          </table:table-cell>
          <table:table-cell office:value-type="float" office:value="3.15">
            <text:p>3,15</text:p>
          </table:table-cell>
          <table:table-cell table:formula="oooc:=ROUNDDOWN([.F207]+1) - 0.5" office:value-type="float" office:value="3.5">
            <text:p>3,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7.8415">
            <text:p>77,84</text:p>
          </table:table-cell>
          <table:table-cell office:value-type="float" office:value="73.8086">
            <text:p>73,81</text:p>
          </table:table-cell>
          <table:table-cell table:formula="oooc:=ROUNDDOWN([.B208]+0.5) -0.5" office:value-type="float" office:value="77.5">
            <text:p>77,5</text:p>
          </table:table-cell>
          <table:table-cell table:formula="oooc:=ROUNDDOWN([.C208]+0.5) -0.5" office:value-type="float" office:value="73.5">
            <text:p>73,5</text:p>
          </table:table-cell>
          <table:table-cell office:value-type="float" office:value="3.16">
            <text:p>3,16</text:p>
          </table:table-cell>
          <table:table-cell table:formula="oooc:=ROUNDDOWN([.F208]+1) - 0.5" office:value-type="float" office:value="3.5">
            <text:p>3,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09.454">
            <text:p>309,45</text:p>
          </table:table-cell>
          <table:table-cell office:value-type="float" office:value="40.0404">
            <text:p>40,04</text:p>
          </table:table-cell>
          <table:table-cell table:formula="oooc:=ROUNDDOWN([.B209]+0.5) -0.5" office:value-type="float" office:value="308.5">
            <text:p>308,5</text:p>
          </table:table-cell>
          <table:table-cell table:formula="oooc:=ROUNDDOWN([.C209]+0.5) -0.5" office:value-type="float" office:value="39.5">
            <text:p>39,5</text:p>
          </table:table-cell>
          <table:table-cell office:value-type="float" office:value="3.17">
            <text:p>3,17</text:p>
          </table:table-cell>
          <table:table-cell table:formula="oooc:=ROUNDDOWN([.F209]+1) - 0.5" office:value-type="float" office:value="3.5">
            <text:p>3,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9.1134">
            <text:p>59,11</text:p>
          </table:table-cell>
          <table:table-cell office:value-type="float" office:value="240.004">
            <text:p>240</text:p>
          </table:table-cell>
          <table:table-cell table:formula="oooc:=ROUNDDOWN([.B210]+0.5) -0.5" office:value-type="float" office:value="58.5">
            <text:p>58,5</text:p>
          </table:table-cell>
          <table:table-cell table:formula="oooc:=ROUNDDOWN([.C210]+0.5) -0.5" office:value-type="float" office:value="239.5">
            <text:p>239,5</text:p>
          </table:table-cell>
          <table:table-cell office:value-type="float" office:value="3.18">
            <text:p>3,18</text:p>
          </table:table-cell>
          <table:table-cell table:formula="oooc:=ROUNDDOWN([.F210]+1) - 0.5" office:value-type="float" office:value="3.5">
            <text:p>3,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11.937">
            <text:p>511,94</text:p>
          </table:table-cell>
          <table:table-cell office:value-type="float" office:value="260.324">
            <text:p>260,32</text:p>
          </table:table-cell>
          <table:table-cell table:formula="oooc:=ROUNDDOWN([.B211]+0.5) -0.5" office:value-type="float" office:value="511.5">
            <text:p>511,5</text:p>
          </table:table-cell>
          <table:table-cell table:formula="oooc:=ROUNDDOWN([.C211]+0.5) -0.5" office:value-type="float" office:value="259.5">
            <text:p>259,5</text:p>
          </table:table-cell>
          <table:table-cell office:value-type="float" office:value="3.19">
            <text:p>3,19</text:p>
          </table:table-cell>
          <table:table-cell table:formula="oooc:=ROUNDDOWN([.F211]+1) - 0.5" office:value-type="float" office:value="3.5">
            <text:p>3,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30.035">
            <text:p>130,04</text:p>
          </table:table-cell>
          <table:table-cell office:value-type="float" office:value="256.388">
            <text:p>256,39</text:p>
          </table:table-cell>
          <table:table-cell table:formula="oooc:=ROUNDDOWN([.B212]+0.5) -0.5" office:value-type="float" office:value="129.5">
            <text:p>129,5</text:p>
          </table:table-cell>
          <table:table-cell table:formula="oooc:=ROUNDDOWN([.C212]+0.5) -0.5" office:value-type="float" office:value="255.5">
            <text:p>255,5</text:p>
          </table:table-cell>
          <table:table-cell office:value-type="float" office:value="3.2">
            <text:p>3,2</text:p>
          </table:table-cell>
          <table:table-cell table:formula="oooc:=ROUNDDOWN([.F212]+1) - 0.5" office:value-type="float" office:value="3.5">
            <text:p>3,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63.953">
            <text:p>463,95</text:p>
          </table:table-cell>
          <table:table-cell office:value-type="float" office:value="200.399">
            <text:p>200,4</text:p>
          </table:table-cell>
          <table:table-cell table:formula="oooc:=ROUNDDOWN([.B213]+0.5) -0.5" office:value-type="float" office:value="463.5">
            <text:p>463,5</text:p>
          </table:table-cell>
          <table:table-cell table:formula="oooc:=ROUNDDOWN([.C213]+0.5) -0.5" office:value-type="float" office:value="199.5">
            <text:p>199,5</text:p>
          </table:table-cell>
          <table:table-cell office:value-type="float" office:value="3.21">
            <text:p>3,21</text:p>
          </table:table-cell>
          <table:table-cell table:formula="oooc:=ROUNDDOWN([.F213]+1) - 0.5" office:value-type="float" office:value="3.5">
            <text:p>3,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8.1383">
            <text:p>48,14</text:p>
          </table:table-cell>
          <table:table-cell office:value-type="float" office:value="468.02">
            <text:p>468,02</text:p>
          </table:table-cell>
          <table:table-cell table:formula="oooc:=ROUNDDOWN([.B214]+0.5) -0.5" office:value-type="float" office:value="47.5">
            <text:p>47,5</text:p>
          </table:table-cell>
          <table:table-cell table:formula="oooc:=ROUNDDOWN([.C214]+0.5) -0.5" office:value-type="float" office:value="467.5">
            <text:p>467,5</text:p>
          </table:table-cell>
          <table:table-cell office:value-type="float" office:value="3.22">
            <text:p>3,22</text:p>
          </table:table-cell>
          <table:table-cell table:formula="oooc:=ROUNDDOWN([.F214]+1) - 0.5" office:value-type="float" office:value="3.5">
            <text:p>3,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59.554">
            <text:p>359,55</text:p>
          </table:table-cell>
          <table:table-cell office:value-type="float" office:value="511.74">
            <text:p>511,74</text:p>
          </table:table-cell>
          <table:table-cell table:formula="oooc:=ROUNDDOWN([.B215]+0.5) -0.5" office:value-type="float" office:value="359.5">
            <text:p>359,5</text:p>
          </table:table-cell>
          <table:table-cell table:formula="oooc:=ROUNDDOWN([.C215]+0.5) -0.5" office:value-type="float" office:value="511.5">
            <text:p>511,5</text:p>
          </table:table-cell>
          <table:table-cell office:value-type="float" office:value="3.23">
            <text:p>3,23</text:p>
          </table:table-cell>
          <table:table-cell table:formula="oooc:=ROUNDDOWN([.F215]+1) - 0.5" office:value-type="float" office:value="3.5">
            <text:p>3,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29.514">
            <text:p>129,51</text:p>
          </table:table-cell>
          <table:table-cell office:value-type="float" office:value="138.527">
            <text:p>138,53</text:p>
          </table:table-cell>
          <table:table-cell table:formula="oooc:=ROUNDDOWN([.B216]+0.5) -0.5" office:value-type="float" office:value="129.5">
            <text:p>129,5</text:p>
          </table:table-cell>
          <table:table-cell table:formula="oooc:=ROUNDDOWN([.C216]+0.5) -0.5" office:value-type="float" office:value="138.5">
            <text:p>138,5</text:p>
          </table:table-cell>
          <table:table-cell office:value-type="float" office:value="3.24">
            <text:p>3,24</text:p>
          </table:table-cell>
          <table:table-cell table:formula="oooc:=ROUNDDOWN([.F216]+1) - 0.5" office:value-type="float" office:value="3.5">
            <text:p>3,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2.707">
            <text:p>142,71</text:p>
          </table:table-cell>
          <table:table-cell office:value-type="float" office:value="42.6311">
            <text:p>42,63</text:p>
          </table:table-cell>
          <table:table-cell table:formula="oooc:=ROUNDDOWN([.B217]+0.5) -0.5" office:value-type="float" office:value="142.5">
            <text:p>142,5</text:p>
          </table:table-cell>
          <table:table-cell table:formula="oooc:=ROUNDDOWN([.C217]+0.5) -0.5" office:value-type="float" office:value="42.5">
            <text:p>42,5</text:p>
          </table:table-cell>
          <table:table-cell office:value-type="float" office:value="3.25">
            <text:p>3,25</text:p>
          </table:table-cell>
          <table:table-cell table:formula="oooc:=ROUNDDOWN([.F217]+1) - 0.5" office:value-type="float" office:value="3.5">
            <text:p>3,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97.528">
            <text:p>297,53</text:p>
          </table:table-cell>
          <table:table-cell office:value-type="float" office:value="209.874">
            <text:p>209,87</text:p>
          </table:table-cell>
          <table:table-cell table:formula="oooc:=ROUNDDOWN([.B218]+0.5) -0.5" office:value-type="float" office:value="297.5">
            <text:p>297,5</text:p>
          </table:table-cell>
          <table:table-cell table:formula="oooc:=ROUNDDOWN([.C218]+0.5) -0.5" office:value-type="float" office:value="209.5">
            <text:p>209,5</text:p>
          </table:table-cell>
          <table:table-cell office:value-type="float" office:value="3.26">
            <text:p>3,26</text:p>
          </table:table-cell>
          <table:table-cell table:formula="oooc:=ROUNDDOWN([.F218]+1) - 0.5" office:value-type="float" office:value="3.5">
            <text:p>3,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81.601">
            <text:p>481,6</text:p>
          </table:table-cell>
          <table:table-cell office:value-type="float" office:value="349.601">
            <text:p>349,6</text:p>
          </table:table-cell>
          <table:table-cell table:formula="oooc:=ROUNDDOWN([.B219]+0.5) -0.5" office:value-type="float" office:value="481.5">
            <text:p>481,5</text:p>
          </table:table-cell>
          <table:table-cell table:formula="oooc:=ROUNDDOWN([.C219]+0.5) -0.5" office:value-type="float" office:value="349.5">
            <text:p>349,5</text:p>
          </table:table-cell>
          <table:table-cell office:value-type="float" office:value="3.27">
            <text:p>3,27</text:p>
          </table:table-cell>
          <table:table-cell table:formula="oooc:=ROUNDDOWN([.F219]+1) - 0.5" office:value-type="float" office:value="3.5">
            <text:p>3,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76.029">
            <text:p>176,03</text:p>
          </table:table-cell>
          <table:table-cell office:value-type="float" office:value="176.056">
            <text:p>176,06</text:p>
          </table:table-cell>
          <table:table-cell table:formula="oooc:=ROUNDDOWN([.B220]+0.5) -0.5" office:value-type="float" office:value="175.5">
            <text:p>175,5</text:p>
          </table:table-cell>
          <table:table-cell table:formula="oooc:=ROUNDDOWN([.C220]+0.5) -0.5" office:value-type="float" office:value="175.5">
            <text:p>175,5</text:p>
          </table:table-cell>
          <table:table-cell office:value-type="float" office:value="3.28">
            <text:p>3,28</text:p>
          </table:table-cell>
          <table:table-cell table:formula="oooc:=ROUNDDOWN([.F220]+1) - 0.5" office:value-type="float" office:value="3.5">
            <text:p>3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7.1288">
            <text:p>37,13</text:p>
          </table:table-cell>
          <table:table-cell office:value-type="float" office:value="45.3787">
            <text:p>45,38</text:p>
          </table:table-cell>
          <table:table-cell table:formula="oooc:=ROUNDDOWN([.B221]+0.5) -0.5" office:value-type="float" office:value="36.5">
            <text:p>36,5</text:p>
          </table:table-cell>
          <table:table-cell table:formula="oooc:=ROUNDDOWN([.C221]+0.5) -0.5" office:value-type="float" office:value="44.5">
            <text:p>44,5</text:p>
          </table:table-cell>
          <table:table-cell office:value-type="float" office:value="3.29">
            <text:p>3,29</text:p>
          </table:table-cell>
          <table:table-cell table:formula="oooc:=ROUNDDOWN([.F221]+1) - 0.5" office:value-type="float" office:value="3.5">
            <text:p>3,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75.908">
            <text:p>275,91</text:p>
          </table:table-cell>
          <table:table-cell office:value-type="float" office:value="20.2848">
            <text:p>20,28</text:p>
          </table:table-cell>
          <table:table-cell table:formula="oooc:=ROUNDDOWN([.B222]+0.5) -0.5" office:value-type="float" office:value="275.5">
            <text:p>275,5</text:p>
          </table:table-cell>
          <table:table-cell table:formula="oooc:=ROUNDDOWN([.C222]+0.5) -0.5" office:value-type="float" office:value="19.5">
            <text:p>19,5</text:p>
          </table:table-cell>
          <table:table-cell office:value-type="float" office:value="3.3">
            <text:p>3,3</text:p>
          </table:table-cell>
          <table:table-cell table:formula="oooc:=ROUNDDOWN([.F222]+1) - 0.5" office:value-type="float" office:value="3.5">
            <text:p>3,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3.209">
            <text:p>293,21</text:p>
          </table:table-cell>
          <table:table-cell office:value-type="float" office:value="132.458">
            <text:p>132,46</text:p>
          </table:table-cell>
          <table:table-cell table:formula="oooc:=ROUNDDOWN([.B223]+0.5) -0.5" office:value-type="float" office:value="292.5">
            <text:p>292,5</text:p>
          </table:table-cell>
          <table:table-cell table:formula="oooc:=ROUNDDOWN([.C223]+0.5) -0.5" office:value-type="float" office:value="131.5">
            <text:p>131,5</text:p>
          </table:table-cell>
          <table:table-cell office:value-type="float" office:value="3.31">
            <text:p>3,31</text:p>
          </table:table-cell>
          <table:table-cell table:formula="oooc:=ROUNDDOWN([.F223]+1) - 0.5" office:value-type="float" office:value="3.5">
            <text:p>3,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1.887">
            <text:p>181,89</text:p>
          </table:table-cell>
          <table:table-cell office:value-type="float" office:value="80.1038">
            <text:p>80,1</text:p>
          </table:table-cell>
          <table:table-cell table:formula="oooc:=ROUNDDOWN([.B224]+0.5) -0.5" office:value-type="float" office:value="181.5">
            <text:p>181,5</text:p>
          </table:table-cell>
          <table:table-cell table:formula="oooc:=ROUNDDOWN([.C224]+0.5) -0.5" office:value-type="float" office:value="79.5">
            <text:p>79,5</text:p>
          </table:table-cell>
          <table:table-cell office:value-type="float" office:value="3.32">
            <text:p>3,32</text:p>
          </table:table-cell>
          <table:table-cell table:formula="oooc:=ROUNDDOWN([.F224]+1) - 0.5" office:value-type="float" office:value="3.5">
            <text:p>3,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1.507">
            <text:p>221,51</text:p>
          </table:table-cell>
          <table:table-cell office:value-type="float" office:value="291">
            <text:p>291</text:p>
          </table:table-cell>
          <table:table-cell table:formula="oooc:=ROUNDDOWN([.B225]+0.5) -0.5" office:value-type="float" office:value="221.5">
            <text:p>221,5</text:p>
          </table:table-cell>
          <table:table-cell table:formula="oooc:=ROUNDDOWN([.C225]+0.5) -0.5" office:value-type="float" office:value="290.5">
            <text:p>290,5</text:p>
          </table:table-cell>
          <table:table-cell office:value-type="float" office:value="3.33">
            <text:p>3,33</text:p>
          </table:table-cell>
          <table:table-cell table:formula="oooc:=ROUNDDOWN([.F225]+1) - 0.5" office:value-type="float" office:value="3.5">
            <text:p>3,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4.211">
            <text:p>274,21</text:p>
          </table:table-cell>
          <table:table-cell office:value-type="float" office:value="80.168">
            <text:p>80,17</text:p>
          </table:table-cell>
          <table:table-cell table:formula="oooc:=ROUNDDOWN([.B226]+0.5) -0.5" office:value-type="float" office:value="273.5">
            <text:p>273,5</text:p>
          </table:table-cell>
          <table:table-cell table:formula="oooc:=ROUNDDOWN([.C226]+0.5) -0.5" office:value-type="float" office:value="79.5">
            <text:p>79,5</text:p>
          </table:table-cell>
          <table:table-cell office:value-type="float" office:value="3.34">
            <text:p>3,34</text:p>
          </table:table-cell>
          <table:table-cell table:formula="oooc:=ROUNDDOWN([.F226]+1) - 0.5" office:value-type="float" office:value="3.5">
            <text:p>3,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73.247">
            <text:p>373,25</text:p>
          </table:table-cell>
          <table:table-cell office:value-type="float" office:value="0.315918">
            <text:p>0,32</text:p>
          </table:table-cell>
          <table:table-cell table:formula="oooc:=ROUNDDOWN([.B227]+0.5) -0.5" office:value-type="float" office:value="372.5">
            <text:p>372,5</text:p>
          </table:table-cell>
          <table:table-cell table:formula="oooc:=ROUNDDOWN([.C227]+0.5) -0.5" office:value-type="float" office:value="-0.5">
            <text:p>-0,5</text:p>
          </table:table-cell>
          <table:table-cell office:value-type="float" office:value="3.35">
            <text:p>3,35</text:p>
          </table:table-cell>
          <table:table-cell table:formula="oooc:=ROUNDDOWN([.F227]+1) - 0.5" office:value-type="float" office:value="3.5">
            <text:p>3,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05.94">
            <text:p>205,94</text:p>
          </table:table-cell>
          <table:table-cell office:value-type="float" office:value="197.463">
            <text:p>197,46</text:p>
          </table:table-cell>
          <table:table-cell table:formula="oooc:=ROUNDDOWN([.B228]+0.5) -0.5" office:value-type="float" office:value="205.5">
            <text:p>205,5</text:p>
          </table:table-cell>
          <table:table-cell table:formula="oooc:=ROUNDDOWN([.C228]+0.5) -0.5" office:value-type="float" office:value="196.5">
            <text:p>196,5</text:p>
          </table:table-cell>
          <table:table-cell office:value-type="float" office:value="3.36">
            <text:p>3,36</text:p>
          </table:table-cell>
          <table:table-cell table:formula="oooc:=ROUNDDOWN([.F228]+1) - 0.5" office:value-type="float" office:value="3.5">
            <text:p>3,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.6406">
            <text:p>22,64</text:p>
          </table:table-cell>
          <table:table-cell office:value-type="float" office:value="341.272">
            <text:p>341,27</text:p>
          </table:table-cell>
          <table:table-cell table:formula="oooc:=ROUNDDOWN([.B229]+0.5) -0.5" office:value-type="float" office:value="22.5">
            <text:p>22,5</text:p>
          </table:table-cell>
          <table:table-cell table:formula="oooc:=ROUNDDOWN([.C229]+0.5) -0.5" office:value-type="float" office:value="340.5">
            <text:p>340,5</text:p>
          </table:table-cell>
          <table:table-cell office:value-type="float" office:value="3.37">
            <text:p>3,37</text:p>
          </table:table-cell>
          <table:table-cell table:formula="oooc:=ROUNDDOWN([.F229]+1) - 0.5" office:value-type="float" office:value="3.5">
            <text:p>3,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12.004">
            <text:p>112</text:p>
          </table:table-cell>
          <table:table-cell office:value-type="float" office:value="462.251">
            <text:p>462,25</text:p>
          </table:table-cell>
          <table:table-cell table:formula="oooc:=ROUNDDOWN([.B230]+0.5) -0.5" office:value-type="float" office:value="111.5">
            <text:p>111,5</text:p>
          </table:table-cell>
          <table:table-cell table:formula="oooc:=ROUNDDOWN([.C230]+0.5) -0.5" office:value-type="float" office:value="461.5">
            <text:p>461,5</text:p>
          </table:table-cell>
          <table:table-cell office:value-type="float" office:value="3.38">
            <text:p>3,38</text:p>
          </table:table-cell>
          <table:table-cell table:formula="oooc:=ROUNDDOWN([.F230]+1) - 0.5" office:value-type="float" office:value="3.5">
            <text:p>3,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84.052">
            <text:p>484,05</text:p>
          </table:table-cell>
          <table:table-cell office:value-type="float" office:value="404.036">
            <text:p>404,04</text:p>
          </table:table-cell>
          <table:table-cell table:formula="oooc:=ROUNDDOWN([.B231]+0.5) -0.5" office:value-type="float" office:value="483.5">
            <text:p>483,5</text:p>
          </table:table-cell>
          <table:table-cell table:formula="oooc:=ROUNDDOWN([.C231]+0.5) -0.5" office:value-type="float" office:value="403.5">
            <text:p>403,5</text:p>
          </table:table-cell>
          <table:table-cell office:value-type="float" office:value="3.39">
            <text:p>3,39</text:p>
          </table:table-cell>
          <table:table-cell table:formula="oooc:=ROUNDDOWN([.F231]+1) - 0.5" office:value-type="float" office:value="3.5">
            <text:p>3,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.38269">
            <text:p>9,38</text:p>
          </table:table-cell>
          <table:table-cell office:value-type="float" office:value="280.596">
            <text:p>280,6</text:p>
          </table:table-cell>
          <table:table-cell table:formula="oooc:=ROUNDDOWN([.B232]+0.5) -0.5" office:value-type="float" office:value="8.5">
            <text:p>8,5</text:p>
          </table:table-cell>
          <table:table-cell table:formula="oooc:=ROUNDDOWN([.C232]+0.5) -0.5" office:value-type="float" office:value="280.5">
            <text:p>280,5</text:p>
          </table:table-cell>
          <table:table-cell office:value-type="float" office:value="3.4">
            <text:p>3,4</text:p>
          </table:table-cell>
          <table:table-cell table:formula="oooc:=ROUNDDOWN([.F232]+1) - 0.5" office:value-type="float" office:value="3.5">
            <text:p>3,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2.4267">
            <text:p>12,43</text:p>
          </table:table-cell>
          <table:table-cell office:value-type="float" office:value="245.917">
            <text:p>245,92</text:p>
          </table:table-cell>
          <table:table-cell table:formula="oooc:=ROUNDDOWN([.B233]+0.5) -0.5" office:value-type="float" office:value="11.5">
            <text:p>11,5</text:p>
          </table:table-cell>
          <table:table-cell table:formula="oooc:=ROUNDDOWN([.C233]+0.5) -0.5" office:value-type="float" office:value="245.5">
            <text:p>245,5</text:p>
          </table:table-cell>
          <table:table-cell office:value-type="float" office:value="3.41">
            <text:p>3,41</text:p>
          </table:table-cell>
          <table:table-cell table:formula="oooc:=ROUNDDOWN([.F233]+1) - 0.5" office:value-type="float" office:value="3.5">
            <text:p>3,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85.12">
            <text:p>485,12</text:p>
          </table:table-cell>
          <table:table-cell office:value-type="float" office:value="421.016">
            <text:p>421,02</text:p>
          </table:table-cell>
          <table:table-cell table:formula="oooc:=ROUNDDOWN([.B234]+0.5) -0.5" office:value-type="float" office:value="484.5">
            <text:p>484,5</text:p>
          </table:table-cell>
          <table:table-cell table:formula="oooc:=ROUNDDOWN([.C234]+0.5) -0.5" office:value-type="float" office:value="420.5">
            <text:p>420,5</text:p>
          </table:table-cell>
          <table:table-cell office:value-type="float" office:value="3.42">
            <text:p>3,42</text:p>
          </table:table-cell>
          <table:table-cell table:formula="oooc:=ROUNDDOWN([.F234]+1) - 0.5" office:value-type="float" office:value="3.5">
            <text:p>3,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73.199">
            <text:p>473,2</text:p>
          </table:table-cell>
          <table:table-cell office:value-type="float" office:value="217.198">
            <text:p>217,2</text:p>
          </table:table-cell>
          <table:table-cell table:formula="oooc:=ROUNDDOWN([.B235]+0.5) -0.5" office:value-type="float" office:value="472.5">
            <text:p>472,5</text:p>
          </table:table-cell>
          <table:table-cell table:formula="oooc:=ROUNDDOWN([.C235]+0.5) -0.5" office:value-type="float" office:value="216.5">
            <text:p>216,5</text:p>
          </table:table-cell>
          <table:table-cell office:value-type="float" office:value="3.43">
            <text:p>3,43</text:p>
          </table:table-cell>
          <table:table-cell table:formula="oooc:=ROUNDDOWN([.F235]+1) - 0.5" office:value-type="float" office:value="3.5">
            <text:p>3,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20.674">
            <text:p>420,67</text:p>
          </table:table-cell>
          <table:table-cell office:value-type="float" office:value="165.416">
            <text:p>165,42</text:p>
          </table:table-cell>
          <table:table-cell table:formula="oooc:=ROUNDDOWN([.B236]+0.5) -0.5" office:value-type="float" office:value="420.5">
            <text:p>420,5</text:p>
          </table:table-cell>
          <table:table-cell table:formula="oooc:=ROUNDDOWN([.C236]+0.5) -0.5" office:value-type="float" office:value="164.5">
            <text:p>164,5</text:p>
          </table:table-cell>
          <table:table-cell office:value-type="float" office:value="3.44">
            <text:p>3,44</text:p>
          </table:table-cell>
          <table:table-cell table:formula="oooc:=ROUNDDOWN([.F236]+1) - 0.5" office:value-type="float" office:value="3.5">
            <text:p>3,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9.237">
            <text:p>149,24</text:p>
          </table:table-cell>
          <table:table-cell office:value-type="float" office:value="299.228">
            <text:p>299,23</text:p>
          </table:table-cell>
          <table:table-cell table:formula="oooc:=ROUNDDOWN([.B237]+0.5) -0.5" office:value-type="float" office:value="148.5">
            <text:p>148,5</text:p>
          </table:table-cell>
          <table:table-cell table:formula="oooc:=ROUNDDOWN([.C237]+0.5) -0.5" office:value-type="float" office:value="298.5">
            <text:p>298,5</text:p>
          </table:table-cell>
          <table:table-cell office:value-type="float" office:value="3.45">
            <text:p>3,45</text:p>
          </table:table-cell>
          <table:table-cell table:formula="oooc:=ROUNDDOWN([.F237]+1) - 0.5" office:value-type="float" office:value="3.5">
            <text:p>3,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6.625">
            <text:p>206,63</text:p>
          </table:table-cell>
          <table:table-cell office:value-type="float" office:value="60.3363">
            <text:p>60,34</text:p>
          </table:table-cell>
          <table:table-cell table:formula="oooc:=ROUNDDOWN([.B238]+0.5) -0.5" office:value-type="float" office:value="206.5">
            <text:p>206,5</text:p>
          </table:table-cell>
          <table:table-cell table:formula="oooc:=ROUNDDOWN([.C238]+0.5) -0.5" office:value-type="float" office:value="59.5">
            <text:p>59,5</text:p>
          </table:table-cell>
          <table:table-cell office:value-type="float" office:value="3.46">
            <text:p>3,46</text:p>
          </table:table-cell>
          <table:table-cell table:formula="oooc:=ROUNDDOWN([.F238]+1) - 0.5" office:value-type="float" office:value="3.5">
            <text:p>3,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24.069">
            <text:p>324,07</text:p>
          </table:table-cell>
          <table:table-cell office:value-type="float" office:value="201.903">
            <text:p>201,9</text:p>
          </table:table-cell>
          <table:table-cell table:formula="oooc:=ROUNDDOWN([.B239]+0.5) -0.5" office:value-type="float" office:value="323.5">
            <text:p>323,5</text:p>
          </table:table-cell>
          <table:table-cell table:formula="oooc:=ROUNDDOWN([.C239]+0.5) -0.5" office:value-type="float" office:value="201.5">
            <text:p>201,5</text:p>
          </table:table-cell>
          <table:table-cell office:value-type="float" office:value="3.47">
            <text:p>3,47</text:p>
          </table:table-cell>
          <table:table-cell table:formula="oooc:=ROUNDDOWN([.F239]+1) - 0.5" office:value-type="float" office:value="3.5">
            <text:p>3,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7.797">
            <text:p>217,8</text:p>
          </table:table-cell>
          <table:table-cell office:value-type="float" office:value="443.296">
            <text:p>443,3</text:p>
          </table:table-cell>
          <table:table-cell table:formula="oooc:=ROUNDDOWN([.B240]+0.5) -0.5" office:value-type="float" office:value="217.5">
            <text:p>217,5</text:p>
          </table:table-cell>
          <table:table-cell table:formula="oooc:=ROUNDDOWN([.C240]+0.5) -0.5" office:value-type="float" office:value="442.5">
            <text:p>442,5</text:p>
          </table:table-cell>
          <table:table-cell office:value-type="float" office:value="3.48">
            <text:p>3,48</text:p>
          </table:table-cell>
          <table:table-cell table:formula="oooc:=ROUNDDOWN([.F240]+1) - 0.5" office:value-type="float" office:value="3.5">
            <text:p>3,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35.94">
            <text:p>335,94</text:p>
          </table:table-cell>
          <table:table-cell office:value-type="float" office:value="16.2989">
            <text:p>16,3</text:p>
          </table:table-cell>
          <table:table-cell table:formula="oooc:=ROUNDDOWN([.B241]+0.5) -0.5" office:value-type="float" office:value="335.5">
            <text:p>335,5</text:p>
          </table:table-cell>
          <table:table-cell table:formula="oooc:=ROUNDDOWN([.C241]+0.5) -0.5" office:value-type="float" office:value="15.5">
            <text:p>15,5</text:p>
          </table:table-cell>
          <table:table-cell office:value-type="float" office:value="3.49">
            <text:p>3,49</text:p>
          </table:table-cell>
          <table:table-cell table:formula="oooc:=ROUNDDOWN([.F241]+1) - 0.5" office:value-type="float" office:value="3.5">
            <text:p>3,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66.044">
            <text:p>466,04</text:p>
          </table:table-cell>
          <table:table-cell office:value-type="float" office:value="458.879">
            <text:p>458,88</text:p>
          </table:table-cell>
          <table:table-cell table:formula="oooc:=ROUNDDOWN([.B242]+0.5) -0.5" office:value-type="float" office:value="465.5">
            <text:p>465,5</text:p>
          </table:table-cell>
          <table:table-cell table:formula="oooc:=ROUNDDOWN([.C242]+0.5) -0.5" office:value-type="float" office:value="458.5">
            <text:p>458,5</text:p>
          </table:table-cell>
          <table:table-cell office:value-type="float" office:value="3.5">
            <text:p>3,5</text:p>
          </table:table-cell>
          <table:table-cell table:formula="oooc:=ROUNDDOWN([.F242]+1) - 0.5" office:value-type="float" office:value="3.5">
            <text:p>3,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15.737">
            <text:p>215,74</text:p>
          </table:table-cell>
          <table:table-cell office:value-type="float" office:value="209.421">
            <text:p>209,42</text:p>
          </table:table-cell>
          <table:table-cell table:formula="oooc:=ROUNDDOWN([.B243]+0.5) -0.5" office:value-type="float" office:value="215.5">
            <text:p>215,5</text:p>
          </table:table-cell>
          <table:table-cell table:formula="oooc:=ROUNDDOWN([.C243]+0.5) -0.5" office:value-type="float" office:value="208.5">
            <text:p>208,5</text:p>
          </table:table-cell>
          <table:table-cell office:value-type="float" office:value="3.51">
            <text:p>3,51</text:p>
          </table:table-cell>
          <table:table-cell table:formula="oooc:=ROUNDDOWN([.F243]+1) - 0.5" office:value-type="float" office:value="3.5">
            <text:p>3,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0.462">
            <text:p>260,46</text:p>
          </table:table-cell>
          <table:table-cell office:value-type="float" office:value="275.335">
            <text:p>275,34</text:p>
          </table:table-cell>
          <table:table-cell table:formula="oooc:=ROUNDDOWN([.B244]+0.5) -0.5" office:value-type="float" office:value="259.5">
            <text:p>259,5</text:p>
          </table:table-cell>
          <table:table-cell table:formula="oooc:=ROUNDDOWN([.C244]+0.5) -0.5" office:value-type="float" office:value="274.5">
            <text:p>274,5</text:p>
          </table:table-cell>
          <table:table-cell office:value-type="float" office:value="3.52">
            <text:p>3,52</text:p>
          </table:table-cell>
          <table:table-cell table:formula="oooc:=ROUNDDOWN([.F244]+1) - 0.5" office:value-type="float" office:value="3.5">
            <text:p>3,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63.816">
            <text:p>263,82</text:p>
          </table:table-cell>
          <table:table-cell office:value-type="float" office:value="263.564">
            <text:p>263,56</text:p>
          </table:table-cell>
          <table:table-cell table:formula="oooc:=ROUNDDOWN([.B245]+0.5) -0.5" office:value-type="float" office:value="263.5">
            <text:p>263,5</text:p>
          </table:table-cell>
          <table:table-cell table:formula="oooc:=ROUNDDOWN([.C245]+0.5) -0.5" office:value-type="float" office:value="263.5">
            <text:p>263,5</text:p>
          </table:table-cell>
          <table:table-cell office:value-type="float" office:value="3.53">
            <text:p>3,53</text:p>
          </table:table-cell>
          <table:table-cell table:formula="oooc:=ROUNDDOWN([.F245]+1) - 0.5" office:value-type="float" office:value="3.5">
            <text:p>3,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55.529">
            <text:p>155,53</text:p>
          </table:table-cell>
          <table:table-cell office:value-type="float" office:value="179.277">
            <text:p>179,28</text:p>
          </table:table-cell>
          <table:table-cell table:formula="oooc:=ROUNDDOWN([.B246]+0.5) -0.5" office:value-type="float" office:value="155.5">
            <text:p>155,5</text:p>
          </table:table-cell>
          <table:table-cell table:formula="oooc:=ROUNDDOWN([.C246]+0.5) -0.5" office:value-type="float" office:value="178.5">
            <text:p>178,5</text:p>
          </table:table-cell>
          <table:table-cell office:value-type="float" office:value="3.54">
            <text:p>3,54</text:p>
          </table:table-cell>
          <table:table-cell table:formula="oooc:=ROUNDDOWN([.F246]+1) - 0.5" office:value-type="float" office:value="3.5">
            <text:p>3,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.86776">
            <text:p>4,87</text:p>
          </table:table-cell>
          <table:table-cell office:value-type="float" office:value="249.864">
            <text:p>249,86</text:p>
          </table:table-cell>
          <table:table-cell table:formula="oooc:=ROUNDDOWN([.B247]+0.5) -0.5" office:value-type="float" office:value="4.5">
            <text:p>4,5</text:p>
          </table:table-cell>
          <table:table-cell table:formula="oooc:=ROUNDDOWN([.C247]+0.5) -0.5" office:value-type="float" office:value="249.5">
            <text:p>249,5</text:p>
          </table:table-cell>
          <table:table-cell office:value-type="float" office:value="3.55">
            <text:p>3,55</text:p>
          </table:table-cell>
          <table:table-cell table:formula="oooc:=ROUNDDOWN([.F247]+1) - 0.5" office:value-type="float" office:value="3.5">
            <text:p>3,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7.695">
            <text:p>227,7</text:p>
          </table:table-cell>
          <table:table-cell office:value-type="float" office:value="175">
            <text:p>175</text:p>
          </table:table-cell>
          <table:table-cell table:formula="oooc:=ROUNDDOWN([.B248]+0.5) -0.5" office:value-type="float" office:value="227.5">
            <text:p>227,5</text:p>
          </table:table-cell>
          <table:table-cell table:formula="oooc:=ROUNDDOWN([.C248]+0.5) -0.5" office:value-type="float" office:value="174.5">
            <text:p>174,5</text:p>
          </table:table-cell>
          <table:table-cell office:value-type="float" office:value="3.56">
            <text:p>3,56</text:p>
          </table:table-cell>
          <table:table-cell table:formula="oooc:=ROUNDDOWN([.F248]+1) - 0.5" office:value-type="float" office:value="3.5">
            <text:p>3,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58.488">
            <text:p>158,49</text:p>
          </table:table-cell>
          <table:table-cell office:value-type="float" office:value="257.105">
            <text:p>257,11</text:p>
          </table:table-cell>
          <table:table-cell table:formula="oooc:=ROUNDDOWN([.B249]+0.5) -0.5" office:value-type="float" office:value="157.5">
            <text:p>157,5</text:p>
          </table:table-cell>
          <table:table-cell table:formula="oooc:=ROUNDDOWN([.C249]+0.5) -0.5" office:value-type="float" office:value="256.5">
            <text:p>256,5</text:p>
          </table:table-cell>
          <table:table-cell office:value-type="float" office:value="3.57">
            <text:p>3,57</text:p>
          </table:table-cell>
          <table:table-cell table:formula="oooc:=ROUNDDOWN([.F249]+1) - 0.5" office:value-type="float" office:value="3.5">
            <text:p>3,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00.026">
            <text:p>200,03</text:p>
          </table:table-cell>
          <table:table-cell office:value-type="float" office:value="266.516">
            <text:p>266,52</text:p>
          </table:table-cell>
          <table:table-cell table:formula="oooc:=ROUNDDOWN([.B250]+0.5) -0.5" office:value-type="float" office:value="199.5">
            <text:p>199,5</text:p>
          </table:table-cell>
          <table:table-cell table:formula="oooc:=ROUNDDOWN([.C250]+0.5) -0.5" office:value-type="float" office:value="266.5">
            <text:p>266,5</text:p>
          </table:table-cell>
          <table:table-cell office:value-type="float" office:value="3.58">
            <text:p>3,58</text:p>
          </table:table-cell>
          <table:table-cell table:formula="oooc:=ROUNDDOWN([.F250]+1) - 0.5" office:value-type="float" office:value="3.5">
            <text:p>3,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54.023">
            <text:p>454,02</text:p>
          </table:table-cell>
          <table:table-cell office:value-type="float" office:value="269.671">
            <text:p>269,67</text:p>
          </table:table-cell>
          <table:table-cell table:formula="oooc:=ROUNDDOWN([.B251]+0.5) -0.5" office:value-type="float" office:value="453.5">
            <text:p>453,5</text:p>
          </table:table-cell>
          <table:table-cell table:formula="oooc:=ROUNDDOWN([.C251]+0.5) -0.5" office:value-type="float" office:value="269.5">
            <text:p>269,5</text:p>
          </table:table-cell>
          <table:table-cell office:value-type="float" office:value="3.59">
            <text:p>3,59</text:p>
          </table:table-cell>
          <table:table-cell table:formula="oooc:=ROUNDDOWN([.F251]+1) - 0.5" office:value-type="float" office:value="3.5">
            <text:p>3,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7.176">
            <text:p>207,18</text:p>
          </table:table-cell>
          <table:table-cell office:value-type="float" office:value="8.32817">
            <text:p>8,33</text:p>
          </table:table-cell>
          <table:table-cell table:formula="oooc:=ROUNDDOWN([.B252]+0.5) -0.5" office:value-type="float" office:value="206.5">
            <text:p>206,5</text:p>
          </table:table-cell>
          <table:table-cell table:formula="oooc:=ROUNDDOWN([.C252]+0.5) -0.5" office:value-type="float" office:value="7.5">
            <text:p>7,5</text:p>
          </table:table-cell>
          <table:table-cell office:value-type="float" office:value="3.6">
            <text:p>3,6</text:p>
          </table:table-cell>
          <table:table-cell table:formula="oooc:=ROUNDDOWN([.F252]+1) - 0.5" office:value-type="float" office:value="3.5">
            <text:p>3,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80.25">
            <text:p>480,25</text:p>
          </table:table-cell>
          <table:table-cell office:value-type="float" office:value="416.618">
            <text:p>416,62</text:p>
          </table:table-cell>
          <table:table-cell table:formula="oooc:=ROUNDDOWN([.B253]+0.5) -0.5" office:value-type="float" office:value="479.5">
            <text:p>479,5</text:p>
          </table:table-cell>
          <table:table-cell table:formula="oooc:=ROUNDDOWN([.C253]+0.5) -0.5" office:value-type="float" office:value="416.5">
            <text:p>416,5</text:p>
          </table:table-cell>
          <table:table-cell office:value-type="float" office:value="3.61">
            <text:p>3,61</text:p>
          </table:table-cell>
          <table:table-cell table:formula="oooc:=ROUNDDOWN([.F253]+1) - 0.5" office:value-type="float" office:value="3.5">
            <text:p>3,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3.716">
            <text:p>273,72</text:p>
          </table:table-cell>
          <table:table-cell office:value-type="float" office:value="51.2535">
            <text:p>51,25</text:p>
          </table:table-cell>
          <table:table-cell table:formula="oooc:=ROUNDDOWN([.B254]+0.5) -0.5" office:value-type="float" office:value="273.5">
            <text:p>273,5</text:p>
          </table:table-cell>
          <table:table-cell table:formula="oooc:=ROUNDDOWN([.C254]+0.5) -0.5" office:value-type="float" office:value="50.5">
            <text:p>50,5</text:p>
          </table:table-cell>
          <table:table-cell office:value-type="float" office:value="3.62">
            <text:p>3,62</text:p>
          </table:table-cell>
          <table:table-cell table:formula="oooc:=ROUNDDOWN([.F254]+1) - 0.5" office:value-type="float" office:value="3.5">
            <text:p>3,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68.25">
            <text:p>468,25</text:p>
          </table:table-cell>
          <table:table-cell office:value-type="float" office:value="433.521">
            <text:p>433,52</text:p>
          </table:table-cell>
          <table:table-cell table:formula="oooc:=ROUNDDOWN([.B255]+0.5) -0.5" office:value-type="float" office:value="467.5">
            <text:p>467,5</text:p>
          </table:table-cell>
          <table:table-cell table:formula="oooc:=ROUNDDOWN([.C255]+0.5) -0.5" office:value-type="float" office:value="433.5">
            <text:p>433,5</text:p>
          </table:table-cell>
          <table:table-cell office:value-type="float" office:value="3.63">
            <text:p>3,63</text:p>
          </table:table-cell>
          <table:table-cell table:formula="oooc:=ROUNDDOWN([.F255]+1) - 0.5" office:value-type="float" office:value="3.5">
            <text:p>3,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4.751">
            <text:p>184,75</text:p>
          </table:table-cell>
          <table:table-cell office:value-type="float" office:value="402.637">
            <text:p>402,64</text:p>
          </table:table-cell>
          <table:table-cell table:formula="oooc:=ROUNDDOWN([.B256]+0.5) -0.5" office:value-type="float" office:value="184.5">
            <text:p>184,5</text:p>
          </table:table-cell>
          <table:table-cell table:formula="oooc:=ROUNDDOWN([.C256]+0.5) -0.5" office:value-type="float" office:value="402.5">
            <text:p>402,5</text:p>
          </table:table-cell>
          <table:table-cell office:value-type="float" office:value="3.64">
            <text:p>3,64</text:p>
          </table:table-cell>
          <table:table-cell table:formula="oooc:=ROUNDDOWN([.F256]+1) - 0.5" office:value-type="float" office:value="3.5">
            <text:p>3,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88.691">
            <text:p>188,69</text:p>
          </table:table-cell>
          <table:table-cell office:value-type="float" office:value="184.691">
            <text:p>184,69</text:p>
          </table:table-cell>
          <table:table-cell table:formula="oooc:=ROUNDDOWN([.B257]+0.5) -0.5" office:value-type="float" office:value="188.5">
            <text:p>188,5</text:p>
          </table:table-cell>
          <table:table-cell table:formula="oooc:=ROUNDDOWN([.C257]+0.5) -0.5" office:value-type="float" office:value="184.5">
            <text:p>184,5</text:p>
          </table:table-cell>
          <table:table-cell office:value-type="float" office:value="3.65">
            <text:p>3,65</text:p>
          </table:table-cell>
          <table:table-cell table:formula="oooc:=ROUNDDOWN([.F257]+1) - 0.5" office:value-type="float" office:value="3.5">
            <text:p>3,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17.671">
            <text:p>217,67</text:p>
          </table:table-cell>
          <table:table-cell office:value-type="float" office:value="313.665">
            <text:p>313,67</text:p>
          </table:table-cell>
          <table:table-cell table:formula="oooc:=ROUNDDOWN([.B258]+0.5) -0.5" office:value-type="float" office:value="217.5">
            <text:p>217,5</text:p>
          </table:table-cell>
          <table:table-cell table:formula="oooc:=ROUNDDOWN([.C258]+0.5) -0.5" office:value-type="float" office:value="313.5">
            <text:p>313,5</text:p>
          </table:table-cell>
          <table:table-cell office:value-type="float" office:value="3.66">
            <text:p>3,66</text:p>
          </table:table-cell>
          <table:table-cell table:formula="oooc:=ROUNDDOWN([.F258]+1) - 0.5" office:value-type="float" office:value="3.5">
            <text:p>3,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1.139">
            <text:p>241,14</text:p>
          </table:table-cell>
          <table:table-cell office:value-type="float" office:value="260.133">
            <text:p>260,13</text:p>
          </table:table-cell>
          <table:table-cell table:formula="oooc:=ROUNDDOWN([.B259]+0.5) -0.5" office:value-type="float" office:value="240.5">
            <text:p>240,5</text:p>
          </table:table-cell>
          <table:table-cell table:formula="oooc:=ROUNDDOWN([.C259]+0.5) -0.5" office:value-type="float" office:value="259.5">
            <text:p>259,5</text:p>
          </table:table-cell>
          <table:table-cell office:value-type="float" office:value="3.67">
            <text:p>3,67</text:p>
          </table:table-cell>
          <table:table-cell table:formula="oooc:=ROUNDDOWN([.F259]+1) - 0.5" office:value-type="float" office:value="3.5">
            <text:p>3,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19.855">
            <text:p>119,86</text:p>
          </table:table-cell>
          <table:table-cell office:value-type="float" office:value="37.51">
            <text:p>37,51</text:p>
          </table:table-cell>
          <table:table-cell table:formula="oooc:=ROUNDDOWN([.B260]+0.5) -0.5" office:value-type="float" office:value="119.5">
            <text:p>119,5</text:p>
          </table:table-cell>
          <table:table-cell table:formula="oooc:=ROUNDDOWN([.C260]+0.5) -0.5" office:value-type="float" office:value="37.5">
            <text:p>37,5</text:p>
          </table:table-cell>
          <table:table-cell office:value-type="float" office:value="3.68">
            <text:p>3,68</text:p>
          </table:table-cell>
          <table:table-cell table:formula="oooc:=ROUNDDOWN([.F260]+1) - 0.5" office:value-type="float" office:value="3.5">
            <text:p>3,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97.103">
            <text:p>297,1</text:p>
          </table:table-cell>
          <table:table-cell office:value-type="float" office:value="102.98">
            <text:p>102,98</text:p>
          </table:table-cell>
          <table:table-cell table:formula="oooc:=ROUNDDOWN([.B261]+0.5) -0.5" office:value-type="float" office:value="296.5">
            <text:p>296,5</text:p>
          </table:table-cell>
          <table:table-cell table:formula="oooc:=ROUNDDOWN([.C261]+0.5) -0.5" office:value-type="float" office:value="102.5">
            <text:p>102,5</text:p>
          </table:table-cell>
          <table:table-cell office:value-type="float" office:value="3.69">
            <text:p>3,69</text:p>
          </table:table-cell>
          <table:table-cell table:formula="oooc:=ROUNDDOWN([.F261]+1) - 0.5" office:value-type="float" office:value="3.5">
            <text:p>3,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27.528">
            <text:p>427,53</text:p>
          </table:table-cell>
          <table:table-cell office:value-type="float" office:value="19.5548">
            <text:p>19,55</text:p>
          </table:table-cell>
          <table:table-cell table:formula="oooc:=ROUNDDOWN([.B262]+0.5) -0.5" office:value-type="float" office:value="427.5">
            <text:p>427,5</text:p>
          </table:table-cell>
          <table:table-cell table:formula="oooc:=ROUNDDOWN([.C262]+0.5) -0.5" office:value-type="float" office:value="19.5">
            <text:p>19,5</text:p>
          </table:table-cell>
          <table:table-cell office:value-type="float" office:value="3.7">
            <text:p>3,7</text:p>
          </table:table-cell>
          <table:table-cell table:formula="oooc:=ROUNDDOWN([.F262]+1) - 0.5" office:value-type="float" office:value="3.5">
            <text:p>3,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53.509">
            <text:p>453,51</text:p>
          </table:table-cell>
          <table:table-cell office:value-type="float" office:value="475.5">
            <text:p>475,5</text:p>
          </table:table-cell>
          <table:table-cell table:formula="oooc:=ROUNDDOWN([.B263]+0.5) -0.5" office:value-type="float" office:value="453.5">
            <text:p>453,5</text:p>
          </table:table-cell>
          <table:table-cell table:formula="oooc:=ROUNDDOWN([.C263]+0.5) -0.5" office:value-type="float" office:value="475.5">
            <text:p>475,5</text:p>
          </table:table-cell>
          <table:table-cell office:value-type="float" office:value="3.71">
            <text:p>3,71</text:p>
          </table:table-cell>
          <table:table-cell table:formula="oooc:=ROUNDDOWN([.F263]+1) - 0.5" office:value-type="float" office:value="3.5">
            <text:p>3,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0.491">
            <text:p>230,49</text:p>
          </table:table-cell>
          <table:table-cell office:value-type="float" office:value="364.669">
            <text:p>364,67</text:p>
          </table:table-cell>
          <table:table-cell table:formula="oooc:=ROUNDDOWN([.B264]+0.5) -0.5" office:value-type="float" office:value="229.5">
            <text:p>229,5</text:p>
          </table:table-cell>
          <table:table-cell table:formula="oooc:=ROUNDDOWN([.C264]+0.5) -0.5" office:value-type="float" office:value="364.5">
            <text:p>364,5</text:p>
          </table:table-cell>
          <table:table-cell office:value-type="float" office:value="3.72">
            <text:p>3,72</text:p>
          </table:table-cell>
          <table:table-cell table:formula="oooc:=ROUNDDOWN([.F264]+1) - 0.5" office:value-type="float" office:value="3.5">
            <text:p>3,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19.402">
            <text:p>419,4</text:p>
          </table:table-cell>
          <table:table-cell office:value-type="float" office:value="162.315">
            <text:p>162,32</text:p>
          </table:table-cell>
          <table:table-cell table:formula="oooc:=ROUNDDOWN([.B265]+0.5) -0.5" office:value-type="float" office:value="418.5">
            <text:p>418,5</text:p>
          </table:table-cell>
          <table:table-cell table:formula="oooc:=ROUNDDOWN([.C265]+0.5) -0.5" office:value-type="float" office:value="161.5">
            <text:p>161,5</text:p>
          </table:table-cell>
          <table:table-cell office:value-type="float" office:value="3.73">
            <text:p>3,73</text:p>
          </table:table-cell>
          <table:table-cell table:formula="oooc:=ROUNDDOWN([.F265]+1) - 0.5" office:value-type="float" office:value="3.5">
            <text:p>3,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74.673">
            <text:p>474,67</text:p>
          </table:table-cell>
          <table:table-cell office:value-type="float" office:value="407.006">
            <text:p>407,01</text:p>
          </table:table-cell>
          <table:table-cell table:formula="oooc:=ROUNDDOWN([.B266]+0.5) -0.5" office:value-type="float" office:value="474.5">
            <text:p>474,5</text:p>
          </table:table-cell>
          <table:table-cell table:formula="oooc:=ROUNDDOWN([.C266]+0.5) -0.5" office:value-type="float" office:value="406.5">
            <text:p>406,5</text:p>
          </table:table-cell>
          <table:table-cell office:value-type="float" office:value="3.74">
            <text:p>3,74</text:p>
          </table:table-cell>
          <table:table-cell table:formula="oooc:=ROUNDDOWN([.F266]+1) - 0.5" office:value-type="float" office:value="3.5">
            <text:p>3,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72.085">
            <text:p>272,09</text:p>
          </table:table-cell>
          <table:table-cell office:value-type="float" office:value="262.019">
            <text:p>262,02</text:p>
          </table:table-cell>
          <table:table-cell table:formula="oooc:=ROUNDDOWN([.B267]+0.5) -0.5" office:value-type="float" office:value="271.5">
            <text:p>271,5</text:p>
          </table:table-cell>
          <table:table-cell table:formula="oooc:=ROUNDDOWN([.C267]+0.5) -0.5" office:value-type="float" office:value="261.5">
            <text:p>261,5</text:p>
          </table:table-cell>
          <table:table-cell office:value-type="float" office:value="3.75">
            <text:p>3,75</text:p>
          </table:table-cell>
          <table:table-cell table:formula="oooc:=ROUNDDOWN([.F267]+1) - 0.5" office:value-type="float" office:value="3.5">
            <text:p>3,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9.911">
            <text:p>219,91</text:p>
          </table:table-cell>
          <table:table-cell office:value-type="float" office:value="128.885">
            <text:p>128,89</text:p>
          </table:table-cell>
          <table:table-cell table:formula="oooc:=ROUNDDOWN([.B268]+0.5) -0.5" office:value-type="float" office:value="219.5">
            <text:p>219,5</text:p>
          </table:table-cell>
          <table:table-cell table:formula="oooc:=ROUNDDOWN([.C268]+0.5) -0.5" office:value-type="float" office:value="128.5">
            <text:p>128,5</text:p>
          </table:table-cell>
          <table:table-cell office:value-type="float" office:value="3.76">
            <text:p>3,76</text:p>
          </table:table-cell>
          <table:table-cell table:formula="oooc:=ROUNDDOWN([.F268]+1) - 0.5" office:value-type="float" office:value="3.5">
            <text:p>3,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40.685">
            <text:p>140,69</text:p>
          </table:table-cell>
          <table:table-cell office:value-type="float" office:value="76.5675">
            <text:p>76,57</text:p>
          </table:table-cell>
          <table:table-cell table:formula="oooc:=ROUNDDOWN([.B269]+0.5) -0.5" office:value-type="float" office:value="140.5">
            <text:p>140,5</text:p>
          </table:table-cell>
          <table:table-cell table:formula="oooc:=ROUNDDOWN([.C269]+0.5) -0.5" office:value-type="float" office:value="76.5">
            <text:p>76,5</text:p>
          </table:table-cell>
          <table:table-cell office:value-type="float" office:value="3.77">
            <text:p>3,77</text:p>
          </table:table-cell>
          <table:table-cell table:formula="oooc:=ROUNDDOWN([.F269]+1) - 0.5" office:value-type="float" office:value="3.5">
            <text:p>3,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93.542">
            <text:p>493,54</text:p>
          </table:table-cell>
          <table:table-cell office:value-type="float" office:value="258.345">
            <text:p>258,35</text:p>
          </table:table-cell>
          <table:table-cell table:formula="oooc:=ROUNDDOWN([.B270]+0.5) -0.5" office:value-type="float" office:value="493.5">
            <text:p>493,5</text:p>
          </table:table-cell>
          <table:table-cell table:formula="oooc:=ROUNDDOWN([.C270]+0.5) -0.5" office:value-type="float" office:value="257.5">
            <text:p>257,5</text:p>
          </table:table-cell>
          <table:table-cell office:value-type="float" office:value="3.78">
            <text:p>3,78</text:p>
          </table:table-cell>
          <table:table-cell table:formula="oooc:=ROUNDDOWN([.F270]+1) - 0.5" office:value-type="float" office:value="3.5">
            <text:p>3,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6.4797">
            <text:p>66,48</text:p>
          </table:table-cell>
          <table:table-cell office:value-type="float" office:value="460.277">
            <text:p>460,28</text:p>
          </table:table-cell>
          <table:table-cell table:formula="oooc:=ROUNDDOWN([.B271]+0.5) -0.5" office:value-type="float" office:value="65.5">
            <text:p>65,5</text:p>
          </table:table-cell>
          <table:table-cell table:formula="oooc:=ROUNDDOWN([.C271]+0.5) -0.5" office:value-type="float" office:value="459.5">
            <text:p>459,5</text:p>
          </table:table-cell>
          <table:table-cell office:value-type="float" office:value="3.79">
            <text:p>3,79</text:p>
          </table:table-cell>
          <table:table-cell table:formula="oooc:=ROUNDDOWN([.F271]+1) - 0.5" office:value-type="float" office:value="3.5">
            <text:p>3,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79.449">
            <text:p>179,45</text:p>
          </table:table-cell>
          <table:table-cell office:value-type="float" office:value="75">
            <text:p>75</text:p>
          </table:table-cell>
          <table:table-cell table:formula="oooc:=ROUNDDOWN([.B272]+0.5) -0.5" office:value-type="float" office:value="178.5">
            <text:p>178,5</text:p>
          </table:table-cell>
          <table:table-cell table:formula="oooc:=ROUNDDOWN([.C272]+0.5) -0.5" office:value-type="float" office:value="74.5">
            <text:p>74,5</text:p>
          </table:table-cell>
          <table:table-cell office:value-type="float" office:value="3.8">
            <text:p>3,8</text:p>
          </table:table-cell>
          <table:table-cell table:formula="oooc:=ROUNDDOWN([.F272]+1) - 0.5" office:value-type="float" office:value="3.5">
            <text:p>3,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4.881">
            <text:p>154,88</text:p>
          </table:table-cell>
          <table:table-cell office:value-type="float" office:value="308.039">
            <text:p>308,04</text:p>
          </table:table-cell>
          <table:table-cell table:formula="oooc:=ROUNDDOWN([.B273]+0.5) -0.5" office:value-type="float" office:value="154.5">
            <text:p>154,5</text:p>
          </table:table-cell>
          <table:table-cell table:formula="oooc:=ROUNDDOWN([.C273]+0.5) -0.5" office:value-type="float" office:value="307.5">
            <text:p>307,5</text:p>
          </table:table-cell>
          <table:table-cell office:value-type="float" office:value="3.81">
            <text:p>3,81</text:p>
          </table:table-cell>
          <table:table-cell table:formula="oooc:=ROUNDDOWN([.F273]+1) - 0.5" office:value-type="float" office:value="3.5">
            <text:p>3,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5.583">
            <text:p>255,58</text:p>
          </table:table-cell>
          <table:table-cell office:value-type="float" office:value="16.2613">
            <text:p>16,26</text:p>
          </table:table-cell>
          <table:table-cell table:formula="oooc:=ROUNDDOWN([.B274]+0.5) -0.5" office:value-type="float" office:value="255.5">
            <text:p>255,5</text:p>
          </table:table-cell>
          <table:table-cell table:formula="oooc:=ROUNDDOWN([.C274]+0.5) -0.5" office:value-type="float" office:value="15.5">
            <text:p>15,5</text:p>
          </table:table-cell>
          <table:table-cell office:value-type="float" office:value="3.82">
            <text:p>3,82</text:p>
          </table:table-cell>
          <table:table-cell table:formula="oooc:=ROUNDDOWN([.F274]+1) - 0.5" office:value-type="float" office:value="3.5">
            <text:p>3,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2.8641">
            <text:p>72,86</text:p>
          </table:table-cell>
          <table:table-cell office:value-type="float" office:value="73.7057">
            <text:p>73,71</text:p>
          </table:table-cell>
          <table:table-cell table:formula="oooc:=ROUNDDOWN([.B275]+0.5) -0.5" office:value-type="float" office:value="72.5">
            <text:p>72,5</text:p>
          </table:table-cell>
          <table:table-cell table:formula="oooc:=ROUNDDOWN([.C275]+0.5) -0.5" office:value-type="float" office:value="73.5">
            <text:p>73,5</text:p>
          </table:table-cell>
          <table:table-cell office:value-type="float" office:value="3.83">
            <text:p>3,83</text:p>
          </table:table-cell>
          <table:table-cell table:formula="oooc:=ROUNDDOWN([.F275]+1) - 0.5" office:value-type="float" office:value="3.5">
            <text:p>3,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1.47">
            <text:p>221,47</text:p>
          </table:table-cell>
          <table:table-cell office:value-type="float" office:value="128.439">
            <text:p>128,44</text:p>
          </table:table-cell>
          <table:table-cell table:formula="oooc:=ROUNDDOWN([.B276]+0.5) -0.5" office:value-type="float" office:value="220.5">
            <text:p>220,5</text:p>
          </table:table-cell>
          <table:table-cell table:formula="oooc:=ROUNDDOWN([.C276]+0.5) -0.5" office:value-type="float" office:value="127.5">
            <text:p>127,5</text:p>
          </table:table-cell>
          <table:table-cell office:value-type="float" office:value="3.84">
            <text:p>3,84</text:p>
          </table:table-cell>
          <table:table-cell table:formula="oooc:=ROUNDDOWN([.F276]+1) - 0.5" office:value-type="float" office:value="3.5">
            <text:p>3,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09.649">
            <text:p>409,65</text:p>
          </table:table-cell>
          <table:table-cell office:value-type="float" office:value="353.266">
            <text:p>353,27</text:p>
          </table:table-cell>
          <table:table-cell table:formula="oooc:=ROUNDDOWN([.B277]+0.5) -0.5" office:value-type="float" office:value="409.5">
            <text:p>409,5</text:p>
          </table:table-cell>
          <table:table-cell table:formula="oooc:=ROUNDDOWN([.C277]+0.5) -0.5" office:value-type="float" office:value="352.5">
            <text:p>352,5</text:p>
          </table:table-cell>
          <table:table-cell office:value-type="float" office:value="3.85">
            <text:p>3,85</text:p>
          </table:table-cell>
          <table:table-cell table:formula="oooc:=ROUNDDOWN([.F277]+1) - 0.5" office:value-type="float" office:value="3.5">
            <text:p>3,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5.666">
            <text:p>235,67</text:p>
          </table:table-cell>
          <table:table-cell office:value-type="float" office:value="65.003">
            <text:p>65</text:p>
          </table:table-cell>
          <table:table-cell table:formula="oooc:=ROUNDDOWN([.B278]+0.5) -0.5" office:value-type="float" office:value="235.5">
            <text:p>235,5</text:p>
          </table:table-cell>
          <table:table-cell table:formula="oooc:=ROUNDDOWN([.C278]+0.5) -0.5" office:value-type="float" office:value="64.5">
            <text:p>64,5</text:p>
          </table:table-cell>
          <table:table-cell office:value-type="float" office:value="3.86">
            <text:p>3,86</text:p>
          </table:table-cell>
          <table:table-cell table:formula="oooc:=ROUNDDOWN([.F278]+1) - 0.5" office:value-type="float" office:value="3.5">
            <text:p>3,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3.0138">
            <text:p>33,01</text:p>
          </table:table-cell>
          <table:table-cell office:value-type="float" office:value="328.914">
            <text:p>328,91</text:p>
          </table:table-cell>
          <table:table-cell table:formula="oooc:=ROUNDDOWN([.B279]+0.5) -0.5" office:value-type="float" office:value="32.5">
            <text:p>32,5</text:p>
          </table:table-cell>
          <table:table-cell table:formula="oooc:=ROUNDDOWN([.C279]+0.5) -0.5" office:value-type="float" office:value="328.5">
            <text:p>328,5</text:p>
          </table:table-cell>
          <table:table-cell office:value-type="float" office:value="3.87">
            <text:p>3,87</text:p>
          </table:table-cell>
          <table:table-cell table:formula="oooc:=ROUNDDOWN([.F279]+1) - 0.5" office:value-type="float" office:value="3.5">
            <text:p>3,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70.832">
            <text:p>470,83</text:p>
          </table:table-cell>
          <table:table-cell office:value-type="float" office:value="424.832">
            <text:p>424,83</text:p>
          </table:table-cell>
          <table:table-cell table:formula="oooc:=ROUNDDOWN([.B280]+0.5) -0.5" office:value-type="float" office:value="470.5">
            <text:p>470,5</text:p>
          </table:table-cell>
          <table:table-cell table:formula="oooc:=ROUNDDOWN([.C280]+0.5) -0.5" office:value-type="float" office:value="424.5">
            <text:p>424,5</text:p>
          </table:table-cell>
          <table:table-cell office:value-type="float" office:value="3.88">
            <text:p>3,88</text:p>
          </table:table-cell>
          <table:table-cell table:formula="oooc:=ROUNDDOWN([.F280]+1) - 0.5" office:value-type="float" office:value="3.5">
            <text:p>3,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50.497">
            <text:p>450,5</text:p>
          </table:table-cell>
          <table:table-cell office:value-type="float" office:value="207.443">
            <text:p>207,44</text:p>
          </table:table-cell>
          <table:table-cell table:formula="oooc:=ROUNDDOWN([.B281]+0.5) -0.5" office:value-type="float" office:value="449.5">
            <text:p>449,5</text:p>
          </table:table-cell>
          <table:table-cell table:formula="oooc:=ROUNDDOWN([.C281]+0.5) -0.5" office:value-type="float" office:value="206.5">
            <text:p>206,5</text:p>
          </table:table-cell>
          <table:table-cell office:value-type="float" office:value="3.89">
            <text:p>3,89</text:p>
          </table:table-cell>
          <table:table-cell table:formula="oooc:=ROUNDDOWN([.F281]+1) - 0.5" office:value-type="float" office:value="3.5">
            <text:p>3,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1.8311">
            <text:p>71,83</text:p>
          </table:table-cell>
          <table:table-cell office:value-type="float" office:value="164.255">
            <text:p>164,26</text:p>
          </table:table-cell>
          <table:table-cell table:formula="oooc:=ROUNDDOWN([.B282]+0.5) -0.5" office:value-type="float" office:value="71.5">
            <text:p>71,5</text:p>
          </table:table-cell>
          <table:table-cell table:formula="oooc:=ROUNDDOWN([.C282]+0.5) -0.5" office:value-type="float" office:value="163.5">
            <text:p>163,5</text:p>
          </table:table-cell>
          <table:table-cell office:value-type="float" office:value="3.9">
            <text:p>3,9</text:p>
          </table:table-cell>
          <table:table-cell table:formula="oooc:=ROUNDDOWN([.F282]+1) - 0.5" office:value-type="float" office:value="3.5">
            <text:p>3,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65919">
            <text:p>0,07</text:p>
          </table:table-cell>
          <table:table-cell office:value-type="float" office:value="136.07">
            <text:p>136,07</text:p>
          </table:table-cell>
          <table:table-cell table:formula="oooc:=ROUNDDOWN([.B283]+0.5) -0.5" office:value-type="float" office:value="-0.5">
            <text:p>-0,5</text:p>
          </table:table-cell>
          <table:table-cell table:formula="oooc:=ROUNDDOWN([.C283]+0.5) -0.5" office:value-type="float" office:value="135.5">
            <text:p>135,5</text:p>
          </table:table-cell>
          <table:table-cell office:value-type="float" office:value="3.91">
            <text:p>3,91</text:p>
          </table:table-cell>
          <table:table-cell table:formula="oooc:=ROUNDDOWN([.F283]+1) - 0.5" office:value-type="float" office:value="3.5">
            <text:p>3,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52.159">
            <text:p>452,16</text:p>
          </table:table-cell>
          <table:table-cell office:value-type="float" office:value="184.104">
            <text:p>184,1</text:p>
          </table:table-cell>
          <table:table-cell table:formula="oooc:=ROUNDDOWN([.B284]+0.5) -0.5" office:value-type="float" office:value="451.5">
            <text:p>451,5</text:p>
          </table:table-cell>
          <table:table-cell table:formula="oooc:=ROUNDDOWN([.C284]+0.5) -0.5" office:value-type="float" office:value="183.5">
            <text:p>183,5</text:p>
          </table:table-cell>
          <table:table-cell office:value-type="float" office:value="3.92">
            <text:p>3,92</text:p>
          </table:table-cell>
          <table:table-cell table:formula="oooc:=ROUNDDOWN([.F284]+1) - 0.5" office:value-type="float" office:value="3.5">
            <text:p>3,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48.636">
            <text:p>148,64</text:p>
          </table:table-cell>
          <table:table-cell office:value-type="float" office:value="137.147">
            <text:p>137,15</text:p>
          </table:table-cell>
          <table:table-cell table:formula="oooc:=ROUNDDOWN([.B285]+0.5) -0.5" office:value-type="float" office:value="148.5">
            <text:p>148,5</text:p>
          </table:table-cell>
          <table:table-cell table:formula="oooc:=ROUNDDOWN([.C285]+0.5) -0.5" office:value-type="float" office:value="136.5">
            <text:p>136,5</text:p>
          </table:table-cell>
          <table:table-cell office:value-type="float" office:value="3.93">
            <text:p>3,93</text:p>
          </table:table-cell>
          <table:table-cell table:formula="oooc:=ROUNDDOWN([.F285]+1) - 0.5" office:value-type="float" office:value="3.5">
            <text:p>3,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501.737">
            <text:p>501,74</text:p>
          </table:table-cell>
          <table:table-cell office:value-type="float" office:value="2.01691">
            <text:p>2,02</text:p>
          </table:table-cell>
          <table:table-cell table:formula="oooc:=ROUNDDOWN([.B286]+0.5) -0.5" office:value-type="float" office:value="501.5">
            <text:p>501,5</text:p>
          </table:table-cell>
          <table:table-cell table:formula="oooc:=ROUNDDOWN([.C286]+0.5) -0.5" office:value-type="float" office:value="1.5">
            <text:p>1,5</text:p>
          </table:table-cell>
          <table:table-cell office:value-type="float" office:value="3.94">
            <text:p>3,94</text:p>
          </table:table-cell>
          <table:table-cell table:formula="oooc:=ROUNDDOWN([.F286]+1) - 0.5" office:value-type="float" office:value="3.5">
            <text:p>3,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64.363">
            <text:p>164,36</text:p>
          </table:table-cell>
          <table:table-cell office:value-type="float" office:value="265.733">
            <text:p>265,73</text:p>
          </table:table-cell>
          <table:table-cell table:formula="oooc:=ROUNDDOWN([.B287]+0.5) -0.5" office:value-type="float" office:value="163.5">
            <text:p>163,5</text:p>
          </table:table-cell>
          <table:table-cell table:formula="oooc:=ROUNDDOWN([.C287]+0.5) -0.5" office:value-type="float" office:value="265.5">
            <text:p>265,5</text:p>
          </table:table-cell>
          <table:table-cell office:value-type="float" office:value="3.95">
            <text:p>3,95</text:p>
          </table:table-cell>
          <table:table-cell table:formula="oooc:=ROUNDDOWN([.F287]+1) - 0.5" office:value-type="float" office:value="3.5">
            <text:p>3,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64.274">
            <text:p>164,27</text:p>
          </table:table-cell>
          <table:table-cell office:value-type="float" office:value="164.807">
            <text:p>164,81</text:p>
          </table:table-cell>
          <table:table-cell table:formula="oooc:=ROUNDDOWN([.B288]+0.5) -0.5" office:value-type="float" office:value="163.5">
            <text:p>163,5</text:p>
          </table:table-cell>
          <table:table-cell table:formula="oooc:=ROUNDDOWN([.C288]+0.5) -0.5" office:value-type="float" office:value="164.5">
            <text:p>164,5</text:p>
          </table:table-cell>
          <table:table-cell office:value-type="float" office:value="3.96">
            <text:p>3,96</text:p>
          </table:table-cell>
          <table:table-cell table:formula="oooc:=ROUNDDOWN([.F288]+1) - 0.5" office:value-type="float" office:value="3.5">
            <text:p>3,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53.867">
            <text:p>253,87</text:p>
          </table:table-cell>
          <table:table-cell office:value-type="float" office:value="258.133">
            <text:p>258,13</text:p>
          </table:table-cell>
          <table:table-cell table:formula="oooc:=ROUNDDOWN([.B289]+0.5) -0.5" office:value-type="float" office:value="253.5">
            <text:p>253,5</text:p>
          </table:table-cell>
          <table:table-cell table:formula="oooc:=ROUNDDOWN([.C289]+0.5) -0.5" office:value-type="float" office:value="257.5">
            <text:p>257,5</text:p>
          </table:table-cell>
          <table:table-cell office:value-type="float" office:value="3.97">
            <text:p>3,97</text:p>
          </table:table-cell>
          <table:table-cell table:formula="oooc:=ROUNDDOWN([.F289]+1) - 0.5" office:value-type="float" office:value="3.5">
            <text:p>3,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8.814">
            <text:p>288,81</text:p>
          </table:table-cell>
          <table:table-cell office:value-type="float" office:value="65.6263">
            <text:p>65,63</text:p>
          </table:table-cell>
          <table:table-cell table:formula="oooc:=ROUNDDOWN([.B290]+0.5) -0.5" office:value-type="float" office:value="288.5">
            <text:p>288,5</text:p>
          </table:table-cell>
          <table:table-cell table:formula="oooc:=ROUNDDOWN([.C290]+0.5) -0.5" office:value-type="float" office:value="65.5">
            <text:p>65,5</text:p>
          </table:table-cell>
          <table:table-cell office:value-type="float" office:value="3.98">
            <text:p>3,98</text:p>
          </table:table-cell>
          <table:table-cell table:formula="oooc:=ROUNDDOWN([.F290]+1) - 0.5" office:value-type="float" office:value="3.5">
            <text:p>3,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33.315">
            <text:p>233,32</text:p>
          </table:table-cell>
          <table:table-cell office:value-type="float" office:value="9.33453">
            <text:p>9,33</text:p>
          </table:table-cell>
          <table:table-cell table:formula="oooc:=ROUNDDOWN([.B291]+0.5) -0.5" office:value-type="float" office:value="232.5">
            <text:p>232,5</text:p>
          </table:table-cell>
          <table:table-cell table:formula="oooc:=ROUNDDOWN([.C291]+0.5) -0.5" office:value-type="float" office:value="8.5">
            <text:p>8,5</text:p>
          </table:table-cell>
          <table:table-cell office:value-type="float" office:value="3.99">
            <text:p>3,99</text:p>
          </table:table-cell>
          <table:table-cell table:formula="oooc:=ROUNDDOWN([.F291]+1) - 0.5" office:value-type="float" office:value="3.5">
            <text:p>3,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31.184">
            <text:p>131,18</text:p>
          </table:table-cell>
          <table:table-cell office:value-type="float" office:value="67.1355">
            <text:p>67,14</text:p>
          </table:table-cell>
          <table:table-cell table:formula="oooc:=ROUNDDOWN([.B292]+0.5) -0.5" office:value-type="float" office:value="130.5">
            <text:p>130,5</text:p>
          </table:table-cell>
          <table:table-cell table:formula="oooc:=ROUNDDOWN([.C292]+0.5) -0.5" office:value-type="float" office:value="66.5">
            <text:p>66,5</text:p>
          </table:table-cell>
          <table:table-cell office:value-type="float" office:value="4">
            <text:p>4</text:p>
          </table:table-cell>
          <table:table-cell table:formula="oooc:=ROUNDDOWN([.F292]+1) - 0.5" office:value-type="float" office:value="4.5">
            <text:p>4,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13.377">
            <text:p>213,38</text:p>
          </table:table-cell>
          <table:table-cell office:value-type="float" office:value="170.079">
            <text:p>170,08</text:p>
          </table:table-cell>
          <table:table-cell table:formula="oooc:=ROUNDDOWN([.B293]+0.5) -0.5" office:value-type="float" office:value="212.5">
            <text:p>212,5</text:p>
          </table:table-cell>
          <table:table-cell table:formula="oooc:=ROUNDDOWN([.C293]+0.5) -0.5" office:value-type="float" office:value="169.5">
            <text:p>169,5</text:p>
          </table:table-cell>
          <table:table-cell office:value-type="float" office:value="4.01">
            <text:p>4,01</text:p>
          </table:table-cell>
          <table:table-cell table:formula="oooc:=ROUNDDOWN([.F293]+1) - 0.5" office:value-type="float" office:value="4.5">
            <text:p>4,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14.787">
            <text:p>114,79</text:p>
          </table:table-cell>
          <table:table-cell office:value-type="float" office:value="218.614">
            <text:p>218,61</text:p>
          </table:table-cell>
          <table:table-cell table:formula="oooc:=ROUNDDOWN([.B294]+0.5) -0.5" office:value-type="float" office:value="114.5">
            <text:p>114,5</text:p>
          </table:table-cell>
          <table:table-cell table:formula="oooc:=ROUNDDOWN([.C294]+0.5) -0.5" office:value-type="float" office:value="218.5">
            <text:p>218,5</text:p>
          </table:table-cell>
          <table:table-cell office:value-type="float" office:value="4.02">
            <text:p>4,02</text:p>
          </table:table-cell>
          <table:table-cell table:formula="oooc:=ROUNDDOWN([.F294]+1) - 0.5" office:value-type="float" office:value="4.5">
            <text:p>4,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.1876">
            <text:p>7,19</text:p>
          </table:table-cell>
          <table:table-cell office:value-type="float" office:value="506.257">
            <text:p>506,26</text:p>
          </table:table-cell>
          <table:table-cell table:formula="oooc:=ROUNDDOWN([.B295]+0.5) -0.5" office:value-type="float" office:value="6.5">
            <text:p>6,5</text:p>
          </table:table-cell>
          <table:table-cell table:formula="oooc:=ROUNDDOWN([.C295]+0.5) -0.5" office:value-type="float" office:value="505.5">
            <text:p>505,5</text:p>
          </table:table-cell>
          <table:table-cell office:value-type="float" office:value="4.03">
            <text:p>4,03</text:p>
          </table:table-cell>
          <table:table-cell table:formula="oooc:=ROUNDDOWN([.F295]+1) - 0.5" office:value-type="float" office:value="4.5">
            <text:p>4,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9.3929">
            <text:p>69,39</text:p>
          </table:table-cell>
          <table:table-cell office:value-type="float" office:value="203.479">
            <text:p>203,48</text:p>
          </table:table-cell>
          <table:table-cell table:formula="oooc:=ROUNDDOWN([.B296]+0.5) -0.5" office:value-type="float" office:value="68.5">
            <text:p>68,5</text:p>
          </table:table-cell>
          <table:table-cell table:formula="oooc:=ROUNDDOWN([.C296]+0.5) -0.5" office:value-type="float" office:value="202.5">
            <text:p>202,5</text:p>
          </table:table-cell>
          <table:table-cell office:value-type="float" office:value="4.04">
            <text:p>4,04</text:p>
          </table:table-cell>
          <table:table-cell table:formula="oooc:=ROUNDDOWN([.F296]+1) - 0.5" office:value-type="float" office:value="4.5">
            <text:p>4,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.80664">
            <text:p>3,81</text:p>
          </table:table-cell>
          <table:table-cell office:value-type="float" office:value="492.08">
            <text:p>492,08</text:p>
          </table:table-cell>
          <table:table-cell table:formula="oooc:=ROUNDDOWN([.B297]+0.5) -0.5" office:value-type="float" office:value="3.5">
            <text:p>3,5</text:p>
          </table:table-cell>
          <table:table-cell table:formula="oooc:=ROUNDDOWN([.C297]+0.5) -0.5" office:value-type="float" office:value="491.5">
            <text:p>491,5</text:p>
          </table:table-cell>
          <table:table-cell office:value-type="float" office:value="4.05">
            <text:p>4,05</text:p>
          </table:table-cell>
          <table:table-cell table:formula="oooc:=ROUNDDOWN([.F297]+1) - 0.5" office:value-type="float" office:value="4.5">
            <text:p>4,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51.1228">
            <text:p>51,12</text:p>
          </table:table-cell>
          <table:table-cell office:value-type="float" office:value="462.219">
            <text:p>462,22</text:p>
          </table:table-cell>
          <table:table-cell table:formula="oooc:=ROUNDDOWN([.B298]+0.5) -0.5" office:value-type="float" office:value="50.5">
            <text:p>50,5</text:p>
          </table:table-cell>
          <table:table-cell table:formula="oooc:=ROUNDDOWN([.C298]+0.5) -0.5" office:value-type="float" office:value="461.5">
            <text:p>461,5</text:p>
          </table:table-cell>
          <table:table-cell office:value-type="float" office:value="4.06">
            <text:p>4,06</text:p>
          </table:table-cell>
          <table:table-cell table:formula="oooc:=ROUNDDOWN([.F298]+1) - 0.5" office:value-type="float" office:value="4.5">
            <text:p>4,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79.135">
            <text:p>479,14</text:p>
          </table:table-cell>
          <table:table-cell office:value-type="float" office:value="130.338">
            <text:p>130,34</text:p>
          </table:table-cell>
          <table:table-cell table:formula="oooc:=ROUNDDOWN([.B299]+0.5) -0.5" office:value-type="float" office:value="478.5">
            <text:p>478,5</text:p>
          </table:table-cell>
          <table:table-cell table:formula="oooc:=ROUNDDOWN([.C299]+0.5) -0.5" office:value-type="float" office:value="129.5">
            <text:p>129,5</text:p>
          </table:table-cell>
          <table:table-cell office:value-type="float" office:value="4.07">
            <text:p>4,07</text:p>
          </table:table-cell>
          <table:table-cell table:formula="oooc:=ROUNDDOWN([.F299]+1) - 0.5" office:value-type="float" office:value="4.5">
            <text:p>4,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08.97">
            <text:p>408,97</text:p>
          </table:table-cell>
          <table:table-cell office:value-type="float" office:value="25.7695">
            <text:p>25,77</text:p>
          </table:table-cell>
          <table:table-cell table:formula="oooc:=ROUNDDOWN([.B300]+0.5) -0.5" office:value-type="float" office:value="408.5">
            <text:p>408,5</text:p>
          </table:table-cell>
          <table:table-cell table:formula="oooc:=ROUNDDOWN([.C300]+0.5) -0.5" office:value-type="float" office:value="25.5">
            <text:p>25,5</text:p>
          </table:table-cell>
          <table:table-cell office:value-type="float" office:value="4.08">
            <text:p>4,08</text:p>
          </table:table-cell>
          <table:table-cell table:formula="oooc:=ROUNDDOWN([.F300]+1) - 0.5" office:value-type="float" office:value="4.5">
            <text:p>4,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28.892">
            <text:p>328,89</text:p>
          </table:table-cell>
          <table:table-cell office:value-type="float" office:value="346.866">
            <text:p>346,87</text:p>
          </table:table-cell>
          <table:table-cell table:formula="oooc:=ROUNDDOWN([.B301]+0.5) -0.5" office:value-type="float" office:value="328.5">
            <text:p>328,5</text:p>
          </table:table-cell>
          <table:table-cell table:formula="oooc:=ROUNDDOWN([.C301]+0.5) -0.5" office:value-type="float" office:value="346.5">
            <text:p>346,5</text:p>
          </table:table-cell>
          <table:table-cell office:value-type="float" office:value="512">
            <text:p>512</text:p>
          </table:table-cell>
          <table:table-cell table:formula="oooc:=ROUNDDOWN([.F301]+1) - 0.5" office:value-type="float" office:value="512.5">
            <text:p>512,5</text:p>
          </table:table-cell>
        </table:table-row>
      </table:table>
      <table:table table:name="Hoja6" table:style-name="ta1" table:print="false">
        <office:forms form:automatic-focus="false" form:apply-design-mode="false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row table:style-name="ro2">
          <table:table-cell table:style-name="ce4" office:value-type="string">
            <text:p>Aleatorio</text:p>
          </table:table-cell>
          <table:table-cell table:style-name="ce4" office:value-type="string">
            <text:p>Copia Aletorio</text:p>
          </table:table-cell>
          <table:table-cell table:style-name="ce4" office:value-type="string">
            <text:p>redondeo</text:p>
          </table:table-cell>
          <table:table-cell table:style-name="ce1" office:value-type="string">
            <text:p>If (continuo)</text:p>
          </table:table-cell>
          <table:table-cell table:style-name="ce1" office:value-type="string">
            <text:p>If (redondeado)</text:p>
          </table:table-cell>
          <table:table-cell table:style-name="ce1" office:value-type="string">
            <text:p>If (continuo) centro redondeado</text:p>
          </table:table-cell>
          <table:table-cell table:style-name="ce1" office:value-type="string">
            <text:p>If (redondeado) centro redondeado</text:p>
          </table:table-cell>
          <table:table-cell table:style-name="ce1"/>
          <table:table-cell table:style-name="ce9" office:value-type="string">
            <text:p>centro</text:p>
          </table:table-cell>
          <table:table-cell table:style-name="ce11" office:value-type="float" office:value="41.15">
            <text:p>41,15</text:p>
          </table:table-cell>
          <table:table-cell table:number-columns-repeated="6"/>
        </table:table-row>
        <table:table-row table:style-name="ro2">
          <table:table-cell table:formula="oooc:=(RAND() * 20) +30" office:value-type="float" office:value="47.3210392799228">
            <text:p>47,32</text:p>
          </table:table-cell>
          <table:table-cell office:value-type="float" office:value="30.7799596711993">
            <text:p>30,78</text:p>
          </table:table-cell>
          <table:table-cell table:formula="oooc:=ROUNDDOWN([.B2] + 1) -0.5" office:value-type="float" office:value="30.5">
            <text:p>30,5</text:p>
          </table:table-cell>
          <table:table-cell table:formula="oooc:=IF(ABS([.B2] - [.$J$1]) &lt;= [.$J$3];1;0)" office:value-type="float" office:value="0">
            <text:p>0</text:p>
          </table:table-cell>
          <table:table-cell table:formula="oooc:= IF ( ((([.C2]-[.$J$1]) &lt;= 0)  AND  (([.$J$1]-[.C2]) &lt; [.$J$3]))  OR  ((([.C2]-[.$J$1]) &gt;= 0)  AND  (([.C2]-[.$J$1]) &lt;= [.$J$3])); 1; 0)" office:value-type="float" office:value="0">
            <text:p>0</text:p>
          </table:table-cell>
          <table:table-cell table:style-name="ce8" table:formula="oooc:=IF(ABS([.B2] - [.$J$2]) &lt;= [.$J$3];1;0)" office:value-type="float" office:value="0">
            <text:p>0</text:p>
          </table:table-cell>
          <table:table-cell table:style-name="ce8" table:formula="oooc:= IF ( ((([.C2]-[.$J$2]) &lt;= 0)   AND   (([.$J$2]-[.C2]) &lt; [.$J$3]))   OR   ((([.C2]-[.$J$2]) &gt;= 0)   AND   (([.C2]-[.$J$2]) &lt;= [.$J$3])); 1; 0)" office:value-type="float" office:value="0">
            <text:p>0</text:p>
          </table:table-cell>
          <table:table-cell table:style-name="ce8"/>
          <table:table-cell table:style-name="ce9" office:value-type="string">
            <text:p>centro redondeado</text:p>
          </table:table-cell>
          <table:table-cell table:style-name="ce12" table:formula="oooc:=ROUNDDOWN([.J1] + 1) -0.5" office:value-type="float" office:value="41.5">
            <text:p>41,5</text:p>
          </table:table-cell>
          <table:table-cell table:number-columns-repeated="6"/>
        </table:table-row>
        <table:table-row table:style-name="ro2">
          <table:table-cell table:formula="oooc:=(RAND() * 20) +30" office:value-type="float" office:value="32.7031295187771">
            <text:p>32,7</text:p>
          </table:table-cell>
          <table:table-cell office:value-type="float" office:value="30.8118864893913">
            <text:p>30,81</text:p>
          </table:table-cell>
          <table:table-cell table:formula="oooc:=ROUNDDOWN([.B3] + 1) -0.5" office:value-type="float" office:value="30.5">
            <text:p>30,5</text:p>
          </table:table-cell>
          <table:table-cell table:formula="oooc:=IF(ABS([.B3] - [.$J$1]) &lt;= [.$J$3];1;0)" office:value-type="float" office:value="0">
            <text:p>0</text:p>
          </table:table-cell>
          <table:table-cell table:formula="oooc:= IF ( ((([.C3]-[.$J$1]) &lt;= 0)  AND  (([.$J$1]-[.C3]) &lt; [.$J$3]))  OR  ((([.C3]-[.$J$1]) &gt;= 0)  AND  (([.C3]-[.$J$1]) &lt;= [.$J$3])); 1; 0)" office:value-type="float" office:value="0">
            <text:p>0</text:p>
          </table:table-cell>
          <table:table-cell table:style-name="ce8" table:formula="oooc:=IF(ABS([.B3] - [.$J$2]) &lt;= [.$J$3];1;0)" office:value-type="float" office:value="0">
            <text:p>0</text:p>
          </table:table-cell>
          <table:table-cell table:style-name="ce8" table:formula="oooc:= IF ( ((([.C3]-[.$J$2]) &lt;= 0)   AND   (([.$J$2]-[.C3]) &lt; [.$J$3]))   OR   ((([.C3]-[.$J$2]) &gt;= 0)   AND   (([.C3]-[.$J$2]) &lt;= [.$J$3])); 1; 0)" office:value-type="float" office:value="0">
            <text:p>0</text:p>
          </table:table-cell>
          <table:table-cell table:style-name="ce8"/>
          <table:table-cell table:style-name="ce9" office:value-type="string">
            <text:p>radio</text:p>
          </table:table-cell>
          <table:table-cell table:style-name="ce9" office:value-type="float" office:value="6">
            <text:p>6</text:p>
          </table:table-cell>
          <table:table-cell table:number-columns-repeated="6"/>
        </table:table-row>
        <table:table-row table:style-name="ro2">
          <table:table-cell table:formula="oooc:=(RAND() * 20) +30" office:value-type="float" office:value="39.3882453162223">
            <text:p>39,39</text:p>
          </table:table-cell>
          <table:table-cell office:value-type="float" office:value="30.9587500058115">
            <text:p>30,96</text:p>
          </table:table-cell>
          <table:table-cell table:formula="oooc:=ROUNDDOWN([.B4] + 1) -0.5" office:value-type="float" office:value="30.5">
            <text:p>30,5</text:p>
          </table:table-cell>
          <table:table-cell table:formula="oooc:=IF(ABS([.B4] - [.$J$1]) &lt;= [.$J$3];1;0)" office:value-type="float" office:value="0">
            <text:p>0</text:p>
          </table:table-cell>
          <table:table-cell table:formula="oooc:= IF ( ((([.C4]-[.$J$1]) &lt;= 0)  AND  (([.$J$1]-[.C4]) &lt; [.$J$3]))  OR  ((([.C4]-[.$J$1]) &gt;= 0)  AND  (([.C4]-[.$J$1]) &lt;= [.$J$3])); 1; 0)" office:value-type="float" office:value="0">
            <text:p>0</text:p>
          </table:table-cell>
          <table:table-cell table:style-name="ce8" table:formula="oooc:=IF(ABS([.B4] - [.$J$2]) &lt;= [.$J$3];1;0)" office:value-type="float" office:value="0">
            <text:p>0</text:p>
          </table:table-cell>
          <table:table-cell table:style-name="ce8" table:formula="oooc:= IF ( ((([.C4]-[.$J$2]) &lt;= 0)   AND   (([.$J$2]-[.C4]) &lt; [.$J$3]))   OR   ((([.C4]-[.$J$2]) &gt;= 0)   AND   (([.C4]-[.$J$2]) &lt;= [.$J$3])); 1; 0)" office:value-type="float" office:value="0">
            <text:p>0</text:p>
          </table:table-cell>
          <table:table-cell table:style-name="ce8"/>
          <table:table-cell table:style-name="ce9" office:value-type="string">
            <text:p>lower</text:p>
          </table:table-cell>
          <table:table-cell table:style-name="ce9" table:formula="oooc:=[.J1]-[.J3]" office:value-type="float" office:value="35.15">
            <text:p>35,15</text:p>
          </table:table-cell>
          <table:table-cell table:formula="oooc:=[.J2]-[.J3]" office:value-type="float" office:value="35.5">
            <text:p>35,5</text:p>
          </table:table-cell>
          <table:table-cell table:formula="oooc:=ROUNDDOWN([.J4] + 1) -0.5" office:value-type="float" office:value="35.5">
            <text:p>35,5</text:p>
          </table:table-cell>
          <table:table-cell table:number-columns-repeated="4"/>
        </table:table-row>
        <table:table-row table:style-name="ro2">
          <table:table-cell table:formula="oooc:=(RAND() * 20) +30" office:value-type="float" office:value="44.5467163622379">
            <text:p>44,55</text:p>
          </table:table-cell>
          <table:table-cell office:value-type="float" office:value="31.2738308683038">
            <text:p>31,27</text:p>
          </table:table-cell>
          <table:table-cell table:formula="oooc:=ROUNDDOWN([.B5] + 1) -0.5" office:value-type="float" office:value="31.5">
            <text:p>31,5</text:p>
          </table:table-cell>
          <table:table-cell table:formula="oooc:=IF(ABS([.B5] - [.$J$1]) &lt;= [.$J$3];1;0)" office:value-type="float" office:value="0">
            <text:p>0</text:p>
          </table:table-cell>
          <table:table-cell table:formula="oooc:= IF ( ((([.C5]-[.$J$1]) &lt;= 0)  AND  (([.$J$1]-[.C5]) &lt; [.$J$3]))  OR  ((([.C5]-[.$J$1]) &gt;= 0)  AND  (([.C5]-[.$J$1]) &lt;= [.$J$3])); 1; 0)" office:value-type="float" office:value="0">
            <text:p>0</text:p>
          </table:table-cell>
          <table:table-cell table:style-name="ce8" table:formula="oooc:=IF(ABS([.B5] - [.$J$2]) &lt;= [.$J$3];1;0)" office:value-type="float" office:value="0">
            <text:p>0</text:p>
          </table:table-cell>
          <table:table-cell table:style-name="ce8" table:formula="oooc:= IF ( ((([.C5]-[.$J$2]) &lt;= 0)   AND   (([.$J$2]-[.C5]) &lt; [.$J$3]))   OR   ((([.C5]-[.$J$2]) &gt;= 0)   AND   (([.C5]-[.$J$2]) &lt;= [.$J$3])); 1; 0)" office:value-type="float" office:value="0">
            <text:p>0</text:p>
          </table:table-cell>
          <table:table-cell table:style-name="ce8"/>
          <table:table-cell table:style-name="ce9" office:value-type="string">
            <text:p>upper</text:p>
          </table:table-cell>
          <table:table-cell table:style-name="ce9" table:formula="oooc:=[.J1]+[.J3]" office:value-type="float" office:value="47.15">
            <text:p>47,15</text:p>
          </table:table-cell>
          <table:table-cell table:formula="oooc:=[.J2]+6" office:value-type="float" office:value="47.5">
            <text:p>47,5</text:p>
          </table:table-cell>
          <table:table-cell table:formula="oooc:=ROUNDDOWN([.J5] + 1) -0.5" office:value-type="float" office:value="47.5">
            <text:p>47,5</text:p>
          </table:table-cell>
          <table:table-cell table:number-columns-repeated="4"/>
        </table:table-row>
        <table:table-row table:style-name="ro2">
          <table:table-cell table:formula="oooc:=(RAND() * 20) +30" office:value-type="float" office:value="32.2244924586266">
            <text:p>32,22</text:p>
          </table:table-cell>
          <table:table-cell office:value-type="float" office:value="31.4524643868208">
            <text:p>31,45</text:p>
          </table:table-cell>
          <table:table-cell table:formula="oooc:=ROUNDDOWN([.B6] + 1) -0.5" office:value-type="float" office:value="31.5">
            <text:p>31,5</text:p>
          </table:table-cell>
          <table:table-cell table:formula="oooc:=IF(ABS([.B6] - [.$J$1]) &lt;= [.$J$3];1;0)" office:value-type="float" office:value="0">
            <text:p>0</text:p>
          </table:table-cell>
          <table:table-cell table:formula="oooc:= IF ( ((([.C6]-[.$J$1]) &lt;= 0)  AND  (([.$J$1]-[.C6]) &lt; [.$J$3]))  OR  ((([.C6]-[.$J$1]) &gt;= 0)  AND  (([.C6]-[.$J$1]) &lt;= [.$J$3])); 1; 0)" office:value-type="float" office:value="0">
            <text:p>0</text:p>
          </table:table-cell>
          <table:table-cell table:style-name="ce8" table:formula="oooc:=IF(ABS([.B6] - [.$J$2]) &lt;= [.$J$3];1;0)" office:value-type="float" office:value="0">
            <text:p>0</text:p>
          </table:table-cell>
          <table:table-cell table:style-name="ce8" table:formula="oooc:= IF ( ((([.C6]-[.$J$2]) &lt;= 0)   AND   (([.$J$2]-[.C6]) &lt; [.$J$3]))   OR   ((([.C6]-[.$J$2]) &gt;= 0)   AND   (([.C6]-[.$J$2]) &lt;= [.$J$3])); 1; 0)" office:value-type="float" office:value="0">
            <text:p>0</text:p>
          </table:table-cell>
          <table:table-cell table:style-name="ce8"/>
          <table:table-cell table:style-name="ce9" table:number-columns-repeated="2"/>
          <table:table-cell table:number-columns-repeated="6"/>
        </table:table-row>
        <table:table-row table:style-name="ro2">
          <table:table-cell table:formula="oooc:=(RAND() * 20) +30" office:value-type="float" office:value="42.7289562486112">
            <text:p>42,73</text:p>
          </table:table-cell>
          <table:table-cell office:value-type="float" office:value="31.6721306648105">
            <text:p>31,67</text:p>
          </table:table-cell>
          <table:table-cell table:formula="oooc:=ROUNDDOWN([.B7] + 1) -0.5" office:value-type="float" office:value="31.5">
            <text:p>31,5</text:p>
          </table:table-cell>
          <table:table-cell table:formula="oooc:=IF(ABS([.B7] - [.$J$1]) &lt;= [.$J$3];1;0)" office:value-type="float" office:value="0">
            <text:p>0</text:p>
          </table:table-cell>
          <table:table-cell table:formula="oooc:= IF ( ((([.C7]-[.$J$1]) &lt;= 0)  AND  (([.$J$1]-[.C7]) &lt; [.$J$3]))  OR  ((([.C7]-[.$J$1]) &gt;= 0)  AND  (([.C7]-[.$J$1]) &lt;= [.$J$3])); 1; 0)" office:value-type="float" office:value="0">
            <text:p>0</text:p>
          </table:table-cell>
          <table:table-cell table:style-name="ce8" table:formula="oooc:=IF(ABS([.B7] - [.$J$2]) &lt;= [.$J$3];1;0)" office:value-type="float" office:value="0">
            <text:p>0</text:p>
          </table:table-cell>
          <table:table-cell table:style-name="ce8" table:formula="oooc:= IF ( ((([.C7]-[.$J$2]) &lt;= 0)   AND   (([.$J$2]-[.C7]) &lt; [.$J$3]))   OR   ((([.C7]-[.$J$2]) &gt;= 0)   AND   (([.C7]-[.$J$2]) &lt;= [.$J$3])); 1; 0)" office:value-type="float" office:value="0">
            <text:p>0</text:p>
          </table:table-cell>
          <table:table-cell table:style-name="ce8"/>
          <table:table-cell table:style-name="ce9" table:number-columns-repeated="2"/>
          <table:table-cell table:number-columns-repeated="6"/>
        </table:table-row>
        <table:table-row table:style-name="ro2">
          <table:table-cell table:formula="oooc:=(RAND() * 20) +30" office:value-type="float" office:value="49.9912608228624">
            <text:p>49,99</text:p>
          </table:table-cell>
          <table:table-cell office:value-type="float" office:value="32.0291630551219">
            <text:p>32,03</text:p>
          </table:table-cell>
          <table:table-cell table:formula="oooc:=ROUNDDOWN([.B8] + 1) -0.5" office:value-type="float" office:value="32.5">
            <text:p>32,5</text:p>
          </table:table-cell>
          <table:table-cell table:formula="oooc:=IF(ABS([.B8] - [.$J$1]) &lt;= [.$J$3];1;0)" office:value-type="float" office:value="0">
            <text:p>0</text:p>
          </table:table-cell>
          <table:table-cell table:formula="oooc:= IF ( ((([.C8]-[.$J$1]) &lt;= 0)  AND  (([.$J$1]-[.C8]) &lt; [.$J$3]))  OR  ((([.C8]-[.$J$1]) &gt;= 0)  AND  (([.C8]-[.$J$1]) &lt;= [.$J$3])); 1; 0)" office:value-type="float" office:value="0">
            <text:p>0</text:p>
          </table:table-cell>
          <table:table-cell table:style-name="ce8" table:formula="oooc:=IF(ABS([.B8] - [.$J$2]) &lt;= [.$J$3];1;0)" office:value-type="float" office:value="0">
            <text:p>0</text:p>
          </table:table-cell>
          <table:table-cell table:style-name="ce8" table:formula="oooc:= IF ( ((([.C8]-[.$J$2]) &lt;= 0)   AND   (([.$J$2]-[.C8]) &lt; [.$J$3]))   OR   ((([.C8]-[.$J$2]) &gt;= 0)   AND   (([.C8]-[.$J$2]) &lt;= [.$J$3])); 1; 0)" office:value-type="float" office:value="0">
            <text:p>0</text:p>
          </table:table-cell>
          <table:table-cell table:style-name="ce8"/>
          <table:table-cell table:style-name="ce10" table:number-columns-repeated="2"/>
          <table:table-cell table:number-columns-repeated="6"/>
        </table:table-row>
        <table:table-row table:style-name="ro2">
          <table:table-cell table:formula="oooc:=(RAND() * 20) +30" office:value-type="float" office:value="47.2018333803862">
            <text:p>47,2</text:p>
          </table:table-cell>
          <table:table-cell office:value-type="float" office:value="32.4520903360099">
            <text:p>32,45</text:p>
          </table:table-cell>
          <table:table-cell table:formula="oooc:=ROUNDDOWN([.B9] + 1) -0.5" office:value-type="float" office:value="32.5">
            <text:p>32,5</text:p>
          </table:table-cell>
          <table:table-cell table:formula="oooc:=IF(ABS([.B9] - [.$J$1]) &lt;= [.$J$3];1;0)" office:value-type="float" office:value="0">
            <text:p>0</text:p>
          </table:table-cell>
          <table:table-cell table:formula="oooc:= IF ( ((([.C9]-[.$J$1]) &lt;= 0)  AND  (([.$J$1]-[.C9]) &lt; [.$J$3]))  OR  ((([.C9]-[.$J$1]) &gt;= 0)  AND  (([.C9]-[.$J$1]) &lt;= [.$J$3])); 1; 0)" office:value-type="float" office:value="0">
            <text:p>0</text:p>
          </table:table-cell>
          <table:table-cell table:style-name="ce8" table:formula="oooc:=IF(ABS([.B9] - [.$J$2]) &lt;= [.$J$3];1;0)" office:value-type="float" office:value="0">
            <text:p>0</text:p>
          </table:table-cell>
          <table:table-cell table:style-name="ce8" table:formula="oooc:= IF ( ((([.C9]-[.$J$2]) &lt;= 0)   AND   (([.$J$2]-[.C9]) &lt; [.$J$3]))   OR   ((([.C9]-[.$J$2]) &gt;= 0)   AND   (([.C9]-[.$J$2]) &lt;= [.$J$3])); 1; 0)" office:value-type="float" office:value="0">
            <text:p>0</text:p>
          </table:table-cell>
          <table:table-cell table:style-name="ce8"/>
          <table:table-cell table:style-name="ce9" office:value-type="string">
            <text:p>Diferencia</text:p>
          </table:table-cell>
          <table:table-cell table:style-name="ce11" table:formula="oooc:=[.E102]-[.D102]" office:value-type="float" office:value="-2">
            <text:p>-2</text:p>
          </table:table-cell>
          <table:table-cell table:number-columns-repeated="6"/>
        </table:table-row>
        <table:table-row table:style-name="ro2">
          <table:table-cell table:formula="oooc:=(RAND() * 20) +30" office:value-type="float" office:value="45.0654705055058">
            <text:p>45,07</text:p>
          </table:table-cell>
          <table:table-cell office:value-type="float" office:value="32.6795879472047">
            <text:p>32,68</text:p>
          </table:table-cell>
          <table:table-cell table:formula="oooc:=ROUNDDOWN([.B10] + 1) -0.5" office:value-type="float" office:value="32.5">
            <text:p>32,5</text:p>
          </table:table-cell>
          <table:table-cell table:formula="oooc:=IF(ABS([.B10] - [.$J$1]) &lt;= [.$J$3];1;0)" office:value-type="float" office:value="0">
            <text:p>0</text:p>
          </table:table-cell>
          <table:table-cell table:formula="oooc:= IF ( ((([.C10]-[.$J$1]) &lt;= 0)  AND  (([.$J$1]-[.C10]) &lt; [.$J$3]))  OR  ((([.C10]-[.$J$1]) &gt;= 0)  AND  (([.C10]-[.$J$1]) &lt;= [.$J$3])); 1; 0)" office:value-type="float" office:value="0">
            <text:p>0</text:p>
          </table:table-cell>
          <table:table-cell table:style-name="ce8" table:formula="oooc:=IF(ABS([.B10] - [.$J$2]) &lt;= [.$J$3];1;0)" office:value-type="float" office:value="0">
            <text:p>0</text:p>
          </table:table-cell>
          <table:table-cell table:style-name="ce8" table:formula="oooc:= IF ( ((([.C10]-[.$J$2]) &lt;= 0)   AND   (([.$J$2]-[.C10]) &lt; [.$J$3]))   OR   ((([.C10]-[.$J$2]) &gt;= 0)   AND   (([.C10]-[.$J$2]) &lt;= [.$J$3])); 1; 0)" office:value-type="float" office:value="0">
            <text:p>0</text:p>
          </table:table-cell>
          <table:table-cell table:style-name="ce8"/>
          <table:table-cell table:style-name="ce9" office:value-type="string">
            <text:p>Diferencia redondeado</text:p>
          </table:table-cell>
          <table:table-cell table:style-name="ce11" table:formula="oooc:=[.G102]-[.F102]" office:value-type="float" office:value="-1">
            <text:p>-1</text:p>
          </table:table-cell>
          <table:table-cell table:number-columns-repeated="6"/>
        </table:table-row>
        <table:table-row table:style-name="ro1">
          <table:table-cell table:formula="oooc:=(RAND() * 20) +30" office:value-type="float" office:value="49.3663835246116">
            <text:p>49,37</text:p>
          </table:table-cell>
          <table:table-cell office:value-type="float" office:value="32.7300040610135">
            <text:p>32,73</text:p>
          </table:table-cell>
          <table:table-cell table:formula="oooc:=ROUNDDOWN([.B11] + 1) -0.5" office:value-type="float" office:value="32.5">
            <text:p>32,5</text:p>
          </table:table-cell>
          <table:table-cell table:formula="oooc:=IF(ABS([.B11] - [.$J$1]) &lt;= [.$J$3];1;0)" office:value-type="float" office:value="0">
            <text:p>0</text:p>
          </table:table-cell>
          <table:table-cell table:formula="oooc:= IF ( ((([.C11]-[.$J$1]) &lt;= 0)  AND  (([.$J$1]-[.C11]) &lt; [.$J$3]))  OR  ((([.C11]-[.$J$1]) &gt;= 0)  AND  (([.C11]-[.$J$1]) &lt;= [.$J$3])); 1; 0)" office:value-type="float" office:value="0">
            <text:p>0</text:p>
          </table:table-cell>
          <table:table-cell table:style-name="ce8" table:formula="oooc:=IF(ABS([.B11] - [.$J$2]) &lt;= [.$J$3];1;0)" office:value-type="float" office:value="0">
            <text:p>0</text:p>
          </table:table-cell>
          <table:table-cell table:style-name="ce8" table:formula="oooc:= IF ( ((([.C11]-[.$J$2]) &lt;= 0)   AND   (([.$J$2]-[.C11]) &lt; [.$J$3]))   OR   ((([.C11]-[.$J$2]) &gt;= 0)   AND   (([.C11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2391375862062">
            <text:p>33,24</text:p>
          </table:table-cell>
          <table:table-cell office:value-type="float" office:value="32.8666922170669">
            <text:p>32,87</text:p>
          </table:table-cell>
          <table:table-cell table:formula="oooc:=ROUNDDOWN([.B12] + 1) -0.5" office:value-type="float" office:value="32.5">
            <text:p>32,5</text:p>
          </table:table-cell>
          <table:table-cell table:formula="oooc:=IF(ABS([.B12] - [.$J$1]) &lt;= [.$J$3];1;0)" office:value-type="float" office:value="0">
            <text:p>0</text:p>
          </table:table-cell>
          <table:table-cell table:formula="oooc:= IF ( ((([.C12]-[.$J$1]) &lt;= 0)  AND  (([.$J$1]-[.C12]) &lt; [.$J$3]))  OR  ((([.C12]-[.$J$1]) &gt;= 0)  AND  (([.C12]-[.$J$1]) &lt;= [.$J$3])); 1; 0)" office:value-type="float" office:value="0">
            <text:p>0</text:p>
          </table:table-cell>
          <table:table-cell table:style-name="ce8" table:formula="oooc:=IF(ABS([.B12] - [.$J$2]) &lt;= [.$J$3];1;0)" office:value-type="float" office:value="0">
            <text:p>0</text:p>
          </table:table-cell>
          <table:table-cell table:style-name="ce8" table:formula="oooc:= IF ( ((([.C12]-[.$J$2]) &lt;= 0)   AND   (([.$J$2]-[.C12]) &lt; [.$J$3]))   OR   ((([.C12]-[.$J$2]) &gt;= 0)   AND   (([.C12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0.9348005894572">
            <text:p>40,93</text:p>
          </table:table-cell>
          <table:table-cell office:value-type="float" office:value="33.1505338102579">
            <text:p>33,15</text:p>
          </table:table-cell>
          <table:table-cell table:formula="oooc:=ROUNDDOWN([.B13] + 1) -0.5" office:value-type="float" office:value="33.5">
            <text:p>33,5</text:p>
          </table:table-cell>
          <table:table-cell table:formula="oooc:=IF(ABS([.B13] - [.$J$1]) &lt;= [.$J$3];1;0)" office:value-type="float" office:value="0">
            <text:p>0</text:p>
          </table:table-cell>
          <table:table-cell table:formula="oooc:= IF ( ((([.C13]-[.$J$1]) &lt;= 0)  AND  (([.$J$1]-[.C13]) &lt; [.$J$3]))  OR  ((([.C13]-[.$J$1]) &gt;= 0)  AND  (([.C13]-[.$J$1]) &lt;= [.$J$3])); 1; 0)" office:value-type="float" office:value="0">
            <text:p>0</text:p>
          </table:table-cell>
          <table:table-cell table:style-name="ce8" table:formula="oooc:=IF(ABS([.B13] - [.$J$2]) &lt;= [.$J$3];1;0)" office:value-type="float" office:value="0">
            <text:p>0</text:p>
          </table:table-cell>
          <table:table-cell table:style-name="ce8" table:formula="oooc:= IF ( ((([.C13]-[.$J$2]) &lt;= 0)   AND   (([.$J$2]-[.C13]) &lt; [.$J$3]))   OR   ((([.C13]-[.$J$2]) &gt;= 0)   AND   (([.C13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3.2590668275952">
            <text:p>43,26</text:p>
          </table:table-cell>
          <table:table-cell office:value-type="float" office:value="33.2133353222162">
            <text:p>33,21</text:p>
          </table:table-cell>
          <table:table-cell table:formula="oooc:=ROUNDDOWN([.B14] + 1) -0.5" office:value-type="float" office:value="33.5">
            <text:p>33,5</text:p>
          </table:table-cell>
          <table:table-cell table:formula="oooc:=IF(ABS([.B14] - [.$J$1]) &lt;= [.$J$3];1;0)" office:value-type="float" office:value="0">
            <text:p>0</text:p>
          </table:table-cell>
          <table:table-cell table:formula="oooc:= IF ( ((([.C14]-[.$J$1]) &lt;= 0)  AND  (([.$J$1]-[.C14]) &lt; [.$J$3]))  OR  ((([.C14]-[.$J$1]) &gt;= 0)  AND  (([.C14]-[.$J$1]) &lt;= [.$J$3])); 1; 0)" office:value-type="float" office:value="0">
            <text:p>0</text:p>
          </table:table-cell>
          <table:table-cell table:style-name="ce8" table:formula="oooc:=IF(ABS([.B14] - [.$J$2]) &lt;= [.$J$3];1;0)" office:value-type="float" office:value="0">
            <text:p>0</text:p>
          </table:table-cell>
          <table:table-cell table:style-name="ce8" table:formula="oooc:= IF ( ((([.C14]-[.$J$2]) &lt;= 0)   AND   (([.$J$2]-[.C14]) &lt; [.$J$3]))   OR   ((([.C14]-[.$J$2]) &gt;= 0)   AND   (([.C14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3.3847367111593">
            <text:p>43,38</text:p>
          </table:table-cell>
          <table:table-cell office:value-type="float" office:value="33.3480300940573">
            <text:p>33,35</text:p>
          </table:table-cell>
          <table:table-cell table:formula="oooc:=ROUNDDOWN([.B15] + 1) -0.5" office:value-type="float" office:value="33.5">
            <text:p>33,5</text:p>
          </table:table-cell>
          <table:table-cell table:formula="oooc:=IF(ABS([.B15] - [.$J$1]) &lt;= [.$J$3];1;0)" office:value-type="float" office:value="0">
            <text:p>0</text:p>
          </table:table-cell>
          <table:table-cell table:formula="oooc:= IF ( ((([.C15]-[.$J$1]) &lt;= 0)  AND  (([.$J$1]-[.C15]) &lt; [.$J$3]))  OR  ((([.C15]-[.$J$1]) &gt;= 0)  AND  (([.C15]-[.$J$1]) &lt;= [.$J$3])); 1; 0)" office:value-type="float" office:value="0">
            <text:p>0</text:p>
          </table:table-cell>
          <table:table-cell table:style-name="ce8" table:formula="oooc:=IF(ABS([.B15] - [.$J$2]) &lt;= [.$J$3];1;0)" office:value-type="float" office:value="0">
            <text:p>0</text:p>
          </table:table-cell>
          <table:table-cell table:style-name="ce8" table:formula="oooc:= IF ( ((([.C15]-[.$J$2]) &lt;= 0)   AND   (([.$J$2]-[.C15]) &lt; [.$J$3]))   OR   ((([.C15]-[.$J$2]) &gt;= 0)   AND   (([.C15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4.5948357321322">
            <text:p>44,59</text:p>
          </table:table-cell>
          <table:table-cell office:value-type="float" office:value="33.4826856851578">
            <text:p>33,48</text:p>
          </table:table-cell>
          <table:table-cell table:formula="oooc:=ROUNDDOWN([.B16] + 1) -0.5" office:value-type="float" office:value="33.5">
            <text:p>33,5</text:p>
          </table:table-cell>
          <table:table-cell table:formula="oooc:=IF(ABS([.B16] - [.$J$1]) &lt;= [.$J$3];1;0)" office:value-type="float" office:value="0">
            <text:p>0</text:p>
          </table:table-cell>
          <table:table-cell table:formula="oooc:= IF ( ((([.C16]-[.$J$1]) &lt;= 0)  AND  (([.$J$1]-[.C16]) &lt; [.$J$3]))  OR  ((([.C16]-[.$J$1]) &gt;= 0)  AND  (([.C16]-[.$J$1]) &lt;= [.$J$3])); 1; 0)" office:value-type="float" office:value="0">
            <text:p>0</text:p>
          </table:table-cell>
          <table:table-cell table:style-name="ce8" table:formula="oooc:=IF(ABS([.B16] - [.$J$2]) &lt;= [.$J$3];1;0)" office:value-type="float" office:value="0">
            <text:p>0</text:p>
          </table:table-cell>
          <table:table-cell table:style-name="ce8" table:formula="oooc:= IF ( ((([.C16]-[.$J$2]) &lt;= 0)   AND   (([.$J$2]-[.C16]) &lt; [.$J$3]))   OR   ((([.C16]-[.$J$2]) &gt;= 0)   AND   (([.C16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8.3957803435624">
            <text:p>48,4</text:p>
          </table:table-cell>
          <table:table-cell office:value-type="float" office:value="33.696905951947">
            <text:p>33,7</text:p>
          </table:table-cell>
          <table:table-cell table:formula="oooc:=ROUNDDOWN([.B17] + 1) -0.5" office:value-type="float" office:value="33.5">
            <text:p>33,5</text:p>
          </table:table-cell>
          <table:table-cell table:style-name="ce7" table:formula="oooc:=IF(ABS([.B17] - [.$J$1]) &lt;= [.$J$3];1;0)" office:value-type="float" office:value="0">
            <text:p>0</text:p>
          </table:table-cell>
          <table:table-cell table:formula="oooc:= IF ( ((([.C17]-[.$J$1]) &lt;= 0)  AND  (([.$J$1]-[.C17]) &lt; [.$J$3]))  OR  ((([.C17]-[.$J$1]) &gt;= 0)  AND  (([.C17]-[.$J$1]) &lt;= [.$J$3])); 1; 0)" office:value-type="float" office:value="0">
            <text:p>0</text:p>
          </table:table-cell>
          <table:table-cell table:style-name="ce8" table:formula="oooc:=IF(ABS([.B17] - [.$J$2]) &lt;= [.$J$3];1;0)" office:value-type="float" office:value="0">
            <text:p>0</text:p>
          </table:table-cell>
          <table:table-cell table:style-name="ce8" table:formula="oooc:= IF ( ((([.C17]-[.$J$2]) &lt;= 0)   AND   (([.$J$2]-[.C17]) &lt; [.$J$3]))   OR   ((([.C17]-[.$J$2]) &gt;= 0)   AND   (([.C17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9125729911029">
            <text:p>33,91</text:p>
          </table:table-cell>
          <table:table-cell office:value-type="float" office:value="33.9581322483718">
            <text:p>33,96</text:p>
          </table:table-cell>
          <table:table-cell table:formula="oooc:=ROUNDDOWN([.B18] + 1) -0.5" office:value-type="float" office:value="33.5">
            <text:p>33,5</text:p>
          </table:table-cell>
          <table:table-cell table:style-name="ce7" table:formula="oooc:=IF(ABS([.B18] - [.$J$1]) &lt;= [.$J$3];1;0)" office:value-type="float" office:value="0">
            <text:p>0</text:p>
          </table:table-cell>
          <table:table-cell table:formula="oooc:= IF ( ((([.C18]-[.$J$1]) &lt;= 0)  AND  (([.$J$1]-[.C18]) &lt; [.$J$3]))  OR  ((([.C18]-[.$J$1]) &gt;= 0)  AND  (([.C18]-[.$J$1]) &lt;= [.$J$3])); 1; 0)" office:value-type="float" office:value="0">
            <text:p>0</text:p>
          </table:table-cell>
          <table:table-cell table:style-name="ce8" table:formula="oooc:=IF(ABS([.B18] - [.$J$2]) &lt;= [.$J$3];1;0)" office:value-type="float" office:value="0">
            <text:p>0</text:p>
          </table:table-cell>
          <table:table-cell table:style-name="ce8" table:formula="oooc:= IF ( ((([.C18]-[.$J$2]) &lt;= 0)   AND   (([.$J$2]-[.C18]) &lt; [.$J$3]))   OR   ((([.C18]-[.$J$2]) &gt;= 0)   AND   (([.C18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0.5747870635241">
            <text:p>30,57</text:p>
          </table:table-cell>
          <table:table-cell office:value-type="float" office:value="34.4243646785617">
            <text:p>34,42</text:p>
          </table:table-cell>
          <table:table-cell table:formula="oooc:=ROUNDDOWN([.B19] + 1) -0.5" office:value-type="float" office:value="34.5">
            <text:p>34,5</text:p>
          </table:table-cell>
          <table:table-cell table:style-name="ce7" table:formula="oooc:=IF(ABS([.B19] - [.$J$1]) &lt;= [.$J$3];1;0)" office:value-type="float" office:value="0">
            <text:p>0</text:p>
          </table:table-cell>
          <table:table-cell table:formula="oooc:= IF ( ((([.C19]-[.$J$1]) &lt;= 0)  AND  (([.$J$1]-[.C19]) &lt; [.$J$3]))  OR  ((([.C19]-[.$J$1]) &gt;= 0)  AND  (([.C19]-[.$J$1]) &lt;= [.$J$3])); 1; 0)" office:value-type="float" office:value="0">
            <text:p>0</text:p>
          </table:table-cell>
          <table:table-cell table:style-name="ce8" table:formula="oooc:=IF(ABS([.B19] - [.$J$2]) &lt;= [.$J$3];1;0)" office:value-type="float" office:value="0">
            <text:p>0</text:p>
          </table:table-cell>
          <table:table-cell table:style-name="ce8" table:formula="oooc:= IF ( ((([.C19]-[.$J$2]) &lt;= 0)   AND   (([.$J$2]-[.C19]) &lt; [.$J$3]))   OR   ((([.C19]-[.$J$2]) &gt;= 0)   AND   (([.C19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8000858388841">
            <text:p>33,8</text:p>
          </table:table-cell>
          <table:table-cell office:value-type="float" office:value="34.4566240627319">
            <text:p>34,46</text:p>
          </table:table-cell>
          <table:table-cell table:formula="oooc:=ROUNDDOWN([.B20] + 1) -0.5" office:value-type="float" office:value="34.5">
            <text:p>34,5</text:p>
          </table:table-cell>
          <table:table-cell table:style-name="ce7" table:formula="oooc:=IF(ABS([.B20] - [.$J$1]) &lt;= [.$J$3];1;0)" office:value-type="float" office:value="0">
            <text:p>0</text:p>
          </table:table-cell>
          <table:table-cell table:formula="oooc:= IF ( ((([.C20]-[.$J$1]) &lt;= 0)  AND  (([.$J$1]-[.C20]) &lt; [.$J$3]))  OR  ((([.C20]-[.$J$1]) &gt;= 0)  AND  (([.C20]-[.$J$1]) &lt;= [.$J$3])); 1; 0)" office:value-type="float" office:value="0">
            <text:p>0</text:p>
          </table:table-cell>
          <table:table-cell table:style-name="ce8" table:formula="oooc:=IF(ABS([.B20] - [.$J$2]) &lt;= [.$J$3];1;0)" office:value-type="float" office:value="0">
            <text:p>0</text:p>
          </table:table-cell>
          <table:table-cell table:style-name="ce8" table:formula="oooc:= IF ( ((([.C20]-[.$J$2]) &lt;= 0)   AND   (([.$J$2]-[.C20]) &lt; [.$J$3]))   OR   ((([.C20]-[.$J$2]) &gt;= 0)   AND   (([.C20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2.1802601590753">
            <text:p>32,18</text:p>
          </table:table-cell>
          <table:table-cell office:value-type="float" office:value="34.69317891635">
            <text:p>34,69</text:p>
          </table:table-cell>
          <table:table-cell table:formula="oooc:=ROUNDDOWN([.B21] + 1) -0.5" office:value-type="float" office:value="34.5">
            <text:p>34,5</text:p>
          </table:table-cell>
          <table:table-cell table:style-name="ce7" table:formula="oooc:=IF(ABS([.B21] - [.$J$1]) &lt;= [.$J$3];1;0)" office:value-type="float" office:value="0">
            <text:p>0</text:p>
          </table:table-cell>
          <table:table-cell table:formula="oooc:= IF ( ((([.C21]-[.$J$1]) &lt;= 0)  AND  (([.$J$1]-[.C21]) &lt; [.$J$3]))  OR  ((([.C21]-[.$J$1]) &gt;= 0)  AND  (([.C21]-[.$J$1]) &lt;= [.$J$3])); 1; 0)" office:value-type="float" office:value="0">
            <text:p>0</text:p>
          </table:table-cell>
          <table:table-cell table:style-name="ce8" table:formula="oooc:=IF(ABS([.B21] - [.$J$2]) &lt;= [.$J$3];1;0)" office:value-type="float" office:value="0">
            <text:p>0</text:p>
          </table:table-cell>
          <table:table-cell table:style-name="ce8" table:formula="oooc:= IF ( ((([.C21]-[.$J$2]) &lt;= 0)   AND   (([.$J$2]-[.C21]) &lt; [.$J$3]))   OR   ((([.C21]-[.$J$2]) &gt;= 0)   AND   (([.C21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2236382178962">
            <text:p>33,22</text:p>
          </table:table-cell>
          <table:table-cell office:value-type="float" office:value="34.9185631331056">
            <text:p>34,92</text:p>
          </table:table-cell>
          <table:table-cell table:formula="oooc:=ROUNDDOWN([.B22] + 1) -0.5" office:value-type="float" office:value="34.5">
            <text:p>34,5</text:p>
          </table:table-cell>
          <table:table-cell table:style-name="ce7" table:formula="oooc:=IF(ABS([.B22] - [.$J$1]) &lt;= [.$J$3];1;0)" office:value-type="float" office:value="0">
            <text:p>0</text:p>
          </table:table-cell>
          <table:table-cell table:formula="oooc:= IF ( ((([.C22]-[.$J$1]) &lt;= 0)  AND  (([.$J$1]-[.C22]) &lt; [.$J$3]))  OR  ((([.C22]-[.$J$1]) &gt;= 0)  AND  (([.C22]-[.$J$1]) &lt;= [.$J$3])); 1; 0)" office:value-type="float" office:value="0">
            <text:p>0</text:p>
          </table:table-cell>
          <table:table-cell table:style-name="ce8" table:formula="oooc:=IF(ABS([.B22] - [.$J$2]) &lt;= [.$J$3];1;0)" office:value-type="float" office:value="0">
            <text:p>0</text:p>
          </table:table-cell>
          <table:table-cell table:style-name="ce8" table:formula="oooc:= IF ( ((([.C22]-[.$J$2]) &lt;= 0)   AND   (([.$J$2]-[.C22]) &lt; [.$J$3]))   OR   ((([.C22]-[.$J$2]) &gt;= 0)   AND   (([.C22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4.2271065060049">
            <text:p>44,23</text:p>
          </table:table-cell>
          <table:table-cell office:value-type="float" office:value="34.9310826975852">
            <text:p>34,93</text:p>
          </table:table-cell>
          <table:table-cell table:formula="oooc:=ROUNDDOWN([.B23] + 1) -0.5" office:value-type="float" office:value="34.5">
            <text:p>34,5</text:p>
          </table:table-cell>
          <table:table-cell table:style-name="ce7" table:formula="oooc:=IF(ABS([.B23] - [.$J$1]) &lt;= [.$J$3];1;0)" office:value-type="float" office:value="0">
            <text:p>0</text:p>
          </table:table-cell>
          <table:table-cell table:formula="oooc:= IF ( ((([.C23]-[.$J$1]) &lt;= 0)  AND  (([.$J$1]-[.C23]) &lt; [.$J$3]))  OR  ((([.C23]-[.$J$1]) &gt;= 0)  AND  (([.C23]-[.$J$1]) &lt;= [.$J$3])); 1; 0)" office:value-type="float" office:value="0">
            <text:p>0</text:p>
          </table:table-cell>
          <table:table-cell table:style-name="ce8" table:formula="oooc:=IF(ABS([.B23] - [.$J$2]) &lt;= [.$J$3];1;0)" office:value-type="float" office:value="0">
            <text:p>0</text:p>
          </table:table-cell>
          <table:table-cell table:style-name="ce8" table:formula="oooc:= IF ( ((([.C23]-[.$J$2]) &lt;= 0)   AND   (([.$J$2]-[.C23]) &lt; [.$J$3]))   OR   ((([.C23]-[.$J$2]) &gt;= 0)   AND   (([.C23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8715830724686">
            <text:p>33,87</text:p>
          </table:table-cell>
          <table:table-cell office:value-type="float" office:value="35.1942738424987">
            <text:p>35,19</text:p>
          </table:table-cell>
          <table:table-cell table:formula="oooc:=ROUNDDOWN([.B24] + 1) -0.5" office:value-type="float" office:value="35.5">
            <text:p>35,5</text:p>
          </table:table-cell>
          <table:table-cell table:style-name="ce7" table:formula="oooc:=IF(ABS([.B24] - [.$J$1]) &lt;= [.$J$3];1;0)" office:value-type="float" office:value="1">
            <text:p>1</text:p>
          </table:table-cell>
          <table:table-cell table:formula="oooc:= IF ( ((([.C24]-[.$J$1]) &lt;= 0)  AND  (([.$J$1]-[.C24]) &lt; [.$J$3]))  OR  ((([.C24]-[.$J$1]) &gt;= 0)  AND  (([.C24]-[.$J$1]) &lt;= [.$J$3])); 1; 0)" office:value-type="float" office:value="1">
            <text:p>1</text:p>
          </table:table-cell>
          <table:table-cell table:style-name="ce8" table:formula="oooc:=IF(ABS([.B24] - [.$J$2]) &lt;= [.$J$3];1;0)" office:value-type="float" office:value="0">
            <text:p>0</text:p>
          </table:table-cell>
          <table:table-cell table:style-name="ce8" table:formula="oooc:= IF ( ((([.C24]-[.$J$2]) &lt;= 0)   AND   (([.$J$2]-[.C24]) &lt; [.$J$3]))   OR   ((([.C24]-[.$J$2]) &gt;= 0)   AND   (([.C24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4.4476605672389">
            <text:p>44,45</text:p>
          </table:table-cell>
          <table:table-cell office:value-type="float" office:value="35.3131671342999">
            <text:p>35,31</text:p>
          </table:table-cell>
          <table:table-cell table:formula="oooc:=ROUNDDOWN([.B25] + 1) -0.5" office:value-type="float" office:value="35.5">
            <text:p>35,5</text:p>
          </table:table-cell>
          <table:table-cell table:style-name="ce7" table:formula="oooc:=IF(ABS([.B25] - [.$J$1]) &lt;= [.$J$3];1;0)" office:value-type="float" office:value="1">
            <text:p>1</text:p>
          </table:table-cell>
          <table:table-cell table:formula="oooc:= IF ( ((([.C25]-[.$J$1]) &lt;= 0)  AND  (([.$J$1]-[.C25]) &lt; [.$J$3]))  OR  ((([.C25]-[.$J$1]) &gt;= 0)  AND  (([.C25]-[.$J$1]) &lt;= [.$J$3])); 1; 0)" office:value-type="float" office:value="1">
            <text:p>1</text:p>
          </table:table-cell>
          <table:table-cell table:style-name="ce8" table:formula="oooc:=IF(ABS([.B25] - [.$J$2]) &lt;= [.$J$3];1;0)" office:value-type="float" office:value="0">
            <text:p>0</text:p>
          </table:table-cell>
          <table:table-cell table:style-name="ce8" table:formula="oooc:= IF ( ((([.C25]-[.$J$2]) &lt;= 0)   AND   (([.$J$2]-[.C25]) &lt; [.$J$3]))   OR   ((([.C25]-[.$J$2]) &gt;= 0)   AND   (([.C25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9.2073862720281">
            <text:p>49,21</text:p>
          </table:table-cell>
          <table:table-cell office:value-type="float" office:value="35.4401360917836">
            <text:p>35,44</text:p>
          </table:table-cell>
          <table:table-cell table:formula="oooc:=ROUNDDOWN([.B26] + 1) -0.5" office:value-type="float" office:value="35.5">
            <text:p>35,5</text:p>
          </table:table-cell>
          <table:table-cell table:style-name="ce7" table:formula="oooc:=IF(ABS([.B26] - [.$J$1]) &lt;= [.$J$3];1;0)" office:value-type="float" office:value="1">
            <text:p>1</text:p>
          </table:table-cell>
          <table:table-cell table:formula="oooc:= IF ( ((([.C26]-[.$J$1]) &lt;= 0)  AND  (([.$J$1]-[.C26]) &lt; [.$J$3]))  OR  ((([.C26]-[.$J$1]) &gt;= 0)  AND  (([.C26]-[.$J$1]) &lt;= [.$J$3])); 1; 0)" office:value-type="float" office:value="1">
            <text:p>1</text:p>
          </table:table-cell>
          <table:table-cell table:style-name="ce8" table:formula="oooc:=IF(ABS([.B26] - [.$J$2]) &lt;= [.$J$3];1;0)" office:value-type="float" office:value="0">
            <text:p>0</text:p>
          </table:table-cell>
          <table:table-cell table:style-name="ce8" table:formula="oooc:= IF ( ((([.C26]-[.$J$2]) &lt;= 0)   AND   (([.$J$2]-[.C26]) &lt; [.$J$3]))   OR   ((([.C26]-[.$J$2]) &gt;= 0)   AND   (([.C26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4.7418814245611">
            <text:p>34,74</text:p>
          </table:table-cell>
          <table:table-cell office:value-type="float" office:value="35.4757993295789">
            <text:p>35,48</text:p>
          </table:table-cell>
          <table:table-cell table:formula="oooc:=ROUNDDOWN([.B27] + 1) -0.5" office:value-type="float" office:value="35.5">
            <text:p>35,5</text:p>
          </table:table-cell>
          <table:table-cell table:style-name="ce7" table:formula="oooc:=IF(ABS([.B27] - [.$J$1]) &lt;= [.$J$3];1;0)" office:value-type="float" office:value="1">
            <text:p>1</text:p>
          </table:table-cell>
          <table:table-cell table:formula="oooc:= IF ( ((([.C27]-[.$J$1]) &lt;= 0)  AND  (([.$J$1]-[.C27]) &lt; [.$J$3]))  OR  ((([.C27]-[.$J$1]) &gt;= 0)  AND  (([.C27]-[.$J$1]) &lt;= [.$J$3])); 1; 0)" office:value-type="float" office:value="1">
            <text:p>1</text:p>
          </table:table-cell>
          <table:table-cell table:style-name="ce8" table:formula="oooc:=IF(ABS([.B27] - [.$J$2]) &lt;= [.$J$3];1;0)" office:value-type="float" office:value="0">
            <text:p>0</text:p>
          </table:table-cell>
          <table:table-cell table:style-name="ce8" table:formula="oooc:= IF ( ((([.C27]-[.$J$2]) &lt;= 0)   AND   (([.$J$2]-[.C27]) &lt; [.$J$3]))   OR   ((([.C27]-[.$J$2]) &gt;= 0)   AND   (([.C27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5.3840638604015">
            <text:p>45,38</text:p>
          </table:table-cell>
          <table:table-cell office:value-type="float" office:value="35.6354015972465">
            <text:p>35,64</text:p>
          </table:table-cell>
          <table:table-cell table:formula="oooc:=ROUNDDOWN([.B28] + 1) -0.5" office:value-type="float" office:value="35.5">
            <text:p>35,5</text:p>
          </table:table-cell>
          <table:table-cell table:style-name="ce7" table:formula="oooc:=IF(ABS([.B28] - [.$J$1]) &lt;= [.$J$3];1;0)" office:value-type="float" office:value="1">
            <text:p>1</text:p>
          </table:table-cell>
          <table:table-cell table:formula="oooc:= IF ( ((([.C28]-[.$J$1]) &lt;= 0)  AND  (([.$J$1]-[.C28]) &lt; [.$J$3]))  OR  ((([.C28]-[.$J$1]) &gt;= 0)  AND  (([.C28]-[.$J$1]) &lt;= [.$J$3])); 1; 0)" office:value-type="float" office:value="1">
            <text:p>1</text:p>
          </table:table-cell>
          <table:table-cell table:style-name="ce8" table:formula="oooc:=IF(ABS([.B28] - [.$J$2]) &lt;= [.$J$3];1;0)" office:value-type="float" office:value="1">
            <text:p>1</text:p>
          </table:table-cell>
          <table:table-cell table:style-name="ce8" table:formula="oooc:= IF ( ((([.C28]-[.$J$2]) &lt;= 0)   AND   (([.$J$2]-[.C28]) &lt; [.$J$3]))   OR   ((([.C28]-[.$J$2]) &gt;= 0)   AND   (([.C28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1.5550232678652">
            <text:p>31,56</text:p>
          </table:table-cell>
          <table:table-cell office:value-type="float" office:value="35.6862469669431">
            <text:p>35,69</text:p>
          </table:table-cell>
          <table:table-cell table:formula="oooc:=ROUNDDOWN([.B29] + 1) -0.5" office:value-type="float" office:value="35.5">
            <text:p>35,5</text:p>
          </table:table-cell>
          <table:table-cell table:style-name="ce7" table:formula="oooc:=IF(ABS([.B29] - [.$J$1]) &lt;= [.$J$3];1;0)" office:value-type="float" office:value="1">
            <text:p>1</text:p>
          </table:table-cell>
          <table:table-cell table:formula="oooc:= IF ( ((([.C29]-[.$J$1]) &lt;= 0)  AND  (([.$J$1]-[.C29]) &lt; [.$J$3]))  OR  ((([.C29]-[.$J$1]) &gt;= 0)  AND  (([.C29]-[.$J$1]) &lt;= [.$J$3])); 1; 0)" office:value-type="float" office:value="1">
            <text:p>1</text:p>
          </table:table-cell>
          <table:table-cell table:style-name="ce8" table:formula="oooc:=IF(ABS([.B29] - [.$J$2]) &lt;= [.$J$3];1;0)" office:value-type="float" office:value="1">
            <text:p>1</text:p>
          </table:table-cell>
          <table:table-cell table:style-name="ce8" table:formula="oooc:= IF ( ((([.C29]-[.$J$2]) &lt;= 0)   AND   (([.$J$2]-[.C29]) &lt; [.$J$3]))   OR   ((([.C29]-[.$J$2]) &gt;= 0)   AND   (([.C29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7431592773646">
            <text:p>33,74</text:p>
          </table:table-cell>
          <table:table-cell office:value-type="float" office:value="35.7392757479101">
            <text:p>35,74</text:p>
          </table:table-cell>
          <table:table-cell table:formula="oooc:=ROUNDDOWN([.B30] + 1) -0.5" office:value-type="float" office:value="35.5">
            <text:p>35,5</text:p>
          </table:table-cell>
          <table:table-cell table:style-name="ce7" table:formula="oooc:=IF(ABS([.B30] - [.$J$1]) &lt;= [.$J$3];1;0)" office:value-type="float" office:value="1">
            <text:p>1</text:p>
          </table:table-cell>
          <table:table-cell table:formula="oooc:= IF ( ((([.C30]-[.$J$1]) &lt;= 0)  AND  (([.$J$1]-[.C30]) &lt; [.$J$3]))  OR  ((([.C30]-[.$J$1]) &gt;= 0)  AND  (([.C30]-[.$J$1]) &lt;= [.$J$3])); 1; 0)" office:value-type="float" office:value="1">
            <text:p>1</text:p>
          </table:table-cell>
          <table:table-cell table:style-name="ce8" table:formula="oooc:=IF(ABS([.B30] - [.$J$2]) &lt;= [.$J$3];1;0)" office:value-type="float" office:value="1">
            <text:p>1</text:p>
          </table:table-cell>
          <table:table-cell table:style-name="ce8" table:formula="oooc:= IF ( ((([.C30]-[.$J$2]) &lt;= 0)   AND   (([.$J$2]-[.C30]) &lt; [.$J$3]))   OR   ((([.C30]-[.$J$2]) &gt;= 0)   AND   (([.C30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0.8046869374812">
            <text:p>40,8</text:p>
          </table:table-cell>
          <table:table-cell office:value-type="float" office:value="35.744547015056">
            <text:p>35,74</text:p>
          </table:table-cell>
          <table:table-cell table:formula="oooc:=ROUNDDOWN([.B31] + 1) -0.5" office:value-type="float" office:value="35.5">
            <text:p>35,5</text:p>
          </table:table-cell>
          <table:table-cell table:style-name="ce7" table:formula="oooc:=IF(ABS([.B31] - [.$J$1]) &lt;= [.$J$3];1;0)" office:value-type="float" office:value="1">
            <text:p>1</text:p>
          </table:table-cell>
          <table:table-cell table:formula="oooc:= IF ( ((([.C31]-[.$J$1]) &lt;= 0)  AND  (([.$J$1]-[.C31]) &lt; [.$J$3]))  OR  ((([.C31]-[.$J$1]) &gt;= 0)  AND  (([.C31]-[.$J$1]) &lt;= [.$J$3])); 1; 0)" office:value-type="float" office:value="1">
            <text:p>1</text:p>
          </table:table-cell>
          <table:table-cell table:style-name="ce8" table:formula="oooc:=IF(ABS([.B31] - [.$J$2]) &lt;= [.$J$3];1;0)" office:value-type="float" office:value="1">
            <text:p>1</text:p>
          </table:table-cell>
          <table:table-cell table:style-name="ce8" table:formula="oooc:= IF ( ((([.C31]-[.$J$2]) &lt;= 0)   AND   (([.$J$2]-[.C31]) &lt; [.$J$3]))   OR   ((([.C31]-[.$J$2]) &gt;= 0)   AND   (([.C31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7.3205181397498">
            <text:p>47,32</text:p>
          </table:table-cell>
          <table:table-cell office:value-type="float" office:value="35.7841187529266">
            <text:p>35,78</text:p>
          </table:table-cell>
          <table:table-cell table:formula="oooc:=ROUNDDOWN([.B32] + 1) -0.5" office:value-type="float" office:value="35.5">
            <text:p>35,5</text:p>
          </table:table-cell>
          <table:table-cell table:style-name="ce7" table:formula="oooc:=IF(ABS([.B32] - [.$J$1]) &lt;= [.$J$3];1;0)" office:value-type="float" office:value="1">
            <text:p>1</text:p>
          </table:table-cell>
          <table:table-cell table:formula="oooc:= IF ( ((([.C32]-[.$J$1]) &lt;= 0)  AND  (([.$J$1]-[.C32]) &lt; [.$J$3]))  OR  ((([.C32]-[.$J$1]) &gt;= 0)  AND  (([.C32]-[.$J$1]) &lt;= [.$J$3])); 1; 0)" office:value-type="float" office:value="1">
            <text:p>1</text:p>
          </table:table-cell>
          <table:table-cell table:style-name="ce8" table:formula="oooc:=IF(ABS([.B32] - [.$J$2]) &lt;= [.$J$3];1;0)" office:value-type="float" office:value="1">
            <text:p>1</text:p>
          </table:table-cell>
          <table:table-cell table:style-name="ce8" table:formula="oooc:= IF ( ((([.C32]-[.$J$2]) &lt;= 0)   AND   (([.$J$2]-[.C32]) &lt; [.$J$3]))   OR   ((([.C32]-[.$J$2]) &gt;= 0)   AND   (([.C32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1.0641985572875">
            <text:p>31,06</text:p>
          </table:table-cell>
          <table:table-cell office:value-type="float" office:value="36.3493779022247">
            <text:p>36,35</text:p>
          </table:table-cell>
          <table:table-cell table:formula="oooc:=ROUNDDOWN([.B33] + 1) -0.5" office:value-type="float" office:value="36.5">
            <text:p>36,5</text:p>
          </table:table-cell>
          <table:table-cell table:style-name="ce7" table:formula="oooc:=IF(ABS([.B33] - [.$J$1]) &lt;= [.$J$3];1;0)" office:value-type="float" office:value="1">
            <text:p>1</text:p>
          </table:table-cell>
          <table:table-cell table:formula="oooc:= IF ( ((([.C33]-[.$J$1]) &lt;= 0)  AND  (([.$J$1]-[.C33]) &lt; [.$J$3]))  OR  ((([.C33]-[.$J$1]) &gt;= 0)  AND  (([.C33]-[.$J$1]) &lt;= [.$J$3])); 1; 0)" office:value-type="float" office:value="1">
            <text:p>1</text:p>
          </table:table-cell>
          <table:table-cell table:style-name="ce8" table:formula="oooc:=IF(ABS([.B33] - [.$J$2]) &lt;= [.$J$3];1;0)" office:value-type="float" office:value="1">
            <text:p>1</text:p>
          </table:table-cell>
          <table:table-cell table:style-name="ce8" table:formula="oooc:= IF ( ((([.C33]-[.$J$2]) &lt;= 0)   AND   (([.$J$2]-[.C33]) &lt; [.$J$3]))   OR   ((([.C33]-[.$J$2]) &gt;= 0)   AND   (([.C33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3.5078164562583">
            <text:p>43,51</text:p>
          </table:table-cell>
          <table:table-cell office:value-type="float" office:value="36.5321401879191">
            <text:p>36,53</text:p>
          </table:table-cell>
          <table:table-cell table:formula="oooc:=ROUNDDOWN([.B34] + 1) -0.5" office:value-type="float" office:value="36.5">
            <text:p>36,5</text:p>
          </table:table-cell>
          <table:table-cell table:style-name="ce7" table:formula="oooc:=IF(ABS([.B34] - [.$J$1]) &lt;= [.$J$3];1;0)" office:value-type="float" office:value="1">
            <text:p>1</text:p>
          </table:table-cell>
          <table:table-cell table:formula="oooc:= IF ( ((([.C34]-[.$J$1]) &lt;= 0)  AND  (([.$J$1]-[.C34]) &lt; [.$J$3]))  OR  ((([.C34]-[.$J$1]) &gt;= 0)  AND  (([.C34]-[.$J$1]) &lt;= [.$J$3])); 1; 0)" office:value-type="float" office:value="1">
            <text:p>1</text:p>
          </table:table-cell>
          <table:table-cell table:style-name="ce8" table:formula="oooc:=IF(ABS([.B34] - [.$J$2]) &lt;= [.$J$3];1;0)" office:value-type="float" office:value="1">
            <text:p>1</text:p>
          </table:table-cell>
          <table:table-cell table:style-name="ce8" table:formula="oooc:= IF ( ((([.C34]-[.$J$2]) &lt;= 0)   AND   (([.$J$2]-[.C34]) &lt; [.$J$3]))   OR   ((([.C34]-[.$J$2]) &gt;= 0)   AND   (([.C34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6.7087634559721">
            <text:p>36,71</text:p>
          </table:table-cell>
          <table:table-cell office:value-type="float" office:value="36.5511622373015">
            <text:p>36,55</text:p>
          </table:table-cell>
          <table:table-cell table:formula="oooc:=ROUNDDOWN([.B35] + 1) -0.5" office:value-type="float" office:value="36.5">
            <text:p>36,5</text:p>
          </table:table-cell>
          <table:table-cell table:style-name="ce7" table:formula="oooc:=IF(ABS([.B35] - [.$J$1]) &lt;= [.$J$3];1;0)" office:value-type="float" office:value="1">
            <text:p>1</text:p>
          </table:table-cell>
          <table:table-cell table:formula="oooc:= IF ( ((([.C35]-[.$J$1]) &lt;= 0)  AND  (([.$J$1]-[.C35]) &lt; [.$J$3]))  OR  ((([.C35]-[.$J$1]) &gt;= 0)  AND  (([.C35]-[.$J$1]) &lt;= [.$J$3])); 1; 0)" office:value-type="float" office:value="1">
            <text:p>1</text:p>
          </table:table-cell>
          <table:table-cell table:style-name="ce8" table:formula="oooc:=IF(ABS([.B35] - [.$J$2]) &lt;= [.$J$3];1;0)" office:value-type="float" office:value="1">
            <text:p>1</text:p>
          </table:table-cell>
          <table:table-cell table:style-name="ce8" table:formula="oooc:= IF ( ((([.C35]-[.$J$2]) &lt;= 0)   AND   (([.$J$2]-[.C35]) &lt; [.$J$3]))   OR   ((([.C35]-[.$J$2]) &gt;= 0)   AND   (([.C35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5.6109149195254">
            <text:p>45,61</text:p>
          </table:table-cell>
          <table:table-cell office:value-type="float" office:value="36.8664045073092">
            <text:p>36,87</text:p>
          </table:table-cell>
          <table:table-cell table:formula="oooc:=ROUNDDOWN([.B36] + 1) -0.5" office:value-type="float" office:value="36.5">
            <text:p>36,5</text:p>
          </table:table-cell>
          <table:table-cell table:style-name="ce7" table:formula="oooc:=IF(ABS([.B36] - [.$J$1]) &lt;= [.$J$3];1;0)" office:value-type="float" office:value="1">
            <text:p>1</text:p>
          </table:table-cell>
          <table:table-cell table:formula="oooc:= IF ( ((([.C36]-[.$J$1]) &lt;= 0)  AND  (([.$J$1]-[.C36]) &lt; [.$J$3]))  OR  ((([.C36]-[.$J$1]) &gt;= 0)  AND  (([.C36]-[.$J$1]) &lt;= [.$J$3])); 1; 0)" office:value-type="float" office:value="1">
            <text:p>1</text:p>
          </table:table-cell>
          <table:table-cell table:style-name="ce8" table:formula="oooc:=IF(ABS([.B36] - [.$J$2]) &lt;= [.$J$3];1;0)" office:value-type="float" office:value="1">
            <text:p>1</text:p>
          </table:table-cell>
          <table:table-cell table:style-name="ce8" table:formula="oooc:= IF ( ((([.C36]-[.$J$2]) &lt;= 0)   AND   (([.$J$2]-[.C36]) &lt; [.$J$3]))   OR   ((([.C36]-[.$J$2]) &gt;= 0)   AND   (([.C36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5.7323089148849">
            <text:p>45,73</text:p>
          </table:table-cell>
          <table:table-cell office:value-type="float" office:value="37.1625462174416">
            <text:p>37,16</text:p>
          </table:table-cell>
          <table:table-cell table:formula="oooc:=ROUNDDOWN([.B37] + 1) -0.5" office:value-type="float" office:value="37.5">
            <text:p>37,5</text:p>
          </table:table-cell>
          <table:table-cell table:style-name="ce7" table:formula="oooc:=IF(ABS([.B37] - [.$J$1]) &lt;= [.$J$3];1;0)" office:value-type="float" office:value="1">
            <text:p>1</text:p>
          </table:table-cell>
          <table:table-cell table:formula="oooc:= IF ( ((([.C37]-[.$J$1]) &lt;= 0)  AND  (([.$J$1]-[.C37]) &lt; [.$J$3]))  OR  ((([.C37]-[.$J$1]) &gt;= 0)  AND  (([.C37]-[.$J$1]) &lt;= [.$J$3])); 1; 0)" office:value-type="float" office:value="1">
            <text:p>1</text:p>
          </table:table-cell>
          <table:table-cell table:style-name="ce8" table:formula="oooc:=IF(ABS([.B37] - [.$J$2]) &lt;= [.$J$3];1;0)" office:value-type="float" office:value="1">
            <text:p>1</text:p>
          </table:table-cell>
          <table:table-cell table:style-name="ce8" table:formula="oooc:= IF ( ((([.C37]-[.$J$2]) &lt;= 0)   AND   (([.$J$2]-[.C37]) &lt; [.$J$3]))   OR   ((([.C37]-[.$J$2]) &gt;= 0)   AND   (([.C37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9.4377197138965">
            <text:p>49,44</text:p>
          </table:table-cell>
          <table:table-cell office:value-type="float" office:value="37.3763869702816">
            <text:p>37,38</text:p>
          </table:table-cell>
          <table:table-cell table:formula="oooc:=ROUNDDOWN([.B38] + 1) -0.5" office:value-type="float" office:value="37.5">
            <text:p>37,5</text:p>
          </table:table-cell>
          <table:table-cell table:style-name="ce7" table:formula="oooc:=IF(ABS([.B38] - [.$J$1]) &lt;= [.$J$3];1;0)" office:value-type="float" office:value="1">
            <text:p>1</text:p>
          </table:table-cell>
          <table:table-cell table:formula="oooc:= IF ( ((([.C38]-[.$J$1]) &lt;= 0)  AND  (([.$J$1]-[.C38]) &lt; [.$J$3]))  OR  ((([.C38]-[.$J$1]) &gt;= 0)  AND  (([.C38]-[.$J$1]) &lt;= [.$J$3])); 1; 0)" office:value-type="float" office:value="1">
            <text:p>1</text:p>
          </table:table-cell>
          <table:table-cell table:style-name="ce8" table:formula="oooc:=IF(ABS([.B38] - [.$J$2]) &lt;= [.$J$3];1;0)" office:value-type="float" office:value="1">
            <text:p>1</text:p>
          </table:table-cell>
          <table:table-cell table:style-name="ce8" table:formula="oooc:= IF ( ((([.C38]-[.$J$2]) &lt;= 0)   AND   (([.$J$2]-[.C38]) &lt; [.$J$3]))   OR   ((([.C38]-[.$J$2]) &gt;= 0)   AND   (([.C38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5.602175751701">
            <text:p>45,6</text:p>
          </table:table-cell>
          <table:table-cell office:value-type="float" office:value="37.4699964746833">
            <text:p>37,47</text:p>
          </table:table-cell>
          <table:table-cell table:formula="oooc:=ROUNDDOWN([.B39] + 1) -0.5" office:value-type="float" office:value="37.5">
            <text:p>37,5</text:p>
          </table:table-cell>
          <table:table-cell table:style-name="ce7" table:formula="oooc:=IF(ABS([.B39] - [.$J$1]) &lt;= [.$J$3];1;0)" office:value-type="float" office:value="1">
            <text:p>1</text:p>
          </table:table-cell>
          <table:table-cell table:formula="oooc:= IF ( ((([.C39]-[.$J$1]) &lt;= 0)  AND  (([.$J$1]-[.C39]) &lt; [.$J$3]))  OR  ((([.C39]-[.$J$1]) &gt;= 0)  AND  (([.C39]-[.$J$1]) &lt;= [.$J$3])); 1; 0)" office:value-type="float" office:value="1">
            <text:p>1</text:p>
          </table:table-cell>
          <table:table-cell table:style-name="ce8" table:formula="oooc:=IF(ABS([.B39] - [.$J$2]) &lt;= [.$J$3];1;0)" office:value-type="float" office:value="1">
            <text:p>1</text:p>
          </table:table-cell>
          <table:table-cell table:style-name="ce8" table:formula="oooc:= IF ( ((([.C39]-[.$J$2]) &lt;= 0)   AND   (([.$J$2]-[.C39]) &lt; [.$J$3]))   OR   ((([.C39]-[.$J$2]) &gt;= 0)   AND   (([.C39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2.9341423045844">
            <text:p>42,93</text:p>
          </table:table-cell>
          <table:table-cell office:value-type="float" office:value="38.1553872860968">
            <text:p>38,16</text:p>
          </table:table-cell>
          <table:table-cell table:formula="oooc:=ROUNDDOWN([.B40] + 1) -0.5" office:value-type="float" office:value="38.5">
            <text:p>38,5</text:p>
          </table:table-cell>
          <table:table-cell table:formula="oooc:=IF(ABS([.B40] - [.$J$1]) &lt;= [.$J$3];1;0)" office:value-type="float" office:value="1">
            <text:p>1</text:p>
          </table:table-cell>
          <table:table-cell table:formula="oooc:= IF ( ((([.C40]-[.$J$1]) &lt;= 0)  AND  (([.$J$1]-[.C40]) &lt; [.$J$3]))  OR  ((([.C40]-[.$J$1]) &gt;= 0)  AND  (([.C40]-[.$J$1]) &lt;= [.$J$3])); 1; 0)" office:value-type="float" office:value="1">
            <text:p>1</text:p>
          </table:table-cell>
          <table:table-cell table:style-name="ce8" table:formula="oooc:=IF(ABS([.B40] - [.$J$2]) &lt;= [.$J$3];1;0)" office:value-type="float" office:value="1">
            <text:p>1</text:p>
          </table:table-cell>
          <table:table-cell table:style-name="ce8" table:formula="oooc:= IF ( ((([.C40]-[.$J$2]) &lt;= 0)   AND   (([.$J$2]-[.C40]) &lt; [.$J$3]))   OR   ((([.C40]-[.$J$2]) &gt;= 0)   AND   (([.C40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4.5031902194023">
            <text:p>44,5</text:p>
          </table:table-cell>
          <table:table-cell office:value-type="float" office:value="38.1966373603791">
            <text:p>38,2</text:p>
          </table:table-cell>
          <table:table-cell table:formula="oooc:=ROUNDDOWN([.B41] + 1) -0.5" office:value-type="float" office:value="38.5">
            <text:p>38,5</text:p>
          </table:table-cell>
          <table:table-cell table:formula="oooc:=IF(ABS([.B41] - [.$J$1]) &lt;= [.$J$3];1;0)" office:value-type="float" office:value="1">
            <text:p>1</text:p>
          </table:table-cell>
          <table:table-cell table:formula="oooc:= IF ( ((([.C41]-[.$J$1]) &lt;= 0)  AND  (([.$J$1]-[.C41]) &lt; [.$J$3]))  OR  ((([.C41]-[.$J$1]) &gt;= 0)  AND  (([.C41]-[.$J$1]) &lt;= [.$J$3])); 1; 0)" office:value-type="float" office:value="1">
            <text:p>1</text:p>
          </table:table-cell>
          <table:table-cell table:style-name="ce8" table:formula="oooc:=IF(ABS([.B41] - [.$J$2]) &lt;= [.$J$3];1;0)" office:value-type="float" office:value="1">
            <text:p>1</text:p>
          </table:table-cell>
          <table:table-cell table:style-name="ce8" table:formula="oooc:= IF ( ((([.C41]-[.$J$2]) &lt;= 0)   AND   (([.$J$2]-[.C41]) &lt; [.$J$3]))   OR   ((([.C41]-[.$J$2]) &gt;= 0)   AND   (([.C41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4.9685592763126">
            <text:p>44,97</text:p>
          </table:table-cell>
          <table:table-cell office:value-type="float" office:value="38.3300448767841">
            <text:p>38,33</text:p>
          </table:table-cell>
          <table:table-cell table:formula="oooc:=ROUNDDOWN([.B42] + 1) -0.5" office:value-type="float" office:value="38.5">
            <text:p>38,5</text:p>
          </table:table-cell>
          <table:table-cell table:formula="oooc:=IF(ABS([.B42] - [.$J$1]) &lt;= [.$J$3];1;0)" office:value-type="float" office:value="1">
            <text:p>1</text:p>
          </table:table-cell>
          <table:table-cell table:formula="oooc:= IF ( ((([.C42]-[.$J$1]) &lt;= 0)  AND  (([.$J$1]-[.C42]) &lt; [.$J$3]))  OR  ((([.C42]-[.$J$1]) &gt;= 0)  AND  (([.C42]-[.$J$1]) &lt;= [.$J$3])); 1; 0)" office:value-type="float" office:value="1">
            <text:p>1</text:p>
          </table:table-cell>
          <table:table-cell table:style-name="ce8" table:formula="oooc:=IF(ABS([.B42] - [.$J$2]) &lt;= [.$J$3];1;0)" office:value-type="float" office:value="1">
            <text:p>1</text:p>
          </table:table-cell>
          <table:table-cell table:style-name="ce8" table:formula="oooc:= IF ( ((([.C42]-[.$J$2]) &lt;= 0)   AND   (([.$J$2]-[.C42]) &lt; [.$J$3]))   OR   ((([.C42]-[.$J$2]) &gt;= 0)   AND   (([.C42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6.1732798907906">
            <text:p>46,17</text:p>
          </table:table-cell>
          <table:table-cell office:value-type="float" office:value="38.3345201518387">
            <text:p>38,33</text:p>
          </table:table-cell>
          <table:table-cell table:formula="oooc:=ROUNDDOWN([.B43] + 1) -0.5" office:value-type="float" office:value="38.5">
            <text:p>38,5</text:p>
          </table:table-cell>
          <table:table-cell table:formula="oooc:=IF(ABS([.B43] - [.$J$1]) &lt;= [.$J$3];1;0)" office:value-type="float" office:value="1">
            <text:p>1</text:p>
          </table:table-cell>
          <table:table-cell table:formula="oooc:= IF ( ((([.C43]-[.$J$1]) &lt;= 0)  AND  (([.$J$1]-[.C43]) &lt; [.$J$3]))  OR  ((([.C43]-[.$J$1]) &gt;= 0)  AND  (([.C43]-[.$J$1]) &lt;= [.$J$3])); 1; 0)" office:value-type="float" office:value="1">
            <text:p>1</text:p>
          </table:table-cell>
          <table:table-cell table:style-name="ce8" table:formula="oooc:=IF(ABS([.B43] - [.$J$2]) &lt;= [.$J$3];1;0)" office:value-type="float" office:value="1">
            <text:p>1</text:p>
          </table:table-cell>
          <table:table-cell table:style-name="ce8" table:formula="oooc:= IF ( ((([.C43]-[.$J$2]) &lt;= 0)   AND   (([.$J$2]-[.C43]) &lt; [.$J$3]))   OR   ((([.C43]-[.$J$2]) &gt;= 0)   AND   (([.C43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5.4379908088595">
            <text:p>35,44</text:p>
          </table:table-cell>
          <table:table-cell office:value-type="float" office:value="38.428746489808">
            <text:p>38,43</text:p>
          </table:table-cell>
          <table:table-cell table:formula="oooc:=ROUNDDOWN([.B44] + 1) -0.5" office:value-type="float" office:value="38.5">
            <text:p>38,5</text:p>
          </table:table-cell>
          <table:table-cell table:formula="oooc:=IF(ABS([.B44] - [.$J$1]) &lt;= [.$J$3];1;0)" office:value-type="float" office:value="1">
            <text:p>1</text:p>
          </table:table-cell>
          <table:table-cell table:formula="oooc:= IF ( ((([.C44]-[.$J$1]) &lt;= 0)  AND  (([.$J$1]-[.C44]) &lt; [.$J$3]))  OR  ((([.C44]-[.$J$1]) &gt;= 0)  AND  (([.C44]-[.$J$1]) &lt;= [.$J$3])); 1; 0)" office:value-type="float" office:value="1">
            <text:p>1</text:p>
          </table:table-cell>
          <table:table-cell table:style-name="ce8" table:formula="oooc:=IF(ABS([.B44] - [.$J$2]) &lt;= [.$J$3];1;0)" office:value-type="float" office:value="1">
            <text:p>1</text:p>
          </table:table-cell>
          <table:table-cell table:style-name="ce8" table:formula="oooc:= IF ( ((([.C44]-[.$J$2]) &lt;= 0)   AND   (([.$J$2]-[.C44]) &lt; [.$J$3]))   OR   ((([.C44]-[.$J$2]) &gt;= 0)   AND   (([.C44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831251822412">
            <text:p>33,83</text:p>
          </table:table-cell>
          <table:table-cell office:value-type="float" office:value="38.7635310180485">
            <text:p>38,76</text:p>
          </table:table-cell>
          <table:table-cell table:formula="oooc:=ROUNDDOWN([.B45] + 1) -0.5" office:value-type="float" office:value="38.5">
            <text:p>38,5</text:p>
          </table:table-cell>
          <table:table-cell table:formula="oooc:=IF(ABS([.B45] - [.$J$1]) &lt;= [.$J$3];1;0)" office:value-type="float" office:value="1">
            <text:p>1</text:p>
          </table:table-cell>
          <table:table-cell table:formula="oooc:= IF ( ((([.C45]-[.$J$1]) &lt;= 0)  AND  (([.$J$1]-[.C45]) &lt; [.$J$3]))  OR  ((([.C45]-[.$J$1]) &gt;= 0)  AND  (([.C45]-[.$J$1]) &lt;= [.$J$3])); 1; 0)" office:value-type="float" office:value="1">
            <text:p>1</text:p>
          </table:table-cell>
          <table:table-cell table:style-name="ce8" table:formula="oooc:=IF(ABS([.B45] - [.$J$2]) &lt;= [.$J$3];1;0)" office:value-type="float" office:value="1">
            <text:p>1</text:p>
          </table:table-cell>
          <table:table-cell table:style-name="ce8" table:formula="oooc:= IF ( ((([.C45]-[.$J$2]) &lt;= 0)   AND   (([.$J$2]-[.C45]) &lt; [.$J$3]))   OR   ((([.C45]-[.$J$2]) &gt;= 0)   AND   (([.C45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4.6505988016725">
            <text:p>34,65</text:p>
          </table:table-cell>
          <table:table-cell office:value-type="float" office:value="39.0873058419675">
            <text:p>39,09</text:p>
          </table:table-cell>
          <table:table-cell table:formula="oooc:=ROUNDDOWN([.B46] + 1) -0.5" office:value-type="float" office:value="39.5">
            <text:p>39,5</text:p>
          </table:table-cell>
          <table:table-cell table:formula="oooc:=IF(ABS([.B46] - [.$J$1]) &lt;= [.$J$3];1;0)" office:value-type="float" office:value="1">
            <text:p>1</text:p>
          </table:table-cell>
          <table:table-cell table:formula="oooc:= IF ( ((([.C46]-[.$J$1]) &lt;= 0)  AND  (([.$J$1]-[.C46]) &lt; [.$J$3]))  OR  ((([.C46]-[.$J$1]) &gt;= 0)  AND  (([.C46]-[.$J$1]) &lt;= [.$J$3])); 1; 0)" office:value-type="float" office:value="1">
            <text:p>1</text:p>
          </table:table-cell>
          <table:table-cell table:style-name="ce8" table:formula="oooc:=IF(ABS([.B46] - [.$J$2]) &lt;= [.$J$3];1;0)" office:value-type="float" office:value="1">
            <text:p>1</text:p>
          </table:table-cell>
          <table:table-cell table:style-name="ce8" table:formula="oooc:= IF ( ((([.C46]-[.$J$2]) &lt;= 0)   AND   (([.$J$2]-[.C46]) &lt; [.$J$3]))   OR   ((([.C46]-[.$J$2]) &gt;= 0)   AND   (([.C46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9.52243283391">
            <text:p>49,52</text:p>
          </table:table-cell>
          <table:table-cell office:value-type="float" office:value="39.1959414351732">
            <text:p>39,2</text:p>
          </table:table-cell>
          <table:table-cell table:formula="oooc:=ROUNDDOWN([.B47] + 1) -0.5" office:value-type="float" office:value="39.5">
            <text:p>39,5</text:p>
          </table:table-cell>
          <table:table-cell table:formula="oooc:=IF(ABS([.B47] - [.$J$1]) &lt;= [.$J$3];1;0)" office:value-type="float" office:value="1">
            <text:p>1</text:p>
          </table:table-cell>
          <table:table-cell table:formula="oooc:= IF ( ((([.C47]-[.$J$1]) &lt;= 0)  AND  (([.$J$1]-[.C47]) &lt; [.$J$3]))  OR  ((([.C47]-[.$J$1]) &gt;= 0)  AND  (([.C47]-[.$J$1]) &lt;= [.$J$3])); 1; 0)" office:value-type="float" office:value="1">
            <text:p>1</text:p>
          </table:table-cell>
          <table:table-cell table:style-name="ce8" table:formula="oooc:=IF(ABS([.B47] - [.$J$2]) &lt;= [.$J$3];1;0)" office:value-type="float" office:value="1">
            <text:p>1</text:p>
          </table:table-cell>
          <table:table-cell table:style-name="ce8" table:formula="oooc:= IF ( ((([.C47]-[.$J$2]) &lt;= 0)   AND   (([.$J$2]-[.C47]) &lt; [.$J$3]))   OR   ((([.C47]-[.$J$2]) &gt;= 0)   AND   (([.C47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8.2789123989642">
            <text:p>48,28</text:p>
          </table:table-cell>
          <table:table-cell office:value-type="float" office:value="39.3184948526323">
            <text:p>39,32</text:p>
          </table:table-cell>
          <table:table-cell table:formula="oooc:=ROUNDDOWN([.B48] + 1) -0.5" office:value-type="float" office:value="39.5">
            <text:p>39,5</text:p>
          </table:table-cell>
          <table:table-cell table:formula="oooc:=IF(ABS([.B48] - [.$J$1]) &lt;= [.$J$3];1;0)" office:value-type="float" office:value="1">
            <text:p>1</text:p>
          </table:table-cell>
          <table:table-cell table:formula="oooc:= IF ( ((([.C48]-[.$J$1]) &lt;= 0)  AND  (([.$J$1]-[.C48]) &lt; [.$J$3]))  OR  ((([.C48]-[.$J$1]) &gt;= 0)  AND  (([.C48]-[.$J$1]) &lt;= [.$J$3])); 1; 0)" office:value-type="float" office:value="1">
            <text:p>1</text:p>
          </table:table-cell>
          <table:table-cell table:style-name="ce8" table:formula="oooc:=IF(ABS([.B48] - [.$J$2]) &lt;= [.$J$3];1;0)" office:value-type="float" office:value="1">
            <text:p>1</text:p>
          </table:table-cell>
          <table:table-cell table:style-name="ce8" table:formula="oooc:= IF ( ((([.C48]-[.$J$2]) &lt;= 0)   AND   (([.$J$2]-[.C48]) &lt; [.$J$3]))   OR   ((([.C48]-[.$J$2]) &gt;= 0)   AND   (([.C48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8579850830138">
            <text:p>33,86</text:p>
          </table:table-cell>
          <table:table-cell office:value-type="float" office:value="39.5178325008601">
            <text:p>39,52</text:p>
          </table:table-cell>
          <table:table-cell table:formula="oooc:=ROUNDDOWN([.B49] + 1) -0.5" office:value-type="float" office:value="39.5">
            <text:p>39,5</text:p>
          </table:table-cell>
          <table:table-cell table:formula="oooc:=IF(ABS([.B49] - [.$J$1]) &lt;= [.$J$3];1;0)" office:value-type="float" office:value="1">
            <text:p>1</text:p>
          </table:table-cell>
          <table:table-cell table:formula="oooc:= IF ( ((([.C49]-[.$J$1]) &lt;= 0)  AND  (([.$J$1]-[.C49]) &lt; [.$J$3]))  OR  ((([.C49]-[.$J$1]) &gt;= 0)  AND  (([.C49]-[.$J$1]) &lt;= [.$J$3])); 1; 0)" office:value-type="float" office:value="1">
            <text:p>1</text:p>
          </table:table-cell>
          <table:table-cell table:style-name="ce8" table:formula="oooc:=IF(ABS([.B49] - [.$J$2]) &lt;= [.$J$3];1;0)" office:value-type="float" office:value="1">
            <text:p>1</text:p>
          </table:table-cell>
          <table:table-cell table:style-name="ce8" table:formula="oooc:= IF ( ((([.C49]-[.$J$2]) &lt;= 0)   AND   (([.$J$2]-[.C49]) &lt; [.$J$3]))   OR   ((([.C49]-[.$J$2]) &gt;= 0)   AND   (([.C49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4.2643142677844">
            <text:p>34,26</text:p>
          </table:table-cell>
          <table:table-cell office:value-type="float" office:value="39.6136089228094">
            <text:p>39,61</text:p>
          </table:table-cell>
          <table:table-cell table:formula="oooc:=ROUNDDOWN([.B50] + 1) -0.5" office:value-type="float" office:value="39.5">
            <text:p>39,5</text:p>
          </table:table-cell>
          <table:table-cell table:formula="oooc:=IF(ABS([.B50] - [.$J$1]) &lt;= [.$J$3];1;0)" office:value-type="float" office:value="1">
            <text:p>1</text:p>
          </table:table-cell>
          <table:table-cell table:formula="oooc:= IF ( ((([.C50]-[.$J$1]) &lt;= 0)  AND  (([.$J$1]-[.C50]) &lt; [.$J$3]))  OR  ((([.C50]-[.$J$1]) &gt;= 0)  AND  (([.C50]-[.$J$1]) &lt;= [.$J$3])); 1; 0)" office:value-type="float" office:value="1">
            <text:p>1</text:p>
          </table:table-cell>
          <table:table-cell table:style-name="ce8" table:formula="oooc:=IF(ABS([.B50] - [.$J$2]) &lt;= [.$J$3];1;0)" office:value-type="float" office:value="1">
            <text:p>1</text:p>
          </table:table-cell>
          <table:table-cell table:style-name="ce8" table:formula="oooc:= IF ( ((([.C50]-[.$J$2]) &lt;= 0)   AND   (([.$J$2]-[.C50]) &lt; [.$J$3]))   OR   ((([.C50]-[.$J$2]) &gt;= 0)   AND   (([.C50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3.6629762593657">
            <text:p>43,66</text:p>
          </table:table-cell>
          <table:table-cell office:value-type="float" office:value="39.8812108766288">
            <text:p>39,88</text:p>
          </table:table-cell>
          <table:table-cell table:formula="oooc:=ROUNDDOWN([.B51] + 1) -0.5" office:value-type="float" office:value="39.5">
            <text:p>39,5</text:p>
          </table:table-cell>
          <table:table-cell table:formula="oooc:=IF(ABS([.B51] - [.$J$1]) &lt;= [.$J$3];1;0)" office:value-type="float" office:value="1">
            <text:p>1</text:p>
          </table:table-cell>
          <table:table-cell table:formula="oooc:= IF ( ((([.C51]-[.$J$1]) &lt;= 0)  AND  (([.$J$1]-[.C51]) &lt; [.$J$3]))  OR  ((([.C51]-[.$J$1]) &gt;= 0)  AND  (([.C51]-[.$J$1]) &lt;= [.$J$3])); 1; 0)" office:value-type="float" office:value="1">
            <text:p>1</text:p>
          </table:table-cell>
          <table:table-cell table:style-name="ce8" table:formula="oooc:=IF(ABS([.B51] - [.$J$2]) &lt;= [.$J$3];1;0)" office:value-type="float" office:value="1">
            <text:p>1</text:p>
          </table:table-cell>
          <table:table-cell table:style-name="ce8" table:formula="oooc:= IF ( ((([.C51]-[.$J$2]) &lt;= 0)   AND   (([.$J$2]-[.C51]) &lt; [.$J$3]))   OR   ((([.C51]-[.$J$2]) &gt;= 0)   AND   (([.C51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5.413008350879">
            <text:p>35,41</text:p>
          </table:table-cell>
          <table:table-cell office:value-type="float" office:value="39.9899723753333">
            <text:p>39,99</text:p>
          </table:table-cell>
          <table:table-cell table:formula="oooc:=ROUNDDOWN([.B52] + 1) -0.5" office:value-type="float" office:value="39.5">
            <text:p>39,5</text:p>
          </table:table-cell>
          <table:table-cell table:formula="oooc:=IF(ABS([.B52] - [.$J$1]) &lt;= [.$J$3];1;0)" office:value-type="float" office:value="1">
            <text:p>1</text:p>
          </table:table-cell>
          <table:table-cell table:formula="oooc:= IF ( ((([.C52]-[.$J$1]) &lt;= 0)  AND  (([.$J$1]-[.C52]) &lt; [.$J$3]))  OR  ((([.C52]-[.$J$1]) &gt;= 0)  AND  (([.C52]-[.$J$1]) &lt;= [.$J$3])); 1; 0)" office:value-type="float" office:value="1">
            <text:p>1</text:p>
          </table:table-cell>
          <table:table-cell table:style-name="ce8" table:formula="oooc:=IF(ABS([.B52] - [.$J$2]) &lt;= [.$J$3];1;0)" office:value-type="float" office:value="1">
            <text:p>1</text:p>
          </table:table-cell>
          <table:table-cell table:style-name="ce8" table:formula="oooc:= IF ( ((([.C52]-[.$J$2]) &lt;= 0)   AND   (([.$J$2]-[.C52]) &lt; [.$J$3]))   OR   ((([.C52]-[.$J$2]) &gt;= 0)   AND   (([.C52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8.007473545149">
            <text:p>38,01</text:p>
          </table:table-cell>
          <table:table-cell office:value-type="float" office:value="40.4456287063658">
            <text:p>40,45</text:p>
          </table:table-cell>
          <table:table-cell table:formula="oooc:=ROUNDDOWN([.B53] + 1) -0.5" office:value-type="float" office:value="40.5">
            <text:p>40,5</text:p>
          </table:table-cell>
          <table:table-cell table:formula="oooc:=IF(ABS([.B53] - [.$J$1]) &lt;= [.$J$3];1;0)" office:value-type="float" office:value="1">
            <text:p>1</text:p>
          </table:table-cell>
          <table:table-cell table:formula="oooc:= IF ( ((([.C53]-[.$J$1]) &lt;= 0)  AND  (([.$J$1]-[.C53]) &lt; [.$J$3]))  OR  ((([.C53]-[.$J$1]) &gt;= 0)  AND  (([.C53]-[.$J$1]) &lt;= [.$J$3])); 1; 0)" office:value-type="float" office:value="1">
            <text:p>1</text:p>
          </table:table-cell>
          <table:table-cell table:style-name="ce8" table:formula="oooc:=IF(ABS([.B53] - [.$J$2]) &lt;= [.$J$3];1;0)" office:value-type="float" office:value="1">
            <text:p>1</text:p>
          </table:table-cell>
          <table:table-cell table:style-name="ce8" table:formula="oooc:= IF ( ((([.C53]-[.$J$2]) &lt;= 0)   AND   (([.$J$2]-[.C53]) &lt; [.$J$3]))   OR   ((([.C53]-[.$J$2]) &gt;= 0)   AND   (([.C53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4.4676632061601">
            <text:p>34,47</text:p>
          </table:table-cell>
          <table:table-cell office:value-type="float" office:value="40.4847005475313">
            <text:p>40,48</text:p>
          </table:table-cell>
          <table:table-cell table:formula="oooc:=ROUNDDOWN([.B54] + 1) -0.5" office:value-type="float" office:value="40.5">
            <text:p>40,5</text:p>
          </table:table-cell>
          <table:table-cell table:formula="oooc:=IF(ABS([.B54] - [.$J$1]) &lt;= [.$J$3];1;0)" office:value-type="float" office:value="1">
            <text:p>1</text:p>
          </table:table-cell>
          <table:table-cell table:formula="oooc:= IF ( ((([.C54]-[.$J$1]) &lt;= 0)  AND  (([.$J$1]-[.C54]) &lt; [.$J$3]))  OR  ((([.C54]-[.$J$1]) &gt;= 0)  AND  (([.C54]-[.$J$1]) &lt;= [.$J$3])); 1; 0)" office:value-type="float" office:value="1">
            <text:p>1</text:p>
          </table:table-cell>
          <table:table-cell table:style-name="ce8" table:formula="oooc:=IF(ABS([.B54] - [.$J$2]) &lt;= [.$J$3];1;0)" office:value-type="float" office:value="1">
            <text:p>1</text:p>
          </table:table-cell>
          <table:table-cell table:style-name="ce8" table:formula="oooc:= IF ( ((([.C54]-[.$J$2]) &lt;= 0)   AND   (([.$J$2]-[.C54]) &lt; [.$J$3]))   OR   ((([.C54]-[.$J$2]) &gt;= 0)   AND   (([.C54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2.7335264906287">
            <text:p>32,73</text:p>
          </table:table-cell>
          <table:table-cell office:value-type="float" office:value="41.228751372546">
            <text:p>41,23</text:p>
          </table:table-cell>
          <table:table-cell table:formula="oooc:=ROUNDDOWN([.B55] + 1) -0.5" office:value-type="float" office:value="41.5">
            <text:p>41,5</text:p>
          </table:table-cell>
          <table:table-cell table:formula="oooc:=IF(ABS([.B55] - [.$J$1]) &lt;= [.$J$3];1;0)" office:value-type="float" office:value="1">
            <text:p>1</text:p>
          </table:table-cell>
          <table:table-cell table:formula="oooc:= IF ( ((([.C55]-[.$J$1]) &lt;= 0)  AND  (([.$J$1]-[.C55]) &lt; [.$J$3]))  OR  ((([.C55]-[.$J$1]) &gt;= 0)  AND  (([.C55]-[.$J$1]) &lt;= [.$J$3])); 1; 0)" office:value-type="float" office:value="1">
            <text:p>1</text:p>
          </table:table-cell>
          <table:table-cell table:style-name="ce8" table:formula="oooc:=IF(ABS([.B55] - [.$J$2]) &lt;= [.$J$3];1;0)" office:value-type="float" office:value="1">
            <text:p>1</text:p>
          </table:table-cell>
          <table:table-cell table:style-name="ce8" table:formula="oooc:= IF ( ((([.C55]-[.$J$2]) &lt;= 0)   AND   (([.$J$2]-[.C55]) &lt; [.$J$3]))   OR   ((([.C55]-[.$J$2]) &gt;= 0)   AND   (([.C55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9.0716721117496">
            <text:p>39,07</text:p>
          </table:table-cell>
          <table:table-cell office:value-type="float" office:value="41.2638032436371">
            <text:p>41,26</text:p>
          </table:table-cell>
          <table:table-cell table:formula="oooc:=ROUNDDOWN([.B56] + 1) -0.5" office:value-type="float" office:value="41.5">
            <text:p>41,5</text:p>
          </table:table-cell>
          <table:table-cell table:formula="oooc:=IF(ABS([.B56] - [.$J$1]) &lt;= [.$J$3];1;0)" office:value-type="float" office:value="1">
            <text:p>1</text:p>
          </table:table-cell>
          <table:table-cell table:formula="oooc:= IF ( ((([.C56]-[.$J$1]) &lt;= 0)  AND  (([.$J$1]-[.C56]) &lt; [.$J$3]))  OR  ((([.C56]-[.$J$1]) &gt;= 0)  AND  (([.C56]-[.$J$1]) &lt;= [.$J$3])); 1; 0)" office:value-type="float" office:value="1">
            <text:p>1</text:p>
          </table:table-cell>
          <table:table-cell table:style-name="ce8" table:formula="oooc:=IF(ABS([.B56] - [.$J$2]) &lt;= [.$J$3];1;0)" office:value-type="float" office:value="1">
            <text:p>1</text:p>
          </table:table-cell>
          <table:table-cell table:style-name="ce8" table:formula="oooc:= IF ( ((([.C56]-[.$J$2]) &lt;= 0)   AND   (([.$J$2]-[.C56]) &lt; [.$J$3]))   OR   ((([.C56]-[.$J$2]) &gt;= 0)   AND   (([.C56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7.9754796624184">
            <text:p>47,98</text:p>
          </table:table-cell>
          <table:table-cell office:value-type="float" office:value="41.368722608313">
            <text:p>41,37</text:p>
          </table:table-cell>
          <table:table-cell table:formula="oooc:=ROUNDDOWN([.B57] + 1) -0.5" office:value-type="float" office:value="41.5">
            <text:p>41,5</text:p>
          </table:table-cell>
          <table:table-cell table:formula="oooc:=IF(ABS([.B57] - [.$J$1]) &lt;= [.$J$3];1;0)" office:value-type="float" office:value="1">
            <text:p>1</text:p>
          </table:table-cell>
          <table:table-cell table:formula="oooc:= IF ( ((([.C57]-[.$J$1]) &lt;= 0)  AND  (([.$J$1]-[.C57]) &lt; [.$J$3]))  OR  ((([.C57]-[.$J$1]) &gt;= 0)  AND  (([.C57]-[.$J$1]) &lt;= [.$J$3])); 1; 0)" office:value-type="float" office:value="1">
            <text:p>1</text:p>
          </table:table-cell>
          <table:table-cell table:style-name="ce8" table:formula="oooc:=IF(ABS([.B57] - [.$J$2]) &lt;= [.$J$3];1;0)" office:value-type="float" office:value="1">
            <text:p>1</text:p>
          </table:table-cell>
          <table:table-cell table:style-name="ce8" table:formula="oooc:= IF ( ((([.C57]-[.$J$2]) &lt;= 0)   AND   (([.$J$2]-[.C57]) &lt; [.$J$3]))   OR   ((([.C57]-[.$J$2]) &gt;= 0)   AND   (([.C57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9.442289955914">
            <text:p>39,44</text:p>
          </table:table-cell>
          <table:table-cell office:value-type="float" office:value="41.5958163700998">
            <text:p>41,6</text:p>
          </table:table-cell>
          <table:table-cell table:formula="oooc:=ROUNDDOWN([.B58] + 1) -0.5" office:value-type="float" office:value="41.5">
            <text:p>41,5</text:p>
          </table:table-cell>
          <table:table-cell table:formula="oooc:=IF(ABS([.B58] - [.$J$1]) &lt;= [.$J$3];1;0)" office:value-type="float" office:value="1">
            <text:p>1</text:p>
          </table:table-cell>
          <table:table-cell table:formula="oooc:= IF ( ((([.C58]-[.$J$1]) &lt;= 0)  AND  (([.$J$1]-[.C58]) &lt; [.$J$3]))  OR  ((([.C58]-[.$J$1]) &gt;= 0)  AND  (([.C58]-[.$J$1]) &lt;= [.$J$3])); 1; 0)" office:value-type="float" office:value="1">
            <text:p>1</text:p>
          </table:table-cell>
          <table:table-cell table:style-name="ce8" table:formula="oooc:=IF(ABS([.B58] - [.$J$2]) &lt;= [.$J$3];1;0)" office:value-type="float" office:value="1">
            <text:p>1</text:p>
          </table:table-cell>
          <table:table-cell table:style-name="ce8" table:formula="oooc:= IF ( ((([.C58]-[.$J$2]) &lt;= 0)   AND   (([.$J$2]-[.C58]) &lt; [.$J$3]))   OR   ((([.C58]-[.$J$2]) &gt;= 0)   AND   (([.C58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4.682587031275">
            <text:p>34,68</text:p>
          </table:table-cell>
          <table:table-cell office:value-type="float" office:value="41.6185534093529">
            <text:p>41,62</text:p>
          </table:table-cell>
          <table:table-cell table:formula="oooc:=ROUNDDOWN([.B59] + 1) -0.5" office:value-type="float" office:value="41.5">
            <text:p>41,5</text:p>
          </table:table-cell>
          <table:table-cell table:formula="oooc:=IF(ABS([.B59] - [.$J$1]) &lt;= [.$J$3];1;0)" office:value-type="float" office:value="1">
            <text:p>1</text:p>
          </table:table-cell>
          <table:table-cell table:formula="oooc:= IF ( ((([.C59]-[.$J$1]) &lt;= 0)  AND  (([.$J$1]-[.C59]) &lt; [.$J$3]))  OR  ((([.C59]-[.$J$1]) &gt;= 0)  AND  (([.C59]-[.$J$1]) &lt;= [.$J$3])); 1; 0)" office:value-type="float" office:value="1">
            <text:p>1</text:p>
          </table:table-cell>
          <table:table-cell table:style-name="ce8" table:formula="oooc:=IF(ABS([.B59] - [.$J$2]) &lt;= [.$J$3];1;0)" office:value-type="float" office:value="1">
            <text:p>1</text:p>
          </table:table-cell>
          <table:table-cell table:style-name="ce8" table:formula="oooc:= IF ( ((([.C59]-[.$J$2]) &lt;= 0)   AND   (([.$J$2]-[.C59]) &lt; [.$J$3]))   OR   ((([.C59]-[.$J$2]) &gt;= 0)   AND   (([.C59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3.7077885866165">
            <text:p>43,71</text:p>
          </table:table-cell>
          <table:table-cell office:value-type="float" office:value="41.7606728896499">
            <text:p>41,76</text:p>
          </table:table-cell>
          <table:table-cell table:formula="oooc:=ROUNDDOWN([.B60] + 1) -0.5" office:value-type="float" office:value="41.5">
            <text:p>41,5</text:p>
          </table:table-cell>
          <table:table-cell table:formula="oooc:=IF(ABS([.B60] - [.$J$1]) &lt;= [.$J$3];1;0)" office:value-type="float" office:value="1">
            <text:p>1</text:p>
          </table:table-cell>
          <table:table-cell table:formula="oooc:= IF ( ((([.C60]-[.$J$1]) &lt;= 0)  AND  (([.$J$1]-[.C60]) &lt; [.$J$3]))  OR  ((([.C60]-[.$J$1]) &gt;= 0)  AND  (([.C60]-[.$J$1]) &lt;= [.$J$3])); 1; 0)" office:value-type="float" office:value="1">
            <text:p>1</text:p>
          </table:table-cell>
          <table:table-cell table:style-name="ce8" table:formula="oooc:=IF(ABS([.B60] - [.$J$2]) &lt;= [.$J$3];1;0)" office:value-type="float" office:value="1">
            <text:p>1</text:p>
          </table:table-cell>
          <table:table-cell table:style-name="ce8" table:formula="oooc:= IF ( ((([.C60]-[.$J$2]) &lt;= 0)   AND   (([.$J$2]-[.C60]) &lt; [.$J$3]))   OR   ((([.C60]-[.$J$2]) &gt;= 0)   AND   (([.C60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8.8800096698105">
            <text:p>38,88</text:p>
          </table:table-cell>
          <table:table-cell office:value-type="float" office:value="41.7848840449005">
            <text:p>41,78</text:p>
          </table:table-cell>
          <table:table-cell table:formula="oooc:=ROUNDDOWN([.B61] + 1) -0.5" office:value-type="float" office:value="41.5">
            <text:p>41,5</text:p>
          </table:table-cell>
          <table:table-cell table:formula="oooc:=IF(ABS([.B61] - [.$J$1]) &lt;= [.$J$3];1;0)" office:value-type="float" office:value="1">
            <text:p>1</text:p>
          </table:table-cell>
          <table:table-cell table:formula="oooc:= IF ( ((([.C61]-[.$J$1]) &lt;= 0)  AND  (([.$J$1]-[.C61]) &lt; [.$J$3]))  OR  ((([.C61]-[.$J$1]) &gt;= 0)  AND  (([.C61]-[.$J$1]) &lt;= [.$J$3])); 1; 0)" office:value-type="float" office:value="1">
            <text:p>1</text:p>
          </table:table-cell>
          <table:table-cell table:style-name="ce8" table:formula="oooc:=IF(ABS([.B61] - [.$J$2]) &lt;= [.$J$3];1;0)" office:value-type="float" office:value="1">
            <text:p>1</text:p>
          </table:table-cell>
          <table:table-cell table:style-name="ce8" table:formula="oooc:= IF ( ((([.C61]-[.$J$2]) &lt;= 0)   AND   (([.$J$2]-[.C61]) &lt; [.$J$3]))   OR   ((([.C61]-[.$J$2]) &gt;= 0)   AND   (([.C61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0.284762782976">
            <text:p>30,28</text:p>
          </table:table-cell>
          <table:table-cell office:value-type="float" office:value="41.8521880637854">
            <text:p>41,85</text:p>
          </table:table-cell>
          <table:table-cell table:formula="oooc:=ROUNDDOWN([.B62] + 1) -0.5" office:value-type="float" office:value="41.5">
            <text:p>41,5</text:p>
          </table:table-cell>
          <table:table-cell table:formula="oooc:=IF(ABS([.B62] - [.$J$1]) &lt;= [.$J$3];1;0)" office:value-type="float" office:value="1">
            <text:p>1</text:p>
          </table:table-cell>
          <table:table-cell table:formula="oooc:= IF ( ((([.C62]-[.$J$1]) &lt;= 0)  AND  (([.$J$1]-[.C62]) &lt; [.$J$3]))  OR  ((([.C62]-[.$J$1]) &gt;= 0)  AND  (([.C62]-[.$J$1]) &lt;= [.$J$3])); 1; 0)" office:value-type="float" office:value="1">
            <text:p>1</text:p>
          </table:table-cell>
          <table:table-cell table:style-name="ce8" table:formula="oooc:=IF(ABS([.B62] - [.$J$2]) &lt;= [.$J$3];1;0)" office:value-type="float" office:value="1">
            <text:p>1</text:p>
          </table:table-cell>
          <table:table-cell table:style-name="ce8" table:formula="oooc:= IF ( ((([.C62]-[.$J$2]) &lt;= 0)   AND   (([.$J$2]-[.C62]) &lt; [.$J$3]))   OR   ((([.C62]-[.$J$2]) &gt;= 0)   AND   (([.C62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6.6419308912009">
            <text:p>36,64</text:p>
          </table:table-cell>
          <table:table-cell office:value-type="float" office:value="41.9024012610316">
            <text:p>41,9</text:p>
          </table:table-cell>
          <table:table-cell table:formula="oooc:=ROUNDDOWN([.B63] + 1) -0.5" office:value-type="float" office:value="41.5">
            <text:p>41,5</text:p>
          </table:table-cell>
          <table:table-cell table:formula="oooc:=IF(ABS([.B63] - [.$J$1]) &lt;= [.$J$3];1;0)" office:value-type="float" office:value="1">
            <text:p>1</text:p>
          </table:table-cell>
          <table:table-cell table:formula="oooc:= IF ( ((([.C63]-[.$J$1]) &lt;= 0)  AND  (([.$J$1]-[.C63]) &lt; [.$J$3]))  OR  ((([.C63]-[.$J$1]) &gt;= 0)  AND  (([.C63]-[.$J$1]) &lt;= [.$J$3])); 1; 0)" office:value-type="float" office:value="1">
            <text:p>1</text:p>
          </table:table-cell>
          <table:table-cell table:style-name="ce8" table:formula="oooc:=IF(ABS([.B63] - [.$J$2]) &lt;= [.$J$3];1;0)" office:value-type="float" office:value="1">
            <text:p>1</text:p>
          </table:table-cell>
          <table:table-cell table:style-name="ce8" table:formula="oooc:= IF ( ((([.C63]-[.$J$2]) &lt;= 0)   AND   (([.$J$2]-[.C63]) &lt; [.$J$3]))   OR   ((([.C63]-[.$J$2]) &gt;= 0)   AND   (([.C63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3831998892128">
            <text:p>33,38</text:p>
          </table:table-cell>
          <table:table-cell office:value-type="float" office:value="42.1948873996735">
            <text:p>42,19</text:p>
          </table:table-cell>
          <table:table-cell table:formula="oooc:=ROUNDDOWN([.B64] + 1) -0.5" office:value-type="float" office:value="42.5">
            <text:p>42,5</text:p>
          </table:table-cell>
          <table:table-cell table:formula="oooc:=IF(ABS([.B64] - [.$J$1]) &lt;= [.$J$3];1;0)" office:value-type="float" office:value="1">
            <text:p>1</text:p>
          </table:table-cell>
          <table:table-cell table:formula="oooc:= IF ( ((([.C64]-[.$J$1]) &lt;= 0)  AND  (([.$J$1]-[.C64]) &lt; [.$J$3]))  OR  ((([.C64]-[.$J$1]) &gt;= 0)  AND  (([.C64]-[.$J$1]) &lt;= [.$J$3])); 1; 0)" office:value-type="float" office:value="1">
            <text:p>1</text:p>
          </table:table-cell>
          <table:table-cell table:style-name="ce8" table:formula="oooc:=IF(ABS([.B64] - [.$J$2]) &lt;= [.$J$3];1;0)" office:value-type="float" office:value="1">
            <text:p>1</text:p>
          </table:table-cell>
          <table:table-cell table:style-name="ce8" table:formula="oooc:= IF ( ((([.C64]-[.$J$2]) &lt;= 0)   AND   (([.$J$2]-[.C64]) &lt; [.$J$3]))   OR   ((([.C64]-[.$J$2]) &gt;= 0)   AND   (([.C64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5.2533220686018">
            <text:p>45,25</text:p>
          </table:table-cell>
          <table:table-cell office:value-type="float" office:value="42.2183871548623">
            <text:p>42,22</text:p>
          </table:table-cell>
          <table:table-cell table:formula="oooc:=ROUNDDOWN([.B65] + 1) -0.5" office:value-type="float" office:value="42.5">
            <text:p>42,5</text:p>
          </table:table-cell>
          <table:table-cell table:formula="oooc:=IF(ABS([.B65] - [.$J$1]) &lt;= [.$J$3];1;0)" office:value-type="float" office:value="1">
            <text:p>1</text:p>
          </table:table-cell>
          <table:table-cell table:formula="oooc:= IF ( ((([.C65]-[.$J$1]) &lt;= 0)  AND  (([.$J$1]-[.C65]) &lt; [.$J$3]))  OR  ((([.C65]-[.$J$1]) &gt;= 0)  AND  (([.C65]-[.$J$1]) &lt;= [.$J$3])); 1; 0)" office:value-type="float" office:value="1">
            <text:p>1</text:p>
          </table:table-cell>
          <table:table-cell table:style-name="ce8" table:formula="oooc:=IF(ABS([.B65] - [.$J$2]) &lt;= [.$J$3];1;0)" office:value-type="float" office:value="1">
            <text:p>1</text:p>
          </table:table-cell>
          <table:table-cell table:style-name="ce8" table:formula="oooc:= IF ( ((([.C65]-[.$J$2]) &lt;= 0)   AND   (([.$J$2]-[.C65]) &lt; [.$J$3]))   OR   ((([.C65]-[.$J$2]) &gt;= 0)   AND   (([.C65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2.8152107819915">
            <text:p>32,82</text:p>
          </table:table-cell>
          <table:table-cell office:value-type="float" office:value="43.2809119299054">
            <text:p>43,28</text:p>
          </table:table-cell>
          <table:table-cell table:formula="oooc:=ROUNDDOWN([.B66] + 1) -0.5" office:value-type="float" office:value="43.5">
            <text:p>43,5</text:p>
          </table:table-cell>
          <table:table-cell table:formula="oooc:=IF(ABS([.B66] - [.$J$1]) &lt;= [.$J$3];1;0)" office:value-type="float" office:value="1">
            <text:p>1</text:p>
          </table:table-cell>
          <table:table-cell table:formula="oooc:= IF ( ((([.C66]-[.$J$1]) &lt;= 0)  AND  (([.$J$1]-[.C66]) &lt; [.$J$3]))  OR  ((([.C66]-[.$J$1]) &gt;= 0)  AND  (([.C66]-[.$J$1]) &lt;= [.$J$3])); 1; 0)" office:value-type="float" office:value="1">
            <text:p>1</text:p>
          </table:table-cell>
          <table:table-cell table:style-name="ce8" table:formula="oooc:=IF(ABS([.B66] - [.$J$2]) &lt;= [.$J$3];1;0)" office:value-type="float" office:value="1">
            <text:p>1</text:p>
          </table:table-cell>
          <table:table-cell table:style-name="ce8" table:formula="oooc:= IF ( ((([.C66]-[.$J$2]) &lt;= 0)   AND   (([.$J$2]-[.C66]) &lt; [.$J$3]))   OR   ((([.C66]-[.$J$2]) &gt;= 0)   AND   (([.C66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8.8211907073855">
            <text:p>38,82</text:p>
          </table:table-cell>
          <table:table-cell office:value-type="float" office:value="43.3420857787132">
            <text:p>43,34</text:p>
          </table:table-cell>
          <table:table-cell table:formula="oooc:=ROUNDDOWN([.B67] + 1) -0.5" office:value-type="float" office:value="43.5">
            <text:p>43,5</text:p>
          </table:table-cell>
          <table:table-cell table:formula="oooc:=IF(ABS([.B67] - [.$J$1]) &lt;= [.$J$3];1;0)" office:value-type="float" office:value="1">
            <text:p>1</text:p>
          </table:table-cell>
          <table:table-cell table:formula="oooc:= IF ( ((([.C67]-[.$J$1]) &lt;= 0)  AND  (([.$J$1]-[.C67]) &lt; [.$J$3]))  OR  ((([.C67]-[.$J$1]) &gt;= 0)  AND  (([.C67]-[.$J$1]) &lt;= [.$J$3])); 1; 0)" office:value-type="float" office:value="1">
            <text:p>1</text:p>
          </table:table-cell>
          <table:table-cell table:style-name="ce8" table:formula="oooc:=IF(ABS([.B67] - [.$J$2]) &lt;= [.$J$3];1;0)" office:value-type="float" office:value="1">
            <text:p>1</text:p>
          </table:table-cell>
          <table:table-cell table:style-name="ce8" table:formula="oooc:= IF ( ((([.C67]-[.$J$2]) &lt;= 0)   AND   (([.$J$2]-[.C67]) &lt; [.$J$3]))   OR   ((([.C67]-[.$J$2]) &gt;= 0)   AND   (([.C67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4809481818229">
            <text:p>33,48</text:p>
          </table:table-cell>
          <table:table-cell office:value-type="float" office:value="43.6476872861385">
            <text:p>43,65</text:p>
          </table:table-cell>
          <table:table-cell table:formula="oooc:=ROUNDDOWN([.B68] + 1) -0.5" office:value-type="float" office:value="43.5">
            <text:p>43,5</text:p>
          </table:table-cell>
          <table:table-cell table:formula="oooc:=IF(ABS([.B68] - [.$J$1]) &lt;= [.$J$3];1;0)" office:value-type="float" office:value="1">
            <text:p>1</text:p>
          </table:table-cell>
          <table:table-cell table:formula="oooc:= IF ( ((([.C68]-[.$J$1]) &lt;= 0)  AND  (([.$J$1]-[.C68]) &lt; [.$J$3]))  OR  ((([.C68]-[.$J$1]) &gt;= 0)  AND  (([.C68]-[.$J$1]) &lt;= [.$J$3])); 1; 0)" office:value-type="float" office:value="1">
            <text:p>1</text:p>
          </table:table-cell>
          <table:table-cell table:style-name="ce8" table:formula="oooc:=IF(ABS([.B68] - [.$J$2]) &lt;= [.$J$3];1;0)" office:value-type="float" office:value="1">
            <text:p>1</text:p>
          </table:table-cell>
          <table:table-cell table:style-name="ce8" table:formula="oooc:= IF ( ((([.C68]-[.$J$2]) &lt;= 0)   AND   (([.$J$2]-[.C68]) &lt; [.$J$3]))   OR   ((([.C68]-[.$J$2]) &gt;= 0)   AND   (([.C68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2.3732273839414">
            <text:p>42,37</text:p>
          </table:table-cell>
          <table:table-cell office:value-type="float" office:value="43.8891203608364">
            <text:p>43,89</text:p>
          </table:table-cell>
          <table:table-cell table:formula="oooc:=ROUNDDOWN([.B69] + 1) -0.5" office:value-type="float" office:value="43.5">
            <text:p>43,5</text:p>
          </table:table-cell>
          <table:table-cell table:formula="oooc:=IF(ABS([.B69] - [.$J$1]) &lt;= [.$J$3];1;0)" office:value-type="float" office:value="1">
            <text:p>1</text:p>
          </table:table-cell>
          <table:table-cell table:formula="oooc:= IF ( ((([.C69]-[.$J$1]) &lt;= 0)  AND  (([.$J$1]-[.C69]) &lt; [.$J$3]))  OR  ((([.C69]-[.$J$1]) &gt;= 0)  AND  (([.C69]-[.$J$1]) &lt;= [.$J$3])); 1; 0)" office:value-type="float" office:value="1">
            <text:p>1</text:p>
          </table:table-cell>
          <table:table-cell table:style-name="ce8" table:formula="oooc:=IF(ABS([.B69] - [.$J$2]) &lt;= [.$J$3];1;0)" office:value-type="float" office:value="1">
            <text:p>1</text:p>
          </table:table-cell>
          <table:table-cell table:style-name="ce8" table:formula="oooc:= IF ( ((([.C69]-[.$J$2]) &lt;= 0)   AND   (([.$J$2]-[.C69]) &lt; [.$J$3]))   OR   ((([.C69]-[.$J$2]) &gt;= 0)   AND   (([.C69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8.8540172483772">
            <text:p>38,85</text:p>
          </table:table-cell>
          <table:table-cell office:value-type="float" office:value="44.0737617574632">
            <text:p>44,07</text:p>
          </table:table-cell>
          <table:table-cell table:formula="oooc:=ROUNDDOWN([.B70] + 1) -0.5" office:value-type="float" office:value="44.5">
            <text:p>44,5</text:p>
          </table:table-cell>
          <table:table-cell table:formula="oooc:=IF(ABS([.B70] - [.$J$1]) &lt;= [.$J$3];1;0)" office:value-type="float" office:value="1">
            <text:p>1</text:p>
          </table:table-cell>
          <table:table-cell table:formula="oooc:= IF ( ((([.C70]-[.$J$1]) &lt;= 0)  AND  (([.$J$1]-[.C70]) &lt; [.$J$3]))  OR  ((([.C70]-[.$J$1]) &gt;= 0)  AND  (([.C70]-[.$J$1]) &lt;= [.$J$3])); 1; 0)" office:value-type="float" office:value="1">
            <text:p>1</text:p>
          </table:table-cell>
          <table:table-cell table:style-name="ce8" table:formula="oooc:=IF(ABS([.B70] - [.$J$2]) &lt;= [.$J$3];1;0)" office:value-type="float" office:value="1">
            <text:p>1</text:p>
          </table:table-cell>
          <table:table-cell table:style-name="ce8" table:formula="oooc:= IF ( ((([.C70]-[.$J$2]) &lt;= 0)   AND   (([.$J$2]-[.C70]) &lt; [.$J$3]))   OR   ((([.C70]-[.$J$2]) &gt;= 0)   AND   (([.C70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0.1043546386063">
            <text:p>40,1</text:p>
          </table:table-cell>
          <table:table-cell office:value-type="float" office:value="44.2475502099842">
            <text:p>44,25</text:p>
          </table:table-cell>
          <table:table-cell table:formula="oooc:=ROUNDDOWN([.B71] + 1) -0.5" office:value-type="float" office:value="44.5">
            <text:p>44,5</text:p>
          </table:table-cell>
          <table:table-cell table:formula="oooc:=IF(ABS([.B71] - [.$J$1]) &lt;= [.$J$3];1;0)" office:value-type="float" office:value="1">
            <text:p>1</text:p>
          </table:table-cell>
          <table:table-cell table:formula="oooc:= IF ( ((([.C71]-[.$J$1]) &lt;= 0)  AND  (([.$J$1]-[.C71]) &lt; [.$J$3]))  OR  ((([.C71]-[.$J$1]) &gt;= 0)  AND  (([.C71]-[.$J$1]) &lt;= [.$J$3])); 1; 0)" office:value-type="float" office:value="1">
            <text:p>1</text:p>
          </table:table-cell>
          <table:table-cell table:style-name="ce8" table:formula="oooc:=IF(ABS([.B71] - [.$J$2]) &lt;= [.$J$3];1;0)" office:value-type="float" office:value="1">
            <text:p>1</text:p>
          </table:table-cell>
          <table:table-cell table:style-name="ce8" table:formula="oooc:= IF ( ((([.C71]-[.$J$2]) &lt;= 0)   AND   (([.$J$2]-[.C71]) &lt; [.$J$3]))   OR   ((([.C71]-[.$J$2]) &gt;= 0)   AND   (([.C71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5.8438169863075">
            <text:p>35,84</text:p>
          </table:table-cell>
          <table:table-cell office:value-type="float" office:value="44.3515430949628">
            <text:p>44,35</text:p>
          </table:table-cell>
          <table:table-cell table:formula="oooc:=ROUNDDOWN([.B72] + 1) -0.5" office:value-type="float" office:value="44.5">
            <text:p>44,5</text:p>
          </table:table-cell>
          <table:table-cell table:formula="oooc:=IF(ABS([.B72] - [.$J$1]) &lt;= [.$J$3];1;0)" office:value-type="float" office:value="1">
            <text:p>1</text:p>
          </table:table-cell>
          <table:table-cell table:formula="oooc:= IF ( ((([.C72]-[.$J$1]) &lt;= 0)  AND  (([.$J$1]-[.C72]) &lt; [.$J$3]))  OR  ((([.C72]-[.$J$1]) &gt;= 0)  AND  (([.C72]-[.$J$1]) &lt;= [.$J$3])); 1; 0)" office:value-type="float" office:value="1">
            <text:p>1</text:p>
          </table:table-cell>
          <table:table-cell table:style-name="ce8" table:formula="oooc:=IF(ABS([.B72] - [.$J$2]) &lt;= [.$J$3];1;0)" office:value-type="float" office:value="1">
            <text:p>1</text:p>
          </table:table-cell>
          <table:table-cell table:style-name="ce8" table:formula="oooc:= IF ( ((([.C72]-[.$J$2]) &lt;= 0)   AND   (([.$J$2]-[.C72]) &lt; [.$J$3]))   OR   ((([.C72]-[.$J$2]) &gt;= 0)   AND   (([.C72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9.4616308622062">
            <text:p>39,46</text:p>
          </table:table-cell>
          <table:table-cell office:value-type="float" office:value="44.4625085871667">
            <text:p>44,46</text:p>
          </table:table-cell>
          <table:table-cell table:formula="oooc:=ROUNDDOWN([.B73] + 1) -0.5" office:value-type="float" office:value="44.5">
            <text:p>44,5</text:p>
          </table:table-cell>
          <table:table-cell table:formula="oooc:=IF(ABS([.B73] - [.$J$1]) &lt;= [.$J$3];1;0)" office:value-type="float" office:value="1">
            <text:p>1</text:p>
          </table:table-cell>
          <table:table-cell table:formula="oooc:= IF ( ((([.C73]-[.$J$1]) &lt;= 0)  AND  (([.$J$1]-[.C73]) &lt; [.$J$3]))  OR  ((([.C73]-[.$J$1]) &gt;= 0)  AND  (([.C73]-[.$J$1]) &lt;= [.$J$3])); 1; 0)" office:value-type="float" office:value="1">
            <text:p>1</text:p>
          </table:table-cell>
          <table:table-cell table:style-name="ce8" table:formula="oooc:=IF(ABS([.B73] - [.$J$2]) &lt;= [.$J$3];1;0)" office:value-type="float" office:value="1">
            <text:p>1</text:p>
          </table:table-cell>
          <table:table-cell table:style-name="ce8" table:formula="oooc:= IF ( ((([.C73]-[.$J$2]) &lt;= 0)   AND   (([.$J$2]-[.C73]) &lt; [.$J$3]))   OR   ((([.C73]-[.$J$2]) &gt;= 0)   AND   (([.C73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0.5278469342738">
            <text:p>30,53</text:p>
          </table:table-cell>
          <table:table-cell office:value-type="float" office:value="44.9410510342568">
            <text:p>44,94</text:p>
          </table:table-cell>
          <table:table-cell table:formula="oooc:=ROUNDDOWN([.B74] + 1) -0.5" office:value-type="float" office:value="44.5">
            <text:p>44,5</text:p>
          </table:table-cell>
          <table:table-cell table:formula="oooc:=IF(ABS([.B74] - [.$J$1]) &lt;= [.$J$3];1;0)" office:value-type="float" office:value="1">
            <text:p>1</text:p>
          </table:table-cell>
          <table:table-cell table:formula="oooc:= IF ( ((([.C74]-[.$J$1]) &lt;= 0)  AND  (([.$J$1]-[.C74]) &lt; [.$J$3]))  OR  ((([.C74]-[.$J$1]) &gt;= 0)  AND  (([.C74]-[.$J$1]) &lt;= [.$J$3])); 1; 0)" office:value-type="float" office:value="1">
            <text:p>1</text:p>
          </table:table-cell>
          <table:table-cell table:style-name="ce8" table:formula="oooc:=IF(ABS([.B74] - [.$J$2]) &lt;= [.$J$3];1;0)" office:value-type="float" office:value="1">
            <text:p>1</text:p>
          </table:table-cell>
          <table:table-cell table:style-name="ce8" table:formula="oooc:= IF ( ((([.C74]-[.$J$2]) &lt;= 0)   AND   (([.$J$2]-[.C74]) &lt; [.$J$3]))   OR   ((([.C74]-[.$J$2]) &gt;= 0)   AND   (([.C74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1.4946667477489">
            <text:p>31,49</text:p>
          </table:table-cell>
          <table:table-cell office:value-type="float" office:value="44.948391225189">
            <text:p>44,95</text:p>
          </table:table-cell>
          <table:table-cell table:formula="oooc:=ROUNDDOWN([.B75] + 1) -0.5" office:value-type="float" office:value="44.5">
            <text:p>44,5</text:p>
          </table:table-cell>
          <table:table-cell table:formula="oooc:=IF(ABS([.B75] - [.$J$1]) &lt;= [.$J$3];1;0)" office:value-type="float" office:value="1">
            <text:p>1</text:p>
          </table:table-cell>
          <table:table-cell table:formula="oooc:= IF ( ((([.C75]-[.$J$1]) &lt;= 0)  AND  (([.$J$1]-[.C75]) &lt; [.$J$3]))  OR  ((([.C75]-[.$J$1]) &gt;= 0)  AND  (([.C75]-[.$J$1]) &lt;= [.$J$3])); 1; 0)" office:value-type="float" office:value="1">
            <text:p>1</text:p>
          </table:table-cell>
          <table:table-cell table:style-name="ce8" table:formula="oooc:=IF(ABS([.B75] - [.$J$2]) &lt;= [.$J$3];1;0)" office:value-type="float" office:value="1">
            <text:p>1</text:p>
          </table:table-cell>
          <table:table-cell table:style-name="ce8" table:formula="oooc:= IF ( ((([.C75]-[.$J$2]) &lt;= 0)   AND   (([.$J$2]-[.C75]) &lt; [.$J$3]))   OR   ((([.C75]-[.$J$2]) &gt;= 0)   AND   (([.C75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3.2928826846182">
            <text:p>43,29</text:p>
          </table:table-cell>
          <table:table-cell office:value-type="float" office:value="44.9579685926437">
            <text:p>44,96</text:p>
          </table:table-cell>
          <table:table-cell table:formula="oooc:=ROUNDDOWN([.B76] + 1) -0.5" office:value-type="float" office:value="44.5">
            <text:p>44,5</text:p>
          </table:table-cell>
          <table:table-cell table:formula="oooc:=IF(ABS([.B76] - [.$J$1]) &lt;= [.$J$3];1;0)" office:value-type="float" office:value="1">
            <text:p>1</text:p>
          </table:table-cell>
          <table:table-cell table:formula="oooc:= IF ( ((([.C76]-[.$J$1]) &lt;= 0)  AND  (([.$J$1]-[.C76]) &lt; [.$J$3]))  OR  ((([.C76]-[.$J$1]) &gt;= 0)  AND  (([.C76]-[.$J$1]) &lt;= [.$J$3])); 1; 0)" office:value-type="float" office:value="1">
            <text:p>1</text:p>
          </table:table-cell>
          <table:table-cell table:style-name="ce8" table:formula="oooc:=IF(ABS([.B76] - [.$J$2]) &lt;= [.$J$3];1;0)" office:value-type="float" office:value="1">
            <text:p>1</text:p>
          </table:table-cell>
          <table:table-cell table:style-name="ce8" table:formula="oooc:= IF ( ((([.C76]-[.$J$2]) &lt;= 0)   AND   (([.$J$2]-[.C76]) &lt; [.$J$3]))   OR   ((([.C76]-[.$J$2]) &gt;= 0)   AND   (([.C76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5.1784457359463">
            <text:p>35,18</text:p>
          </table:table-cell>
          <table:table-cell office:value-type="float" office:value="45.5993072129786">
            <text:p>45,6</text:p>
          </table:table-cell>
          <table:table-cell table:formula="oooc:=ROUNDDOWN([.B77] + 1) -0.5" office:value-type="float" office:value="45.5">
            <text:p>45,5</text:p>
          </table:table-cell>
          <table:table-cell table:formula="oooc:=IF(ABS([.B77] - [.$J$1]) &lt;= [.$J$3];1;0)" office:value-type="float" office:value="1">
            <text:p>1</text:p>
          </table:table-cell>
          <table:table-cell table:formula="oooc:= IF ( ((([.C77]-[.$J$1]) &lt;= 0)  AND  (([.$J$1]-[.C77]) &lt; [.$J$3]))  OR  ((([.C77]-[.$J$1]) &gt;= 0)  AND  (([.C77]-[.$J$1]) &lt;= [.$J$3])); 1; 0)" office:value-type="float" office:value="1">
            <text:p>1</text:p>
          </table:table-cell>
          <table:table-cell table:style-name="ce8" table:formula="oooc:=IF(ABS([.B77] - [.$J$2]) &lt;= [.$J$3];1;0)" office:value-type="float" office:value="1">
            <text:p>1</text:p>
          </table:table-cell>
          <table:table-cell table:style-name="ce8" table:formula="oooc:= IF ( ((([.C77]-[.$J$2]) &lt;= 0)   AND   (([.$J$2]-[.C77]) &lt; [.$J$3]))   OR   ((([.C77]-[.$J$2]) &gt;= 0)   AND   (([.C77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1.0170995909721">
            <text:p>31,02</text:p>
          </table:table-cell>
          <table:table-cell office:value-type="float" office:value="45.6384292710573">
            <text:p>45,64</text:p>
          </table:table-cell>
          <table:table-cell table:formula="oooc:=ROUNDDOWN([.B78] + 1) -0.5" office:value-type="float" office:value="45.5">
            <text:p>45,5</text:p>
          </table:table-cell>
          <table:table-cell table:formula="oooc:=IF(ABS([.B78] - [.$J$1]) &lt;= [.$J$3];1;0)" office:value-type="float" office:value="1">
            <text:p>1</text:p>
          </table:table-cell>
          <table:table-cell table:formula="oooc:= IF ( ((([.C78]-[.$J$1]) &lt;= 0)  AND  (([.$J$1]-[.C78]) &lt; [.$J$3]))  OR  ((([.C78]-[.$J$1]) &gt;= 0)  AND  (([.C78]-[.$J$1]) &lt;= [.$J$3])); 1; 0)" office:value-type="float" office:value="1">
            <text:p>1</text:p>
          </table:table-cell>
          <table:table-cell table:style-name="ce8" table:formula="oooc:=IF(ABS([.B78] - [.$J$2]) &lt;= [.$J$3];1;0)" office:value-type="float" office:value="1">
            <text:p>1</text:p>
          </table:table-cell>
          <table:table-cell table:style-name="ce8" table:formula="oooc:= IF ( ((([.C78]-[.$J$2]) &lt;= 0)   AND   (([.$J$2]-[.C78]) &lt; [.$J$3]))   OR   ((([.C78]-[.$J$2]) &gt;= 0)   AND   (([.C78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1.5717950835824">
            <text:p>41,57</text:p>
          </table:table-cell>
          <table:table-cell office:value-type="float" office:value="45.6384680792689">
            <text:p>45,64</text:p>
          </table:table-cell>
          <table:table-cell table:formula="oooc:=ROUNDDOWN([.B79] + 1) -0.5" office:value-type="float" office:value="45.5">
            <text:p>45,5</text:p>
          </table:table-cell>
          <table:table-cell table:formula="oooc:=IF(ABS([.B79] - [.$J$1]) &lt;= [.$J$3];1;0)" office:value-type="float" office:value="1">
            <text:p>1</text:p>
          </table:table-cell>
          <table:table-cell table:formula="oooc:= IF ( ((([.C79]-[.$J$1]) &lt;= 0)  AND  (([.$J$1]-[.C79]) &lt; [.$J$3]))  OR  ((([.C79]-[.$J$1]) &gt;= 0)  AND  (([.C79]-[.$J$1]) &lt;= [.$J$3])); 1; 0)" office:value-type="float" office:value="1">
            <text:p>1</text:p>
          </table:table-cell>
          <table:table-cell table:style-name="ce8" table:formula="oooc:=IF(ABS([.B79] - [.$J$2]) &lt;= [.$J$3];1;0)" office:value-type="float" office:value="1">
            <text:p>1</text:p>
          </table:table-cell>
          <table:table-cell table:style-name="ce8" table:formula="oooc:= IF ( ((([.C79]-[.$J$2]) &lt;= 0)   AND   (([.$J$2]-[.C79]) &lt; [.$J$3]))   OR   ((([.C79]-[.$J$2]) &gt;= 0)   AND   (([.C79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9.0364308189601">
            <text:p>39,04</text:p>
          </table:table-cell>
          <table:table-cell office:value-type="float" office:value="45.688167931512">
            <text:p>45,69</text:p>
          </table:table-cell>
          <table:table-cell table:formula="oooc:=ROUNDDOWN([.B80] + 1) -0.5" office:value-type="float" office:value="45.5">
            <text:p>45,5</text:p>
          </table:table-cell>
          <table:table-cell table:formula="oooc:=IF(ABS([.B80] - [.$J$1]) &lt;= [.$J$3];1;0)" office:value-type="float" office:value="1">
            <text:p>1</text:p>
          </table:table-cell>
          <table:table-cell table:formula="oooc:= IF ( ((([.C80]-[.$J$1]) &lt;= 0)  AND  (([.$J$1]-[.C80]) &lt; [.$J$3]))  OR  ((([.C80]-[.$J$1]) &gt;= 0)  AND  (([.C80]-[.$J$1]) &lt;= [.$J$3])); 1; 0)" office:value-type="float" office:value="1">
            <text:p>1</text:p>
          </table:table-cell>
          <table:table-cell table:style-name="ce8" table:formula="oooc:=IF(ABS([.B80] - [.$J$2]) &lt;= [.$J$3];1;0)" office:value-type="float" office:value="1">
            <text:p>1</text:p>
          </table:table-cell>
          <table:table-cell table:style-name="ce8" table:formula="oooc:= IF ( ((([.C80]-[.$J$2]) &lt;= 0)   AND   (([.$J$2]-[.C80]) &lt; [.$J$3]))   OR   ((([.C80]-[.$J$2]) &gt;= 0)   AND   (([.C80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5.2814138587564">
            <text:p>35,28</text:p>
          </table:table-cell>
          <table:table-cell office:value-type="float" office:value="45.8050360810012">
            <text:p>45,81</text:p>
          </table:table-cell>
          <table:table-cell table:formula="oooc:=ROUNDDOWN([.B81] + 1) -0.5" office:value-type="float" office:value="45.5">
            <text:p>45,5</text:p>
          </table:table-cell>
          <table:table-cell table:formula="oooc:=IF(ABS([.B81] - [.$J$1]) &lt;= [.$J$3];1;0)" office:value-type="float" office:value="1">
            <text:p>1</text:p>
          </table:table-cell>
          <table:table-cell table:formula="oooc:= IF ( ((([.C81]-[.$J$1]) &lt;= 0)  AND  (([.$J$1]-[.C81]) &lt; [.$J$3]))  OR  ((([.C81]-[.$J$1]) &gt;= 0)  AND  (([.C81]-[.$J$1]) &lt;= [.$J$3])); 1; 0)" office:value-type="float" office:value="1">
            <text:p>1</text:p>
          </table:table-cell>
          <table:table-cell table:style-name="ce8" table:formula="oooc:=IF(ABS([.B81] - [.$J$2]) &lt;= [.$J$3];1;0)" office:value-type="float" office:value="1">
            <text:p>1</text:p>
          </table:table-cell>
          <table:table-cell table:style-name="ce8" table:formula="oooc:= IF ( ((([.C81]-[.$J$2]) &lt;= 0)   AND   (([.$J$2]-[.C81]) &lt; [.$J$3]))   OR   ((([.C81]-[.$J$2]) &gt;= 0)   AND   (([.C81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5.2347713522613">
            <text:p>35,23</text:p>
          </table:table-cell>
          <table:table-cell office:value-type="float" office:value="45.9072121605277">
            <text:p>45,91</text:p>
          </table:table-cell>
          <table:table-cell table:formula="oooc:=ROUNDDOWN([.B82] + 1) -0.5" office:value-type="float" office:value="45.5">
            <text:p>45,5</text:p>
          </table:table-cell>
          <table:table-cell table:formula="oooc:=IF(ABS([.B82] - [.$J$1]) &lt;= [.$J$3];1;0)" office:value-type="float" office:value="1">
            <text:p>1</text:p>
          </table:table-cell>
          <table:table-cell table:formula="oooc:= IF ( ((([.C82]-[.$J$1]) &lt;= 0)  AND  (([.$J$1]-[.C82]) &lt; [.$J$3]))  OR  ((([.C82]-[.$J$1]) &gt;= 0)  AND  (([.C82]-[.$J$1]) &lt;= [.$J$3])); 1; 0)" office:value-type="float" office:value="1">
            <text:p>1</text:p>
          </table:table-cell>
          <table:table-cell table:style-name="ce8" table:formula="oooc:=IF(ABS([.B82] - [.$J$2]) &lt;= [.$J$3];1;0)" office:value-type="float" office:value="1">
            <text:p>1</text:p>
          </table:table-cell>
          <table:table-cell table:style-name="ce8" table:formula="oooc:= IF ( ((([.C82]-[.$J$2]) &lt;= 0)   AND   (([.$J$2]-[.C82]) &lt; [.$J$3]))   OR   ((([.C82]-[.$J$2]) &gt;= 0)   AND   (([.C82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4.449439169839">
            <text:p>44,45</text:p>
          </table:table-cell>
          <table:table-cell office:value-type="float" office:value="46.3362257648259">
            <text:p>46,34</text:p>
          </table:table-cell>
          <table:table-cell table:formula="oooc:=ROUNDDOWN([.B83] + 1) -0.5" office:value-type="float" office:value="46.5">
            <text:p>46,5</text:p>
          </table:table-cell>
          <table:table-cell table:formula="oooc:=IF(ABS([.B83] - [.$J$1]) &lt;= [.$J$3];1;0)" office:value-type="float" office:value="1">
            <text:p>1</text:p>
          </table:table-cell>
          <table:table-cell table:formula="oooc:= IF ( ((([.C83]-[.$J$1]) &lt;= 0)  AND  (([.$J$1]-[.C83]) &lt; [.$J$3]))  OR  ((([.C83]-[.$J$1]) &gt;= 0)  AND  (([.C83]-[.$J$1]) &lt;= [.$J$3])); 1; 0)" office:value-type="float" office:value="1">
            <text:p>1</text:p>
          </table:table-cell>
          <table:table-cell table:style-name="ce8" table:formula="oooc:=IF(ABS([.B83] - [.$J$2]) &lt;= [.$J$3];1;0)" office:value-type="float" office:value="1">
            <text:p>1</text:p>
          </table:table-cell>
          <table:table-cell table:style-name="ce8" table:formula="oooc:= IF ( ((([.C83]-[.$J$2]) &lt;= 0)   AND   (([.$J$2]-[.C83]) &lt; [.$J$3]))   OR   ((([.C83]-[.$J$2]) &gt;= 0)   AND   (([.C83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3.2888874039054">
            <text:p>43,29</text:p>
          </table:table-cell>
          <table:table-cell office:value-type="float" office:value="46.5496361069381">
            <text:p>46,55</text:p>
          </table:table-cell>
          <table:table-cell table:formula="oooc:=ROUNDDOWN([.B84] + 1) -0.5" office:value-type="float" office:value="46.5">
            <text:p>46,5</text:p>
          </table:table-cell>
          <table:table-cell table:formula="oooc:=IF(ABS([.B84] - [.$J$1]) &lt;= [.$J$3];1;0)" office:value-type="float" office:value="1">
            <text:p>1</text:p>
          </table:table-cell>
          <table:table-cell table:formula="oooc:= IF ( ((([.C84]-[.$J$1]) &lt;= 0)  AND  (([.$J$1]-[.C84]) &lt; [.$J$3]))  OR  ((([.C84]-[.$J$1]) &gt;= 0)  AND  (([.C84]-[.$J$1]) &lt;= [.$J$3])); 1; 0)" office:value-type="float" office:value="1">
            <text:p>1</text:p>
          </table:table-cell>
          <table:table-cell table:style-name="ce8" table:formula="oooc:=IF(ABS([.B84] - [.$J$2]) &lt;= [.$J$3];1;0)" office:value-type="float" office:value="1">
            <text:p>1</text:p>
          </table:table-cell>
          <table:table-cell table:style-name="ce8" table:formula="oooc:= IF ( ((([.C84]-[.$J$2]) &lt;= 0)   AND   (([.$J$2]-[.C84]) &lt; [.$J$3]))   OR   ((([.C84]-[.$J$2]) &gt;= 0)   AND   (([.C84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9.7024345584214">
            <text:p>39,7</text:p>
          </table:table-cell>
          <table:table-cell office:value-type="float" office:value="46.5955801866949">
            <text:p>46,6</text:p>
          </table:table-cell>
          <table:table-cell table:formula="oooc:=ROUNDDOWN([.B85] + 1) -0.5" office:value-type="float" office:value="46.5">
            <text:p>46,5</text:p>
          </table:table-cell>
          <table:table-cell table:formula="oooc:=IF(ABS([.B85] - [.$J$1]) &lt;= [.$J$3];1;0)" office:value-type="float" office:value="1">
            <text:p>1</text:p>
          </table:table-cell>
          <table:table-cell table:formula="oooc:= IF ( ((([.C85]-[.$J$1]) &lt;= 0)  AND  (([.$J$1]-[.C85]) &lt; [.$J$3]))  OR  ((([.C85]-[.$J$1]) &gt;= 0)  AND  (([.C85]-[.$J$1]) &lt;= [.$J$3])); 1; 0)" office:value-type="float" office:value="1">
            <text:p>1</text:p>
          </table:table-cell>
          <table:table-cell table:style-name="ce8" table:formula="oooc:=IF(ABS([.B85] - [.$J$2]) &lt;= [.$J$3];1;0)" office:value-type="float" office:value="1">
            <text:p>1</text:p>
          </table:table-cell>
          <table:table-cell table:style-name="ce8" table:formula="oooc:= IF ( ((([.C85]-[.$J$2]) &lt;= 0)   AND   (([.$J$2]-[.C85]) &lt; [.$J$3]))   OR   ((([.C85]-[.$J$2]) &gt;= 0)   AND   (([.C85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7.182965669781">
            <text:p>47,18</text:p>
          </table:table-cell>
          <table:table-cell office:value-type="float" office:value="46.8942194711417">
            <text:p>46,89</text:p>
          </table:table-cell>
          <table:table-cell table:formula="oooc:=ROUNDDOWN([.B86] + 1) -0.5" office:value-type="float" office:value="46.5">
            <text:p>46,5</text:p>
          </table:table-cell>
          <table:table-cell table:formula="oooc:=IF(ABS([.B86] - [.$J$1]) &lt;= [.$J$3];1;0)" office:value-type="float" office:value="1">
            <text:p>1</text:p>
          </table:table-cell>
          <table:table-cell table:formula="oooc:= IF ( ((([.C86]-[.$J$1]) &lt;= 0)  AND  (([.$J$1]-[.C86]) &lt; [.$J$3]))  OR  ((([.C86]-[.$J$1]) &gt;= 0)  AND  (([.C86]-[.$J$1]) &lt;= [.$J$3])); 1; 0)" office:value-type="float" office:value="1">
            <text:p>1</text:p>
          </table:table-cell>
          <table:table-cell table:style-name="ce8" table:formula="oooc:=IF(ABS([.B86] - [.$J$2]) &lt;= [.$J$3];1;0)" office:value-type="float" office:value="1">
            <text:p>1</text:p>
          </table:table-cell>
          <table:table-cell table:style-name="ce8" table:formula="oooc:= IF ( ((([.C86]-[.$J$2]) &lt;= 0)   AND   (([.$J$2]-[.C86]) &lt; [.$J$3]))   OR   ((([.C86]-[.$J$2]) &gt;= 0)   AND   (([.C86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2.360559515655">
            <text:p>32,36</text:p>
          </table:table-cell>
          <table:table-cell office:value-type="float" office:value="47.0437570940703">
            <text:p>47,04</text:p>
          </table:table-cell>
          <table:table-cell table:formula="oooc:=ROUNDDOWN([.B87] + 1) -0.5" office:value-type="float" office:value="47.5">
            <text:p>47,5</text:p>
          </table:table-cell>
          <table:table-cell table:formula="oooc:=IF(ABS([.B87] - [.$J$1]) &lt;= [.$J$3];1;0)" office:value-type="float" office:value="1">
            <text:p>1</text:p>
          </table:table-cell>
          <table:table-cell table:formula="oooc:= IF ( ((([.C87]-[.$J$1]) &lt;= 0)  AND  (([.$J$1]-[.C87]) &lt; [.$J$3]))  OR  ((([.C87]-[.$J$1]) &gt;= 0)  AND  (([.C87]-[.$J$1]) &lt;= [.$J$3])); 1; 0)" office:value-type="float" office:value="0">
            <text:p>0</text:p>
          </table:table-cell>
          <table:table-cell table:style-name="ce8" table:formula="oooc:=IF(ABS([.B87] - [.$J$2]) &lt;= [.$J$3];1;0)" office:value-type="float" office:value="1">
            <text:p>1</text:p>
          </table:table-cell>
          <table:table-cell table:style-name="ce8" table:formula="oooc:= IF ( ((([.C87]-[.$J$2]) &lt;= 0)   AND   (([.$J$2]-[.C87]) &lt; [.$J$3]))   OR   ((([.C87]-[.$J$2]) &gt;= 0)   AND   (([.C87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7.6779142208397">
            <text:p>37,68</text:p>
          </table:table-cell>
          <table:table-cell office:value-type="float" office:value="47.1449776086956">
            <text:p>47,14</text:p>
          </table:table-cell>
          <table:table-cell table:formula="oooc:=ROUNDDOWN([.B88] + 1) -0.5" office:value-type="float" office:value="47.5">
            <text:p>47,5</text:p>
          </table:table-cell>
          <table:table-cell table:formula="oooc:=IF(ABS([.B88] - [.$J$1]) &lt;= [.$J$3];1;0)" office:value-type="float" office:value="1">
            <text:p>1</text:p>
          </table:table-cell>
          <table:table-cell table:formula="oooc:= IF ( ((([.C88]-[.$J$1]) &lt;= 0)  AND  (([.$J$1]-[.C88]) &lt; [.$J$3]))  OR  ((([.C88]-[.$J$1]) &gt;= 0)  AND  (([.C88]-[.$J$1]) &lt;= [.$J$3])); 1; 0)" office:value-type="float" office:value="0">
            <text:p>0</text:p>
          </table:table-cell>
          <table:table-cell table:style-name="ce8" table:formula="oooc:=IF(ABS([.B88] - [.$J$2]) &lt;= [.$J$3];1;0)" office:value-type="float" office:value="1">
            <text:p>1</text:p>
          </table:table-cell>
          <table:table-cell table:style-name="ce8" table:formula="oooc:= IF ( ((([.C88]-[.$J$2]) &lt;= 0)   AND   (([.$J$2]-[.C88]) &lt; [.$J$3]))   OR   ((([.C88]-[.$J$2]) &gt;= 0)   AND   (([.C88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6.625255625695">
            <text:p>36,63</text:p>
          </table:table-cell>
          <table:table-cell office:value-type="float" office:value="47.2870970889926">
            <text:p>47,29</text:p>
          </table:table-cell>
          <table:table-cell table:formula="oooc:=ROUNDDOWN([.B89] + 1) -0.5" office:value-type="float" office:value="47.5">
            <text:p>47,5</text:p>
          </table:table-cell>
          <table:table-cell table:formula="oooc:=IF(ABS([.B89] - [.$J$1]) &lt;= [.$J$3];1;0)" office:value-type="float" office:value="0">
            <text:p>0</text:p>
          </table:table-cell>
          <table:table-cell table:formula="oooc:= IF ( ((([.C89]-[.$J$1]) &lt;= 0)  AND  (([.$J$1]-[.C89]) &lt; [.$J$3]))  OR  ((([.C89]-[.$J$1]) &gt;= 0)  AND  (([.C89]-[.$J$1]) &lt;= [.$J$3])); 1; 0)" office:value-type="float" office:value="0">
            <text:p>0</text:p>
          </table:table-cell>
          <table:table-cell table:style-name="ce8" table:formula="oooc:=IF(ABS([.B89] - [.$J$2]) &lt;= [.$J$3];1;0)" office:value-type="float" office:value="1">
            <text:p>1</text:p>
          </table:table-cell>
          <table:table-cell table:style-name="ce8" table:formula="oooc:= IF ( ((([.C89]-[.$J$2]) &lt;= 0)   AND   (([.$J$2]-[.C89]) &lt; [.$J$3]))   OR   ((([.C89]-[.$J$2]) &gt;= 0)   AND   (([.C89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7.0431465562433">
            <text:p>37,04</text:p>
          </table:table-cell>
          <table:table-cell office:value-type="float" office:value="47.4387642368674">
            <text:p>47,44</text:p>
          </table:table-cell>
          <table:table-cell table:formula="oooc:=ROUNDDOWN([.B90] + 1) -0.5" office:value-type="float" office:value="47.5">
            <text:p>47,5</text:p>
          </table:table-cell>
          <table:table-cell table:formula="oooc:=IF(ABS([.B90] - [.$J$1]) &lt;= [.$J$3];1;0)" office:value-type="float" office:value="0">
            <text:p>0</text:p>
          </table:table-cell>
          <table:table-cell table:formula="oooc:= IF ( ((([.C90]-[.$J$1]) &lt;= 0)  AND  (([.$J$1]-[.C90]) &lt; [.$J$3]))  OR  ((([.C90]-[.$J$1]) &gt;= 0)  AND  (([.C90]-[.$J$1]) &lt;= [.$J$3])); 1; 0)" office:value-type="float" office:value="0">
            <text:p>0</text:p>
          </table:table-cell>
          <table:table-cell table:style-name="ce8" table:formula="oooc:=IF(ABS([.B90] - [.$J$2]) &lt;= [.$J$3];1;0)" office:value-type="float" office:value="1">
            <text:p>1</text:p>
          </table:table-cell>
          <table:table-cell table:style-name="ce8" table:formula="oooc:= IF ( ((([.C90]-[.$J$2]) &lt;= 0)   AND   (([.$J$2]-[.C90]) &lt; [.$J$3]))   OR   ((([.C90]-[.$J$2]) &gt;= 0)   AND   (([.C90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1.3857028074563">
            <text:p>31,39</text:p>
          </table:table-cell>
          <table:table-cell office:value-type="float" office:value="47.48002409935">
            <text:p>47,48</text:p>
          </table:table-cell>
          <table:table-cell table:formula="oooc:=ROUNDDOWN([.B91] + 1) -0.5" office:value-type="float" office:value="47.5">
            <text:p>47,5</text:p>
          </table:table-cell>
          <table:table-cell table:formula="oooc:=IF(ABS([.B91] - [.$J$1]) &lt;= [.$J$3];1;0)" office:value-type="float" office:value="0">
            <text:p>0</text:p>
          </table:table-cell>
          <table:table-cell table:formula="oooc:= IF ( ((([.C91]-[.$J$1]) &lt;= 0)  AND  (([.$J$1]-[.C91]) &lt; [.$J$3]))  OR  ((([.C91]-[.$J$1]) &gt;= 0)  AND  (([.C91]-[.$J$1]) &lt;= [.$J$3])); 1; 0)" office:value-type="float" office:value="0">
            <text:p>0</text:p>
          </table:table-cell>
          <table:table-cell table:style-name="ce8" table:formula="oooc:=IF(ABS([.B91] - [.$J$2]) &lt;= [.$J$3];1;0)" office:value-type="float" office:value="1">
            <text:p>1</text:p>
          </table:table-cell>
          <table:table-cell table:style-name="ce8" table:formula="oooc:= IF ( ((([.C91]-[.$J$2]) &lt;= 0)   AND   (([.$J$2]-[.C91]) &lt; [.$J$3]))   OR   ((([.C91]-[.$J$2]) &gt;= 0)   AND   (([.C91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5.5052652955055">
            <text:p>45,51</text:p>
          </table:table-cell>
          <table:table-cell office:value-type="float" office:value="47.5151322130114">
            <text:p>47,52</text:p>
          </table:table-cell>
          <table:table-cell table:formula="oooc:=ROUNDDOWN([.B92] + 1) -0.5" office:value-type="float" office:value="47.5">
            <text:p>47,5</text:p>
          </table:table-cell>
          <table:table-cell table:formula="oooc:=IF(ABS([.B92] - [.$J$1]) &lt;= [.$J$3];1;0)" office:value-type="float" office:value="0">
            <text:p>0</text:p>
          </table:table-cell>
          <table:table-cell table:formula="oooc:= IF ( ((([.C92]-[.$J$1]) &lt;= 0)  AND  (([.$J$1]-[.C92]) &lt; [.$J$3]))  OR  ((([.C92]-[.$J$1]) &gt;= 0)  AND  (([.C92]-[.$J$1]) &lt;= [.$J$3])); 1; 0)" office:value-type="float" office:value="0">
            <text:p>0</text:p>
          </table:table-cell>
          <table:table-cell table:style-name="ce8" table:formula="oooc:=IF(ABS([.B92] - [.$J$2]) &lt;= [.$J$3];1;0)" office:value-type="float" office:value="0">
            <text:p>0</text:p>
          </table:table-cell>
          <table:table-cell table:style-name="ce8" table:formula="oooc:= IF ( ((([.C92]-[.$J$2]) &lt;= 0)   AND   (([.$J$2]-[.C92]) &lt; [.$J$3]))   OR   ((([.C92]-[.$J$2]) &gt;= 0)   AND   (([.C92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7.3279093392193">
            <text:p>37,33</text:p>
          </table:table-cell>
          <table:table-cell office:value-type="float" office:value="47.6816047076136">
            <text:p>47,68</text:p>
          </table:table-cell>
          <table:table-cell table:formula="oooc:=ROUNDDOWN([.B93] + 1) -0.5" office:value-type="float" office:value="47.5">
            <text:p>47,5</text:p>
          </table:table-cell>
          <table:table-cell table:formula="oooc:=IF(ABS([.B93] - [.$J$1]) &lt;= [.$J$3];1;0)" office:value-type="float" office:value="0">
            <text:p>0</text:p>
          </table:table-cell>
          <table:table-cell table:formula="oooc:= IF ( ((([.C93]-[.$J$1]) &lt;= 0)  AND  (([.$J$1]-[.C93]) &lt; [.$J$3]))  OR  ((([.C93]-[.$J$1]) &gt;= 0)  AND  (([.C93]-[.$J$1]) &lt;= [.$J$3])); 1; 0)" office:value-type="float" office:value="0">
            <text:p>0</text:p>
          </table:table-cell>
          <table:table-cell table:style-name="ce8" table:formula="oooc:=IF(ABS([.B93] - [.$J$2]) &lt;= [.$J$3];1;0)" office:value-type="float" office:value="0">
            <text:p>0</text:p>
          </table:table-cell>
          <table:table-cell table:style-name="ce8" table:formula="oooc:= IF ( ((([.C93]-[.$J$2]) &lt;= 0)   AND   (([.$J$2]-[.C93]) &lt; [.$J$3]))   OR   ((([.C93]-[.$J$2]) &gt;= 0)   AND   (([.C93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8.0276336986572">
            <text:p>38,03</text:p>
          </table:table-cell>
          <table:table-cell office:value-type="float" office:value="47.7375359926373">
            <text:p>47,74</text:p>
          </table:table-cell>
          <table:table-cell table:formula="oooc:=ROUNDDOWN([.B94] + 1) -0.5" office:value-type="float" office:value="47.5">
            <text:p>47,5</text:p>
          </table:table-cell>
          <table:table-cell table:formula="oooc:=IF(ABS([.B94] - [.$J$1]) &lt;= [.$J$3];1;0)" office:value-type="float" office:value="0">
            <text:p>0</text:p>
          </table:table-cell>
          <table:table-cell table:formula="oooc:= IF ( ((([.C94]-[.$J$1]) &lt;= 0)  AND  (([.$J$1]-[.C94]) &lt; [.$J$3]))  OR  ((([.C94]-[.$J$1]) &gt;= 0)  AND  (([.C94]-[.$J$1]) &lt;= [.$J$3])); 1; 0)" office:value-type="float" office:value="0">
            <text:p>0</text:p>
          </table:table-cell>
          <table:table-cell table:style-name="ce8" table:formula="oooc:=IF(ABS([.B94] - [.$J$2]) &lt;= [.$J$3];1;0)" office:value-type="float" office:value="0">
            <text:p>0</text:p>
          </table:table-cell>
          <table:table-cell table:style-name="ce8" table:formula="oooc:= IF ( ((([.C94]-[.$J$2]) &lt;= 0)   AND   (([.$J$2]-[.C94]) &lt; [.$J$3]))   OR   ((([.C94]-[.$J$2]) &gt;= 0)   AND   (([.C94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8.8884651847184">
            <text:p>48,89</text:p>
          </table:table-cell>
          <table:table-cell office:value-type="float" office:value="47.9481290839613">
            <text:p>47,95</text:p>
          </table:table-cell>
          <table:table-cell table:formula="oooc:=ROUNDDOWN([.B95] + 1) -0.5" office:value-type="float" office:value="47.5">
            <text:p>47,5</text:p>
          </table:table-cell>
          <table:table-cell table:formula="oooc:=IF(ABS([.B95] - [.$J$1]) &lt;= [.$J$3];1;0)" office:value-type="float" office:value="0">
            <text:p>0</text:p>
          </table:table-cell>
          <table:table-cell table:formula="oooc:= IF ( ((([.C95]-[.$J$1]) &lt;= 0)  AND  (([.$J$1]-[.C95]) &lt; [.$J$3]))  OR  ((([.C95]-[.$J$1]) &gt;= 0)  AND  (([.C95]-[.$J$1]) &lt;= [.$J$3])); 1; 0)" office:value-type="float" office:value="0">
            <text:p>0</text:p>
          </table:table-cell>
          <table:table-cell table:style-name="ce8" table:formula="oooc:=IF(ABS([.B95] - [.$J$2]) &lt;= [.$J$3];1;0)" office:value-type="float" office:value="0">
            <text:p>0</text:p>
          </table:table-cell>
          <table:table-cell table:style-name="ce8" table:formula="oooc:= IF ( ((([.C95]-[.$J$2]) &lt;= 0)   AND   (([.$J$2]-[.C95]) &lt; [.$J$3]))   OR   ((([.C95]-[.$J$2]) &gt;= 0)   AND   (([.C95]-[.$J$2]) &lt;= [.$J$3])); 1; 0)" office:value-type="float" office:value="1">
            <text:p>1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2.5812314078212">
            <text:p>32,58</text:p>
          </table:table-cell>
          <table:table-cell office:value-type="float" office:value="48.1996650341898">
            <text:p>48,2</text:p>
          </table:table-cell>
          <table:table-cell table:formula="oooc:=ROUNDDOWN([.B96] + 1) -0.5" office:value-type="float" office:value="48.5">
            <text:p>48,5</text:p>
          </table:table-cell>
          <table:table-cell table:formula="oooc:=IF(ABS([.B96] - [.$J$1]) &lt;= [.$J$3];1;0)" office:value-type="float" office:value="0">
            <text:p>0</text:p>
          </table:table-cell>
          <table:table-cell table:formula="oooc:= IF ( ((([.C96]-[.$J$1]) &lt;= 0)  AND  (([.$J$1]-[.C96]) &lt; [.$J$3]))  OR  ((([.C96]-[.$J$1]) &gt;= 0)  AND  (([.C96]-[.$J$1]) &lt;= [.$J$3])); 1; 0)" office:value-type="float" office:value="0">
            <text:p>0</text:p>
          </table:table-cell>
          <table:table-cell table:style-name="ce8" table:formula="oooc:=IF(ABS([.B96] - [.$J$2]) &lt;= [.$J$3];1;0)" office:value-type="float" office:value="0">
            <text:p>0</text:p>
          </table:table-cell>
          <table:table-cell table:style-name="ce8" table:formula="oooc:= IF ( ((([.C96]-[.$J$2]) &lt;= 0)   AND   (([.$J$2]-[.C96]) &lt; [.$J$3]))   OR   ((([.C96]-[.$J$2]) &gt;= 0)   AND   (([.C96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0.8428444806486">
            <text:p>40,84</text:p>
          </table:table-cell>
          <table:table-cell office:value-type="float" office:value="48.2890811283141">
            <text:p>48,29</text:p>
          </table:table-cell>
          <table:table-cell table:formula="oooc:=ROUNDDOWN([.B97] + 1) -0.5" office:value-type="float" office:value="48.5">
            <text:p>48,5</text:p>
          </table:table-cell>
          <table:table-cell table:formula="oooc:=IF(ABS([.B97] - [.$J$1]) &lt;= [.$J$3];1;0)" office:value-type="float" office:value="0">
            <text:p>0</text:p>
          </table:table-cell>
          <table:table-cell table:formula="oooc:= IF ( ((([.C97]-[.$J$1]) &lt;= 0)  AND  (([.$J$1]-[.C97]) &lt; [.$J$3]))  OR  ((([.C97]-[.$J$1]) &gt;= 0)  AND  (([.C97]-[.$J$1]) &lt;= [.$J$3])); 1; 0)" office:value-type="float" office:value="0">
            <text:p>0</text:p>
          </table:table-cell>
          <table:table-cell table:style-name="ce8" table:formula="oooc:=IF(ABS([.B97] - [.$J$2]) &lt;= [.$J$3];1;0)" office:value-type="float" office:value="0">
            <text:p>0</text:p>
          </table:table-cell>
          <table:table-cell table:style-name="ce8" table:formula="oooc:= IF ( ((([.C97]-[.$J$2]) &lt;= 0)   AND   (([.$J$2]-[.C97]) &lt; [.$J$3]))   OR   ((([.C97]-[.$J$2]) &gt;= 0)   AND   (([.C97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7.7096558921039">
            <text:p>37,71</text:p>
          </table:table-cell>
          <table:table-cell office:value-type="float" office:value="48.3841171860695">
            <text:p>48,38</text:p>
          </table:table-cell>
          <table:table-cell table:formula="oooc:=ROUNDDOWN([.B98] + 1) -0.5" office:value-type="float" office:value="48.5">
            <text:p>48,5</text:p>
          </table:table-cell>
          <table:table-cell table:formula="oooc:=IF(ABS([.B98] - [.$J$1]) &lt;= [.$J$3];1;0)" office:value-type="float" office:value="0">
            <text:p>0</text:p>
          </table:table-cell>
          <table:table-cell table:formula="oooc:= IF ( ((([.C98]-[.$J$1]) &lt;= 0)  AND  (([.$J$1]-[.C98]) &lt; [.$J$3]))  OR  ((([.C98]-[.$J$1]) &gt;= 0)  AND  (([.C98]-[.$J$1]) &lt;= [.$J$3])); 1; 0)" office:value-type="float" office:value="0">
            <text:p>0</text:p>
          </table:table-cell>
          <table:table-cell table:style-name="ce8" table:formula="oooc:=IF(ABS([.B98] - [.$J$2]) &lt;= [.$J$3];1;0)" office:value-type="float" office:value="0">
            <text:p>0</text:p>
          </table:table-cell>
          <table:table-cell table:style-name="ce8" table:formula="oooc:= IF ( ((([.C98]-[.$J$2]) &lt;= 0)   AND   (([.$J$2]-[.C98]) &lt; [.$J$3]))   OR   ((([.C98]-[.$J$2]) &gt;= 0)   AND   (([.C98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6.0621795896441">
            <text:p>36,06</text:p>
          </table:table-cell>
          <table:table-cell office:value-type="float" office:value="48.7337997276336">
            <text:p>48,73</text:p>
          </table:table-cell>
          <table:table-cell table:formula="oooc:=ROUNDDOWN([.B99] + 1) -0.5" office:value-type="float" office:value="48.5">
            <text:p>48,5</text:p>
          </table:table-cell>
          <table:table-cell table:formula="oooc:=IF(ABS([.B99] - [.$J$1]) &lt;= [.$J$3];1;0)" office:value-type="float" office:value="0">
            <text:p>0</text:p>
          </table:table-cell>
          <table:table-cell table:formula="oooc:= IF ( ((([.C99]-[.$J$1]) &lt;= 0)  AND  (([.$J$1]-[.C99]) &lt; [.$J$3]))  OR  ((([.C99]-[.$J$1]) &gt;= 0)  AND  (([.C99]-[.$J$1]) &lt;= [.$J$3])); 1; 0)" office:value-type="float" office:value="0">
            <text:p>0</text:p>
          </table:table-cell>
          <table:table-cell table:style-name="ce8" table:formula="oooc:=IF(ABS([.B99] - [.$J$2]) &lt;= [.$J$3];1;0)" office:value-type="float" office:value="0">
            <text:p>0</text:p>
          </table:table-cell>
          <table:table-cell table:style-name="ce8" table:formula="oooc:= IF ( ((([.C99]-[.$J$2]) &lt;= 0)   AND   (([.$J$2]-[.C99]) &lt; [.$J$3]))   OR   ((([.C99]-[.$J$2]) &gt;= 0)   AND   (([.C99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33.2160718739033">
            <text:p>33,22</text:p>
          </table:table-cell>
          <table:table-cell office:value-type="float" office:value="49.3898978456855">
            <text:p>49,39</text:p>
          </table:table-cell>
          <table:table-cell table:formula="oooc:=ROUNDDOWN([.B100] + 1) -0.5" office:value-type="float" office:value="49.5">
            <text:p>49,5</text:p>
          </table:table-cell>
          <table:table-cell table:formula="oooc:=IF(ABS([.B100] - [.$J$1]) &lt;= [.$J$3];1;0)" office:value-type="float" office:value="0">
            <text:p>0</text:p>
          </table:table-cell>
          <table:table-cell table:formula="oooc:= IF ( ((([.C100]-[.$J$1]) &lt;= 0)  AND  (([.$J$1]-[.C100]) &lt; [.$J$3]))  OR  ((([.C100]-[.$J$1]) &gt;= 0)  AND  (([.C100]-[.$J$1]) &lt;= [.$J$3])); 1; 0)" office:value-type="float" office:value="0">
            <text:p>0</text:p>
          </table:table-cell>
          <table:table-cell table:style-name="ce8" table:formula="oooc:=IF(ABS([.B100] - [.$J$2]) &lt;= [.$J$3];1;0)" office:value-type="float" office:value="0">
            <text:p>0</text:p>
          </table:table-cell>
          <table:table-cell table:style-name="ce8" table:formula="oooc:= IF ( ((([.C100]-[.$J$2]) &lt;= 0)   AND   (([.$J$2]-[.C100]) &lt; [.$J$3]))   OR   ((([.C100]-[.$J$2]) &gt;= 0)   AND   (([.C100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formula="oooc:=(RAND() * 20) +30" office:value-type="float" office:value="46.5636731497943">
            <text:p>46,56</text:p>
          </table:table-cell>
          <table:table-cell office:value-type="float" office:value="49.857880519703">
            <text:p>49,86</text:p>
          </table:table-cell>
          <table:table-cell table:formula="oooc:=ROUNDDOWN([.B101] + 1) -0.5" office:value-type="float" office:value="49.5">
            <text:p>49,5</text:p>
          </table:table-cell>
          <table:table-cell table:formula="oooc:=IF(ABS([.B101] - [.$J$1]) &lt;= [.$J$3];1;0)" office:value-type="float" office:value="0">
            <text:p>0</text:p>
          </table:table-cell>
          <table:table-cell table:formula="oooc:= IF ( ((([.C101]-[.$J$1]) &lt;= 0)  AND  (([.$J$1]-[.C101]) &lt; [.$J$3]))  OR  ((([.C101]-[.$J$1]) &gt;= 0)  AND  (([.C101]-[.$J$1]) &lt;= [.$J$3])); 1; 0)" office:value-type="float" office:value="0">
            <text:p>0</text:p>
          </table:table-cell>
          <table:table-cell table:style-name="ce8" table:formula="oooc:=IF(ABS([.B101] - [.$J$2]) &lt;= [.$J$3];1;0)" office:value-type="float" office:value="0">
            <text:p>0</text:p>
          </table:table-cell>
          <table:table-cell table:style-name="ce8" table:formula="oooc:= IF ( ((([.C101]-[.$J$2]) &lt;= 0)   AND   (([.$J$2]-[.C101]) &lt; [.$J$3]))   OR   ((([.C101]-[.$J$2]) &gt;= 0)   AND   (([.C101]-[.$J$2]) &lt;= [.$J$3])); 1; 0)" office:value-type="float" office:value="0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3"/>
          <table:table-cell table:formula="oooc:=SUM([.D2:.D101])" office:value-type="float" office:value="65">
            <text:p>65</text:p>
          </table:table-cell>
          <table:table-cell table:formula="oooc:=SUM([.E2:.E101])" office:value-type="float" office:value="63">
            <text:p>63</text:p>
          </table:table-cell>
          <table:table-cell table:formula="oooc:=SUM([.F2:.F101])" office:value-type="float" office:value="64">
            <text:p>64</text:p>
          </table:table-cell>
          <table:table-cell table:formula="oooc:=SUM([.G2:.G101])" office:value-type="float" office:value="63">
            <text:p>63</text:p>
          </table:table-cell>
          <table:table-cell table:number-columns-repeated="9"/>
        </table:table-row>
        <table:table-row table:style-name="ro1" table:number-rows-repeated="6543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Hoja6.B1:Hoja6.B65536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/12/2009</text:date>, <text:time>15:13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Héctor Spitia</dc:creator>
    <dc:date>2009-12-07T15:13:11</dc:date>
    <meta:editing-cycles>5</meta:editing-cycles>
    <meta:editing-duration>PT5H31M2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6" meta:cell-count="4923"/>
  </office:meta>
</office:document-meta>
</file>